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office:font-face-decls>
  <office:automatic-styles>
    <style:style style:name="P1" style:parent-style-name="Title" style:master-page-name="MP0" style:family="paragraph">
      <style:paragraph-properties fo:break-before="page"/>
      <style:text-properties style:font-name="Arial" style:font-name-complex="Arial" fo:font-size="24pt" style:font-size-asian="24pt" style:font-size-complex="24pt"/>
    </style:style>
    <style:style style:name="P2" style:parent-style-name="Standard" style:family="paragraph">
      <style:paragraph-properties fo:text-align="center"/>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P3" style:parent-style-name="Subtitle" style:family="paragraph">
      <style:text-properties style:font-name="Arial" style:font-name-complex="Arial" fo:font-size="16pt" style:font-size-asian="16pt" style:font-size-complex="16pt"/>
    </style:style>
    <style:style style:name="P4" style:parent-style-name="Standard" style:family="paragraph">
      <style:text-properties style:font-name="Arial" style:font-name-complex="Arial" fo:font-size="14pt" style:font-size-asian="14pt" style:font-size-complex="14pt"/>
    </style:style>
    <style:style style:name="P5" style:parent-style-name="Standard" style:family="paragraph">
      <style:text-properties style:font-name="Arial" style:font-name-complex="Arial" fo:font-size="14pt" style:font-size-asian="14pt" style:font-size-complex="14pt"/>
    </style:style>
    <style:style style:name="P6" style:parent-style-name="Standard" style:family="paragraph">
      <style:text-properties style:font-name="Arial" style:font-name-complex="Arial" fo:font-size="14pt" style:font-size-asian="14pt" style:font-size-complex="14pt"/>
    </style:style>
    <style:style style:name="P7" style:parent-style-name="Standard" style:family="paragraph">
      <style:text-properties style:font-name="Arial" style:font-name-complex="Arial" fo:font-size="14pt" style:font-size-asian="14pt" style:font-size-complex="14pt"/>
    </style:style>
    <style:style style:name="P8" style:parent-style-name="Standard" style:family="paragraph">
      <style:text-properties style:font-name="Arial" style:font-name-complex="Arial" fo:font-size="14pt" style:font-size-asian="14pt" style:font-size-complex="14pt"/>
    </style:style>
    <style:style style:name="P9" style:parent-style-name="Standard" style:family="paragraph">
      <style:text-properties style:font-name="Arial" style:font-name-complex="Arial" fo:font-size="14pt" style:font-size-asian="14pt" style:font-size-complex="14pt"/>
    </style:style>
    <style:style style:name="P10" style:parent-style-name="Standard" style:family="paragraph">
      <style:text-properties style:font-name="Arial" style:font-name-complex="Arial" fo:font-size="14pt" style:font-size-asian="14pt" style:font-size-complex="14pt"/>
    </style:style>
    <style:style style:name="P11" style:parent-style-name="Standard" style:family="paragraph">
      <style:text-properties style:font-name="Arial" style:font-name-complex="Arial" fo:font-size="14pt" style:font-size-asian="14pt" style:font-size-complex="14pt"/>
    </style:style>
    <style:style style:name="P12" style:parent-style-name="Standard" style:family="paragraph">
      <style:text-properties style:font-name="Arial" style:font-name-complex="Arial" fo:font-size="14pt" style:font-size-asian="14pt" style:font-size-complex="14pt"/>
    </style:style>
    <style:style style:name="P13" style:parent-style-name="Standard" style:family="paragraph">
      <style:text-properties style:font-name="Arial" style:font-name-complex="Arial" fo:font-size="14pt" style:font-size-asian="14pt" style:font-size-complex="14pt"/>
    </style:style>
    <style:style style:name="P14" style:parent-style-name="Subtitle" style:family="paragraph">
      <style:text-properties style:font-name="Arial" style:font-name-complex="Arial" fo:font-size="16pt" style:font-size-asian="16pt" style:font-size-complex="16pt"/>
    </style:style>
    <style:style style:name="P15" style:parent-style-name="Normal" style:family="paragraph">
      <style:text-properties style:font-name="Arial" style:font-name-complex="Arial" fo:font-size="14pt" style:font-size-asian="14pt" style:font-size-complex="14pt"/>
    </style:style>
    <style:style style:name="P16" style:parent-style-name="Normal" style:family="paragraph">
      <style:text-properties style:font-name="Arial" style:font-name-complex="Arial" fo:font-size="16pt" style:font-size-asian="16pt" style:font-size-complex="16pt"/>
    </style:style>
    <style:style style:name="P17" style:parent-style-name="Subtitle" style:family="paragraph">
      <style:text-properties style:font-name="Arial" style:font-name-complex="Arial" fo:font-size="16pt" style:font-size-asian="16pt" style:font-size-complex="16pt"/>
    </style:style>
    <style:style style:name="P18" style:parent-style-name="Normal" style:family="paragraph">
      <style:text-properties style:font-name="Arial" style:font-name-complex="Arial" fo:font-size="14pt" style:font-size-asian="14pt" style:font-size-complex="14pt"/>
    </style:style>
    <style:style style:name="P19" style:parent-style-name="Normal" style:family="paragraph">
      <style:text-properties style:font-name="Arial" style:font-name-complex="Arial" fo:font-size="14pt" style:font-size-asian="14pt" style:font-size-complex="14pt"/>
    </style:style>
    <style:style style:name="P20" style:parent-style-name="Normal" style:family="paragraph">
      <style:text-properties style:font-name="Arial" style:font-name-complex="Arial" fo:font-size="14pt" style:font-size-asian="14pt" style:font-size-complex="14pt"/>
    </style:style>
    <style:style style:name="P21" style:parent-style-name="Normal" style:family="paragraph">
      <style:text-properties style:font-name="Arial" style:font-name-complex="Arial" fo:font-size="14pt" style:font-size-asian="14pt" style:font-size-complex="14pt"/>
    </style:style>
    <style:style style:name="P22" style:parent-style-name="Normal" style:family="paragraph">
      <style:text-properties style:font-name="Arial" style:font-name-complex="Arial" fo:font-size="14pt" style:font-size-asian="14pt" style:font-size-complex="14pt"/>
    </style:style>
    <style:style style:name="P23" style:parent-style-name="Normal" style:family="paragraph">
      <style:text-properties style:font-name="Arial" style:font-name-complex="Arial" fo:font-size="14pt" style:font-size-asian="14pt" style:font-size-complex="14pt"/>
    </style:style>
    <style:style style:name="P24" style:parent-style-name="Normal" style:family="paragraph">
      <style:text-properties style:font-name="Arial" style:font-name-complex="Arial" fo:font-size="14pt" style:font-size-asian="14pt" style:font-size-complex="14pt"/>
    </style:style>
    <style:style style:name="P25" style:parent-style-name="Normal" style:family="paragraph">
      <style:text-properties style:font-name="Arial" style:font-name-complex="Arial" fo:font-size="14pt" style:font-size-asian="14pt" style:font-size-complex="14pt"/>
    </style:style>
    <style:style style:name="P26" style:parent-style-name="Normal" style:family="paragraph">
      <style:text-properties style:font-name="Arial" style:font-name-complex="Arial" fo:font-size="16pt" style:font-size-asian="16pt" style:font-size-complex="16pt"/>
    </style:style>
    <style:style style:name="P27" style:parent-style-name="Subtitle" style:family="paragraph">
      <style:text-properties style:font-name="Arial" style:font-name-complex="Arial" fo:font-size="16pt" style:font-size-asian="16pt" style:font-size-complex="16pt"/>
    </style:style>
    <style:style style:name="T28" style:parent-style-name="SubtleEmphasis" style:family="text">
      <style:text-properties style:font-name="Arial" style:font-name-complex="Arial" fo:font-size="16pt" style:font-size-asian="16pt" style:font-size-complex="16pt"/>
    </style:style>
    <style:style style:name="TableColumn30" style:family="table-column">
      <style:table-column-properties style:column-width="6.6861in"/>
    </style:style>
    <style:style style:name="Table29" style:family="table">
      <style:table-properties style:width="6.6861in" fo:margin-left="0in" table:align="lef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widows="2" fo:orphans="2" style:vertical-align="auto"/>
      <style:text-properties style:font-name-asian="Times New Roman" style:font-name-complex="Times New Roman" style:letter-kerning="false" style:language-asian="en" style:country-asian="GB" style:language-complex="th" style:country-complex="TH" fo:hyphenate="true"/>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widows="2" fo:orphans="2" style:vertical-align="auto"/>
      <style:text-properties style:font-name="Courier New" style:font-name-asian="Times New Roman" style:font-name-complex="Courier New" style:letter-kerning="false" style:language-asian="en" style:country-asian="GB" style:language-complex="th" style:country-complex="TH" fo:hyphenate="true"/>
    </style:style>
    <style:style style:name="P37" style:parent-style-name="Normal" style:family="paragraph">
      <style:paragraph-properties fo:widows="2" fo:orphans="2" style:vertical-align="auto"/>
      <style:text-properties style:font-name="Courier New" style:font-name-asian="Times New Roman" style:font-name-complex="Courier New" style:letter-kerning="false" style:language-asian="en" style:country-asian="GB" style:language-complex="th" style:country-complex="TH" fo:hyphenate="true"/>
    </style:style>
    <style:style style:name="P38" style:parent-style-name="Normal" style:family="paragraph">
      <style:paragraph-properties fo:widows="2" fo:orphans="2" style:vertical-align="auto"/>
      <style:text-properties style:font-name="Courier New" style:font-name-asian="Times New Roman" style:font-name-complex="Courier New" style:letter-kerning="false" style:language-asian="en" style:country-asian="GB" style:language-complex="th" style:country-complex="TH" fo:hyphenate="true"/>
    </style:style>
    <style:style style:name="P39" style:parent-style-name="Normal" style:family="paragraph">
      <style:paragraph-properties fo:widows="2" fo:orphans="2" style:vertical-align="auto"/>
      <style:text-properties style:font-name="Courier New" style:font-name-asian="Times New Roman" style:font-name-complex="Courier New" style:letter-kerning="false" style:language-asian="en" style:country-asian="GB" style:language-complex="th" style:country-complex="TH" fo:hyphenate="true"/>
    </style:style>
    <style:style style:name="P40" style:parent-style-name="Normal" style:family="paragraph">
      <style:paragraph-properties fo:widows="2" fo:orphans="2" style:vertical-align="auto"/>
      <style:text-properties style:font-name="Courier New" style:font-name-asian="Times New Roman" style:font-name-complex="Courier New" style:letter-kerning="false" style:language-asian="en" style:country-asian="GB" style:language-complex="th" style:country-complex="TH" fo:hyphenate="true"/>
    </style:style>
    <style:style style:name="P41" style:parent-style-name="Normal" style:family="paragraph">
      <style:paragraph-properties fo:widows="2" fo:orphans="2" style:vertical-align="auto"/>
      <style:text-properties style:font-name="Courier New" style:font-name-asian="Times New Roman" style:font-name-complex="Courier New" style:letter-kerning="false" style:language-asian="en" style:country-asian="GB" style:language-complex="th" style:country-complex="TH" fo:hyphenate="true"/>
    </style:style>
    <style:style style:name="P42" style:parent-style-name="Normal" style:family="paragraph">
      <style:paragraph-properties fo:widows="2" fo:orphans="2" style:vertical-align="auto"/>
      <style:text-properties style:font-name="Courier New" style:font-name-asian="Times New Roman" style:font-name-complex="Courier New" style:letter-kerning="false" style:language-asian="en" style:country-asian="GB" style:language-complex="th" style:country-complex="TH" fo:hyphenate="true"/>
    </style:style>
    <style:style style:name="P43" style:parent-style-name="Normal" style:family="paragraph">
      <style:paragraph-properties fo:widows="2" fo:orphans="2" style:vertical-align="auto"/>
      <style:text-properties fo:hyphenate="true"/>
    </style:style>
    <style:style style:name="T44" style:parent-style-name="DefaultParagraphFont" style:family="text">
      <style:text-properties style:font-name="Courier New" style:font-name-asian="Times New Roman" style:font-name-complex="Courier New" style:letter-kerning="false" style:language-asian="en" style:country-asian="GB" style:language-complex="th" style:country-complex="TH"/>
    </style:style>
    <style:style style:name="T45" style:parent-style-name="DefaultParagraphFont" style:family="text">
      <style:text-properties style:font-name="Courier New" style:font-name-asian="Times New Roman" style:font-name-complex="Courier New" style:letter-kerning="false" style:language-asian="en" style:country-asian="GB" style:language-complex="th" style:country-complex="TH"/>
    </style:style>
    <style:style style:name="P46" style:parent-style-name="Normal" style:family="paragraph">
      <style:paragraph-properties fo:widows="2" fo:orphans="2" style:vertical-align="auto"/>
      <style:text-properties style:font-name="Courier New" style:font-name-complex="Courier New" fo:hyphenate="true"/>
    </style:style>
    <style:style style:name="P47" style:parent-style-name="Normal" style:family="paragraph">
      <style:paragraph-properties fo:widows="2" fo:orphans="2" style:vertical-align="auto"/>
      <style:text-properties fo:hyphenate="true"/>
    </style:style>
    <style:style style:name="T48" style:parent-style-name="DefaultParagraphFont" style:family="text">
      <style:text-properties style:font-name="Courier New" style:font-name-complex="Courier New"/>
    </style:style>
    <style:style style:name="P49" style:parent-style-name="Normal" style:family="paragraph">
      <style:paragraph-properties fo:widows="2" fo:orphans="2" style:vertical-align="auto"/>
      <style:text-properties style:font-name="Courier New" style:font-name-asian="Times New Roman" style:font-name-complex="Courier New" style:letter-kerning="false" style:language-asian="en" style:country-asian="GB" style:language-complex="th" style:country-complex="TH" fo:hyphenate="true"/>
    </style:style>
    <style:style style:name="P50" style:parent-style-name="Normal" style:family="paragraph">
      <style:paragraph-properties fo:widows="2" fo:orphans="2" style:vertical-align="auto"/>
      <style:text-properties fo:hyphenate="true"/>
    </style:style>
    <style:style style:name="T51" style:parent-style-name="DefaultParagraphFont" style:family="text">
      <style:text-properties style:font-name="Courier New" style:font-name-asian="Times New Roman" style:font-name-complex="Courier New" style:letter-kerning="false" style:language-asian="en" style:country-asian="GB" style:language-complex="th" style:country-complex="TH"/>
    </style:style>
    <style:style style:name="TableColumn53" style:family="table-column">
      <style:table-column-properties style:column-width="6.843in" style:use-optimal-column-width="false"/>
    </style:style>
    <style:style style:name="Table52" style:family="table">
      <style:table-properties style:width="6.843in" fo:margin-left="0in" table:align="left"/>
    </style:style>
    <style:style style:name="TableRow54" style:family="table-row">
      <style:table-row-properties style:use-optimal-row-height="false"/>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widows="2" fo:orphans="2" style:text-autospace="none" style:vertical-align="auto"/>
      <style:text-properties style:font-name="Arial" style:font-name-complex="Arial" fo:font-size="14pt" style:font-size-asian="14pt" style:font-size-complex="14pt" fo:hyphenate="true"/>
    </style:style>
    <style:style style:name="TableRow57" style:family="table-row">
      <style:table-row-properties style:use-optimal-row-height="false"/>
    </style:style>
    <style:style style:name="TableCell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9" style:parent-style-name="Normal" style:family="paragraph">
      <style:paragraph-properties fo:widows="2" fo:orphans="2" style:text-autospace="none" style:vertical-align="auto"/>
      <style:text-properties fo:hyphenate="true"/>
    </style:style>
    <style:style style:name="T6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style:language-complex="th" style:country-complex="TH" fo:hyphenate="true"/>
    </style:style>
    <style:style style:name="P63" style:parent-style-name="Normal" style:family="paragraph">
      <style:paragraph-properties fo:widows="2" fo:orphans="2" style:text-autospace="none" style:vertical-align="auto"/>
      <style:text-properties fo:hyphenate="true"/>
    </style:style>
    <style:style style:name="T6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6" style:parent-style-name="Normal" style:family="paragraph">
      <style:paragraph-properties fo:widows="2" fo:orphans="2" style:text-autospace="none" style:vertical-align="auto"/>
      <style:text-properties fo:hyphenate="true"/>
    </style:style>
    <style:style style:name="T6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9" style:parent-style-name="Normal" style:family="paragraph">
      <style:paragraph-properties fo:widows="2" fo:orphans="2" style:text-autospace="none" style:vertical-align="auto"/>
      <style:text-properties fo:hyphenate="true"/>
    </style:style>
    <style:style style:name="T7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2" style:parent-style-name="Normal" style:family="paragraph">
      <style:paragraph-properties fo:widows="2" fo:orphans="2" style:text-autospace="none" style:vertical-align="auto"/>
      <style:text-properties fo:hyphenate="true"/>
    </style:style>
    <style:style style:name="T7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5" style:parent-style-name="Normal" style:family="paragraph">
      <style:paragraph-properties fo:widows="2" fo:orphans="2" style:text-autospace="none" style:vertical-align="auto"/>
      <style:text-properties fo:hyphenate="true"/>
    </style:style>
    <style:style style:name="T7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8" style:parent-style-name="Normal" style:family="paragraph">
      <style:paragraph-properties fo:widows="2" fo:orphans="2" style:text-autospace="none" style:vertical-align="auto"/>
      <style:text-properties fo:hyphenate="true"/>
    </style:style>
    <style:style style:name="T7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1" style:parent-style-name="Normal" style:family="paragraph">
      <style:paragraph-properties fo:widows="2" fo:orphans="2" style:text-autospace="none" style:vertical-align="auto"/>
      <style:text-properties fo:hyphenate="true"/>
    </style:style>
    <style:style style:name="T8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4" style:parent-style-name="Normal" style:family="paragraph">
      <style:paragraph-properties fo:widows="2" fo:orphans="2" style:text-autospace="none" style:vertical-align="auto"/>
      <style:text-properties fo:hyphenate="true"/>
    </style:style>
    <style:style style:name="T8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7" style:parent-style-name="Normal" style:family="paragraph">
      <style:paragraph-properties fo:widows="2" fo:orphans="2" style:text-autospace="none" style:vertical-align="auto"/>
      <style:text-properties fo:hyphenate="true"/>
    </style:style>
    <style:style style:name="T8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0" style:parent-style-name="Normal" style:family="paragraph">
      <style:paragraph-properties fo:widows="2" fo:orphans="2" style:text-autospace="none" style:vertical-align="auto"/>
      <style:text-properties fo:hyphenate="true"/>
    </style:style>
    <style:style style:name="T9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3" style:parent-style-name="Normal" style:family="paragraph">
      <style:paragraph-properties fo:widows="2" fo:orphans="2" style:text-autospace="none" style:vertical-align="auto"/>
      <style:text-properties fo:hyphenate="true"/>
    </style:style>
    <style:style style:name="T9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6" style:parent-style-name="Normal" style:family="paragraph">
      <style:paragraph-properties fo:widows="2" fo:orphans="2" style:text-autospace="none" style:vertical-align="auto"/>
      <style:text-properties fo:hyphenate="true"/>
    </style:style>
    <style:style style:name="T9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9" style:parent-style-name="Normal" style:family="paragraph">
      <style:paragraph-properties fo:widows="2" fo:orphans="2" style:text-autospace="none" style:vertical-align="auto"/>
      <style:text-properties fo:hyphenate="true"/>
    </style:style>
    <style:style style:name="T10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style:language-complex="th" style:country-complex="TH" fo:hyphenate="true"/>
    </style:style>
    <style:style style:name="P104" style:parent-style-name="Normal" style:family="paragraph">
      <style:paragraph-properties fo:widows="2" fo:orphans="2" style:text-autospace="none" style:vertical-align="auto"/>
      <style:text-properties fo:hyphenate="true"/>
    </style:style>
    <style:style style:name="T10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7" style:parent-style-name="Normal" style:family="paragraph">
      <style:paragraph-properties fo:widows="2" fo:orphans="2" style:text-autospace="none" style:vertical-align="auto"/>
      <style:text-properties fo:hyphenate="true"/>
    </style:style>
    <style:style style:name="T10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0" style:parent-style-name="Normal" style:family="paragraph">
      <style:paragraph-properties fo:widows="2" fo:orphans="2" style:text-autospace="none" style:vertical-align="auto"/>
      <style:text-properties fo:hyphenate="true"/>
    </style:style>
    <style:style style:name="T11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3" style:parent-style-name="Normal" style:family="paragraph">
      <style:paragraph-properties fo:widows="2" fo:orphans="2" style:text-autospace="none" style:vertical-align="auto"/>
      <style:text-properties fo:hyphenate="true"/>
    </style:style>
    <style:style style:name="T11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6" style:parent-style-name="Normal" style:family="paragraph">
      <style:paragraph-properties fo:widows="2" fo:orphans="2" style:text-autospace="none" style:vertical-align="auto"/>
      <style:text-properties fo:hyphenate="true"/>
    </style:style>
    <style:style style:name="T11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9" style:parent-style-name="Normal" style:family="paragraph">
      <style:paragraph-properties fo:widows="2" fo:orphans="2" style:text-autospace="none" style:vertical-align="auto"/>
      <style:text-properties fo:hyphenate="true"/>
    </style:style>
    <style:style style:name="T12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2" style:parent-style-name="Normal" style:family="paragraph">
      <style:paragraph-properties fo:widows="2" fo:orphans="2" style:text-autospace="none" style:vertical-align="auto"/>
      <style:text-properties fo:hyphenate="true"/>
    </style:style>
    <style:style style:name="T12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5" style:parent-style-name="Normal" style:family="paragraph">
      <style:paragraph-properties fo:widows="2" fo:orphans="2" style:text-autospace="none" style:vertical-align="auto"/>
      <style:text-properties fo:hyphenate="true"/>
    </style:style>
    <style:style style:name="T12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8" style:parent-style-name="Normal" style:family="paragraph">
      <style:paragraph-properties fo:widows="2" fo:orphans="2" style:text-autospace="none" style:vertical-align="auto"/>
      <style:text-properties fo:hyphenate="true"/>
    </style:style>
    <style:style style:name="T12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2" style:parent-style-name="Normal" style:family="paragraph">
      <style:paragraph-properties fo:widows="2" fo:orphans="2" style:text-autospace="none" style:vertical-align="auto"/>
      <style:text-properties fo:hyphenate="true"/>
    </style:style>
    <style:style style:name="T13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5" style:parent-style-name="Normal" style:family="paragraph">
      <style:paragraph-properties fo:widows="2" fo:orphans="2" style:text-autospace="none" style:vertical-align="auto"/>
      <style:text-properties fo:hyphenate="true"/>
    </style:style>
    <style:style style:name="T13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8" style:parent-style-name="Normal" style:family="paragraph">
      <style:paragraph-properties fo:widows="2" fo:orphans="2" style:text-autospace="none" style:vertical-align="auto"/>
      <style:text-properties fo:hyphenate="true"/>
    </style:style>
    <style:style style:name="T13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4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style:language-complex="th" style:country-complex="TH" fo:hyphenate="true"/>
    </style:style>
    <style:style style:name="P142" style:parent-style-name="Normal" style:family="paragraph">
      <style:paragraph-properties fo:widows="2" fo:orphans="2" style:text-autospace="none" style:vertical-align="auto"/>
      <style:text-properties fo:hyphenate="true"/>
    </style:style>
    <style:style style:name="T14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5" style:parent-style-name="Normal" style:family="paragraph">
      <style:paragraph-properties fo:widows="2" fo:orphans="2" style:text-autospace="none" style:vertical-align="auto"/>
      <style:text-properties fo:hyphenate="true"/>
    </style:style>
    <style:style style:name="T14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8" style:parent-style-name="Normal" style:family="paragraph">
      <style:paragraph-properties fo:widows="2" fo:orphans="2" style:text-autospace="none" style:vertical-align="auto"/>
      <style:text-properties fo:hyphenate="true"/>
    </style:style>
    <style:style style:name="T14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2" style:parent-style-name="Normal" style:family="paragraph">
      <style:paragraph-properties fo:widows="2" fo:orphans="2" style:text-autospace="none" style:vertical-align="auto"/>
      <style:text-properties fo:hyphenate="true"/>
    </style:style>
    <style:style style:name="T15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5" style:parent-style-name="Normal" style:family="paragraph">
      <style:paragraph-properties fo:widows="2" fo:orphans="2" style:text-autospace="none" style:vertical-align="auto"/>
      <style:text-properties fo:hyphenate="true"/>
    </style:style>
    <style:style style:name="T15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8" style:parent-style-name="Normal" style:family="paragraph">
      <style:paragraph-properties fo:widows="2" fo:orphans="2" style:text-autospace="none" style:vertical-align="auto"/>
      <style:text-properties fo:hyphenate="true"/>
    </style:style>
    <style:style style:name="T15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1" style:parent-style-name="Normal" style:family="paragraph">
      <style:paragraph-properties fo:widows="2" fo:orphans="2" style:text-autospace="none" style:vertical-align="auto"/>
      <style:text-properties fo:hyphenate="true"/>
    </style:style>
    <style:style style:name="T16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4" style:parent-style-name="Normal" style:family="paragraph">
      <style:paragraph-properties fo:widows="2" fo:orphans="2" style:text-autospace="none" style:vertical-align="auto"/>
      <style:text-properties fo:hyphenate="true"/>
    </style:style>
    <style:style style:name="T16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8" style:parent-style-name="Normal" style:family="paragraph">
      <style:paragraph-properties fo:widows="2" fo:orphans="2" style:text-autospace="none" style:vertical-align="auto"/>
      <style:text-properties fo:hyphenate="true"/>
    </style:style>
    <style:style style:name="T16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1" style:parent-style-name="Normal" style:family="paragraph">
      <style:paragraph-properties fo:widows="2" fo:orphans="2" style:text-autospace="none" style:vertical-align="auto"/>
      <style:text-properties fo:hyphenate="true"/>
    </style:style>
    <style:style style:name="T17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4" style:parent-style-name="Normal" style:family="paragraph">
      <style:paragraph-properties fo:widows="2" fo:orphans="2" style:text-autospace="none" style:vertical-align="auto"/>
      <style:text-properties fo:hyphenate="true"/>
    </style:style>
    <style:style style:name="T17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7" style:parent-style-name="Normal" style:family="paragraph">
      <style:paragraph-properties fo:widows="2" fo:orphans="2" style:text-autospace="none" style:vertical-align="auto"/>
      <style:text-properties fo:hyphenate="true"/>
    </style:style>
    <style:style style:name="T17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80" style:parent-style-name="Normal" style:family="paragraph">
      <style:paragraph-properties fo:widows="2" fo:orphans="2" style:text-autospace="none" style:vertical-align="auto"/>
      <style:text-properties fo:hyphenate="true"/>
    </style:style>
    <style:style style:name="T18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84" style:parent-style-name="Normal" style:family="paragraph">
      <style:paragraph-properties fo:widows="2" fo:orphans="2" style:text-autospace="none" style:vertical-align="auto"/>
      <style:text-properties fo:hyphenate="true"/>
    </style:style>
    <style:style style:name="T18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87" style:parent-style-name="Normal" style:family="paragraph">
      <style:paragraph-properties fo:widows="2" fo:orphans="2" style:text-autospace="none" style:vertical-align="auto"/>
      <style:text-properties fo:hyphenate="true"/>
    </style:style>
    <style:style style:name="T18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0" style:parent-style-name="Normal" style:family="paragraph">
      <style:paragraph-properties fo:widows="2" fo:orphans="2" style:text-autospace="none" style:vertical-align="auto"/>
      <style:text-properties fo:hyphenate="true"/>
    </style:style>
    <style:style style:name="T19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3" style:parent-style-name="Normal" style:family="paragraph">
      <style:paragraph-properties fo:widows="2" fo:orphans="2" style:text-autospace="none" style:vertical-align="auto"/>
      <style:text-properties fo:hyphenate="true"/>
    </style:style>
    <style:style style:name="T19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6" style:parent-style-name="Normal" style:family="paragraph">
      <style:paragraph-properties fo:widows="2" fo:orphans="2" style:text-autospace="none" style:vertical-align="auto"/>
      <style:text-properties fo:hyphenate="true"/>
    </style:style>
    <style:style style:name="T19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0" style:parent-style-name="Normal" style:family="paragraph">
      <style:paragraph-properties fo:widows="2" fo:orphans="2" style:text-autospace="none" style:vertical-align="auto"/>
      <style:text-properties fo:hyphenate="true"/>
    </style:style>
    <style:style style:name="T20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3" style:parent-style-name="Normal" style:family="paragraph">
      <style:paragraph-properties fo:widows="2" fo:orphans="2" style:text-autospace="none" style:vertical-align="auto"/>
      <style:text-properties fo:hyphenate="true"/>
    </style:style>
    <style:style style:name="T20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6" style:parent-style-name="Normal" style:family="paragraph">
      <style:paragraph-properties fo:widows="2" fo:orphans="2" style:text-autospace="none" style:vertical-align="auto"/>
      <style:text-properties fo:hyphenate="true"/>
    </style:style>
    <style:style style:name="T20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10" style:parent-style-name="Normal" style:family="paragraph">
      <style:paragraph-properties fo:widows="2" fo:orphans="2" style:text-autospace="none" style:vertical-align="auto"/>
      <style:text-properties fo:hyphenate="true"/>
    </style:style>
    <style:style style:name="T21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1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style:language-complex="th" style:country-complex="TH" fo:hyphenate="true"/>
    </style:style>
    <style:style style:name="P21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style:language-complex="th" style:country-complex="TH" fo:hyphenate="true"/>
    </style:style>
    <style:style style:name="P215" style:parent-style-name="Normal" style:family="paragraph">
      <style:paragraph-properties fo:widows="2" fo:orphans="2" style:text-autospace="none" style:vertical-align="auto"/>
      <style:text-properties fo:hyphenate="true"/>
    </style:style>
    <style:style style:name="T21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24" style:parent-style-name="Normal" style:family="paragraph">
      <style:paragraph-properties fo:widows="2" fo:orphans="2" style:text-autospace="none" style:vertical-align="auto"/>
      <style:text-properties fo:hyphenate="true"/>
    </style:style>
    <style:style style:name="T2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4"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2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6" style:parent-style-name="Normal" style:family="paragraph">
      <style:paragraph-properties fo:widows="2" fo:orphans="2" style:text-autospace="none" style:vertical-align="auto"/>
      <style:text-properties fo:hyphenate="true"/>
    </style:style>
    <style:style style:name="T2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8"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239" style:parent-style-name="Normal" style:family="paragraph">
      <style:paragraph-properties fo:widows="2" fo:orphans="2" style:text-autospace="none" style:vertical-align="auto"/>
      <style:text-properties fo:hyphenate="true"/>
    </style:style>
    <style:style style:name="T240"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T241"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242" style:parent-style-name="Normal" style:family="paragraph">
      <style:paragraph-properties fo:widows="2" fo:orphans="2" style:text-autospace="none" style:vertical-align="auto"/>
      <style:text-properties fo:hyphenate="true"/>
    </style:style>
    <style:style style:name="T243"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244" style:parent-style-name="Normal" style:family="paragraph">
      <style:paragraph-properties fo:widows="2" fo:orphans="2" style:text-autospace="none" style:vertical-align="auto"/>
      <style:text-properties fo:hyphenate="true"/>
    </style:style>
    <style:style style:name="T2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50" style:parent-style-name="Normal" style:family="paragraph">
      <style:paragraph-properties fo:widows="2" fo:orphans="2" style:text-autospace="none" style:vertical-align="auto"/>
      <style:text-properties fo:hyphenate="true"/>
    </style:style>
    <style:style style:name="T2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5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5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5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5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58" style:parent-style-name="Normal" style:family="paragraph">
      <style:paragraph-properties fo:widows="2" fo:orphans="2" style:text-autospace="none" style:vertical-align="auto"/>
      <style:text-properties fo:hyphenate="true"/>
    </style:style>
    <style:style style:name="T2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6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6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64"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2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66" style:parent-style-name="Normal" style:family="paragraph">
      <style:paragraph-properties fo:widows="2" fo:orphans="2" style:text-autospace="none" style:vertical-align="auto"/>
      <style:text-properties fo:hyphenate="true"/>
    </style:style>
    <style:style style:name="T2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6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7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72"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2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74" style:parent-style-name="Normal" style:family="paragraph">
      <style:paragraph-properties fo:widows="2" fo:orphans="2" style:text-autospace="none" style:vertical-align="auto"/>
      <style:text-properties fo:hyphenate="true"/>
    </style:style>
    <style:style style:name="T2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7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7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81"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2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83" style:parent-style-name="Normal" style:family="paragraph">
      <style:paragraph-properties fo:widows="2" fo:orphans="2" style:text-autospace="none" style:vertical-align="auto"/>
      <style:text-properties fo:hyphenate="true"/>
    </style:style>
    <style:style style:name="T28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85"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8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89"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29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91" style:parent-style-name="Normal" style:family="paragraph">
      <style:paragraph-properties fo:widows="2" fo:orphans="2" style:text-autospace="none" style:vertical-align="auto"/>
      <style:text-properties fo:hyphenate="true"/>
    </style:style>
    <style:style style:name="T2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93"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9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97"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2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99" style:parent-style-name="Normal" style:family="paragraph">
      <style:paragraph-properties fo:widows="2" fo:orphans="2" style:text-autospace="none" style:vertical-align="auto"/>
      <style:text-properties fo:hyphenate="true"/>
    </style:style>
    <style:style style:name="T3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01"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0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05"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07" style:parent-style-name="Normal" style:family="paragraph">
      <style:paragraph-properties fo:widows="2" fo:orphans="2" style:text-autospace="none" style:vertical-align="auto"/>
      <style:text-properties fo:hyphenate="true"/>
    </style:style>
    <style:style style:name="T3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09"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11"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13"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15" style:parent-style-name="Normal" style:family="paragraph">
      <style:paragraph-properties fo:widows="2" fo:orphans="2" style:text-autospace="none" style:vertical-align="auto"/>
      <style:text-properties fo:hyphenate="true"/>
    </style:style>
    <style:style style:name="T3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1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2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2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24" style:parent-style-name="Normal" style:family="paragraph">
      <style:paragraph-properties fo:widows="2" fo:orphans="2" style:text-autospace="none" style:vertical-align="auto"/>
      <style:text-properties fo:hyphenate="true"/>
    </style:style>
    <style:style style:name="T3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2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2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30" style:parent-style-name="Normal" style:family="paragraph">
      <style:paragraph-properties fo:widows="2" fo:orphans="2" style:text-autospace="none" style:vertical-align="auto"/>
      <style:text-properties fo:hyphenate="true"/>
    </style:style>
    <style:style style:name="T3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3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3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36"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38" style:parent-style-name="Normal" style:family="paragraph">
      <style:paragraph-properties fo:widows="2" fo:orphans="2" style:text-autospace="none" style:vertical-align="auto"/>
      <style:text-properties fo:hyphenate="true"/>
    </style:style>
    <style:style style:name="T3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4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4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44"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46" style:parent-style-name="Normal" style:family="paragraph">
      <style:paragraph-properties fo:widows="2" fo:orphans="2" style:text-autospace="none" style:vertical-align="auto"/>
      <style:text-properties fo:hyphenate="true"/>
    </style:style>
    <style:style style:name="T3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4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5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52"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5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54" style:parent-style-name="Normal" style:family="paragraph">
      <style:paragraph-properties fo:widows="2" fo:orphans="2" style:text-autospace="none" style:vertical-align="auto"/>
      <style:text-properties fo:hyphenate="true"/>
    </style:style>
    <style:style style:name="T3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5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5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60"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62" style:parent-style-name="Normal" style:family="paragraph">
      <style:paragraph-properties fo:widows="2" fo:orphans="2" style:text-autospace="none" style:vertical-align="auto"/>
      <style:text-properties fo:hyphenate="true"/>
    </style:style>
    <style:style style:name="T3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6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6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68"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70" style:parent-style-name="Normal" style:family="paragraph">
      <style:paragraph-properties fo:widows="2" fo:orphans="2" style:text-autospace="none" style:vertical-align="auto"/>
      <style:text-properties fo:hyphenate="true"/>
    </style:style>
    <style:style style:name="T3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7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7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76"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78" style:parent-style-name="Normal" style:family="paragraph">
      <style:paragraph-properties fo:widows="2" fo:orphans="2" style:text-autospace="none" style:vertical-align="auto"/>
      <style:text-properties fo:hyphenate="true"/>
    </style:style>
    <style:style style:name="T3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8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8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84"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86" style:parent-style-name="Normal" style:family="paragraph">
      <style:paragraph-properties fo:widows="2" fo:orphans="2" style:text-autospace="none" style:vertical-align="auto"/>
      <style:text-properties fo:hyphenate="true"/>
    </style:style>
    <style:style style:name="T3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8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3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9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92"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93"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3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395" style:parent-style-name="Normal" style:family="paragraph">
      <style:paragraph-properties fo:widows="2" fo:orphans="2" style:text-autospace="none" style:vertical-align="auto"/>
      <style:text-properties fo:hyphenate="true"/>
    </style:style>
    <style:style style:name="T3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9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3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399"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4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0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03" style:parent-style-name="Normal" style:family="paragraph">
      <style:paragraph-properties fo:widows="2" fo:orphans="2" style:text-autospace="none" style:vertical-align="auto"/>
      <style:text-properties fo:hyphenate="true"/>
    </style:style>
    <style:style style:name="T4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05"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4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0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09" style:parent-style-name="Normal" style:family="paragraph">
      <style:paragraph-properties fo:widows="2" fo:orphans="2" style:text-autospace="none" style:vertical-align="auto"/>
      <style:text-properties fo:hyphenate="true"/>
    </style:style>
    <style:style style:name="T4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11"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4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1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15" style:parent-style-name="Normal" style:family="paragraph">
      <style:paragraph-properties fo:widows="2" fo:orphans="2" style:text-autospace="none" style:vertical-align="auto"/>
      <style:text-properties fo:hyphenate="true"/>
    </style:style>
    <style:style style:name="T4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17"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4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1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21" style:parent-style-name="Normal" style:family="paragraph">
      <style:paragraph-properties fo:widows="2" fo:orphans="2" style:text-autospace="none" style:vertical-align="auto"/>
      <style:text-properties fo:hyphenate="true"/>
    </style:style>
    <style:style style:name="T4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23"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4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2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2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2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style:language-complex="th" style:country-complex="TH" fo:hyphenate="true"/>
    </style:style>
    <style:style style:name="P428" style:parent-style-name="Normal" style:family="paragraph">
      <style:paragraph-properties fo:widows="2" fo:orphans="2" style:text-autospace="none" style:vertical-align="auto"/>
      <style:text-properties fo:hyphenate="true"/>
    </style:style>
    <style:style style:name="T4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30"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431" style:parent-style-name="Normal" style:family="paragraph">
      <style:paragraph-properties fo:widows="2" fo:orphans="2" style:text-autospace="none" style:vertical-align="auto"/>
      <style:text-properties fo:hyphenate="true"/>
    </style:style>
    <style:style style:name="T432"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433" style:parent-style-name="Normal" style:family="paragraph">
      <style:paragraph-properties fo:widows="2" fo:orphans="2" style:text-autospace="none" style:vertical-align="auto"/>
      <style:text-properties fo:hyphenate="true"/>
    </style:style>
    <style:style style:name="T434"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435" style:parent-style-name="Normal" style:family="paragraph">
      <style:paragraph-properties fo:widows="2" fo:orphans="2" style:text-autospace="none" style:vertical-align="auto"/>
      <style:text-properties fo:hyphenate="true"/>
    </style:style>
    <style:style style:name="T4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3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3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4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41" style:parent-style-name="Normal" style:family="paragraph">
      <style:paragraph-properties fo:widows="2" fo:orphans="2" style:text-autospace="none" style:vertical-align="auto"/>
      <style:text-properties fo:hyphenate="true"/>
    </style:style>
    <style:style style:name="T44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4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46" style:parent-style-name="Normal" style:family="paragraph">
      <style:paragraph-properties fo:widows="2" fo:orphans="2" style:text-autospace="none" style:vertical-align="auto"/>
      <style:text-properties fo:hyphenate="true"/>
    </style:style>
    <style:style style:name="T4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50"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T451"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452" style:parent-style-name="Normal" style:family="paragraph">
      <style:paragraph-properties fo:widows="2" fo:orphans="2" style:text-autospace="none" style:vertical-align="auto"/>
      <style:text-properties fo:hyphenate="true"/>
    </style:style>
    <style:style style:name="T45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5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4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5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60" style:parent-style-name="Normal" style:family="paragraph">
      <style:paragraph-properties fo:widows="2" fo:orphans="2" style:text-autospace="none" style:vertical-align="auto"/>
      <style:text-properties fo:hyphenate="true"/>
    </style:style>
    <style:style style:name="T4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6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4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6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68" style:parent-style-name="Normal" style:family="paragraph">
      <style:paragraph-properties fo:widows="2" fo:orphans="2" style:text-autospace="none" style:vertical-align="auto"/>
      <style:text-properties fo:hyphenate="true"/>
    </style:style>
    <style:style style:name="T4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7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4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7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76" style:parent-style-name="Normal" style:family="paragraph">
      <style:paragraph-properties fo:widows="2" fo:orphans="2" style:text-autospace="none" style:vertical-align="auto"/>
      <style:text-properties fo:hyphenate="true"/>
    </style:style>
    <style:style style:name="T4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8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4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8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84" style:parent-style-name="Normal" style:family="paragraph">
      <style:paragraph-properties fo:widows="2" fo:orphans="2" style:text-autospace="none" style:vertical-align="auto"/>
      <style:text-properties fo:hyphenate="true"/>
    </style:style>
    <style:style style:name="T4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8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4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9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492" style:parent-style-name="Normal" style:family="paragraph">
      <style:paragraph-properties fo:widows="2" fo:orphans="2" style:text-autospace="none" style:vertical-align="auto"/>
      <style:text-properties fo:hyphenate="true"/>
    </style:style>
    <style:style style:name="T4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9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4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49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4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00" style:parent-style-name="Normal" style:family="paragraph">
      <style:paragraph-properties fo:widows="2" fo:orphans="2" style:text-autospace="none" style:vertical-align="auto"/>
      <style:text-properties fo:hyphenate="true"/>
    </style:style>
    <style:style style:name="T5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0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5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0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5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08" style:parent-style-name="Normal" style:family="paragraph">
      <style:paragraph-properties fo:widows="2" fo:orphans="2" style:text-autospace="none" style:vertical-align="auto"/>
      <style:text-properties fo:hyphenate="true"/>
    </style:style>
    <style:style style:name="T5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1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5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1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5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16" style:parent-style-name="Normal" style:family="paragraph">
      <style:paragraph-properties fo:widows="2" fo:orphans="2" style:text-autospace="none" style:vertical-align="auto"/>
      <style:text-properties fo:hyphenate="true"/>
    </style:style>
    <style:style style:name="T5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2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5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2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5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24" style:parent-style-name="Normal" style:family="paragraph">
      <style:paragraph-properties fo:widows="2" fo:orphans="2" style:text-autospace="none" style:vertical-align="auto"/>
      <style:text-properties fo:hyphenate="true"/>
    </style:style>
    <style:style style:name="T5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2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2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5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3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5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32" style:parent-style-name="Normal" style:family="paragraph">
      <style:paragraph-properties fo:widows="2" fo:orphans="2" style:text-autospace="none" style:vertical-align="auto"/>
      <style:text-properties fo:hyphenate="true"/>
    </style:style>
    <style:style style:name="T5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3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36" style:parent-style-name="Normal" style:family="paragraph">
      <style:paragraph-properties fo:widows="2" fo:orphans="2" style:text-autospace="none" style:vertical-align="auto"/>
      <style:text-properties fo:hyphenate="true"/>
    </style:style>
    <style:style style:name="T5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40"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541" style:parent-style-name="Normal" style:family="paragraph">
      <style:paragraph-properties fo:widows="2" fo:orphans="2" style:text-autospace="none" style:vertical-align="auto"/>
      <style:text-properties fo:hyphenate="true"/>
    </style:style>
    <style:style style:name="T54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4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5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4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5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49" style:parent-style-name="Normal" style:family="paragraph">
      <style:paragraph-properties fo:widows="2" fo:orphans="2" style:text-autospace="none" style:vertical-align="auto"/>
      <style:text-properties fo:hyphenate="true"/>
    </style:style>
    <style:style style:name="T5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5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5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5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5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5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5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59" style:parent-style-name="Normal" style:family="paragraph">
      <style:paragraph-properties fo:widows="2" fo:orphans="2" style:text-autospace="none" style:vertical-align="auto"/>
      <style:text-properties fo:hyphenate="true"/>
    </style:style>
    <style:style style:name="T5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6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5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6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56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67" style:parent-style-name="Normal" style:family="paragraph">
      <style:paragraph-properties fo:widows="2" fo:orphans="2" style:text-autospace="none" style:vertical-align="auto"/>
      <style:text-properties fo:hyphenate="true"/>
    </style:style>
    <style:style style:name="T5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7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5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7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5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75" style:parent-style-name="Normal" style:family="paragraph">
      <style:paragraph-properties fo:widows="2" fo:orphans="2" style:text-autospace="none" style:vertical-align="auto"/>
      <style:text-properties fo:hyphenate="true"/>
    </style:style>
    <style:style style:name="T5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7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5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8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5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83" style:parent-style-name="Normal" style:family="paragraph">
      <style:paragraph-properties fo:widows="2" fo:orphans="2" style:text-autospace="none" style:vertical-align="auto"/>
      <style:text-properties fo:hyphenate="true"/>
    </style:style>
    <style:style style:name="T58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8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5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89" style:parent-style-name="Normal" style:family="paragraph">
      <style:paragraph-properties fo:widows="2" fo:orphans="2" style:text-autospace="none" style:vertical-align="auto"/>
      <style:text-properties fo:hyphenate="true"/>
    </style:style>
    <style:style style:name="T59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9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5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596" style:parent-style-name="Normal" style:family="paragraph">
      <style:paragraph-properties fo:widows="2" fo:orphans="2" style:text-autospace="none" style:vertical-align="auto"/>
      <style:text-properties fo:hyphenate="true"/>
    </style:style>
    <style:style style:name="T5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5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01"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6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03" style:parent-style-name="Normal" style:family="paragraph">
      <style:paragraph-properties fo:widows="2" fo:orphans="2" style:text-autospace="none" style:vertical-align="auto"/>
      <style:text-properties fo:hyphenate="true"/>
    </style:style>
    <style:style style:name="T6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08" style:parent-style-name="Normal" style:family="paragraph">
      <style:paragraph-properties fo:widows="2" fo:orphans="2" style:text-autospace="none" style:vertical-align="auto"/>
      <style:text-properties fo:hyphenate="true"/>
    </style:style>
    <style:style style:name="T6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1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6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16"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6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18" style:parent-style-name="Normal" style:family="paragraph">
      <style:paragraph-properties fo:widows="2" fo:orphans="2" style:text-autospace="none" style:vertical-align="auto"/>
      <style:text-properties fo:hyphenate="true"/>
    </style:style>
    <style:style style:name="T6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2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6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26" style:parent-style-name="Normal" style:family="paragraph">
      <style:paragraph-properties fo:widows="2" fo:orphans="2" style:text-autospace="none" style:vertical-align="auto"/>
      <style:text-properties fo:hyphenate="true"/>
    </style:style>
    <style:style style:name="T6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2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3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3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6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34" style:parent-style-name="Normal" style:family="paragraph">
      <style:paragraph-properties fo:widows="2" fo:orphans="2" style:text-autospace="none" style:vertical-align="auto"/>
      <style:text-properties fo:hyphenate="true"/>
    </style:style>
    <style:style style:name="T6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4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6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42" style:parent-style-name="Normal" style:family="paragraph">
      <style:paragraph-properties fo:widows="2" fo:orphans="2" style:text-autospace="none" style:vertical-align="auto"/>
      <style:text-properties fo:hyphenate="true"/>
    </style:style>
    <style:style style:name="T6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4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6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50" style:parent-style-name="Normal" style:family="paragraph">
      <style:paragraph-properties fo:widows="2" fo:orphans="2" style:text-autospace="none" style:vertical-align="auto"/>
      <style:text-properties fo:hyphenate="true"/>
    </style:style>
    <style:style style:name="T6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5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5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6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58" style:parent-style-name="Normal" style:family="paragraph">
      <style:paragraph-properties fo:widows="2" fo:orphans="2" style:text-autospace="none" style:vertical-align="auto"/>
      <style:text-properties fo:hyphenate="true"/>
    </style:style>
    <style:style style:name="T6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6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6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66" style:parent-style-name="Normal" style:family="paragraph">
      <style:paragraph-properties fo:widows="2" fo:orphans="2" style:text-autospace="none" style:vertical-align="auto"/>
      <style:text-properties fo:hyphenate="true"/>
    </style:style>
    <style:style style:name="T6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7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6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74" style:parent-style-name="Normal" style:family="paragraph">
      <style:paragraph-properties fo:widows="2" fo:orphans="2" style:text-autospace="none" style:vertical-align="auto"/>
      <style:text-properties fo:hyphenate="true"/>
    </style:style>
    <style:style style:name="T6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8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6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82" style:parent-style-name="Normal" style:family="paragraph">
      <style:paragraph-properties fo:widows="2" fo:orphans="2" style:text-autospace="none" style:vertical-align="auto"/>
      <style:text-properties fo:hyphenate="true"/>
    </style:style>
    <style:style style:name="T6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8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87" style:parent-style-name="Normal" style:family="paragraph">
      <style:paragraph-properties fo:widows="2" fo:orphans="2" style:text-autospace="none" style:vertical-align="auto"/>
      <style:text-properties fo:hyphenate="true"/>
    </style:style>
    <style:style style:name="T6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9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692" style:parent-style-name="Normal" style:family="paragraph">
      <style:paragraph-properties fo:widows="2" fo:orphans="2" style:text-autospace="none" style:vertical-align="auto"/>
      <style:text-properties fo:hyphenate="true"/>
    </style:style>
    <style:style style:name="T6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69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6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00"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7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02" style:parent-style-name="Normal" style:family="paragraph">
      <style:paragraph-properties fo:widows="2" fo:orphans="2" style:text-autospace="none" style:vertical-align="auto"/>
      <style:text-properties fo:hyphenate="true"/>
    </style:style>
    <style:style style:name="T7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0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7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10" style:parent-style-name="Normal" style:family="paragraph">
      <style:paragraph-properties fo:widows="2" fo:orphans="2" style:text-autospace="none" style:vertical-align="auto"/>
      <style:text-properties fo:hyphenate="true"/>
    </style:style>
    <style:style style:name="T7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1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7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18" style:parent-style-name="Normal" style:family="paragraph">
      <style:paragraph-properties fo:widows="2" fo:orphans="2" style:text-autospace="none" style:vertical-align="auto"/>
      <style:text-properties fo:hyphenate="true"/>
    </style:style>
    <style:style style:name="T7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2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7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26" style:parent-style-name="Normal" style:family="paragraph">
      <style:paragraph-properties fo:widows="2" fo:orphans="2" style:text-autospace="none" style:vertical-align="auto"/>
      <style:text-properties fo:hyphenate="true"/>
    </style:style>
    <style:style style:name="T7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2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3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3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7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34" style:parent-style-name="Normal" style:family="paragraph">
      <style:paragraph-properties fo:widows="2" fo:orphans="2" style:text-autospace="none" style:vertical-align="auto"/>
      <style:text-properties fo:hyphenate="true"/>
    </style:style>
    <style:style style:name="T7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4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7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42" style:parent-style-name="Normal" style:family="paragraph">
      <style:paragraph-properties fo:widows="2" fo:orphans="2" style:text-autospace="none" style:vertical-align="auto"/>
      <style:text-properties fo:hyphenate="true"/>
    </style:style>
    <style:style style:name="T7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4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7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50" style:parent-style-name="Normal" style:family="paragraph">
      <style:paragraph-properties fo:widows="2" fo:orphans="2" style:text-autospace="none" style:vertical-align="auto"/>
      <style:text-properties fo:hyphenate="true"/>
    </style:style>
    <style:style style:name="T7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5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5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7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58" style:parent-style-name="Normal" style:family="paragraph">
      <style:paragraph-properties fo:widows="2" fo:orphans="2" style:text-autospace="none" style:vertical-align="auto"/>
      <style:text-properties fo:hyphenate="true"/>
    </style:style>
    <style:style style:name="T7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6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7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66" style:parent-style-name="Normal" style:family="paragraph">
      <style:paragraph-properties fo:widows="2" fo:orphans="2" style:text-autospace="none" style:vertical-align="auto"/>
      <style:text-properties fo:hyphenate="true"/>
    </style:style>
    <style:style style:name="T7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71" style:parent-style-name="Normal" style:family="paragraph">
      <style:paragraph-properties fo:widows="2" fo:orphans="2" style:text-autospace="none" style:vertical-align="auto"/>
      <style:text-properties fo:hyphenate="true"/>
    </style:style>
    <style:style style:name="T7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75" style:parent-style-name="Normal" style:family="paragraph">
      <style:paragraph-properties fo:widows="2" fo:orphans="2" style:text-autospace="none" style:vertical-align="auto"/>
      <style:text-properties fo:hyphenate="true"/>
    </style:style>
    <style:style style:name="T7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7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7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82" style:parent-style-name="Normal" style:family="paragraph">
      <style:paragraph-properties fo:widows="2" fo:orphans="2" style:text-autospace="none" style:vertical-align="auto"/>
      <style:text-properties fo:hyphenate="true"/>
    </style:style>
    <style:style style:name="T7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8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8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7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89" style:parent-style-name="Normal" style:family="paragraph">
      <style:paragraph-properties fo:widows="2" fo:orphans="2" style:text-autospace="none" style:vertical-align="auto"/>
      <style:text-properties fo:hyphenate="true"/>
    </style:style>
    <style:style style:name="T79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794" style:parent-style-name="Normal" style:family="paragraph">
      <style:paragraph-properties fo:widows="2" fo:orphans="2" style:text-autospace="none" style:vertical-align="auto"/>
      <style:text-properties fo:hyphenate="true"/>
    </style:style>
    <style:style style:name="T7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7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0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8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02"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8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04" style:parent-style-name="Normal" style:family="paragraph">
      <style:paragraph-properties fo:widows="2" fo:orphans="2" style:text-autospace="none" style:vertical-align="auto"/>
      <style:text-properties fo:hyphenate="true"/>
    </style:style>
    <style:style style:name="T8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1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8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12" style:parent-style-name="Normal" style:family="paragraph">
      <style:paragraph-properties fo:widows="2" fo:orphans="2" style:text-autospace="none" style:vertical-align="auto"/>
      <style:text-properties fo:hyphenate="true"/>
    </style:style>
    <style:style style:name="T8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18" style:parent-style-name="Normal" style:family="paragraph">
      <style:paragraph-properties fo:widows="2" fo:orphans="2" style:text-autospace="none" style:vertical-align="auto"/>
      <style:text-properties fo:hyphenate="true"/>
    </style:style>
    <style:style style:name="T8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2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82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27" style:parent-style-name="Normal" style:family="paragraph">
      <style:paragraph-properties fo:widows="2" fo:orphans="2" style:text-autospace="none" style:vertical-align="auto"/>
      <style:text-properties fo:hyphenate="true"/>
    </style:style>
    <style:style style:name="T82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3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3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3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8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3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8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3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8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40" style:parent-style-name="Normal" style:family="paragraph">
      <style:paragraph-properties fo:widows="2" fo:orphans="2" style:text-autospace="none" style:vertical-align="auto"/>
      <style:text-properties fo:hyphenate="true"/>
    </style:style>
    <style:style style:name="T8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4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4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8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49"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8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51"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8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53" style:parent-style-name="Normal" style:family="paragraph">
      <style:paragraph-properties fo:widows="2" fo:orphans="2" style:text-autospace="none" style:vertical-align="auto"/>
      <style:text-properties fo:hyphenate="true"/>
    </style:style>
    <style:style style:name="T8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6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8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6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8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6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8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66" style:parent-style-name="Normal" style:family="paragraph">
      <style:paragraph-properties fo:widows="2" fo:orphans="2" style:text-autospace="none" style:vertical-align="auto"/>
      <style:text-properties fo:hyphenate="true"/>
    </style:style>
    <style:style style:name="T8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7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8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75"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8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7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8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80" style:parent-style-name="Normal" style:family="paragraph">
      <style:paragraph-properties fo:widows="2" fo:orphans="2" style:text-autospace="none" style:vertical-align="auto"/>
      <style:text-properties fo:hyphenate="true"/>
    </style:style>
    <style:style style:name="T8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8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8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8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89"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89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91"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8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893" style:parent-style-name="Normal" style:family="paragraph">
      <style:paragraph-properties fo:widows="2" fo:orphans="2" style:text-autospace="none" style:vertical-align="auto"/>
      <style:text-properties fo:hyphenate="true"/>
    </style:style>
    <style:style style:name="T8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8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0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9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0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0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06" style:parent-style-name="Normal" style:family="paragraph">
      <style:paragraph-properties fo:widows="2" fo:orphans="2" style:text-autospace="none" style:vertical-align="auto"/>
      <style:text-properties fo:hyphenate="true"/>
    </style:style>
    <style:style style:name="T9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1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9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15"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17"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19" style:parent-style-name="Normal" style:family="paragraph">
      <style:paragraph-properties fo:widows="2" fo:orphans="2" style:text-autospace="none" style:vertical-align="auto"/>
      <style:text-properties fo:hyphenate="true"/>
    </style:style>
    <style:style style:name="T9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2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9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2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3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32" style:parent-style-name="Normal" style:family="paragraph">
      <style:paragraph-properties fo:widows="2" fo:orphans="2" style:text-autospace="none" style:vertical-align="auto"/>
      <style:text-properties fo:hyphenate="true"/>
    </style:style>
    <style:style style:name="T9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3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39" style:parent-style-name="Normal" style:family="paragraph">
      <style:paragraph-properties fo:widows="2" fo:orphans="2" style:text-autospace="none" style:vertical-align="auto"/>
      <style:text-properties fo:hyphenate="true"/>
    </style:style>
    <style:style style:name="T94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4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45" style:parent-style-name="Normal" style:family="paragraph">
      <style:paragraph-properties fo:widows="2" fo:orphans="2" style:text-autospace="none" style:vertical-align="auto"/>
      <style:text-properties fo:hyphenate="true"/>
    </style:style>
    <style:style style:name="T9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50" style:parent-style-name="Normal" style:family="paragraph">
      <style:paragraph-properties fo:widows="2" fo:orphans="2" style:text-autospace="none" style:vertical-align="auto"/>
      <style:text-properties fo:hyphenate="true"/>
    </style:style>
    <style:style style:name="T9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5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54" style:parent-style-name="Normal" style:family="paragraph">
      <style:paragraph-properties fo:widows="2" fo:orphans="2" style:text-autospace="none" style:vertical-align="auto"/>
      <style:text-properties fo:hyphenate="true"/>
    </style:style>
    <style:style style:name="T9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5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9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60"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9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6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6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6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6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7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72" style:parent-style-name="Normal" style:family="paragraph">
      <style:paragraph-properties fo:widows="2" fo:orphans="2" style:text-autospace="none" style:vertical-align="auto"/>
      <style:text-properties fo:hyphenate="true"/>
    </style:style>
    <style:style style:name="T9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7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9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78"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979"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9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81"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83"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8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85"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87"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989" style:parent-style-name="Normal" style:family="paragraph">
      <style:paragraph-properties fo:widows="2" fo:orphans="2" style:text-autospace="none" style:vertical-align="auto"/>
      <style:text-properties fo:hyphenate="true"/>
    </style:style>
    <style:style style:name="T99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9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9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95"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9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97"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9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999"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0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01"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0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03"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0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05"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0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07" style:parent-style-name="Normal" style:family="paragraph">
      <style:paragraph-properties fo:widows="2" fo:orphans="2" style:text-autospace="none" style:vertical-align="auto"/>
      <style:text-properties fo:hyphenate="true"/>
    </style:style>
    <style:style style:name="T10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1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1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0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15" style:parent-style-name="Normal" style:family="paragraph">
      <style:paragraph-properties fo:widows="2" fo:orphans="2" style:text-autospace="none" style:vertical-align="auto"/>
      <style:text-properties fo:hyphenate="true"/>
    </style:style>
    <style:style style:name="T10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19"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02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style:language-complex="th" style:country-complex="TH" fo:hyphenate="true"/>
    </style:style>
    <style:style style:name="P1021" style:parent-style-name="Normal" style:family="paragraph">
      <style:paragraph-properties fo:widows="2" fo:orphans="2" style:text-autospace="none" style:vertical-align="auto"/>
      <style:text-properties fo:hyphenate="true"/>
    </style:style>
    <style:style style:name="T10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2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2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0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28" style:parent-style-name="Normal" style:family="paragraph">
      <style:paragraph-properties fo:widows="2" fo:orphans="2" style:text-autospace="none" style:vertical-align="auto"/>
      <style:text-properties fo:hyphenate="true"/>
    </style:style>
    <style:style style:name="T10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3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3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0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34" style:parent-style-name="Normal" style:family="paragraph">
      <style:paragraph-properties fo:widows="2" fo:orphans="2" style:text-autospace="none" style:vertical-align="auto"/>
      <style:text-properties fo:hyphenate="true"/>
    </style:style>
    <style:style style:name="T10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37" style:parent-style-name="Normal" style:family="paragraph">
      <style:paragraph-properties fo:widows="2" fo:orphans="2" style:text-autospace="none" style:vertical-align="auto"/>
      <style:text-properties fo:hyphenate="true"/>
    </style:style>
    <style:style style:name="T10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3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style:language-complex="th" style:country-complex="TH" fo:hyphenate="true"/>
    </style:style>
    <style:style style:name="P1040" style:parent-style-name="Normal" style:family="paragraph">
      <style:paragraph-properties fo:widows="2" fo:orphans="2" style:text-autospace="none" style:vertical-align="auto"/>
      <style:text-properties fo:hyphenate="true"/>
    </style:style>
    <style:style style:name="T10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42" style:parent-style-name="Normal" style:family="paragraph">
      <style:paragraph-properties fo:widows="2" fo:orphans="2" style:text-autospace="none" style:vertical-align="auto"/>
      <style:text-properties fo:hyphenate="true"/>
    </style:style>
    <style:style style:name="T10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44" style:parent-style-name="Normal" style:family="paragraph">
      <style:paragraph-properties fo:widows="2" fo:orphans="2" style:text-autospace="none" style:vertical-align="auto"/>
      <style:text-properties fo:hyphenate="true"/>
    </style:style>
    <style:style style:name="T10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46" style:parent-style-name="DefaultParagraphFont" style:family="text">
      <style:text-properties style:font-name="Courier New" style:font-name-complex="Courier New" fo:color="#646464" style:letter-kerning="false" fo:font-size="10pt" style:font-size-asian="10pt" style:font-size-complex="10pt" style:language-complex="th" style:country-complex="TH"/>
    </style:style>
    <style:style style:name="T10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48"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10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50"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10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53" style:parent-style-name="Normal" style:family="paragraph">
      <style:paragraph-properties fo:widows="2" fo:orphans="2" style:text-autospace="none" style:vertical-align="auto"/>
      <style:text-properties fo:hyphenate="true"/>
    </style:style>
    <style:style style:name="T10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5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5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5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0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6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0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6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6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06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6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69" style:parent-style-name="Normal" style:family="paragraph">
      <style:paragraph-properties fo:widows="2" fo:orphans="2" style:text-autospace="none" style:vertical-align="auto"/>
      <style:text-properties fo:hyphenate="true"/>
    </style:style>
    <style:style style:name="T10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72"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073" style:parent-style-name="Normal" style:family="paragraph">
      <style:paragraph-properties fo:widows="2" fo:orphans="2" style:text-autospace="none" style:vertical-align="auto"/>
      <style:text-properties fo:hyphenate="true"/>
    </style:style>
    <style:style style:name="T10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7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0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7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80" style:parent-style-name="Normal" style:family="paragraph">
      <style:paragraph-properties fo:widows="2" fo:orphans="2" style:text-autospace="none" style:vertical-align="auto"/>
      <style:text-properties fo:hyphenate="true"/>
    </style:style>
    <style:style style:name="T10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8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08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8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87" style:parent-style-name="Normal" style:family="paragraph">
      <style:paragraph-properties fo:widows="2" fo:orphans="2" style:text-autospace="none" style:vertical-align="auto"/>
      <style:text-properties fo:hyphenate="true"/>
    </style:style>
    <style:style style:name="T10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9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9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0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9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0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096" style:parent-style-name="Normal" style:family="paragraph">
      <style:paragraph-properties fo:widows="2" fo:orphans="2" style:text-autospace="none" style:vertical-align="auto"/>
      <style:text-properties fo:hyphenate="true"/>
    </style:style>
    <style:style style:name="T10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0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0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1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0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1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0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1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07"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11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09" style:parent-style-name="Normal" style:family="paragraph">
      <style:paragraph-properties fo:widows="2" fo:orphans="2" style:text-autospace="none" style:vertical-align="auto"/>
      <style:text-properties fo:hyphenate="true"/>
    </style:style>
    <style:style style:name="T11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12" style:parent-style-name="Normal" style:family="paragraph">
      <style:paragraph-properties fo:widows="2" fo:orphans="2" style:text-autospace="none" style:vertical-align="auto"/>
      <style:text-properties fo:hyphenate="true"/>
    </style:style>
    <style:style style:name="T11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1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1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17"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1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19" style:parent-style-name="Normal" style:family="paragraph">
      <style:paragraph-properties fo:widows="2" fo:orphans="2" style:text-autospace="none" style:vertical-align="auto"/>
      <style:text-properties fo:hyphenate="true"/>
    </style:style>
    <style:style style:name="T11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2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1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25"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112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27" style:parent-style-name="Normal" style:family="paragraph">
      <style:paragraph-properties fo:widows="2" fo:orphans="2" style:text-autospace="none" style:vertical-align="auto"/>
      <style:text-properties fo:hyphenate="true"/>
    </style:style>
    <style:style style:name="T112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3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1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3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1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3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1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36" style:parent-style-name="Normal" style:family="paragraph">
      <style:paragraph-properties fo:widows="2" fo:orphans="2" style:text-autospace="none" style:vertical-align="auto"/>
      <style:text-properties fo:hyphenate="true"/>
    </style:style>
    <style:style style:name="T11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4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1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42"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11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44" style:parent-style-name="Normal" style:family="paragraph">
      <style:paragraph-properties fo:widows="2" fo:orphans="2" style:text-autospace="none" style:vertical-align="auto"/>
      <style:text-properties fo:hyphenate="true"/>
    </style:style>
    <style:style style:name="T11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47" style:parent-style-name="Normal" style:family="paragraph">
      <style:paragraph-properties fo:widows="2" fo:orphans="2" style:text-autospace="none" style:vertical-align="auto"/>
      <style:text-properties fo:hyphenate="true"/>
    </style:style>
    <style:style style:name="T11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50" style:parent-style-name="Normal" style:family="paragraph">
      <style:paragraph-properties fo:widows="2" fo:orphans="2" style:text-autospace="none" style:vertical-align="auto"/>
      <style:text-properties fo:hyphenate="true"/>
    </style:style>
    <style:style style:name="T11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53"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T1154" style:parent-style-name="DefaultParagraphFont"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style:language-complex="th" style:country-complex="TH"/>
    </style:style>
    <style:style style:name="T1155"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156" style:parent-style-name="Normal" style:family="paragraph">
      <style:paragraph-properties fo:widows="2" fo:orphans="2" style:text-autospace="none" style:vertical-align="auto"/>
      <style:text-properties fo:hyphenate="true"/>
    </style:style>
    <style:style style:name="T11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59" style:parent-style-name="DefaultParagraphFont" style:family="text">
      <style:text-properties style:font-name="Courier New" style:font-name-complex="Courier New" fo:font-style="italic" style:font-style-asian="italic" style:font-style-complex="italic" fo:color="#000000" style:letter-kerning="false" fo:font-size="10pt" style:font-size-asian="10pt" style:font-size-complex="10pt" style:language-complex="th" style:country-complex="TH"/>
    </style:style>
    <style:style style:name="T11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6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1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63" style:parent-style-name="Normal" style:family="paragraph">
      <style:paragraph-properties fo:widows="2" fo:orphans="2" style:text-autospace="none" style:vertical-align="auto"/>
      <style:text-properties fo:hyphenate="true"/>
    </style:style>
    <style:style style:name="T11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6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1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6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1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7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1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72" style:parent-style-name="Normal" style:family="paragraph">
      <style:paragraph-properties fo:widows="2" fo:orphans="2" style:text-autospace="none" style:vertical-align="auto"/>
      <style:text-properties fo:hyphenate="true"/>
    </style:style>
    <style:style style:name="T11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7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1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77" style:parent-style-name="DefaultParagraphFont" style:family="text">
      <style:text-properties style:font-name="Courier New" style:font-name-complex="Courier New" fo:font-style="italic" style:font-style-asian="italic" style:font-style-complex="italic" fo:color="#000000" style:letter-kerning="false" fo:font-size="10pt" style:font-size-asian="10pt" style:font-size-complex="10pt" style:language-complex="th" style:country-complex="TH"/>
    </style:style>
    <style:style style:name="T11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7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1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81" style:parent-style-name="Normal" style:family="paragraph">
      <style:paragraph-properties fo:widows="2" fo:orphans="2" style:text-autospace="none" style:vertical-align="auto"/>
      <style:text-properties fo:hyphenate="true"/>
    </style:style>
    <style:style style:name="T11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8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1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8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1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88"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color="#000000" style:letter-kerning="false" fo:font-size="10pt" style:font-size-asian="10pt" style:font-size-complex="10pt" style:language-complex="th" style:country-complex="TH"/>
    </style:style>
    <style:style style:name="T11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9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1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92" style:parent-style-name="Normal" style:family="paragraph">
      <style:paragraph-properties fo:widows="2" fo:orphans="2" style:text-autospace="none" style:vertical-align="auto"/>
      <style:text-properties fo:hyphenate="true"/>
    </style:style>
    <style:style style:name="T11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9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1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19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1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199" style:parent-style-name="Normal" style:family="paragraph">
      <style:paragraph-properties fo:widows="2" fo:orphans="2" style:text-autospace="none" style:vertical-align="auto"/>
      <style:text-properties fo:hyphenate="true"/>
    </style:style>
    <style:style style:name="T12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02"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203" style:parent-style-name="Normal" style:family="paragraph">
      <style:paragraph-properties fo:widows="2" fo:orphans="2" style:text-autospace="none" style:vertical-align="auto"/>
      <style:text-properties fo:hyphenate="true"/>
    </style:style>
    <style:style style:name="T12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0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0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1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1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2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14" style:parent-style-name="Normal" style:family="paragraph">
      <style:paragraph-properties fo:widows="2" fo:orphans="2" style:text-autospace="none" style:vertical-align="auto"/>
      <style:text-properties fo:hyphenate="true"/>
    </style:style>
    <style:style style:name="T12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1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2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1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2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2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2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25" style:parent-style-name="Normal" style:family="paragraph">
      <style:paragraph-properties fo:widows="2" fo:orphans="2" style:text-autospace="none" style:vertical-align="auto"/>
      <style:text-properties fo:hyphenate="true"/>
    </style:style>
    <style:style style:name="T122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2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2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3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3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3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33" style:parent-style-name="Normal" style:family="paragraph">
      <style:paragraph-properties fo:widows="2" fo:orphans="2" style:text-autospace="none" style:vertical-align="auto"/>
      <style:text-properties fo:hyphenate="true"/>
    </style:style>
    <style:style style:name="T123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3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3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4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41" style:parent-style-name="Normal" style:family="paragraph">
      <style:paragraph-properties fo:widows="2" fo:orphans="2" style:text-autospace="none" style:vertical-align="auto"/>
      <style:text-properties fo:hyphenate="true"/>
    </style:style>
    <style:style style:name="T124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4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2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4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4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2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5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53" style:parent-style-name="Normal" style:family="paragraph">
      <style:paragraph-properties fo:widows="2" fo:orphans="2" style:text-autospace="none" style:vertical-align="auto"/>
      <style:text-properties fo:hyphenate="true"/>
    </style:style>
    <style:style style:name="T12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5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6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62" style:parent-style-name="Normal" style:family="paragraph">
      <style:paragraph-properties fo:widows="2" fo:orphans="2" style:text-autospace="none" style:vertical-align="auto"/>
      <style:text-properties fo:hyphenate="true"/>
    </style:style>
    <style:style style:name="T12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6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6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2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6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71" style:parent-style-name="Normal" style:family="paragraph">
      <style:paragraph-properties fo:widows="2" fo:orphans="2" style:text-autospace="none" style:vertical-align="auto"/>
      <style:text-properties fo:hyphenate="true"/>
    </style:style>
    <style:style style:name="T12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7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7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81" style:parent-style-name="Normal" style:family="paragraph">
      <style:paragraph-properties fo:widows="2" fo:orphans="2" style:text-autospace="none" style:vertical-align="auto"/>
      <style:text-properties fo:hyphenate="true"/>
    </style:style>
    <style:style style:name="T12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8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86" style:parent-style-name="Normal" style:family="paragraph">
      <style:paragraph-properties fo:widows="2" fo:orphans="2" style:text-autospace="none" style:vertical-align="auto"/>
      <style:text-properties fo:hyphenate="true"/>
    </style:style>
    <style:style style:name="T12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90" style:parent-style-name="Normal" style:family="paragraph">
      <style:paragraph-properties fo:widows="2" fo:orphans="2" style:text-autospace="none" style:vertical-align="auto"/>
      <style:text-properties fo:hyphenate="true"/>
    </style:style>
    <style:style style:name="T12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293" style:parent-style-name="Normal" style:family="paragraph">
      <style:paragraph-properties fo:widows="2" fo:orphans="2" style:text-autospace="none" style:vertical-align="auto"/>
      <style:text-properties fo:hyphenate="true"/>
    </style:style>
    <style:style style:name="T12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9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2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29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2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0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02" style:parent-style-name="Normal" style:family="paragraph">
      <style:paragraph-properties fo:widows="2" fo:orphans="2" style:text-autospace="none" style:vertical-align="auto"/>
      <style:text-properties fo:hyphenate="true"/>
    </style:style>
    <style:style style:name="T13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0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0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10"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13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12" style:parent-style-name="Normal" style:family="paragraph">
      <style:paragraph-properties fo:widows="2" fo:orphans="2" style:text-autospace="none" style:vertical-align="auto"/>
      <style:text-properties fo:hyphenate="true"/>
    </style:style>
    <style:style style:name="T13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16" style:parent-style-name="Normal" style:family="paragraph">
      <style:paragraph-properties fo:widows="2" fo:orphans="2" style:text-autospace="none" style:vertical-align="auto"/>
      <style:text-properties fo:hyphenate="true"/>
    </style:style>
    <style:style style:name="T13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19" style:parent-style-name="Normal" style:family="paragraph">
      <style:paragraph-properties fo:widows="2" fo:orphans="2" style:text-autospace="none" style:vertical-align="auto"/>
      <style:text-properties fo:hyphenate="true"/>
    </style:style>
    <style:style style:name="T13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2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2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2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2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30" style:parent-style-name="Normal" style:family="paragraph">
      <style:paragraph-properties fo:widows="2" fo:orphans="2" style:text-autospace="none" style:vertical-align="auto"/>
      <style:text-properties fo:hyphenate="true"/>
    </style:style>
    <style:style style:name="T13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3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3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3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3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37" style:parent-style-name="Normal" style:family="paragraph">
      <style:paragraph-properties fo:widows="2" fo:orphans="2" style:text-autospace="none" style:vertical-align="auto"/>
      <style:text-properties fo:hyphenate="true"/>
    </style:style>
    <style:style style:name="T13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4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42" style:parent-style-name="Normal" style:family="paragraph">
      <style:paragraph-properties fo:widows="2" fo:orphans="2" style:text-autospace="none" style:vertical-align="auto"/>
      <style:text-properties fo:hyphenate="true"/>
    </style:style>
    <style:style style:name="T13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4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4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5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52" style:parent-style-name="Normal" style:family="paragraph">
      <style:paragraph-properties fo:widows="2" fo:orphans="2" style:text-autospace="none" style:vertical-align="auto"/>
      <style:text-properties fo:hyphenate="true"/>
    </style:style>
    <style:style style:name="T135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5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5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59" style:parent-style-name="Normal" style:family="paragraph">
      <style:paragraph-properties fo:widows="2" fo:orphans="2" style:text-autospace="none" style:vertical-align="auto"/>
      <style:text-properties fo:hyphenate="true"/>
    </style:style>
    <style:style style:name="T13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6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6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6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67"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13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69" style:parent-style-name="Normal" style:family="paragraph">
      <style:paragraph-properties fo:widows="2" fo:orphans="2" style:text-autospace="none" style:vertical-align="auto"/>
      <style:text-properties fo:hyphenate="true"/>
    </style:style>
    <style:style style:name="T13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72" style:parent-style-name="Normal" style:family="paragraph">
      <style:paragraph-properties fo:widows="2" fo:orphans="2" style:text-autospace="none" style:vertical-align="auto"/>
      <style:text-properties fo:hyphenate="true"/>
    </style:style>
    <style:style style:name="T13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7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7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7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80"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13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82" style:parent-style-name="Normal" style:family="paragraph">
      <style:paragraph-properties fo:widows="2" fo:orphans="2" style:text-autospace="none" style:vertical-align="auto"/>
      <style:text-properties fo:hyphenate="true"/>
    </style:style>
    <style:style style:name="T13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8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8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3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8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9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91" style:parent-style-name="Normal" style:family="paragraph">
      <style:paragraph-properties fo:widows="2" fo:orphans="2" style:text-autospace="none" style:vertical-align="auto"/>
      <style:text-properties fo:hyphenate="true"/>
    </style:style>
    <style:style style:name="T13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9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95"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13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39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3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399" style:parent-style-name="Normal" style:family="paragraph">
      <style:paragraph-properties fo:widows="2" fo:orphans="2" style:text-autospace="none" style:vertical-align="auto"/>
      <style:text-properties fo:hyphenate="true"/>
    </style:style>
    <style:style style:name="T14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0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0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4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05"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14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07" style:parent-style-name="Normal" style:family="paragraph">
      <style:paragraph-properties fo:widows="2" fo:orphans="2" style:text-autospace="none" style:vertical-align="auto"/>
      <style:text-properties fo:hyphenate="true"/>
    </style:style>
    <style:style style:name="T14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0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1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4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1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1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1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18" style:parent-style-name="Normal" style:family="paragraph">
      <style:paragraph-properties fo:widows="2" fo:orphans="2" style:text-autospace="none" style:vertical-align="auto"/>
      <style:text-properties fo:hyphenate="true"/>
    </style:style>
    <style:style style:name="T14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2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2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4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2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26" style:parent-style-name="Normal" style:family="paragraph">
      <style:paragraph-properties fo:widows="2" fo:orphans="2" style:text-autospace="none" style:vertical-align="auto"/>
      <style:text-properties fo:hyphenate="true"/>
    </style:style>
    <style:style style:name="T14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2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4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3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32" style:parent-style-name="Normal" style:family="paragraph">
      <style:paragraph-properties fo:widows="2" fo:orphans="2" style:text-autospace="none" style:vertical-align="auto"/>
      <style:text-properties fo:hyphenate="true"/>
    </style:style>
    <style:style style:name="T14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3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4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3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3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40" style:parent-style-name="Normal" style:family="paragraph">
      <style:paragraph-properties fo:widows="2" fo:orphans="2" style:text-autospace="none" style:vertical-align="auto"/>
      <style:text-properties fo:hyphenate="true"/>
    </style:style>
    <style:style style:name="T14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4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4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4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4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4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49" style:parent-style-name="Normal" style:family="paragraph">
      <style:paragraph-properties fo:widows="2" fo:orphans="2" style:text-autospace="none" style:vertical-align="auto"/>
      <style:text-properties fo:hyphenate="true"/>
    </style:style>
    <style:style style:name="T14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51" style:parent-style-name="Normal" style:family="paragraph">
      <style:paragraph-properties fo:widows="2" fo:orphans="2" style:text-autospace="none" style:vertical-align="auto"/>
      <style:text-properties fo:hyphenate="true"/>
    </style:style>
    <style:style style:name="T14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5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5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57" style:parent-style-name="Normal" style:family="paragraph">
      <style:paragraph-properties fo:widows="2" fo:orphans="2" style:text-autospace="none" style:vertical-align="auto"/>
      <style:text-properties fo:hyphenate="true"/>
    </style:style>
    <style:style style:name="T14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5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61" style:parent-style-name="Normal" style:family="paragraph">
      <style:paragraph-properties fo:widows="2" fo:orphans="2" style:text-autospace="none" style:vertical-align="auto"/>
      <style:text-properties fo:hyphenate="true"/>
    </style:style>
    <style:style style:name="T14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6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65" style:parent-style-name="Normal" style:family="paragraph">
      <style:paragraph-properties fo:widows="2" fo:orphans="2" style:text-autospace="none" style:vertical-align="auto"/>
      <style:text-properties fo:hyphenate="true"/>
    </style:style>
    <style:style style:name="T146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6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70" style:parent-style-name="Normal" style:family="paragraph">
      <style:paragraph-properties fo:widows="2" fo:orphans="2" style:text-autospace="none" style:vertical-align="auto"/>
      <style:text-properties fo:hyphenate="true"/>
    </style:style>
    <style:style style:name="T14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7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75" style:parent-style-name="Normal" style:family="paragraph">
      <style:paragraph-properties fo:widows="2" fo:orphans="2" style:text-autospace="none" style:vertical-align="auto"/>
      <style:text-properties fo:hyphenate="true"/>
    </style:style>
    <style:style style:name="T14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77" style:parent-style-name="Normal" style:family="paragraph">
      <style:paragraph-properties fo:widows="2" fo:orphans="2" style:text-autospace="none" style:vertical-align="auto"/>
      <style:text-properties fo:hyphenate="true"/>
    </style:style>
    <style:style style:name="T14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79" style:parent-style-name="Normal" style:family="paragraph">
      <style:paragraph-properties fo:widows="2" fo:orphans="2" style:text-autospace="none" style:vertical-align="auto"/>
      <style:text-properties fo:hyphenate="true"/>
    </style:style>
    <style:style style:name="T14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81"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482" style:parent-style-name="Normal" style:family="paragraph">
      <style:paragraph-properties fo:widows="2" fo:orphans="2" style:text-autospace="none" style:vertical-align="auto"/>
      <style:text-properties fo:hyphenate="true"/>
    </style:style>
    <style:style style:name="T1483"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484" style:parent-style-name="Normal" style:family="paragraph">
      <style:paragraph-properties fo:widows="2" fo:orphans="2" style:text-autospace="none" style:vertical-align="auto"/>
      <style:text-properties fo:hyphenate="true"/>
    </style:style>
    <style:style style:name="T1485"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486" style:parent-style-name="Normal" style:family="paragraph">
      <style:paragraph-properties fo:widows="2" fo:orphans="2" style:text-autospace="none" style:vertical-align="auto"/>
      <style:text-properties fo:hyphenate="true"/>
    </style:style>
    <style:style style:name="T14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88" style:parent-style-name="DefaultParagraphFont" style:family="text">
      <style:text-properties style:font-name="Courier New" style:font-name-complex="Courier New" fo:color="#646464" style:letter-kerning="false" fo:font-size="10pt" style:font-size-asian="10pt" style:font-size-complex="10pt" style:language-complex="th" style:country-complex="TH"/>
    </style:style>
    <style:style style:name="T14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90"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14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492" style:parent-style-name="Normal" style:family="paragraph">
      <style:paragraph-properties fo:widows="2" fo:orphans="2" style:text-autospace="none" style:vertical-align="auto"/>
      <style:text-properties fo:hyphenate="true"/>
    </style:style>
    <style:style style:name="T14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9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4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9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4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49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4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0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0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0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06" style:parent-style-name="Normal" style:family="paragraph">
      <style:paragraph-properties fo:widows="2" fo:orphans="2" style:text-autospace="none" style:vertical-align="auto"/>
      <style:text-properties fo:hyphenate="true"/>
    </style:style>
    <style:style style:name="T15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09" style:parent-style-name="DefaultParagraphFont" style:family="text">
      <style:text-properties style:font-name="Courier New" style:font-name-complex="Courier New" fo:font-style="italic" style:font-style-asian="italic" style:font-style-complex="italic" fo:color="#000000" style:letter-kerning="false" fo:font-size="10pt" style:font-size-asian="10pt" style:font-size-complex="10pt" style:language-complex="th" style:country-complex="TH"/>
    </style:style>
    <style:style style:name="T15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1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14" style:parent-style-name="Normal" style:family="paragraph">
      <style:paragraph-properties fo:widows="2" fo:orphans="2" style:text-autospace="none" style:vertical-align="auto"/>
      <style:text-properties fo:hyphenate="true"/>
    </style:style>
    <style:style style:name="T15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1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1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2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22" style:parent-style-name="Normal" style:family="paragraph">
      <style:paragraph-properties fo:widows="2" fo:orphans="2" style:text-autospace="none" style:vertical-align="auto"/>
      <style:text-properties fo:hyphenate="true"/>
    </style:style>
    <style:style style:name="T15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2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2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2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30" style:parent-style-name="Normal" style:family="paragraph">
      <style:paragraph-properties fo:widows="2" fo:orphans="2" style:text-autospace="none" style:vertical-align="auto"/>
      <style:text-properties fo:hyphenate="true"/>
    </style:style>
    <style:style style:name="T15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3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34" style:parent-style-name="DefaultParagraphFont" style:family="text">
      <style:text-properties style:font-name="Courier New" style:font-name-complex="Courier New" fo:font-style="italic" style:font-style-asian="italic" style:font-style-complex="italic" fo:color="#000000" style:letter-kerning="false" fo:font-size="10pt" style:font-size-asian="10pt" style:font-size-complex="10pt" style:language-complex="th" style:country-complex="TH"/>
    </style:style>
    <style:style style:name="T15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3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38" style:parent-style-name="Normal" style:family="paragraph">
      <style:paragraph-properties fo:widows="2" fo:orphans="2" style:text-autospace="none" style:vertical-align="auto"/>
      <style:text-properties fo:hyphenate="true"/>
    </style:style>
    <style:style style:name="T15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4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4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44"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color="#000000" style:letter-kerning="false" fo:font-size="10pt" style:font-size-asian="10pt" style:font-size-complex="10pt" style:language-complex="th" style:country-complex="TH"/>
    </style:style>
    <style:style style:name="T15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4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48" style:parent-style-name="Normal" style:family="paragraph">
      <style:paragraph-properties fo:widows="2" fo:orphans="2" style:text-autospace="none" style:vertical-align="auto"/>
      <style:text-properties fo:hyphenate="true"/>
    </style:style>
    <style:style style:name="T15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5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5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55" style:parent-style-name="Normal" style:family="paragraph">
      <style:paragraph-properties fo:widows="2" fo:orphans="2" style:text-autospace="none" style:vertical-align="auto"/>
      <style:text-properties fo:hyphenate="true"/>
    </style:style>
    <style:style style:name="T15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5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5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61"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color="#000000" style:letter-kerning="false" fo:font-size="10pt" style:font-size-asian="10pt" style:font-size-complex="10pt" style:language-complex="th" style:country-complex="TH"/>
    </style:style>
    <style:style style:name="T15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6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65" style:parent-style-name="Normal" style:family="paragraph">
      <style:paragraph-properties fo:widows="2" fo:orphans="2" style:text-autospace="none" style:vertical-align="auto"/>
      <style:text-properties fo:hyphenate="true"/>
    </style:style>
    <style:style style:name="T156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6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6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71"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color="#000000" style:letter-kerning="false" fo:font-size="10pt" style:font-size-asian="10pt" style:font-size-complex="10pt" style:language-complex="th" style:country-complex="TH"/>
    </style:style>
    <style:style style:name="T15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73" style:parent-style-name="DefaultParagraphFont" style:family="text">
      <style:text-properties style:font-name="Courier New" style:font-name-complex="Courier New" fo:font-style="italic" style:font-style-asian="italic" style:font-style-complex="italic" fo:color="#000000" style:letter-kerning="false" fo:font-size="10pt" style:font-size-asian="10pt" style:font-size-complex="10pt" style:language-complex="th" style:country-complex="TH"/>
    </style:style>
    <style:style style:name="T15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7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77" style:parent-style-name="Normal" style:family="paragraph">
      <style:paragraph-properties fo:widows="2" fo:orphans="2" style:text-autospace="none" style:vertical-align="auto"/>
      <style:text-properties fo:hyphenate="true"/>
    </style:style>
    <style:style style:name="T15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8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8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8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86" style:parent-style-name="Normal" style:family="paragraph">
      <style:paragraph-properties fo:widows="2" fo:orphans="2" style:text-autospace="none" style:vertical-align="auto"/>
      <style:text-properties fo:hyphenate="true"/>
    </style:style>
    <style:style style:name="T15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8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5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9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92" style:parent-style-name="Normal" style:family="paragraph">
      <style:paragraph-properties fo:widows="2" fo:orphans="2" style:text-autospace="none" style:vertical-align="auto"/>
      <style:text-properties fo:hyphenate="true"/>
    </style:style>
    <style:style style:name="T15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9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59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5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598" style:parent-style-name="Normal" style:family="paragraph">
      <style:paragraph-properties fo:widows="2" fo:orphans="2" style:text-autospace="none" style:vertical-align="auto"/>
      <style:text-properties fo:hyphenate="true"/>
    </style:style>
    <style:style style:name="T15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0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0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04" style:parent-style-name="Normal" style:family="paragraph">
      <style:paragraph-properties fo:widows="2" fo:orphans="2" style:text-autospace="none" style:vertical-align="auto"/>
      <style:text-properties fo:hyphenate="true"/>
    </style:style>
    <style:style style:name="T16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0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0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1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12" style:parent-style-name="Normal" style:family="paragraph">
      <style:paragraph-properties fo:widows="2" fo:orphans="2" style:text-autospace="none" style:vertical-align="auto"/>
      <style:text-properties fo:hyphenate="true"/>
    </style:style>
    <style:style style:name="T16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1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1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19" style:parent-style-name="Normal" style:family="paragraph">
      <style:paragraph-properties fo:widows="2" fo:orphans="2" style:text-autospace="none" style:vertical-align="auto"/>
      <style:text-properties fo:hyphenate="true"/>
    </style:style>
    <style:style style:name="T16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2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2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2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2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27" style:parent-style-name="Normal" style:family="paragraph">
      <style:paragraph-properties fo:widows="2" fo:orphans="2" style:text-autospace="none" style:vertical-align="auto"/>
      <style:text-properties fo:hyphenate="true"/>
    </style:style>
    <style:style style:name="T162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2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3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3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3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3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3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3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3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3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4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41" style:parent-style-name="Normal" style:family="paragraph">
      <style:paragraph-properties fo:widows="2" fo:orphans="2" style:text-autospace="none" style:vertical-align="auto"/>
      <style:text-properties fo:hyphenate="true"/>
    </style:style>
    <style:style style:name="T164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4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4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47" style:parent-style-name="Normal" style:family="paragraph">
      <style:paragraph-properties fo:widows="2" fo:orphans="2" style:text-autospace="none" style:vertical-align="auto"/>
      <style:text-properties fo:hyphenate="true"/>
    </style:style>
    <style:style style:name="T16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5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52" style:parent-style-name="Normal" style:family="paragraph">
      <style:paragraph-properties fo:widows="2" fo:orphans="2" style:text-autospace="none" style:vertical-align="auto"/>
      <style:text-properties fo:hyphenate="true"/>
    </style:style>
    <style:style style:name="T165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5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5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59"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16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61" style:parent-style-name="Normal" style:family="paragraph">
      <style:paragraph-properties fo:widows="2" fo:orphans="2" style:text-autospace="none" style:vertical-align="auto"/>
      <style:text-properties fo:hyphenate="true"/>
    </style:style>
    <style:style style:name="T16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6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66" style:parent-style-name="Normal" style:family="paragraph">
      <style:paragraph-properties fo:widows="2" fo:orphans="2" style:text-autospace="none" style:vertical-align="auto"/>
      <style:text-properties fo:hyphenate="true"/>
    </style:style>
    <style:style style:name="T16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6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6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71" style:parent-style-name="Normal" style:family="paragraph">
      <style:paragraph-properties fo:widows="2" fo:orphans="2" style:text-autospace="none" style:vertical-align="auto"/>
      <style:text-properties fo:hyphenate="true"/>
    </style:style>
    <style:style style:name="T16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7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7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78"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16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80" style:parent-style-name="Normal" style:family="paragraph">
      <style:paragraph-properties fo:widows="2" fo:orphans="2" style:text-autospace="none" style:vertical-align="auto"/>
      <style:text-properties fo:hyphenate="true"/>
    </style:style>
    <style:style style:name="T16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82" style:parent-style-name="Normal" style:family="paragraph">
      <style:paragraph-properties fo:widows="2" fo:orphans="2" style:text-autospace="none" style:vertical-align="auto"/>
      <style:text-properties fo:hyphenate="true"/>
    </style:style>
    <style:style style:name="T16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84" style:parent-style-name="Normal" style:family="paragraph">
      <style:paragraph-properties fo:widows="2" fo:orphans="2" style:text-autospace="none" style:vertical-align="auto"/>
      <style:text-properties fo:hyphenate="true"/>
    </style:style>
    <style:style style:name="T16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86" style:parent-style-name="Normal" style:family="paragraph">
      <style:paragraph-properties fo:widows="2" fo:orphans="2" style:text-autospace="none" style:vertical-align="auto"/>
      <style:text-properties fo:hyphenate="true"/>
    </style:style>
    <style:style style:name="T16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89"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690" style:parent-style-name="Normal" style:family="paragraph">
      <style:paragraph-properties fo:widows="2" fo:orphans="2" style:text-autospace="none" style:vertical-align="auto"/>
      <style:text-properties fo:hyphenate="true"/>
    </style:style>
    <style:style style:name="T1691"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692" style:parent-style-name="Normal" style:family="paragraph">
      <style:paragraph-properties fo:widows="2" fo:orphans="2" style:text-autospace="none" style:vertical-align="auto"/>
      <style:text-properties fo:hyphenate="true"/>
    </style:style>
    <style:style style:name="T1693"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694" style:parent-style-name="Normal" style:family="paragraph">
      <style:paragraph-properties fo:widows="2" fo:orphans="2" style:text-autospace="none" style:vertical-align="auto"/>
      <style:text-properties fo:hyphenate="true"/>
    </style:style>
    <style:style style:name="T16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69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6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698" style:parent-style-name="Normal" style:family="paragraph">
      <style:paragraph-properties fo:widows="2" fo:orphans="2" style:text-autospace="none" style:vertical-align="auto"/>
      <style:text-properties fo:hyphenate="true"/>
    </style:style>
    <style:style style:name="T16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0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7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0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05" style:parent-style-name="Normal" style:family="paragraph">
      <style:paragraph-properties fo:widows="2" fo:orphans="2" style:text-autospace="none" style:vertical-align="auto"/>
      <style:text-properties fo:hyphenate="true"/>
    </style:style>
    <style:style style:name="T17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0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0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7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11"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7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1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15" style:parent-style-name="Normal" style:family="paragraph">
      <style:paragraph-properties fo:widows="2" fo:orphans="2" style:text-autospace="none" style:vertical-align="auto"/>
      <style:text-properties fo:hyphenate="true"/>
    </style:style>
    <style:style style:name="T17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1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1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7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21"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17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23" style:parent-style-name="Normal" style:family="paragraph">
      <style:paragraph-properties fo:widows="2" fo:orphans="2" style:text-autospace="none" style:vertical-align="auto"/>
      <style:text-properties fo:hyphenate="true"/>
    </style:style>
    <style:style style:name="T17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2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7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2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7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30" style:parent-style-name="Normal" style:family="paragraph">
      <style:paragraph-properties fo:widows="2" fo:orphans="2" style:text-autospace="none" style:vertical-align="auto"/>
      <style:text-properties fo:hyphenate="true"/>
    </style:style>
    <style:style style:name="T17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32" style:parent-style-name="Normal" style:family="paragraph">
      <style:paragraph-properties fo:widows="2" fo:orphans="2" style:text-autospace="none" style:vertical-align="auto"/>
      <style:text-properties fo:hyphenate="true"/>
    </style:style>
    <style:style style:name="T17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3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3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3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7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39" style:parent-style-name="Normal" style:family="paragraph">
      <style:paragraph-properties fo:widows="2" fo:orphans="2" style:text-autospace="none" style:vertical-align="auto"/>
      <style:text-properties fo:hyphenate="true"/>
    </style:style>
    <style:style style:name="T174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41" style:parent-style-name="Normal" style:family="paragraph">
      <style:paragraph-properties fo:widows="2" fo:orphans="2" style:text-autospace="none" style:vertical-align="auto"/>
      <style:text-properties fo:hyphenate="true"/>
    </style:style>
    <style:style style:name="T174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43" style:parent-style-name="Normal" style:family="paragraph">
      <style:paragraph-properties fo:widows="2" fo:orphans="2" style:text-autospace="none" style:vertical-align="auto"/>
      <style:text-properties fo:hyphenate="true"/>
    </style:style>
    <style:style style:name="T17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45"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746" style:parent-style-name="Normal" style:family="paragraph">
      <style:paragraph-properties fo:widows="2" fo:orphans="2" style:text-autospace="none" style:vertical-align="auto"/>
      <style:text-properties fo:hyphenate="true"/>
    </style:style>
    <style:style style:name="T1747"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748" style:parent-style-name="Normal" style:family="paragraph">
      <style:paragraph-properties fo:widows="2" fo:orphans="2" style:text-autospace="none" style:vertical-align="auto"/>
      <style:text-properties fo:hyphenate="true"/>
    </style:style>
    <style:style style:name="T1749"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750" style:parent-style-name="Normal" style:family="paragraph">
      <style:paragraph-properties fo:widows="2" fo:orphans="2" style:text-autospace="none" style:vertical-align="auto"/>
      <style:text-properties fo:hyphenate="true"/>
    </style:style>
    <style:style style:name="T17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52" style:parent-style-name="DefaultParagraphFont" style:family="text">
      <style:text-properties style:font-name="Courier New" style:font-name-complex="Courier New" fo:color="#646464" style:letter-kerning="false" fo:font-size="10pt" style:font-size-asian="10pt" style:font-size-complex="10pt" style:language-complex="th" style:country-complex="TH"/>
    </style:style>
    <style:style style:name="P1753" style:parent-style-name="Normal" style:family="paragraph">
      <style:paragraph-properties fo:widows="2" fo:orphans="2" style:text-autospace="none" style:vertical-align="auto"/>
      <style:text-properties fo:hyphenate="true"/>
    </style:style>
    <style:style style:name="T17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5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5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5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7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61" style:parent-style-name="Normal" style:family="paragraph">
      <style:paragraph-properties fo:widows="2" fo:orphans="2" style:text-autospace="none" style:vertical-align="auto"/>
      <style:text-properties fo:hyphenate="true"/>
    </style:style>
    <style:style style:name="T17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64"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T1765" style:parent-style-name="DefaultParagraphFont" style:family="text">
      <style:text-properties style:font-name="Courier New" style:font-name-complex="Courier New" fo:font-weight="bold" style:font-weight-asian="bold" style:font-weight-complex="bold" fo:color="#7F9FBF" style:letter-kerning="false" fo:font-size="10pt" style:font-size-asian="10pt" style:font-size-complex="10pt" style:language-complex="th" style:country-complex="TH"/>
    </style:style>
    <style:style style:name="T1766"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767" style:parent-style-name="Normal" style:family="paragraph">
      <style:paragraph-properties fo:widows="2" fo:orphans="2" style:text-autospace="none" style:vertical-align="auto"/>
      <style:text-properties fo:hyphenate="true"/>
    </style:style>
    <style:style style:name="T17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70" style:parent-style-name="Normal" style:family="paragraph">
      <style:paragraph-properties fo:widows="2" fo:orphans="2" style:text-autospace="none" style:vertical-align="auto"/>
      <style:text-properties fo:hyphenate="true"/>
    </style:style>
    <style:style style:name="T17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7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75" style:parent-style-name="Normal" style:family="paragraph">
      <style:paragraph-properties fo:widows="2" fo:orphans="2" style:text-autospace="none" style:vertical-align="auto"/>
      <style:text-properties fo:hyphenate="true"/>
    </style:style>
    <style:style style:name="T17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7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7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8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7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83"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78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85" style:parent-style-name="Normal" style:family="paragraph">
      <style:paragraph-properties fo:widows="2" fo:orphans="2" style:text-autospace="none" style:vertical-align="auto"/>
      <style:text-properties fo:hyphenate="true"/>
    </style:style>
    <style:style style:name="T17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89"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790" style:parent-style-name="Normal" style:family="paragraph">
      <style:paragraph-properties fo:widows="2" fo:orphans="2" style:text-autospace="none" style:vertical-align="auto"/>
      <style:text-properties fo:hyphenate="true"/>
    </style:style>
    <style:style style:name="T17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95"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7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797" style:parent-style-name="Normal" style:family="paragraph">
      <style:paragraph-properties fo:widows="2" fo:orphans="2" style:text-autospace="none" style:vertical-align="auto"/>
      <style:text-properties fo:hyphenate="true"/>
    </style:style>
    <style:style style:name="T17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7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0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0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8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0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808" style:parent-style-name="Normal" style:family="paragraph">
      <style:paragraph-properties fo:widows="2" fo:orphans="2" style:text-autospace="none" style:vertical-align="auto"/>
      <style:text-properties fo:hyphenate="true"/>
    </style:style>
    <style:style style:name="T18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1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1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1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8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820" style:parent-style-name="Normal" style:family="paragraph">
      <style:paragraph-properties fo:widows="2" fo:orphans="2" style:text-autospace="none" style:vertical-align="auto"/>
      <style:text-properties fo:hyphenate="true"/>
    </style:style>
    <style:style style:name="T18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2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2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3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832" style:parent-style-name="Normal" style:family="paragraph">
      <style:paragraph-properties fo:widows="2" fo:orphans="2" style:text-autospace="none" style:vertical-align="auto"/>
      <style:text-properties fo:hyphenate="true"/>
    </style:style>
    <style:style style:name="T18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3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3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3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4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4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4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843" style:parent-style-name="Normal" style:family="paragraph">
      <style:paragraph-properties fo:widows="2" fo:orphans="2" style:text-autospace="none" style:vertical-align="auto"/>
      <style:text-properties fo:hyphenate="true"/>
    </style:style>
    <style:style style:name="T18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4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5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5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5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5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8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856" style:parent-style-name="Normal" style:family="paragraph">
      <style:paragraph-properties fo:widows="2" fo:orphans="2" style:text-autospace="none" style:vertical-align="auto"/>
      <style:text-properties fo:hyphenate="true"/>
    </style:style>
    <style:style style:name="T18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6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6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6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6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6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6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871" style:parent-style-name="Normal" style:family="paragraph">
      <style:paragraph-properties fo:widows="2" fo:orphans="2" style:text-autospace="none" style:vertical-align="auto"/>
      <style:text-properties fo:hyphenate="true"/>
    </style:style>
    <style:style style:name="T18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7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7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8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8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884" style:parent-style-name="Normal" style:family="paragraph">
      <style:paragraph-properties fo:widows="2" fo:orphans="2" style:text-autospace="none" style:vertical-align="auto"/>
      <style:text-properties fo:hyphenate="true"/>
    </style:style>
    <style:style style:name="T18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8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89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891" style:parent-style-name="Normal" style:family="paragraph">
      <style:paragraph-properties fo:widows="2" fo:orphans="2" style:text-autospace="none" style:vertical-align="auto"/>
      <style:text-properties fo:hyphenate="true"/>
    </style:style>
    <style:style style:name="T18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9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8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89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8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00"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9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0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9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04" style:parent-style-name="Normal" style:family="paragraph">
      <style:paragraph-properties fo:widows="2" fo:orphans="2" style:text-autospace="none" style:vertical-align="auto"/>
      <style:text-properties fo:hyphenate="true"/>
    </style:style>
    <style:style style:name="T19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09" style:parent-style-name="Normal" style:family="paragraph">
      <style:paragraph-properties fo:widows="2" fo:orphans="2" style:text-autospace="none" style:vertical-align="auto"/>
      <style:text-properties fo:hyphenate="true"/>
    </style:style>
    <style:style style:name="T19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1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1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1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9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19"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9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21" style:parent-style-name="Normal" style:family="paragraph">
      <style:paragraph-properties fo:widows="2" fo:orphans="2" style:text-autospace="none" style:vertical-align="auto"/>
      <style:text-properties fo:hyphenate="true"/>
    </style:style>
    <style:style style:name="T19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25"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T1926" style:parent-style-name="DefaultParagraphFont"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style:language-complex="th" style:country-complex="TH"/>
    </style:style>
    <style:style style:name="T1927"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928" style:parent-style-name="Normal" style:family="paragraph">
      <style:paragraph-properties fo:widows="2" fo:orphans="2" style:text-autospace="none" style:vertical-align="auto"/>
      <style:text-properties fo:hyphenate="true"/>
    </style:style>
    <style:style style:name="T19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3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3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33"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93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35" style:parent-style-name="Normal" style:family="paragraph">
      <style:paragraph-properties fo:widows="2" fo:orphans="2" style:text-autospace="none" style:vertical-align="auto"/>
      <style:text-properties fo:hyphenate="true"/>
    </style:style>
    <style:style style:name="T19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4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4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9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4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46" style:parent-style-name="Normal" style:family="paragraph">
      <style:paragraph-properties fo:widows="2" fo:orphans="2" style:text-autospace="none" style:vertical-align="auto"/>
      <style:text-properties fo:hyphenate="true"/>
    </style:style>
    <style:style style:name="T19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5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95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5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56" style:parent-style-name="Normal" style:family="paragraph">
      <style:paragraph-properties fo:widows="2" fo:orphans="2" style:text-autospace="none" style:vertical-align="auto"/>
      <style:text-properties fo:hyphenate="true"/>
    </style:style>
    <style:style style:name="T19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6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63" style:parent-style-name="Normal" style:family="paragraph">
      <style:paragraph-properties fo:widows="2" fo:orphans="2" style:text-autospace="none" style:vertical-align="auto"/>
      <style:text-properties fo:hyphenate="true"/>
    </style:style>
    <style:style style:name="T19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6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6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7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73"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19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75" style:parent-style-name="Normal" style:family="paragraph">
      <style:paragraph-properties fo:widows="2" fo:orphans="2" style:text-autospace="none" style:vertical-align="auto"/>
      <style:text-properties fo:hyphenate="true"/>
    </style:style>
    <style:style style:name="T19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80" style:parent-style-name="Normal" style:family="paragraph">
      <style:paragraph-properties fo:widows="2" fo:orphans="2" style:text-autospace="none" style:vertical-align="auto"/>
      <style:text-properties fo:hyphenate="true"/>
    </style:style>
    <style:style style:name="T19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8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8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19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8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19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9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19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1992" style:parent-style-name="Normal" style:family="paragraph">
      <style:paragraph-properties fo:widows="2" fo:orphans="2" style:text-autospace="none" style:vertical-align="auto"/>
      <style:text-properties fo:hyphenate="true"/>
    </style:style>
    <style:style style:name="T19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96"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1997" style:parent-style-name="Normal" style:family="paragraph">
      <style:paragraph-properties fo:widows="2" fo:orphans="2" style:text-autospace="none" style:vertical-align="auto"/>
      <style:text-properties fo:hyphenate="true"/>
    </style:style>
    <style:style style:name="T19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19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0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0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0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0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0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08" style:parent-style-name="Normal" style:family="paragraph">
      <style:paragraph-properties fo:widows="2" fo:orphans="2" style:text-autospace="none" style:vertical-align="auto"/>
      <style:text-properties fo:hyphenate="true"/>
    </style:style>
    <style:style style:name="T20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1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15"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0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1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19" style:parent-style-name="Normal" style:family="paragraph">
      <style:paragraph-properties fo:widows="2" fo:orphans="2" style:text-autospace="none" style:vertical-align="auto"/>
      <style:text-properties fo:hyphenate="true"/>
    </style:style>
    <style:style style:name="T20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2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2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27"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02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2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3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31" style:parent-style-name="Normal" style:family="paragraph">
      <style:paragraph-properties fo:widows="2" fo:orphans="2" style:text-autospace="none" style:vertical-align="auto"/>
      <style:text-properties fo:hyphenate="true"/>
    </style:style>
    <style:style style:name="T203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3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3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0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4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0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4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0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44" style:parent-style-name="Normal" style:family="paragraph">
      <style:paragraph-properties fo:widows="2" fo:orphans="2" style:text-autospace="none" style:vertical-align="auto"/>
      <style:text-properties fo:hyphenate="true"/>
    </style:style>
    <style:style style:name="T20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51"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0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5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55" style:parent-style-name="Normal" style:family="paragraph">
      <style:paragraph-properties fo:widows="2" fo:orphans="2" style:text-autospace="none" style:vertical-align="auto"/>
      <style:text-properties fo:hyphenate="true"/>
    </style:style>
    <style:style style:name="T20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62"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0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6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66" style:parent-style-name="Normal" style:family="paragraph">
      <style:paragraph-properties fo:widows="2" fo:orphans="2" style:text-autospace="none" style:vertical-align="auto"/>
      <style:text-properties fo:hyphenate="true"/>
    </style:style>
    <style:style style:name="T20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7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74" style:parent-style-name="Normal" style:family="paragraph">
      <style:paragraph-properties fo:widows="2" fo:orphans="2" style:text-autospace="none" style:vertical-align="auto"/>
      <style:text-properties fo:hyphenate="true"/>
    </style:style>
    <style:style style:name="T20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8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8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08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86"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20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88" style:parent-style-name="Normal" style:family="paragraph">
      <style:paragraph-properties fo:widows="2" fo:orphans="2" style:text-autospace="none" style:vertical-align="auto"/>
      <style:text-properties fo:hyphenate="true"/>
    </style:style>
    <style:style style:name="T20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9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094" style:parent-style-name="Normal" style:family="paragraph">
      <style:paragraph-properties fo:widows="2" fo:orphans="2" style:text-autospace="none" style:vertical-align="auto"/>
      <style:text-properties fo:hyphenate="true"/>
    </style:style>
    <style:style style:name="T20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09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101" style:parent-style-name="Normal" style:family="paragraph">
      <style:paragraph-properties fo:widows="2" fo:orphans="2" style:text-autospace="none" style:vertical-align="auto"/>
      <style:text-properties fo:hyphenate="true"/>
    </style:style>
    <style:style style:name="T21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0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0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11"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21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113" style:parent-style-name="Normal" style:family="paragraph">
      <style:paragraph-properties fo:widows="2" fo:orphans="2" style:text-autospace="none" style:vertical-align="auto"/>
      <style:text-properties fo:hyphenate="true"/>
    </style:style>
    <style:style style:name="T21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118" style:parent-style-name="Normal" style:family="paragraph">
      <style:paragraph-properties fo:widows="2" fo:orphans="2" style:text-autospace="none" style:vertical-align="auto"/>
      <style:text-properties fo:hyphenate="true"/>
    </style:style>
    <style:style style:name="T21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2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2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2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1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2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1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130" style:parent-style-name="Normal" style:family="paragraph">
      <style:paragraph-properties fo:widows="2" fo:orphans="2" style:text-autospace="none" style:vertical-align="auto"/>
      <style:text-properties fo:hyphenate="true"/>
    </style:style>
    <style:style style:name="T21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3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34"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2135" style:parent-style-name="Normal" style:family="paragraph">
      <style:paragraph-properties fo:widows="2" fo:orphans="2" style:text-autospace="none" style:vertical-align="auto"/>
      <style:text-properties fo:hyphenate="true"/>
    </style:style>
    <style:style style:name="T21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4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1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142" style:parent-style-name="Normal" style:family="paragraph">
      <style:paragraph-properties fo:widows="2" fo:orphans="2" style:text-autospace="none" style:vertical-align="auto"/>
      <style:text-properties fo:hyphenate="true"/>
    </style:style>
    <style:style style:name="T21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4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49"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1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5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153" style:parent-style-name="Normal" style:family="paragraph">
      <style:paragraph-properties fo:widows="2" fo:orphans="2" style:text-autospace="none" style:vertical-align="auto"/>
      <style:text-properties fo:hyphenate="true"/>
    </style:style>
    <style:style style:name="T21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5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1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6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63"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1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165" style:parent-style-name="Normal" style:family="paragraph">
      <style:paragraph-properties fo:widows="2" fo:orphans="2" style:text-autospace="none" style:vertical-align="auto"/>
      <style:text-properties fo:hyphenate="true"/>
    </style:style>
    <style:style style:name="T216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7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1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7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7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1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177" style:parent-style-name="Normal" style:family="paragraph">
      <style:paragraph-properties fo:widows="2" fo:orphans="2" style:text-autospace="none" style:vertical-align="auto"/>
      <style:text-properties fo:hyphenate="true"/>
    </style:style>
    <style:style style:name="T21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8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1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8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86"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1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188" style:parent-style-name="Normal" style:family="paragraph">
      <style:paragraph-properties fo:widows="2" fo:orphans="2" style:text-autospace="none" style:vertical-align="auto"/>
      <style:text-properties fo:hyphenate="true"/>
    </style:style>
    <style:style style:name="T21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9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9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9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1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9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1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199"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2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201" style:parent-style-name="Normal" style:family="paragraph">
      <style:paragraph-properties fo:widows="2" fo:orphans="2" style:text-autospace="none" style:vertical-align="auto"/>
      <style:text-properties fo:hyphenate="true"/>
    </style:style>
    <style:style style:name="T22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06"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08"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2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1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1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1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2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216" style:parent-style-name="Normal" style:family="paragraph">
      <style:paragraph-properties fo:widows="2" fo:orphans="2" style:text-autospace="none" style:vertical-align="auto"/>
      <style:text-properties fo:hyphenate="true"/>
    </style:style>
    <style:style style:name="T22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21"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2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23"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2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2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22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2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22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229" style:parent-style-name="Normal" style:family="paragraph">
      <style:paragraph-properties fo:widows="2" fo:orphans="2" style:text-autospace="none" style:vertical-align="auto"/>
      <style:text-properties fo:hyphenate="true"/>
    </style:style>
    <style:style style:name="T223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3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34"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2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236" style:parent-style-name="Normal" style:family="paragraph">
      <style:paragraph-properties fo:widows="2" fo:orphans="2" style:text-autospace="none" style:vertical-align="auto"/>
      <style:text-properties fo:hyphenate="true"/>
    </style:style>
    <style:style style:name="T22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4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41"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24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4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45"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2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47"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2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249" style:parent-style-name="Normal" style:family="paragraph">
      <style:paragraph-properties fo:widows="2" fo:orphans="2" style:text-autospace="none" style:vertical-align="auto"/>
      <style:text-properties fo:hyphenate="true"/>
    </style:style>
    <style:style style:name="T22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5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254" style:parent-style-name="Normal" style:family="paragraph">
      <style:paragraph-properties fo:widows="2" fo:orphans="2" style:text-autospace="none" style:vertical-align="auto"/>
      <style:text-properties fo:hyphenate="true"/>
    </style:style>
    <style:style style:name="T225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5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5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5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6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6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2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6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2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266" style:parent-style-name="Normal" style:family="paragraph">
      <style:paragraph-properties fo:widows="2" fo:orphans="2" style:text-autospace="none" style:vertical-align="auto"/>
      <style:text-properties fo:hyphenate="true"/>
    </style:style>
    <style:style style:name="T22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70"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T2271" style:parent-style-name="DefaultParagraphFont"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style:language-complex="th" style:country-complex="TH"/>
    </style:style>
    <style:style style:name="P2272" style:parent-style-name="Normal" style:family="paragraph">
      <style:paragraph-properties fo:widows="2" fo:orphans="2" style:text-autospace="none" style:vertical-align="auto"/>
      <style:text-properties fo:hyphenate="true"/>
    </style:style>
    <style:style style:name="T22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77"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2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279" style:parent-style-name="Normal" style:family="paragraph">
      <style:paragraph-properties fo:widows="2" fo:orphans="2" style:text-autospace="none" style:vertical-align="auto"/>
      <style:text-properties fo:hyphenate="true"/>
    </style:style>
    <style:style style:name="T228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8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8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28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8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8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290" style:parent-style-name="Normal" style:family="paragraph">
      <style:paragraph-properties fo:widows="2" fo:orphans="2" style:text-autospace="none" style:vertical-align="auto"/>
      <style:text-properties fo:hyphenate="true"/>
    </style:style>
    <style:style style:name="T229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9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9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2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29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29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00" style:parent-style-name="Normal" style:family="paragraph">
      <style:paragraph-properties fo:widows="2" fo:orphans="2" style:text-autospace="none" style:vertical-align="auto"/>
      <style:text-properties fo:hyphenate="true"/>
    </style:style>
    <style:style style:name="T23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0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0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0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07" style:parent-style-name="Normal" style:family="paragraph">
      <style:paragraph-properties fo:widows="2" fo:orphans="2" style:text-autospace="none" style:vertical-align="auto"/>
      <style:text-properties fo:hyphenate="true"/>
    </style:style>
    <style:style style:name="T23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1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1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1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1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1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17"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231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19" style:parent-style-name="Normal" style:family="paragraph">
      <style:paragraph-properties fo:widows="2" fo:orphans="2" style:text-autospace="none" style:vertical-align="auto"/>
      <style:text-properties fo:hyphenate="true"/>
    </style:style>
    <style:style style:name="T23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2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24" style:parent-style-name="Normal" style:family="paragraph">
      <style:paragraph-properties fo:widows="2" fo:orphans="2" style:text-autospace="none" style:vertical-align="auto"/>
      <style:text-properties fo:hyphenate="true"/>
    </style:style>
    <style:style style:name="T23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2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2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2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3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3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3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34"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3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36" style:parent-style-name="Normal" style:family="paragraph">
      <style:paragraph-properties fo:widows="2" fo:orphans="2" style:text-autospace="none" style:vertical-align="auto"/>
      <style:text-properties fo:hyphenate="true"/>
    </style:style>
    <style:style style:name="T23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3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4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41"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4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43"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34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4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4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47" style:parent-style-name="Normal" style:family="paragraph">
      <style:paragraph-properties fo:widows="2" fo:orphans="2" style:text-autospace="none" style:vertical-align="auto"/>
      <style:text-properties fo:hyphenate="true"/>
    </style:style>
    <style:style style:name="T234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5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53"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55"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35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5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5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59" style:parent-style-name="Normal" style:family="paragraph">
      <style:paragraph-properties fo:widows="2" fo:orphans="2" style:text-autospace="none" style:vertical-align="auto"/>
      <style:text-properties fo:hyphenate="true"/>
    </style:style>
    <style:style style:name="T236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6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6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6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66"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36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68"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36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70" style:parent-style-name="DefaultParagraphFont" style:family="text">
      <style:text-properties style:font-name="Courier New" style:font-name-complex="Courier New" fo:color="#0000C0" style:letter-kerning="false" fo:font-size="10pt" style:font-size-asian="10pt" style:font-size-complex="10pt" style:language-complex="th" style:country-complex="TH"/>
    </style:style>
    <style:style style:name="T237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72" style:parent-style-name="Normal" style:family="paragraph">
      <style:paragraph-properties fo:widows="2" fo:orphans="2" style:text-autospace="none" style:vertical-align="auto"/>
      <style:text-properties fo:hyphenate="true"/>
    </style:style>
    <style:style style:name="T23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7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7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7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7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78"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80" style:parent-style-name="Normal" style:family="paragraph">
      <style:paragraph-properties fo:widows="2" fo:orphans="2" style:text-autospace="none" style:vertical-align="auto"/>
      <style:text-properties fo:hyphenate="true"/>
    </style:style>
    <style:style style:name="T23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8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8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8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8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8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8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89"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39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91"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239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93" style:parent-style-name="Normal" style:family="paragraph">
      <style:paragraph-properties fo:widows="2" fo:orphans="2" style:text-autospace="none" style:vertical-align="auto"/>
      <style:text-properties fo:hyphenate="true"/>
    </style:style>
    <style:style style:name="T239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9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9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9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39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399" style:parent-style-name="Normal" style:family="paragraph">
      <style:paragraph-properties fo:widows="2" fo:orphans="2" style:text-autospace="none" style:vertical-align="auto"/>
      <style:text-properties fo:hyphenate="true"/>
    </style:style>
    <style:style style:name="T240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0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0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0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0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40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406" style:parent-style-name="Normal" style:family="paragraph">
      <style:paragraph-properties fo:widows="2" fo:orphans="2" style:text-autospace="none" style:vertical-align="auto"/>
      <style:text-properties fo:hyphenate="true"/>
    </style:style>
    <style:style style:name="T240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0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0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1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1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12"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41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14"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41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16"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241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418" style:parent-style-name="Normal" style:family="paragraph">
      <style:paragraph-properties fo:widows="2" fo:orphans="2" style:text-autospace="none" style:vertical-align="auto"/>
      <style:text-properties fo:hyphenate="true"/>
    </style:style>
    <style:style style:name="T241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2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2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2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423" style:parent-style-name="Normal" style:family="paragraph">
      <style:paragraph-properties fo:widows="2" fo:orphans="2" style:text-autospace="none" style:vertical-align="auto"/>
      <style:text-properties fo:hyphenate="true"/>
    </style:style>
    <style:style style:name="T242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2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2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427" style:parent-style-name="Normal" style:family="paragraph">
      <style:paragraph-properties fo:widows="2" fo:orphans="2" style:text-autospace="none" style:vertical-align="auto"/>
      <style:text-properties fo:hyphenate="true"/>
    </style:style>
    <style:style style:name="T242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2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3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43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3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43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434" style:parent-style-name="Normal" style:family="paragraph">
      <style:paragraph-properties fo:widows="2" fo:orphans="2" style:text-autospace="none" style:vertical-align="auto"/>
      <style:text-properties fo:hyphenate="true"/>
    </style:style>
    <style:style style:name="T243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3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3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38" style:parent-style-name="DefaultParagraphFont" style:family="text">
      <style:text-properties style:font-name="Courier New" style:font-name-complex="Courier New" fo:font-style="italic" style:font-style-asian="italic" style:font-style-complex="italic" fo:color="#000000" style:letter-kerning="false" fo:font-size="10pt" style:font-size-asian="10pt" style:font-size-complex="10pt" style:language-complex="th" style:country-complex="TH"/>
    </style:style>
    <style:style style:name="T243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40"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44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42"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44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44" style:parent-style-name="DefaultParagraphFont" style:family="text">
      <style:text-properties style:font-name="Courier New" style:font-name-complex="Courier New" fo:color="#2A00FF" style:letter-kerning="false" fo:font-size="10pt" style:font-size-asian="10pt" style:font-size-complex="10pt" style:language-complex="th" style:country-complex="TH"/>
    </style:style>
    <style:style style:name="T2445"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46"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0000C0" style:letter-kerning="false" fo:font-size="10pt" style:font-size-asian="10pt" style:font-size-complex="10pt" style:language-complex="th" style:country-complex="TH"/>
    </style:style>
    <style:style style:name="T2447"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448" style:parent-style-name="Normal" style:family="paragraph">
      <style:paragraph-properties fo:widows="2" fo:orphans="2" style:text-autospace="none" style:vertical-align="auto"/>
      <style:text-properties fo:hyphenate="true"/>
    </style:style>
    <style:style style:name="T244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5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451" style:parent-style-name="Normal" style:family="paragraph">
      <style:paragraph-properties fo:widows="2" fo:orphans="2" style:text-autospace="none" style:vertical-align="auto"/>
      <style:text-properties fo:hyphenate="true"/>
    </style:style>
    <style:style style:name="T245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453" style:parent-style-name="Normal" style:family="paragraph">
      <style:paragraph-properties fo:widows="2" fo:orphans="2" style:text-autospace="none" style:vertical-align="auto"/>
      <style:text-properties fo:hyphenate="true"/>
    </style:style>
    <style:style style:name="T245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55"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2456" style:parent-style-name="Normal" style:family="paragraph">
      <style:paragraph-properties fo:widows="2" fo:orphans="2" style:text-autospace="none" style:vertical-align="auto"/>
      <style:text-properties fo:hyphenate="true"/>
    </style:style>
    <style:style style:name="T2457"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2458" style:parent-style-name="Normal" style:family="paragraph">
      <style:paragraph-properties fo:widows="2" fo:orphans="2" style:text-autospace="none" style:vertical-align="auto"/>
      <style:text-properties fo:hyphenate="true"/>
    </style:style>
    <style:style style:name="T2459"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2460" style:parent-style-name="Normal" style:family="paragraph">
      <style:paragraph-properties fo:widows="2" fo:orphans="2" style:text-autospace="none" style:vertical-align="auto"/>
      <style:text-properties fo:hyphenate="true"/>
    </style:style>
    <style:style style:name="T246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62" style:parent-style-name="DefaultParagraphFont" style:family="text">
      <style:text-properties style:font-name="Courier New" style:font-name-complex="Courier New" fo:color="#646464" style:letter-kerning="false" fo:font-size="10pt" style:font-size-asian="10pt" style:font-size-complex="10pt" style:language-complex="th" style:country-complex="TH"/>
    </style:style>
    <style:style style:name="P2463" style:parent-style-name="Normal" style:family="paragraph">
      <style:paragraph-properties fo:widows="2" fo:orphans="2" style:text-autospace="none" style:vertical-align="auto"/>
      <style:text-properties fo:hyphenate="true"/>
    </style:style>
    <style:style style:name="T2464"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65"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466"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67" style:parent-style-name="DefaultParagraphFont" style:family="text">
      <style:text-properties style:font-name="Courier New" style:font-name-complex="Courier New" fo:font-weight="bold" style:font-weight-asian="bold" style:font-weight-complex="bold" fo:color="#7F0055" style:letter-kerning="false" fo:font-size="10pt" style:font-size-asian="10pt" style:font-size-complex="10pt" style:language-complex="th" style:country-complex="TH"/>
    </style:style>
    <style:style style:name="T246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69" style:parent-style-name="DefaultParagraphFont" style:family="text">
      <style:text-properties style:font-name="Courier New" style:font-name-complex="Courier New" fo:color="#6A3E3E" style:letter-kerning="false" fo:font-size="10pt" style:font-size-asian="10pt" style:font-size-complex="10pt" style:language-complex="th" style:country-complex="TH"/>
    </style:style>
    <style:style style:name="T2470"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471" style:parent-style-name="Normal" style:family="paragraph">
      <style:paragraph-properties fo:widows="2" fo:orphans="2" style:text-autospace="none" style:vertical-align="auto"/>
      <style:text-properties fo:hyphenate="true"/>
    </style:style>
    <style:style style:name="T247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73"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74"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T2475" style:parent-style-name="DefaultParagraphFont" style:family="text">
      <style:text-properties style:font-name="Courier New" style:font-name-complex="Courier New" fo:font-weight="bold" style:font-weight-asian="bold" style:font-weight-complex="bold" fo:color="#7F9FBF" style:letter-kerning="false" fo:font-size="10pt" style:font-size-asian="10pt" style:font-size-complex="10pt" style:language-complex="th" style:country-complex="TH"/>
    </style:style>
    <style:style style:name="T2476" style:parent-style-name="DefaultParagraphFont" style:family="text">
      <style:text-properties style:font-name="Courier New" style:font-name-complex="Courier New" fo:color="#3F7F5F" style:letter-kerning="false" fo:font-size="10pt" style:font-size-asian="10pt" style:font-size-complex="10pt" style:language-complex="th" style:country-complex="TH"/>
    </style:style>
    <style:style style:name="P2477" style:parent-style-name="Normal" style:family="paragraph">
      <style:paragraph-properties fo:widows="2" fo:orphans="2" style:text-autospace="none" style:vertical-align="auto"/>
      <style:text-properties fo:hyphenate="true"/>
    </style:style>
    <style:style style:name="T2478"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79"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480" style:parent-style-name="Normal" style:family="paragraph">
      <style:paragraph-properties fo:widows="2" fo:orphans="2" style:text-autospace="none" style:vertical-align="auto"/>
      <style:text-properties fo:hyphenate="true"/>
    </style:style>
    <style:style style:name="T2481"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T2482" style:parent-style-name="DefaultParagraphFont" style:family="text">
      <style:text-properties style:font-name="Courier New" style:font-name-complex="Courier New" fo:color="#000000" style:letter-kerning="false" fo:font-size="10pt" style:font-size-asian="10pt" style:font-size-complex="10pt" style:language-complex="th" style:country-complex="TH"/>
    </style:style>
    <style:style style:name="P2483" style:parent-style-name="Standard" style:family="paragraph">
      <style:text-properties style:font-name="Arial" style:font-name-complex="Arial" fo:font-size="14pt" style:font-size-asian="14pt" style:font-size-complex="14pt"/>
    </style:style>
    <style:style style:name="T2484" style:parent-style-name="Heading1Char" style:family="text">
      <style:text-properties style:font-name="Arial" style:font-name-asian="Times New Roman" style:font-name-complex="Arial" fo:color="#5A5A5A" style:font-size-complex="16pt"/>
    </style:style>
    <style:style style:name="T2485" style:parent-style-name="SubtleEmphasis" style:family="text">
      <style:text-properties style:font-name="Arial" style:font-name-complex="Arial" fo:font-size="14pt" style:font-size-asian="14pt" style:font-size-complex="14pt"/>
    </style:style>
    <style:style style:name="TableColumn2487" style:family="table-column">
      <style:table-column-properties style:column-width="6.693in" style:use-optimal-column-width="false"/>
    </style:style>
    <style:style style:name="Table2486" style:family="table">
      <style:table-properties style:width="6.693in" fo:margin-left="0.0381in" table:align="left"/>
    </style:style>
    <style:style style:name="TableRow2488" style:family="table-row">
      <style:table-row-properties style:use-optimal-row-height="false"/>
    </style:style>
    <style:style style:name="TableCell2489" style:family="table-cell">
      <style:table-cell-properties fo:border="0.0034in solid #000000" style:writing-mode="lr-tb" fo:padding-top="0.0381in" fo:padding-left="0.0381in" fo:padding-bottom="0.0381in" fo:padding-right="0.0381in"/>
    </style:style>
    <style:style style:name="P2490" style:parent-style-name="TableContents" style:family="paragraph">
      <style:text-properties style:font-name="Arial" style:font-name-complex="Arial" fo:font-size="14pt" style:font-size-asian="14pt" style:font-size-complex="14pt"/>
    </style:style>
    <style:style style:name="TableRow2491" style:family="table-row">
      <style:table-row-properties style:use-optimal-row-height="false"/>
    </style:style>
    <style:style style:name="TableCell2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3" style:parent-style-name="TableContents" style:family="paragraph">
      <style:text-properties style:font-name="Arial" style:font-name-complex="Arial" fo:font-size="14pt" style:font-size-asian="14pt" style:font-size-complex="14pt"/>
    </style:style>
    <style:style style:name="P2494" style:parent-style-name="Standard" style:family="paragraph">
      <style:text-properties style:font-name="Arial" style:font-name-complex="Arial" fo:font-size="14pt" style:font-size-asian="14pt" style:font-size-complex="14pt"/>
    </style:style>
    <style:style style:name="T2495" style:parent-style-name="SubtleEmphasis" style:family="text">
      <style:text-properties style:font-name="Arial" style:font-name-complex="Arial" fo:font-size="14pt" style:font-size-asian="14pt" style:font-size-complex="14pt"/>
    </style:style>
    <style:style style:name="TableColumn2497" style:family="table-column">
      <style:table-column-properties style:column-width="6.693in" style:use-optimal-column-width="false"/>
    </style:style>
    <style:style style:name="Table2496" style:family="table">
      <style:table-properties style:width="6.693in" fo:margin-left="0.0381in" table:align="left"/>
    </style:style>
    <style:style style:name="TableRow2498" style:family="table-row">
      <style:table-row-properties style:use-optimal-row-height="false"/>
    </style:style>
    <style:style style:name="TableCell2499" style:family="table-cell">
      <style:table-cell-properties fo:border="0.0034in solid #000000" style:writing-mode="lr-tb" fo:padding-top="0.0381in" fo:padding-left="0.0381in" fo:padding-bottom="0.0381in" fo:padding-right="0.0381in"/>
    </style:style>
    <style:style style:name="P2500" style:parent-style-name="TableContents" style:family="paragraph">
      <style:text-properties style:font-name="Arial" style:font-name-complex="Arial" fo:font-size="14pt" style:font-size-asian="14pt" style:font-size-complex="14pt"/>
    </style:style>
    <style:style style:name="TableRow2501" style:family="table-row">
      <style:table-row-properties style:use-optimal-row-height="false"/>
    </style:style>
    <style:style style:name="TableCell2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0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5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7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7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5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0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5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P2670" style:parent-style-name="TableContents" style:family="paragraph">
      <style:text-properties style:font-name="Arial" style:font-name-complex="Arial" fo:font-size="14pt" style:font-size-asian="14pt" style:font-size-complex="14pt"/>
    </style:style>
    <style:style style:name="P2671" style:parent-style-name="Standard" style:family="paragraph">
      <style:text-properties style:font-name="Arial" style:font-name-complex="Arial" fo:font-size="14pt" style:font-size-asian="14pt" style:font-size-complex="14pt"/>
    </style:style>
    <style:style style:name="T2672" style:parent-style-name="SubtleEmphasis" style:family="text">
      <style:text-properties style:font-name="Arial" style:font-name-complex="Arial" fo:font-size="14pt" style:font-size-asian="14pt" style:font-size-complex="14pt"/>
    </style:style>
    <style:style style:name="P2673" style:parent-style-name="Standard" style:family="paragraph">
      <style:text-properties style:font-name="Arial" style:font-name-complex="Arial" fo:font-size="14pt" style:font-size-asian="14pt" style:font-size-complex="14pt"/>
    </style:style>
    <style:style style:name="TableColumn2675" style:family="table-column">
      <style:table-column-properties style:column-width="6.693in" style:use-optimal-column-width="false"/>
    </style:style>
    <style:style style:name="Table2674" style:family="table">
      <style:table-properties style:width="6.693in" fo:margin-left="0.0381in" table:align="left"/>
    </style:style>
    <style:style style:name="TableRow2676" style:family="table-row">
      <style:table-row-properties style:use-optimal-row-height="false"/>
    </style:style>
    <style:style style:name="TableCell2677" style:family="table-cell">
      <style:table-cell-properties fo:border="0.0034in solid #000000" style:writing-mode="lr-tb" fo:padding-top="0.0381in" fo:padding-left="0.0381in" fo:padding-bottom="0.0381in" fo:padding-right="0.0381in"/>
    </style:style>
    <style:style style:name="P2678" style:parent-style-name="TableContents" style:family="paragraph">
      <style:text-properties style:font-name="Arial" style:font-name-complex="Arial" fo:font-size="14pt" style:font-size-asian="14pt" style:font-size-complex="14pt"/>
    </style:style>
    <style:style style:name="TableRow2679" style:family="table-row">
      <style:table-row-properties style:use-optimal-row-height="false"/>
    </style:style>
    <style:style style:name="TableCell2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1" style:parent-style-name="TableContents" style:family="paragraph">
      <style:text-properties style:font-name="Courier New" style:font-name-complex="Courier New" fo:font-size="10pt" style:font-size-asian="10pt" style:font-size-complex="10pt"/>
    </style:style>
    <style:style style:name="P2682" style:parent-style-name="TableContents" style:family="paragraph">
      <style:text-properties style:font-name="Courier New" style:font-name-complex="Courier New" fo:font-size="10pt" style:font-size-asian="10pt" style:font-size-complex="10pt"/>
    </style:style>
    <style:style style:name="P2683" style:parent-style-name="TableContents" style:family="paragraph">
      <style:text-properties style:font-name="Courier New" style:font-name-complex="Courier New" fo:font-size="10pt" style:font-size-asian="10pt" style:font-size-complex="10pt"/>
    </style:style>
    <style:style style:name="P2684" style:parent-style-name="TableContents" style:family="paragraph">
      <style:text-properties style:font-name="Courier New" style:font-name-complex="Courier New" fo:font-size="10pt" style:font-size-asian="10pt" style:font-size-complex="10pt"/>
    </style:style>
    <style:style style:name="P2685" style:parent-style-name="TableContents" style:family="paragraph">
      <style:text-properties style:font-name="Courier New" style:font-name-complex="Courier New" fo:font-size="10pt" style:font-size-asian="10pt" style:font-size-complex="10pt"/>
    </style:style>
    <style:style style:name="P2686" style:parent-style-name="TableContents" style:family="paragraph">
      <style:text-properties style:font-name="Courier New" style:font-name-complex="Courier New" fo:font-size="10pt" style:font-size-asian="10pt" style:font-size-complex="10pt"/>
    </style:style>
    <style:style style:name="P2687" style:parent-style-name="TableContents" style:family="paragraph">
      <style:text-properties style:font-name="Courier New" style:font-name-complex="Courier New" fo:font-size="10pt" style:font-size-asian="10pt" style:font-size-complex="10pt"/>
    </style:style>
    <style:style style:name="P2688" style:parent-style-name="TableContents" style:family="paragraph">
      <style:text-properties style:font-name="Courier New" style:font-name-complex="Courier New" fo:font-size="10pt" style:font-size-asian="10pt" style:font-size-complex="10pt"/>
    </style:style>
    <style:style style:name="P2689" style:parent-style-name="TableContents" style:family="paragraph">
      <style:text-properties style:font-name="Courier New" style:font-name-complex="Courier New" fo:font-size="10pt" style:font-size-asian="10pt" style:font-size-complex="10pt"/>
    </style:style>
    <style:style style:name="P2690" style:parent-style-name="TableContents" style:family="paragraph">
      <style:text-properties style:font-name="Courier New" style:font-name-complex="Courier New" fo:font-size="10pt" style:font-size-asian="10pt" style:font-size-complex="10pt"/>
    </style:style>
    <style:style style:name="P2691" style:parent-style-name="TableContents" style:family="paragraph">
      <style:text-properties style:font-name="Courier New" style:font-name-complex="Courier New" fo:font-size="10pt" style:font-size-asian="10pt" style:font-size-complex="10pt"/>
    </style:style>
    <style:style style:name="P2692" style:parent-style-name="TableContents" style:family="paragraph">
      <style:text-properties style:font-name="Courier New" style:font-name-complex="Courier New" fo:font-size="10pt" style:font-size-asian="10pt" style:font-size-complex="10pt"/>
    </style:style>
    <style:style style:name="P2693" style:parent-style-name="TableContents" style:family="paragraph">
      <style:text-properties style:font-name="Courier New" style:font-name-complex="Courier New" fo:font-size="10pt" style:font-size-asian="10pt" style:font-size-complex="10pt"/>
    </style:style>
    <style:style style:name="P2694" style:parent-style-name="TableContents" style:family="paragraph">
      <style:text-properties style:font-name="Courier New" style:font-name-complex="Courier New" fo:font-size="10pt" style:font-size-asian="10pt" style:font-size-complex="10pt"/>
    </style:style>
    <style:style style:name="P2695" style:parent-style-name="TableContents" style:family="paragraph">
      <style:text-properties style:font-name="Courier New" style:font-name-complex="Courier New" fo:font-size="10pt" style:font-size-asian="10pt" style:font-size-complex="10pt"/>
    </style:style>
    <style:style style:name="P2696" style:parent-style-name="TableContents" style:family="paragraph">
      <style:text-properties style:font-name="Courier New" style:font-name-complex="Courier New" fo:font-size="10pt" style:font-size-asian="10pt" style:font-size-complex="10pt"/>
    </style:style>
    <style:style style:name="P2697" style:parent-style-name="TableContents" style:family="paragraph">
      <style:text-properties style:font-name="Courier New" style:font-name-complex="Courier New" fo:font-size="10pt" style:font-size-asian="10pt" style:font-size-complex="10pt"/>
    </style:style>
    <style:style style:name="P2698" style:parent-style-name="TableContents" style:family="paragraph">
      <style:text-properties style:font-name="Courier New" style:font-name-complex="Courier New" fo:font-size="10pt" style:font-size-asian="10pt" style:font-size-complex="10pt"/>
    </style:style>
    <style:style style:name="T2699" style:parent-style-name="DefaultParagraphFont" style:family="text">
      <style:text-properties style:font-name="Courier New" style:font-name-complex="Courier New" fo:font-size="10pt" style:font-size-asian="10pt" style:font-size-complex="10pt"/>
    </style:style>
    <style:style style:name="P2700" style:parent-style-name="Standard" style:family="paragraph">
      <style:text-properties style:font-name="Arial" style:font-name-complex="Arial" fo:font-size="14pt" style:font-size-asian="14pt" style:font-size-complex="14pt"/>
    </style:style>
    <style:style style:name="T2701" style:parent-style-name="SubtleEmphasis" style:family="text">
      <style:text-properties style:font-name="Arial" style:font-name-complex="Arial" fo:font-size="14pt" style:font-size-asian="14pt" style:font-size-complex="14pt"/>
    </style:style>
    <style:style style:name="TableColumn2703" style:family="table-column">
      <style:table-column-properties style:column-width="6.6861in"/>
    </style:style>
    <style:style style:name="Table2702" style:family="table">
      <style:table-properties style:width="6.6861in" fo:margin-left="0in" table:align="left"/>
    </style:style>
    <style:style style:name="TableRow2704" style:family="table-row">
      <style:table-row-properties/>
    </style:style>
    <style:style style:name="TableCell2705" style:family="table-cell">
      <style:table-cell-properties fo:border="0.0069in solid #000000" style:writing-mode="lr-tb" fo:padding-top="0in" fo:padding-left="0.075in" fo:padding-bottom="0in" fo:padding-right="0.075in"/>
    </style:style>
    <style:style style:name="P2706" style:parent-style-name="Standard" style:family="paragraph">
      <style:text-properties style:font-name="Arial" style:font-name-complex="Arial" fo:font-size="14pt" style:font-size-asian="14pt" style:font-size-complex="14pt"/>
    </style:style>
    <style:style style:name="TableRow2707" style:family="table-row">
      <style:table-row-properties/>
    </style:style>
    <style:style style:name="TableCell2708" style:family="table-cell">
      <style:table-cell-properties fo:border="0.0069in solid #000000" style:writing-mode="lr-tb" fo:padding-top="0in" fo:padding-left="0.075in" fo:padding-bottom="0in" fo:padding-right="0.075in"/>
    </style:style>
    <style:style style:name="P2709" style:parent-style-name="Standard" style:family="paragraph">
      <style:text-properties style:font-name="Courier New" style:font-name-complex="Courier New" fo:font-size="10pt" style:font-size-asian="10pt" style:font-size-complex="10pt"/>
    </style:style>
    <style:style style:name="P2710" style:parent-style-name="Standard" style:family="paragraph">
      <style:text-properties style:font-name="Courier New" style:font-name-complex="Courier New" fo:font-size="10pt" style:font-size-asian="10pt" style:font-size-complex="10pt"/>
    </style:style>
    <style:style style:name="P2711" style:parent-style-name="Standard" style:family="paragraph">
      <style:text-properties style:font-name="Courier New" style:font-name-complex="Courier New" fo:font-size="10pt" style:font-size-asian="10pt" style:font-size-complex="10pt"/>
    </style:style>
    <style:style style:name="P2712" style:parent-style-name="Standard" style:family="paragraph">
      <style:text-properties style:font-name="Courier New" style:font-name-complex="Courier New" fo:font-size="10pt" style:font-size-asian="10pt" style:font-size-complex="10pt"/>
    </style:style>
    <style:style style:name="P2713" style:parent-style-name="Standard" style:family="paragraph">
      <style:text-properties style:font-name="Courier New" style:font-name-complex="Courier New" fo:font-size="10pt" style:font-size-asian="10pt" style:font-size-complex="10pt"/>
    </style:style>
    <style:style style:name="P2714" style:parent-style-name="Standard" style:family="paragraph">
      <style:text-properties style:font-name="Courier New" style:font-name-complex="Courier New" fo:font-size="10pt" style:font-size-asian="10pt" style:font-size-complex="10pt"/>
    </style:style>
    <style:style style:name="P2715" style:parent-style-name="Standard" style:family="paragraph">
      <style:text-properties style:font-name="Courier New" style:font-name-complex="Courier New" fo:font-size="10pt" style:font-size-asian="10pt" style:font-size-complex="10pt"/>
    </style:style>
    <style:style style:name="P2716" style:parent-style-name="Standard" style:family="paragraph">
      <style:text-properties style:font-name="Courier New" style:font-name-complex="Courier New" fo:font-size="10pt" style:font-size-asian="10pt" style:font-size-complex="10pt"/>
    </style:style>
    <style:style style:name="P2717" style:parent-style-name="Standard" style:family="paragraph">
      <style:text-properties style:font-name="Courier New" style:font-name-complex="Courier New" fo:font-size="10pt" style:font-size-asian="10pt" style:font-size-complex="10pt"/>
    </style:style>
    <style:style style:name="P2718" style:parent-style-name="Standard" style:family="paragraph">
      <style:text-properties style:font-name="Courier New" style:font-name-complex="Courier New" fo:font-size="10pt" style:font-size-asian="10pt" style:font-size-complex="10pt"/>
    </style:style>
    <style:style style:name="P2719" style:parent-style-name="Standard" style:family="paragraph">
      <style:text-properties style:font-name="Courier New" style:font-name-complex="Courier New" fo:font-size="10pt" style:font-size-asian="10pt" style:font-size-complex="10pt"/>
    </style:style>
    <style:style style:name="P2720" style:parent-style-name="Standard" style:family="paragraph">
      <style:text-properties style:font-name="Courier New" style:font-name-complex="Courier New" fo:font-size="10pt" style:font-size-asian="10pt" style:font-size-complex="10pt"/>
    </style:style>
    <style:style style:name="P2721" style:parent-style-name="Standard" style:family="paragraph">
      <style:text-properties style:font-name="Courier New" style:font-name-complex="Courier New" fo:font-size="10pt" style:font-size-asian="10pt" style:font-size-complex="10pt"/>
    </style:style>
    <style:style style:name="P2722" style:parent-style-name="Standard" style:family="paragraph">
      <style:text-properties style:font-name="Courier New" style:font-name-complex="Courier New" fo:font-size="10pt" style:font-size-asian="10pt" style:font-size-complex="10pt"/>
    </style:style>
    <style:style style:name="P2723" style:parent-style-name="Standard" style:family="paragraph">
      <style:text-properties style:font-name="Courier New" style:font-name-complex="Courier New" fo:font-size="10pt" style:font-size-asian="10pt" style:font-size-complex="10pt"/>
    </style:style>
    <style:style style:name="P2724" style:parent-style-name="Standard" style:family="paragraph">
      <style:text-properties style:font-name="Courier New" style:font-name-complex="Courier New" fo:font-size="10pt" style:font-size-asian="10pt" style:font-size-complex="10pt"/>
    </style:style>
    <style:style style:name="P2725" style:parent-style-name="Standard" style:family="paragraph">
      <style:text-properties style:font-name="Courier New" style:font-name-complex="Courier New" fo:font-size="10pt" style:font-size-asian="10pt" style:font-size-complex="10pt"/>
    </style:style>
    <style:style style:name="P2726" style:parent-style-name="Standard" style:family="paragraph">
      <style:text-properties style:font-name="Courier New" style:font-name-complex="Courier New" fo:font-size="10pt" style:font-size-asian="10pt" style:font-size-complex="10pt"/>
    </style:style>
    <style:style style:name="P2727" style:parent-style-name="Standard" style:family="paragraph">
      <style:text-properties style:font-name="Courier New" style:font-name-complex="Courier New" fo:font-size="10pt" style:font-size-asian="10pt" style:font-size-complex="10pt"/>
    </style:style>
    <style:style style:name="P2728" style:parent-style-name="Standard" style:family="paragraph">
      <style:text-properties style:font-name="Courier New" style:font-name-complex="Courier New" fo:font-size="10pt" style:font-size-asian="10pt" style:font-size-complex="10pt"/>
    </style:style>
    <style:style style:name="P2729" style:parent-style-name="Standard" style:family="paragraph">
      <style:text-properties style:font-name="Courier New" style:font-name-complex="Courier New" fo:font-size="10pt" style:font-size-asian="10pt" style:font-size-complex="10pt"/>
    </style:style>
    <style:style style:name="P2730" style:parent-style-name="Standard" style:family="paragraph">
      <style:text-properties style:font-name="Courier New" style:font-name-complex="Courier New" fo:font-size="10pt" style:font-size-asian="10pt" style:font-size-complex="10pt"/>
    </style:style>
    <style:style style:name="T2731" style:parent-style-name="DefaultParagraphFont" style:family="text">
      <style:text-properties style:font-name="Courier New" style:font-name-complex="Courier New" fo:font-size="10pt" style:font-size-asian="10pt" style:font-size-complex="10pt"/>
    </style:style>
    <style:style style:name="P2732" style:parent-style-name="Standard" style:family="paragraph">
      <style:text-properties style:font-name="Arial" style:font-name-complex="Arial" fo:font-size="14pt" style:font-size-asian="14pt" style:font-size-complex="14pt"/>
    </style:style>
  </office:automatic-styles>
  <office:body>
    <office:text text:use-soft-page-breaks="true">
      <text:p text:style-name="P1">Computer Network Security Coursework2</text:p>
      <text:p text:style-name="P2"/>
      <text:p text:style-name="P3">Procedure</text:p>
      <text:p text:style-name="P4">Both of us in the pair each created our own self-signed PGP key pair and a certificate containing the public key using GPG command. The<text:s/>key pair was creating using RSA-Default algorithm and 2048 bit as key size. Then GPG application will ask some user information that will use to construct a key. And then enter a password for the key pair. Now the key pairs are ready to use but before that we need to add our photo to the public key. Photo will help the person who downloaded our public key to make sure that the keys are actually come from the right owner. Now our public key is ready to upload to MIT key server.</text:p>
      <text:p text:style-name="P5"/>
      <text:p text:style-name="P6">Next we formed a wider group<text:s/>of students and had a key signing party. This involved all of us uploading our certificate to the MIT key server and then for each person in a group take turn to download other people certificate one at a time to prevent confusion. We checked a fingerprint of certificate and photo id in order to make sure that it come from the real owner then sign and trust the key then upload it back to the MIT key server for other person to sign and trust to form web of trust.<text:s/></text:p>
      <text:p text:style-name="P7"/>
      <text:p text:style-name="P8">Next write an applet that can write and read file in the Java programming language to create file signatures using PGP private keys. Then using Java keytool to another key pair. This new key pair will use to sign a jar file that contain an applet. But self-signed will not work with high security level setting in Java control panel so we generate certificate signing request (.csr) and send it to another pair to sign and generate signed by Local CA certificate in X509 format with openSSL. Once the certificate was generated, each pair send their own X509 certificate back along with a certificate that was generated from .csr.<text:s/></text:p>
      <text:p text:style-name="P9"/>
      <text:p text:style-name="P10">After received a reply from another pair, we import other pair certificate into java key store to act as a root certificate using Java keytool and import a replied certificate to<text:s/>Java key store then sign an applet jar file with private key that corresponds to the one we use to generate .csr.<text:s/></text:p>
      <text:p text:style-name="P11"/>
      <text:p text:style-name="P12">The last part, we upload jar file into Heriot-Watt public server and create an html file to bind our applet to a webpage. The import Local<text:s/>CA certificate into Java control panel as Signer CA and add our certificate that was signed by Local CA as Trust Certificate. And then find a java policy file to grant a permission to access file system (High level security will not allow this by default).<text:s/>Then we can run and applet and create a file signature.</text:p>
      <text:p text:style-name="P13"/>
      <text:soft-page-break/>
      <text:p text:style-name="P14">Java Applet</text:p>
      <text:p text:style-name="Normal"/>
      <text:p text:style-name="P15">Once you setup everything you can open an applet by going to URL: http://www2.macs.hw.ac.uk/~we30/. This applet will generate file signature from input file that was selected by user. After the file was selected the content of the file will show on the left panel of applet. Then user have to select his private key store to be able to click the sign button to generate a file signature also user need to input their passphrase to access key<text:s/>store. Once user hit a sign button applet will generate a file signature and save it with the same file name plus “.bpg” after file name inside your home directory (Linux), if passphrase was not entered applet will display a pop-up and ask the user to enter it.<text:s/></text:p>
      <text:p text:style-name="P16"/>
      <text:p text:style-name="P17">Discussion</text:p>
      <text:p text:style-name="P18">Security policy is actually depending on each organization to define which action is safe or not. Allowing unknown applet to be able to read and write the file is clearly a threat to the organization.<text:s/></text:p>
      <text:p text:style-name="P19">Editing Java policy to allow only<text:s/>specific applet signed by a partner organization you trust and allowed applet to access file system seem to be safe but if you do some basic Risk assessment, doing such thing is really high risk.<text:s/></text:p>
      <text:p text:style-name="P20"/>
      <text:p text:style-name="P21">For example suppose we allow a certain partner to be able<text:s/>to read and write in to your local file system. Their applet can read the file that you don’t want them to read without telling you because you trust them. Obviously, system admin can track down suspicious activity but before you notice your information are gone. You can’t really trust your business partner forever.</text:p>
      <text:p text:style-name="P22"/>
      <text:p text:style-name="P23">The way to solve the problem is to not allow any access to you file system if your partner need some information from your organization you they should develop and applet that have feature to let user to upload the file though an applet or website. So the one who control the file system are our employee not their application.</text:p>
      <text:p text:style-name="P24"/>
      <text:p text:style-name="P25">There are still other risks like a spy inside the organization that may steal or allowed certain application to get your<text:s/>file by editing an exception list or lower Java security level in Java control panel (you can’t lower a security level anymore if you use jre 1.8.x). You can only use Asset-centric approaches to Threat model to defend against this kind of attack. Basically, Asset-centric is about managing data inside your organization. Categorise data into multiple levels of security according to your security policy then decided who can access this each level or which level could be entrusted to a network system.</text:p>
      <text:p text:style-name="P26"/>
      <text:soft-page-break/>
      <text:p text:style-name="P27">File List</text:p>
      <text:p text:style-name="Normal"><text:span text:style-name="T28">Applet Code</text:span></text:p>
      <text:p text:style-name="Normal"/>
      <table:table table:style-name="Table29">
        <table:table-columns>
          <table:table-column table:style-name="TableColumn30"/>
        </table:table-columns>
        <table:table-row table:style-name="TableRow31">
          <table:table-cell table:style-name="TableCell32">
            <text:p text:style-name="P33">HTML</text:p>
          </table:table-cell>
        </table:table-row>
        <table:table-row table:style-name="TableRow34">
          <table:table-cell table:style-name="TableCell35">
            <text:p text:style-name="P36">&lt;!DOCTYPE html&gt;</text:p>
            <text:p text:style-name="P37">&lt;html&gt;</text:p>
            <text:p text:style-name="P38">&lt;head&gt;</text:p>
            <text:p text:style-name="P39">&lt;meta charset="UTF-8"&gt;</text:p>
            <text:p text:style-name="P40">&lt;title&gt;Coursework 2&lt;/title&gt;</text:p>
            <text:p text:style-name="P41">&lt;/head&gt;</text:p>
            <text:p text:style-name="P42">&lt;body&gt;</text:p>
            <text:p text:style-name="P43"><text:span text:style-name="T44">&lt;ap</text:span><text:span text:style-name="T45">plet width="1024" height="768" code="main.PGPSign.class" archive="sigapp.jar,http://www.macs.hw.ac.uk/cs/online/cn/9/bcpg-jdk15on-149.jar,http://www.macs.hw.ac.uk/cs/online/cn/9/bcprov-jdk15on-149.jar" codebase="http://www2.macs.hw.ac.uk/~we30/"&gt;</text:span></text:p>
            <text:p text:style-name="P46">&lt;param<text:s/>name="permissions" value="all-permissions" /&gt;</text:p>
            <text:p text:style-name="P47"><text:span text:style-name="T48">&lt;/applet&gt;</text:span></text:p>
            <text:p text:style-name="P49">&lt;/body&gt;</text:p>
            <text:p text:style-name="P50"><text:span text:style-name="T51">&lt;/html&gt;</text:span></text:p>
          </table:table-cell>
        </table:table-row>
      </table:table>
      <text:p text:style-name="Normal"/>
      <text:p text:style-name="Normal"/>
      <table:table table:style-name="Table52">
        <table:table-columns>
          <table:table-column table:style-name="TableColumn53"/>
        </table:table-columns>
        <table:table-row table:style-name="TableRow54">
          <table:table-cell table:style-name="TableCell55">
            <text:p text:style-name="P56">Applet Java Code</text:p>
          </table:table-cell>
        </table:table-row>
        <table:table-row table:style-name="TableRow57">
          <table:table-cell table:style-name="TableCell58">
            <text:p text:style-name="P59"><text:span text:style-name="T60">package</text:span><text:span text:style-name="T61"><text:s/>main;</text:span></text:p>
            <text:p text:style-name="P62"/>
            <text:p text:style-name="P63"><text:span text:style-name="T64">import</text:span><text:span text:style-name="T65"><text:s/>java.awt.event.ActionEvent;</text:span></text:p>
            <text:p text:style-name="P66"><text:span text:style-name="T67">import</text:span><text:span text:style-name="T68"><text:s/>java.awt.event.ActionListener;</text:span></text:p>
            <text:p text:style-name="P69"><text:span text:style-name="T70">import</text:span><text:span text:style-name="T71"><text:s/>java.awt.event.ItemEvent;</text:span></text:p>
            <text:p text:style-name="P72"><text:span text:style-name="T73">import</text:span><text:span text:style-name="T74"><text:s/>java.awt.event.ItemListener;</text:span></text:p>
            <text:p text:style-name="P75"><text:span text:style-name="T76">import</text:span><text:span text:style-name="T77"><text:s/>java.io.BufferedInputStream;</text:span></text:p>
            <text:p text:style-name="P78"><text:span text:style-name="T79">import</text:span><text:span text:style-name="T80"><text:s/>java.io.DataInputStream;</text:span></text:p>
            <text:p text:style-name="P81"><text:span text:style-name="T82">import</text:span><text:span text:style-name="T83"><text:s/>java.io.File;</text:span></text:p>
            <text:p text:style-name="P84"><text:span text:style-name="T85">import</text:span><text:span text:style-name="T86"><text:s/>java.io.FileInputStream;</text:span></text:p>
            <text:p text:style-name="P87"><text:span text:style-name="T88">import</text:span><text:span text:style-name="T89"><text:s/>java.io.FileOutputStream;</text:span></text:p>
            <text:p text:style-name="P90"><text:span text:style-name="T91">import</text:span><text:span text:style-name="T92"><text:s/>java.io.IOException;</text:span></text:p>
            <text:p text:style-name="P93"><text:span text:style-name="T94">import</text:span><text:span text:style-name="T95"><text:s/>java.io.InputStream;</text:span></text:p>
            <text:p text:style-name="P96"><text:span text:style-name="T97">import</text:span><text:span text:style-name="T98"><text:s/>java.security.Security;</text:span></text:p>
            <text:p text:style-name="P99"><text:span text:style-name="T100">import</text:span><text:span text:style-name="T101"><text:s/>java.util.Iter</text:span><text:span text:style-name="T102">ator;</text:span></text:p>
            <text:p text:style-name="P103"/>
            <text:p text:style-name="P104"><text:span text:style-name="T105">import</text:span><text:span text:style-name="T106"><text:s/>javax.swing.GroupLayout;</text:span></text:p>
            <text:p text:style-name="P107"><text:span text:style-name="T108">import</text:span><text:span text:style-name="T109"><text:s/>javax.swing.JApplet;</text:span></text:p>
            <text:p text:style-name="P110"><text:span text:style-name="T111">import</text:span><text:span text:style-name="T112"><text:s/>javax.swing.JButton;</text:span></text:p>
            <text:p text:style-name="P113"><text:span text:style-name="T114">import</text:span><text:span text:style-name="T115"><text:s/>javax.swing.JComboBox;</text:span></text:p>
            <text:p text:style-name="P116"><text:span text:style-name="T117">import</text:span><text:span text:style-name="T118"><text:s/>javax.swing.JFileChooser;</text:span></text:p>
            <text:p text:style-name="P119"><text:span text:style-name="T120">import</text:span><text:span text:style-name="T121"><text:s/>javax.swing.JLabel;</text:span></text:p>
            <text:p text:style-name="P122"><text:span text:style-name="T123">import</text:span><text:span text:style-name="T124"><text:s/>javax.swing.JOptionPane;</text:span></text:p>
            <text:p text:style-name="P125"><text:span text:style-name="T126">import</text:span><text:span text:style-name="T127"><text:s/>javax.swing.JPanel;</text:span></text:p>
            <text:p text:style-name="P128"><text:span text:style-name="T129">import</text:span><text:span text:style-name="T130"><text:s/>javax</text:span><text:span text:style-name="T131">.swing.JPasswordField;</text:span></text:p>
            <text:p text:style-name="P132"><text:span text:style-name="T133">import</text:span><text:span text:style-name="T134"><text:s/>javax.swing.JScrollPane;</text:span></text:p>
            <text:p text:style-name="P135"><text:span text:style-name="T136">import</text:span><text:span text:style-name="T137"><text:s/>javax.swing.JTextArea;</text:span></text:p>
            <text:p text:style-name="P138"><text:span text:style-name="T139">import</text:span><text:span text:style-name="T140"><text:s/>javax.swing.SwingConstants;</text:span></text:p>
            <text:p text:style-name="P141"/>
            <text:p text:style-name="P142"><text:span text:style-name="T143">import</text:span><text:span text:style-name="T144"><text:s/>org.bouncycastle.bcpg.BCPGOutputStream;</text:span></text:p>
            <text:p text:style-name="P145"><text:span text:style-name="T146">import</text:span><text:span text:style-name="T147"><text:s/>org.bouncycastle.jce.provider.BouncyCastleProvider;</text:span></text:p>
            <text:p text:style-name="P148"><text:span text:style-name="T149">import</text:span><text:span text:style-name="T150"><text:s/></text:span><text:span text:style-name="T151">org.bouncycastle.openpgp.PGPCompressedData;</text:span></text:p>
            <text:p text:style-name="P152"><text:span text:style-name="T153">import</text:span><text:span text:style-name="T154"><text:s/>org.bouncycastle.openpgp.PGPCompressedDataGenerator;</text:span></text:p>
            <text:p text:style-name="P155"><text:span text:style-name="T156">import</text:span><text:span text:style-name="T157"><text:s/>org.bouncycastle.openpgp.PGPException;</text:span></text:p>
            <text:p text:style-name="P158"><text:span text:style-name="T159">import</text:span><text:span text:style-name="T160"><text:s/>org.bouncycastle.openpgp.PGPObjectFactory;</text:span></text:p>
            <text:soft-page-break/>
            <text:p text:style-name="P161"><text:span text:style-name="T162">import</text:span><text:span text:style-name="T163"><text:s/>org.bouncycastle.openpgp.PGPPrivateKey;</text:span></text:p>
            <text:p text:style-name="P164"><text:span text:style-name="T165">import</text:span><text:span text:style-name="T166"><text:s/>or</text:span><text:span text:style-name="T167">g.bouncycastle.openpgp.PGPPublicKey;</text:span></text:p>
            <text:p text:style-name="P168"><text:span text:style-name="T169">import</text:span><text:span text:style-name="T170"><text:s/>org.bouncycastle.openpgp.PGPPublicKeyRingCollection;</text:span></text:p>
            <text:p text:style-name="P171"><text:span text:style-name="T172">import</text:span><text:span text:style-name="T173"><text:s/>org.bouncycastle.openpgp.PGPSecretKey;</text:span></text:p>
            <text:p text:style-name="P174"><text:span text:style-name="T175">import</text:span><text:span text:style-name="T176"><text:s/>org.bouncycastle.openpgp.PGPSecretKeyRing;</text:span></text:p>
            <text:p text:style-name="P177"><text:span text:style-name="T178">import</text:span><text:span text:style-name="T179"><text:s/>org.bouncycastle.openpgp.PGPSecretKeyRingCollection;</text:span></text:p>
            <text:p text:style-name="P180"><text:span text:style-name="T181">imp</text:span><text:span text:style-name="T182">ort</text:span><text:span text:style-name="T183"><text:s/>org.bouncycastle.openpgp.PGPSignature;</text:span></text:p>
            <text:p text:style-name="P184"><text:span text:style-name="T185">import</text:span><text:span text:style-name="T186"><text:s/>org.bouncycastle.openpgp.PGPSignatureGenerator;</text:span></text:p>
            <text:p text:style-name="P187"><text:span text:style-name="T188">import</text:span><text:span text:style-name="T189"><text:s/>org.bouncycastle.openpgp.PGPSignatureList;</text:span></text:p>
            <text:p text:style-name="P190"><text:span text:style-name="T191">import</text:span><text:span text:style-name="T192"><text:s/>org.bouncycastle.openpgp.PGPUtil;</text:span></text:p>
            <text:p text:style-name="P193"><text:span text:style-name="T194">import</text:span><text:span text:style-name="T195"><text:s/>org.bouncycastle.openpgp.operator.PBESecretKeyDecryptor;</text:span></text:p>
            <text:p text:style-name="P196"><text:span text:style-name="T197">imp</text:span><text:span text:style-name="T198">ort</text:span><text:span text:style-name="T199"><text:s/>org.bouncycastle.openpgp.operator.PGPContentSignerBuilder;</text:span></text:p>
            <text:p text:style-name="P200"><text:span text:style-name="T201">import</text:span><text:span text:style-name="T202"><text:s/>org.bouncycastle.openpgp.operator.bc.BcPBESecretKeyDecryptorBuilder;</text:span></text:p>
            <text:p text:style-name="P203"><text:span text:style-name="T204">import</text:span><text:span text:style-name="T205"><text:s/>org.bouncycastle.openpgp.operator.bc.BcPGPContentSignerBuilder;</text:span></text:p>
            <text:p text:style-name="P206"><text:span text:style-name="T207">import</text:span><text:span text:style-name="T208"><text:s/>org.bouncycastle.openpgp.operator.bc.Bc</text:span><text:span text:style-name="T209">PGPContentVerifierBuilderProvider;</text:span></text:p>
            <text:p text:style-name="P210"><text:span text:style-name="T211">import</text:span><text:span text:style-name="T212"><text:s/>org.bouncycastle.openpgp.operator.bc.BcPGPDigestCalculatorProvider;</text:span></text:p>
            <text:p text:style-name="P213"/>
            <text:p text:style-name="P214"/>
            <text:p text:style-name="P215"><text:span text:style-name="T216">public</text:span><text:span text:style-name="T217"><text:s/></text:span><text:span text:style-name="T218">class</text:span><text:span text:style-name="T219"><text:s/>PGPSign<text:s/></text:span><text:span text:style-name="T220">extends</text:span><text:span text:style-name="T221"><text:s/>JApplet<text:s/></text:span><text:span text:style-name="T222">implements</text:span><text:span text:style-name="T223"><text:s/>ActionListener, ItemListener{</text:span></text:p>
            <text:p text:style-name="P224"><text:span text:style-name="T225"><text:tab/></text:span><text:span text:style-name="T226">private</text:span><text:span text:style-name="T227"><text:s/></text:span><text:span text:style-name="T228">static</text:span><text:span text:style-name="T229"><text:s/></text:span><text:span text:style-name="T230">final</text:span><text:span text:style-name="T231"><text:s/></text:span><text:span text:style-name="T232">long</text:span><text:span text:style-name="T233"><text:s/></text:span><text:span text:style-name="T234">serialVersionUID</text:span><text:span text:style-name="T235"><text:s/>= 1L;</text:span></text:p>
            <text:p text:style-name="P236"><text:span text:style-name="T237"><text:tab/></text:span><text:span text:style-name="T238">/*</text:span></text:p>
            <text:p text:style-name="P239"><text:span text:style-name="T240"><text:tab/><text:s/>* Initial<text:s/></text:span><text:span text:style-name="T241">parameters and components.</text:span></text:p>
            <text:p text:style-name="P242"><text:span text:style-name="T243"><text:tab/><text:s/>*/</text:span></text:p>
            <text:p text:style-name="P244"><text:span text:style-name="T245"><text:tab/>JTextArea<text:s/></text:span><text:span text:style-name="T246">textview</text:span><text:span text:style-name="T247"><text:s/>=<text:s/></text:span><text:span text:style-name="T248">new</text:span><text:span text:style-name="T249"><text:s/>JTextArea(25, 60);</text:span></text:p>
            <text:p text:style-name="P250"><text:span text:style-name="T251"><text:tab/>JScrollPane<text:s/></text:span><text:span text:style-name="T252">ta</text:span><text:span text:style-name="T253"><text:s/>=<text:s/></text:span><text:span text:style-name="T254">new</text:span><text:span text:style-name="T255"><text:s/>JScrollPane(</text:span><text:span text:style-name="T256">textview</text:span><text:span text:style-name="T257">);</text:span></text:p>
            <text:p text:style-name="P258"><text:span text:style-name="T259"><text:s text:c="4"/>JButton<text:s/></text:span><text:span text:style-name="T260">open</text:span><text:span text:style-name="T261"><text:s/>=<text:s/></text:span><text:span text:style-name="T262">new</text:span><text:span text:style-name="T263"><text:s/>JButton(</text:span><text:span text:style-name="T264">"Open a File"</text:span><text:span text:style-name="T265">);</text:span></text:p>
            <text:p text:style-name="P266"><text:span text:style-name="T267"><text:s text:c="4"/>JButton<text:s/></text:span><text:span text:style-name="T268">openSignature</text:span><text:span text:style-name="T269"><text:s/>=<text:s/></text:span><text:span text:style-name="T270">new</text:span><text:span text:style-name="T271"><text:s/>JButton(</text:span><text:span text:style-name="T272">"Open a Signature"</text:span><text:span text:style-name="T273">);</text:span></text:p>
            <text:p text:style-name="P274"><text:span text:style-name="T275"><text:s text:c="4"/>JButton<text:s/></text:span><text:span text:style-name="T276">sign</text:span><text:span text:style-name="T277"><text:s/>=<text:s/></text:span><text:span text:style-name="T278">new</text:span><text:span text:style-name="T279"><text:s/></text:span><text:span text:style-name="T280">JButton(</text:span><text:span text:style-name="T281">"Sign"</text:span><text:span text:style-name="T282">);</text:span></text:p>
            <text:p text:style-name="P283"><text:span text:style-name="T284"><text:s text:c="4"/>JButton<text:s/></text:span><text:span text:style-name="T285">selectkey</text:span><text:span text:style-name="T286"><text:s/>=<text:s/></text:span><text:span text:style-name="T287">new</text:span><text:span text:style-name="T288"><text:s/>JButton(</text:span><text:span text:style-name="T289">"Open a Private Keystore"</text:span><text:span text:style-name="T290">);</text:span></text:p>
            <text:p text:style-name="P291"><text:span text:style-name="T292"><text:s text:c="4"/>JButton<text:s/></text:span><text:span text:style-name="T293">selectpkey</text:span><text:span text:style-name="T294"><text:s/>=<text:s/></text:span><text:span text:style-name="T295">new</text:span><text:span text:style-name="T296"><text:s/>JButton(</text:span><text:span text:style-name="T297">"Open a Public Keystore"</text:span><text:span text:style-name="T298">);</text:span></text:p>
            <text:p text:style-name="P299"><text:span text:style-name="T300"><text:s text:c="4"/>JButton<text:s/></text:span><text:span text:style-name="T301">valify</text:span><text:span text:style-name="T302"><text:s/>=<text:s/></text:span><text:span text:style-name="T303">new</text:span><text:span text:style-name="T304"><text:s/>JButton(</text:span><text:span text:style-name="T305">"Valify"</text:span><text:span text:style-name="T306">);</text:span></text:p>
            <text:p text:style-name="P307"><text:span text:style-name="T308"><text:s text:c="4"/>String []<text:s/></text:span><text:span text:style-name="T309">userList</text:span><text:span text:style-name="T310"><text:s/>= {</text:span><text:span text:style-name="T311">"Paul"</text:span><text:span text:style-name="T312">,<text:s/></text:span><text:span text:style-name="T313">"Charles"</text:span><text:span text:style-name="T314">};</text:span></text:p>
            <text:p text:style-name="P315"><text:span text:style-name="T316"><text:s text:c="4"/>JComboBox&lt;String&gt;</text:span><text:span text:style-name="T317"><text:s/></text:span><text:span text:style-name="T318">users</text:span><text:span text:style-name="T319"><text:s/>=<text:s/></text:span><text:span text:style-name="T320">new</text:span><text:span text:style-name="T321"><text:s/>JComboBox&lt;String&gt;(</text:span><text:span text:style-name="T322">userList</text:span><text:span text:style-name="T323">);</text:span></text:p>
            <text:p text:style-name="P324"><text:span text:style-name="T325"><text:s text:c="4"/>JPasswordField<text:s/></text:span><text:span text:style-name="T326">pb</text:span><text:span text:style-name="T327"><text:s/>=<text:s/></text:span><text:span text:style-name="T328">new</text:span><text:span text:style-name="T329"><text:s/>JPasswordField();</text:span></text:p>
            <text:p text:style-name="P330"><text:span text:style-name="T331"><text:s text:c="4"/>JLabel<text:s/></text:span><text:span text:style-name="T332">l1</text:span><text:span text:style-name="T333"><text:s/>=<text:s/></text:span><text:span text:style-name="T334">new</text:span><text:span text:style-name="T335"><text:s/>JLabel(</text:span><text:span text:style-name="T336">"Click to select a file:"</text:span><text:span text:style-name="T337">);</text:span></text:p>
            <text:p text:style-name="P338"><text:span text:style-name="T339"><text:s text:c="4"/>JLabel<text:s/></text:span><text:span text:style-name="T340">l2</text:span><text:span text:style-name="T341"><text:s/>=<text:s/></text:span><text:span text:style-name="T342">new</text:span><text:span text:style-name="T343"><text:s/>JLabel(</text:span><text:span text:style-name="T344">"User name:"</text:span><text:span text:style-name="T345">);</text:span></text:p>
            <text:p text:style-name="P346"><text:span text:style-name="T347"><text:s text:c="4"/>JLabel<text:s/></text:span><text:span text:style-name="T348">l3</text:span><text:span text:style-name="T349"><text:s/>=<text:s/></text:span><text:span text:style-name="T350">new</text:span><text:span text:style-name="T351"><text:s/>JLabel(</text:span><text:span text:style-name="T352">"Enter the Passphrase:"</text:span><text:span text:style-name="T353">);</text:span></text:p>
            <text:p text:style-name="P354"><text:span text:style-name="T355"><text:s text:c="4"/>JLabel<text:s/></text:span><text:span text:style-name="T356">l4</text:span><text:span text:style-name="T357"><text:s/>=<text:s/></text:span><text:span text:style-name="T358">new</text:span><text:span text:style-name="T359"><text:s/>JLabel(</text:span><text:span text:style-name="T360">"Click to Sign a file"</text:span><text:span text:style-name="T361">);</text:span></text:p>
            <text:p text:style-name="P362"><text:span text:style-name="T363"><text:s text:c="4"/>JLabel<text:s/></text:span><text:span text:style-name="T364">l5</text:span><text:span text:style-name="T365"><text:s/>=<text:s/></text:span><text:span text:style-name="T366">new</text:span><text:span text:style-name="T367"><text:s/>JLabel(</text:span><text:span text:style-name="T368">"Click to varify a signature"</text:span><text:span text:style-name="T369">);</text:span></text:p>
            <text:p text:style-name="P370"><text:span text:style-name="T371"><text:s text:c="4"/>JLabel<text:s/></text:span><text:span text:style-name="T372">lkey</text:span><text:span text:style-name="T373"><text:s/>=<text:s/></text:span><text:span text:style-name="T374">new</text:span><text:span text:style-name="T375"><text:s/>JLabel(</text:span><text:span text:style-name="T376">"Select your private keyring"</text:span><text:span text:style-name="T377">);</text:span></text:p>
            <text:p text:style-name="P378"><text:span text:style-name="T379"><text:s text:c="4"/>JLabel<text:s/></text:span><text:span text:style-name="T380">lpkey</text:span><text:span text:style-name="T381"><text:s/>=<text:s/></text:span><text:span text:style-name="T382">new</text:span><text:span text:style-name="T383"><text:s/>JLabel(</text:span><text:span text:style-name="T384">"Select your public keyring"</text:span><text:span text:style-name="T385">);</text:span></text:p>
            <text:p text:style-name="P386"><text:span text:style-name="T387"><text:s text:c="4"/>JLabel<text:s/></text:span><text:span text:style-name="T388">lsig</text:span><text:span text:style-name="T389"><text:s/>=<text:s/></text:span><text:span text:style-name="T390">new</text:span><text:span text:style-name="T391"><text:s/>JLabel(</text:span><text:span text:style-name="T392">"Click to<text:s/></text:span><text:span text:style-name="T393">select signature"</text:span><text:span text:style-name="T394">);</text:span></text:p>
            <text:p text:style-name="P395"><text:span text:style-name="T396"><text:s text:c="4"/></text:span><text:span text:style-name="T397">final</text:span><text:span text:style-name="T398"><text:s/>JFileChooser<text:s/></text:span><text:span text:style-name="T399">fd</text:span><text:span text:style-name="T400"><text:s/>=<text:s/></text:span><text:span text:style-name="T401">new</text:span><text:span text:style-name="T402"><text:s/>JFileChooser();</text:span></text:p>
            <text:p text:style-name="P403"><text:span text:style-name="T404"><text:s text:c="4"/>File<text:s/></text:span><text:span text:style-name="T405">keyInput</text:span><text:span text:style-name="T406"><text:s/>=<text:s/></text:span><text:span text:style-name="T407">null</text:span><text:span text:style-name="T408">;</text:span></text:p>
            <text:p text:style-name="P409"><text:span text:style-name="T410"><text:s text:c="4"/>File<text:s/></text:span><text:span text:style-name="T411">document</text:span><text:span text:style-name="T412"><text:s/>=<text:s/></text:span><text:span text:style-name="T413">null</text:span><text:span text:style-name="T414">;</text:span></text:p>
            <text:p text:style-name="P415"><text:span text:style-name="T416"><text:s text:c="4"/>File<text:s/></text:span><text:span text:style-name="T417">signature</text:span><text:span text:style-name="T418"><text:s/>=<text:s/></text:span><text:span text:style-name="T419">null</text:span><text:span text:style-name="T420">;</text:span></text:p>
            <text:p text:style-name="P421"><text:span text:style-name="T422"><text:s text:c="4"/>File<text:s/></text:span><text:span text:style-name="T423">pkeyInput</text:span><text:span text:style-name="T424"><text:s/>=<text:s/></text:span><text:span text:style-name="T425">null</text:span><text:span text:style-name="T426">;</text:span></text:p>
            <text:p text:style-name="P427"/>
            <text:p text:style-name="P428"><text:span text:style-name="T429"><text:tab/></text:span><text:span text:style-name="T430">/*</text:span></text:p>
            <text:p text:style-name="P431"><text:span text:style-name="T432"><text:tab/><text:s/>* Main Display component.</text:span></text:p>
            <text:p text:style-name="P433"><text:span text:style-name="T434"><text:tab/><text:s/>*/</text:span></text:p>
            <text:p text:style-name="P435"><text:span text:style-name="T436"><text:tab/></text:span><text:span text:style-name="T437">public</text:span><text:span text:style-name="T438"><text:s/></text:span><text:span text:style-name="T439">void</text:span><text:span text:style-name="T440"><text:s/>init() {</text:span></text:p>
            <text:p text:style-name="P441"><text:span text:style-name="T442"><text:tab/></text:span><text:span text:style-name="T443"><text:tab/></text:span><text:span text:style-name="T444">try</text:span><text:span text:style-name="T445"><text:s/>{</text:span></text:p>
            <text:p text:style-name="P446"><text:span text:style-name="T447"><text:tab/></text:span><text:span text:style-name="T448"><text:tab/></text:span><text:span text:style-name="T449"><text:tab/></text:span><text:span text:style-name="T450">//Preparing</text:span><text:span text:style-name="T451"><text:s/>the components</text:span></text:p>
            <text:p text:style-name="P452"><text:span text:style-name="T453"><text:tab/></text:span><text:span text:style-name="T454"><text:tab/></text:span><text:span text:style-name="T455"><text:tab/></text:span><text:span text:style-name="T456">open</text:span><text:span text:style-name="T457">.addActionListener(</text:span><text:span text:style-name="T458">this</text:span><text:span text:style-name="T459">);</text:span></text:p>
            <text:p text:style-name="P460"><text:span text:style-name="T461"><text:tab/></text:span><text:span text:style-name="T462"><text:tab/></text:span><text:span text:style-name="T463"><text:tab/></text:span><text:span text:style-name="T464">sign</text:span><text:span text:style-name="T465">.addActionListener(</text:span><text:span text:style-name="T466">this</text:span><text:span text:style-name="T467">);</text:span></text:p>
            <text:p text:style-name="P468"><text:span text:style-name="T469"><text:tab/></text:span><text:span text:style-name="T470"><text:tab/></text:span><text:span text:style-name="T471"><text:tab/></text:span><text:span text:style-name="T472">selectkey</text:span><text:span text:style-name="T473">.addActionListener(</text:span><text:span text:style-name="T474">this</text:span><text:span text:style-name="T475">);</text:span></text:p>
            <text:p text:style-name="P476"><text:span text:style-name="T477"><text:tab/></text:span><text:span text:style-name="T478"><text:tab/></text:span><text:span text:style-name="T479"><text:tab/></text:span><text:span text:style-name="T480">selectpkey</text:span><text:span text:style-name="T481">.addActionListener(</text:span><text:span text:style-name="T482">this</text:span><text:span text:style-name="T483">);</text:span></text:p>
            <text:p text:style-name="P484"><text:span text:style-name="T485"><text:tab/></text:span><text:span text:style-name="T486"><text:tab/></text:span><text:span text:style-name="T487"><text:tab/></text:span><text:span text:style-name="T488">selectpkey</text:span><text:span text:style-name="T489">.setEnabled(</text:span><text:span text:style-name="T490">false</text:span><text:span text:style-name="T491">);</text:span></text:p>
            <text:p text:style-name="P492"><text:span text:style-name="T493"><text:tab/></text:span><text:span text:style-name="T494"><text:tab/></text:span><text:span text:style-name="T495"><text:tab/></text:span><text:span text:style-name="T496">sign</text:span><text:span text:style-name="T497">.setEnabled(</text:span><text:span text:style-name="T498">false</text:span><text:span text:style-name="T499">);</text:span></text:p>
            <text:p text:style-name="P500"><text:span text:style-name="T501"><text:tab/></text:span><text:span text:style-name="T502"><text:tab/></text:span><text:span text:style-name="T503"><text:tab/></text:span><text:span text:style-name="T504">openSignature</text:span><text:span text:style-name="T505">.addActionListener(</text:span><text:span text:style-name="T506">this</text:span><text:span text:style-name="T507">);</text:span></text:p>
            <text:p text:style-name="P508"><text:span text:style-name="T509"><text:tab/></text:span><text:span text:style-name="T510"><text:tab/></text:span><text:span text:style-name="T511"><text:tab/></text:span><text:span text:style-name="T512">openSignature</text:span><text:span text:style-name="T513">.setEnabled(</text:span><text:span text:style-name="T514">false</text:span><text:span text:style-name="T515">);</text:span></text:p>
            <text:p text:style-name="P516"><text:span text:style-name="T517"><text:tab/></text:span><text:span text:style-name="T518"><text:tab/></text:span><text:span text:style-name="T519"><text:tab/></text:span><text:span text:style-name="T520">valify</text:span><text:span text:style-name="T521">.addActionListener(</text:span><text:span text:style-name="T522">this</text:span><text:span text:style-name="T523">);</text:span></text:p>
            <text:p text:style-name="P524"><text:span text:style-name="T525"><text:tab/></text:span><text:span text:style-name="T526"><text:tab/></text:span><text:span text:style-name="T527"><text:tab/></text:span><text:span text:style-name="T528">valify</text:span><text:span text:style-name="T529">.setEnabled(</text:span><text:span text:style-name="T530">false</text:span><text:span text:style-name="T531">);</text:span></text:p>
            <text:soft-page-break/>
            <text:p text:style-name="P532"><text:span text:style-name="T533"><text:tab/></text:span><text:span text:style-name="T534"><text:tab/></text:span><text:span text:style-name="T535"><text:tab/></text:span></text:p>
            <text:p text:style-name="P536"><text:span text:style-name="T537"><text:tab/></text:span><text:span text:style-name="T538"><text:tab/></text:span><text:span text:style-name="T539"><text:tab/></text:span><text:span text:style-name="T540">//Begin Setting up layouts</text:span></text:p>
            <text:p text:style-name="P541"><text:span text:style-name="T542"><text:tab/></text:span><text:span text:style-name="T543"><text:tab/></text:span><text:span text:style-name="T544"><text:tab/>JPanel<text:s/></text:span><text:span text:style-name="T545">p</text:span><text:span text:style-name="T546"><text:s/>=<text:s/></text:span><text:span text:style-name="T547">new</text:span><text:span text:style-name="T548"><text:s/>JPanel();</text:span></text:p>
            <text:p text:style-name="P549"><text:span text:style-name="T550"><text:tab/></text:span><text:span text:style-name="T551"><text:tab/></text:span><text:span text:style-name="T552"><text:tab/>GroupLayout<text:s/></text:span><text:span text:style-name="T553">layout</text:span><text:span text:style-name="T554"><text:s/>=<text:s/></text:span><text:span text:style-name="T555">new</text:span><text:span text:style-name="T556"><text:s/>GroupLayout(</text:span><text:span text:style-name="T557">p</text:span><text:span text:style-name="T558">);</text:span></text:p>
            <text:p text:style-name="P559"><text:span text:style-name="T560"><text:tab/></text:span><text:span text:style-name="T561"><text:tab/></text:span><text:span text:style-name="T562"><text:tab/></text:span><text:span text:style-name="T563">p</text:span><text:span text:style-name="T564">.setLayout(</text:span><text:span text:style-name="T565">layout</text:span><text:span text:style-name="T566">);</text:span></text:p>
            <text:p text:style-name="P567"><text:span text:style-name="T568"><text:tab/></text:span><text:span text:style-name="T569"><text:tab/></text:span><text:span text:style-name="T570"><text:tab/></text:span><text:span text:style-name="T571">layout</text:span><text:span text:style-name="T572">.setAutoCreateGaps(</text:span><text:span text:style-name="T573">true</text:span><text:span text:style-name="T574">);</text:span></text:p>
            <text:p text:style-name="P575"><text:span text:style-name="T576"><text:tab/></text:span><text:span text:style-name="T577"><text:tab/></text:span><text:span text:style-name="T578"><text:tab/></text:span><text:span text:style-name="T579">layout</text:span><text:span text:style-name="T580">.setAutoCreateContainerGaps(</text:span><text:span text:style-name="T581">true</text:span><text:span text:style-name="T582">);</text:span></text:p>
            <text:p text:style-name="P583"><text:span text:style-name="T584"><text:tab/></text:span><text:span text:style-name="T585"><text:tab/></text:span><text:span text:style-name="T586"><text:tab/></text:span><text:span text:style-name="T587">layout</text:span><text:span text:style-name="T588">.setHorizontalGroup(</text:span></text:p>
            <text:p text:style-name="P589"><text:span text:style-name="T590"><text:tab/></text:span><text:span text:style-name="T591"><text:tab/></text:span><text:span text:style-name="T592"><text:tab/></text:span><text:span text:style-name="T593"><text:tab/></text:span><text:span text:style-name="T594">layout</text:span><text:span text:style-name="T595">.createSequentialGroup()</text:span></text:p>
            <text:p text:style-name="P596"><text:span text:style-name="T597"><text:tab/></text:span><text:span text:style-name="T598"><text:tab/></text:span><text:span text:style-name="T599"><text:tab/></text:span><text:span text:style-name="T600"><text:tab/>.addComponent(</text:span><text:span text:style-name="T601">ta</text:span><text:span text:style-name="T602">)</text:span></text:p>
            <text:p text:style-name="P603"><text:span text:style-name="T604"><text:tab/></text:span><text:span text:style-name="T605"><text:tab/></text:span><text:span text:style-name="T606"><text:tab/></text:span><text:span text:style-name="T607"><text:tab/>.addGroup(</text:span></text:p>
            <text:p text:style-name="P608"><text:span text:style-name="T609"><text:tab/></text:span><text:span text:style-name="T610"><text:tab/></text:span><text:span text:style-name="T611"><text:tab/></text:span><text:span text:style-name="T612"><text:tab/></text:span><text:span text:style-name="T613"><text:tab/></text:span><text:span text:style-name="T614">layout</text:span><text:span text:style-name="T615">.createParallelGroup(GroupLayout.Alignment.</text:span><text:span text:style-name="T616">LEADING</text:span><text:span text:style-name="T617">)</text:span></text:p>
            <text:p text:style-name="P618"><text:span text:style-name="T619"><text:tab/></text:span><text:span text:style-name="T620"><text:tab/></text:span><text:span text:style-name="T621"><text:tab/></text:span><text:span text:style-name="T622"><text:tab/></text:span><text:span text:style-name="T623"><text:tab/>.addComponent(</text:span><text:span text:style-name="T624">l1</text:span><text:span text:style-name="T625">)</text:span></text:p>
            <text:p text:style-name="P626"><text:span text:style-name="T627"><text:tab/></text:span><text:span text:style-name="T628"><text:tab/></text:span><text:span text:style-name="T629"><text:tab/></text:span><text:span text:style-name="T630"><text:tab/></text:span><text:span text:style-name="T631"><text:tab/>.addComponent(</text:span><text:span text:style-name="T632">lkey</text:span><text:span text:style-name="T633">)</text:span></text:p>
            <text:p text:style-name="P634"><text:span text:style-name="T635"><text:tab/></text:span><text:span text:style-name="T636"><text:tab/></text:span><text:span text:style-name="T637"><text:tab/></text:span><text:span text:style-name="T638"><text:tab/></text:span><text:span text:style-name="T639"><text:tab/>.addComponent(</text:span><text:span text:style-name="T640">l2</text:span><text:span text:style-name="T641">)</text:span></text:p>
            <text:p text:style-name="P642"><text:span text:style-name="T643"><text:tab/></text:span><text:span text:style-name="T644"><text:tab/></text:span><text:span text:style-name="T645"><text:tab/></text:span><text:span text:style-name="T646"><text:tab/></text:span><text:span text:style-name="T647"><text:tab/>.addComponent(</text:span><text:span text:style-name="T648">l3</text:span><text:span text:style-name="T649">)</text:span></text:p>
            <text:p text:style-name="P650"><text:span text:style-name="T651"><text:tab/></text:span><text:span text:style-name="T652"><text:tab/></text:span><text:span text:style-name="T653"><text:tab/></text:span><text:span text:style-name="T654"><text:tab/></text:span><text:span text:style-name="T655"><text:tab/>.addComponent(</text:span><text:span text:style-name="T656">l4</text:span><text:span text:style-name="T657">)</text:span></text:p>
            <text:p text:style-name="P658"><text:span text:style-name="T659"><text:tab/></text:span><text:span text:style-name="T660"><text:tab/></text:span><text:span text:style-name="T661"><text:tab/></text:span><text:span text:style-name="T662"><text:tab/></text:span><text:span text:style-name="T663"><text:tab/>.addComponent(</text:span><text:span text:style-name="T664">lsig</text:span><text:span text:style-name="T665">)</text:span></text:p>
            <text:p text:style-name="P666"><text:span text:style-name="T667"><text:tab/></text:span><text:span text:style-name="T668"><text:tab/></text:span><text:span text:style-name="T669"><text:tab/></text:span><text:span text:style-name="T670"><text:tab/></text:span><text:span text:style-name="T671"><text:tab/>.addComponent(</text:span><text:span text:style-name="T672">lpkey</text:span><text:span text:style-name="T673">)</text:span></text:p>
            <text:p text:style-name="P674"><text:span text:style-name="T675"><text:tab/></text:span><text:span text:style-name="T676"><text:tab/></text:span><text:span text:style-name="T677"><text:tab/></text:span><text:span text:style-name="T678"><text:tab/></text:span><text:span text:style-name="T679"><text:tab/>.addComponent(</text:span><text:span text:style-name="T680">l5</text:span><text:span text:style-name="T681">)</text:span></text:p>
            <text:p text:style-name="P682"><text:span text:style-name="T683"><text:tab/></text:span><text:span text:style-name="T684"><text:tab/></text:span><text:span text:style-name="T685"><text:tab/></text:span><text:span text:style-name="T686"><text:tab/>)</text:span></text:p>
            <text:p text:style-name="P687"><text:span text:style-name="T688"><text:tab/></text:span><text:span text:style-name="T689"><text:tab/></text:span><text:span text:style-name="T690"><text:tab/></text:span><text:span text:style-name="T691"><text:tab/>.addGroup(</text:span></text:p>
            <text:p text:style-name="P692"><text:span text:style-name="T693"><text:tab/></text:span><text:span text:style-name="T694"><text:tab/></text:span><text:span text:style-name="T695"><text:tab/></text:span><text:span text:style-name="T696"><text:tab/></text:span><text:span text:style-name="T697"><text:tab/></text:span><text:span text:style-name="T698">layout</text:span><text:span text:style-name="T699">.createParallelGroup(GroupLayout.Alignment.</text:span><text:span text:style-name="T700">LEADING</text:span><text:span text:style-name="T701">)</text:span></text:p>
            <text:p text:style-name="P702"><text:span text:style-name="T703"><text:tab/></text:span><text:span text:style-name="T704"><text:tab/></text:span><text:span text:style-name="T705"><text:tab/></text:span><text:span text:style-name="T706"><text:tab/></text:span><text:span text:style-name="T707"><text:tab/>.addComponent(</text:span><text:span text:style-name="T708">open</text:span><text:span text:style-name="T709">)</text:span></text:p>
            <text:p text:style-name="P710"><text:span text:style-name="T711"><text:tab/></text:span><text:span text:style-name="T712"><text:tab/></text:span><text:span text:style-name="T713"><text:tab/></text:span><text:span text:style-name="T714"><text:tab/></text:span><text:span text:style-name="T715"><text:tab/>.addComponent(</text:span><text:span text:style-name="T716">selectkey</text:span><text:span text:style-name="T717">)</text:span></text:p>
            <text:p text:style-name="P718"><text:span text:style-name="T719"><text:tab/></text:span><text:span text:style-name="T720"><text:tab/></text:span><text:span text:style-name="T721"><text:tab/></text:span><text:span text:style-name="T722"><text:tab/></text:span><text:span text:style-name="T723"><text:tab/>.addComponent(</text:span><text:span text:style-name="T724">users</text:span><text:span text:style-name="T725">)</text:span></text:p>
            <text:p text:style-name="P726"><text:span text:style-name="T727"><text:tab/></text:span><text:span text:style-name="T728"><text:tab/></text:span><text:span text:style-name="T729"><text:tab/></text:span><text:span text:style-name="T730"><text:tab/></text:span><text:span text:style-name="T731"><text:tab/>.addComponent(</text:span><text:span text:style-name="T732">pb</text:span><text:span text:style-name="T733">)</text:span></text:p>
            <text:p text:style-name="P734"><text:span text:style-name="T735"><text:tab/></text:span><text:span text:style-name="T736"><text:tab/></text:span><text:span text:style-name="T737"><text:tab/></text:span><text:span text:style-name="T738"><text:tab/></text:span><text:span text:style-name="T739"><text:tab/>.addComponent(</text:span><text:span text:style-name="T740">sign</text:span><text:span text:style-name="T741">)</text:span></text:p>
            <text:p text:style-name="P742"><text:span text:style-name="T743"><text:tab/></text:span><text:span text:style-name="T744"><text:tab/></text:span><text:span text:style-name="T745"><text:tab/></text:span><text:span text:style-name="T746"><text:tab/></text:span><text:span text:style-name="T747"><text:tab/>.addComponent(</text:span><text:span text:style-name="T748">openSignature</text:span><text:span text:style-name="T749">)</text:span></text:p>
            <text:p text:style-name="P750"><text:span text:style-name="T751"><text:tab/></text:span><text:span text:style-name="T752"><text:tab/></text:span><text:span text:style-name="T753"><text:tab/></text:span><text:span text:style-name="T754"><text:tab/></text:span><text:span text:style-name="T755"><text:tab/>.addComponent(</text:span><text:span text:style-name="T756">selectpkey</text:span><text:span text:style-name="T757">)</text:span></text:p>
            <text:p text:style-name="P758"><text:span text:style-name="T759"><text:tab/></text:span><text:span text:style-name="T760"><text:tab/></text:span><text:span text:style-name="T761"><text:tab/></text:span><text:span text:style-name="T762"><text:tab/></text:span><text:span text:style-name="T763"><text:tab/>.addComponent(</text:span><text:span text:style-name="T764">valify</text:span><text:span text:style-name="T765">)</text:span></text:p>
            <text:p text:style-name="P766"><text:span text:style-name="T767"><text:tab/></text:span><text:span text:style-name="T768"><text:tab/></text:span><text:span text:style-name="T769"><text:tab/></text:span><text:span text:style-name="T770"><text:tab/>)</text:span></text:p>
            <text:p text:style-name="P771"><text:span text:style-name="T772"><text:tab/></text:span><text:span text:style-name="T773"><text:tab/></text:span><text:span text:style-name="T774"><text:tab/>);</text:span></text:p>
            <text:p text:style-name="P775"><text:span text:style-name="T776"><text:tab/></text:span><text:span text:style-name="T777"><text:tab/></text:span><text:span text:style-name="T778"><text:tab/></text:span><text:span text:style-name="T779">layout</text:span><text:span text:style-name="T780">.setVerticalGrou</text:span><text:span text:style-name="T781">p(</text:span></text:p>
            <text:p text:style-name="P782"><text:span text:style-name="T783"><text:tab/></text:span><text:span text:style-name="T784"><text:tab/></text:span><text:span text:style-name="T785"><text:tab/></text:span><text:span text:style-name="T786"><text:tab/></text:span><text:span text:style-name="T787">layout</text:span><text:span text:style-name="T788">.createSequentialGroup()</text:span></text:p>
            <text:p text:style-name="P789"><text:span text:style-name="T790"><text:tab/></text:span><text:span text:style-name="T791"><text:tab/></text:span><text:span text:style-name="T792"><text:tab/></text:span><text:span text:style-name="T793"><text:tab/>.addGroup(</text:span></text:p>
            <text:p text:style-name="P794"><text:span text:style-name="T795"><text:tab/></text:span><text:span text:style-name="T796"><text:tab/></text:span><text:span text:style-name="T797"><text:tab/></text:span><text:span text:style-name="T798"><text:tab/></text:span><text:span text:style-name="T799"><text:tab/></text:span><text:span text:style-name="T800">layout</text:span><text:span text:style-name="T801">.createParallelGroup(GroupLayout.Alignment.</text:span><text:span text:style-name="T802">BASELINE</text:span><text:span text:style-name="T803">)</text:span></text:p>
            <text:p text:style-name="P804"><text:span text:style-name="T805"><text:tab/></text:span><text:span text:style-name="T806"><text:tab/></text:span><text:span text:style-name="T807"><text:tab/></text:span><text:span text:style-name="T808"><text:tab/></text:span><text:span text:style-name="T809"><text:tab/>.addComponent(</text:span><text:span text:style-name="T810">ta</text:span><text:span text:style-name="T811">)</text:span></text:p>
            <text:p text:style-name="P812"><text:span text:style-name="T813"><text:tab/></text:span><text:span text:style-name="T814"><text:tab/></text:span><text:span text:style-name="T815"><text:tab/></text:span><text:span text:style-name="T816"><text:tab/></text:span><text:span text:style-name="T817"><text:tab/>.addGroup(</text:span></text:p>
            <text:p text:style-name="P818"><text:span text:style-name="T819"><text:tab/></text:span><text:span text:style-name="T820"><text:tab/></text:span><text:span text:style-name="T821"><text:tab/></text:span><text:span text:style-name="T822"><text:tab/></text:span><text:span text:style-name="T823"><text:tab/></text:span><text:span text:style-name="T824"><text:tab/></text:span><text:span text:style-name="T825">layout</text:span><text:span text:style-name="T826">.createSequentialGroup()</text:span></text:p>
            <text:p text:style-name="P827"><text:span text:style-name="T828"><text:tab/></text:span><text:span text:style-name="T829"><text:tab/></text:span><text:span text:style-name="T830"><text:tab/></text:span><text:span text:style-name="T831"><text:tab/></text:span><text:span text:style-name="T832"><text:tab/></text:span><text:span text:style-name="T833"><text:tab/>.addGroup(</text:span><text:span text:style-name="T834">layout</text:span><text:span text:style-name="T835">.createParallelGroup().addComponent(</text:span><text:span text:style-name="T836">l1</text:span><text:span text:style-name="T837">).addComponent(</text:span><text:span text:style-name="T838">open</text:span><text:span text:style-name="T839">))</text:span></text:p>
            <text:p text:style-name="P840"><text:span text:style-name="T841"><text:tab/></text:span><text:span text:style-name="T842"><text:tab/></text:span><text:span text:style-name="T843"><text:tab/></text:span><text:span text:style-name="T844"><text:tab/></text:span><text:span text:style-name="T845"><text:tab/></text:span><text:span text:style-name="T846"><text:tab/>.addGroup(</text:span><text:span text:style-name="T847">layout</text:span><text:span text:style-name="T848">.createParallelGroup().addComponent(</text:span><text:span text:style-name="T849">lkey</text:span><text:span text:style-name="T850">).addComponent(</text:span><text:span text:style-name="T851">selectkey</text:span><text:span text:style-name="T852">))</text:span></text:p>
            <text:p text:style-name="P853"><text:span text:style-name="T854"><text:tab/></text:span><text:span text:style-name="T855"><text:tab/></text:span><text:span text:style-name="T856"><text:tab/></text:span><text:span text:style-name="T857"><text:tab/></text:span><text:span text:style-name="T858"><text:tab/></text:span><text:span text:style-name="T859"><text:tab/>.addGroup(</text:span><text:span text:style-name="T860">layout</text:span><text:span text:style-name="T861">.createParallelGroup().addComponent(</text:span><text:span text:style-name="T862">l2</text:span><text:span text:style-name="T863">).addComponent(</text:span><text:span text:style-name="T864">users</text:span><text:span text:style-name="T865">))</text:span></text:p>
            <text:p text:style-name="P866"><text:span text:style-name="T867"><text:tab/></text:span><text:span text:style-name="T868"><text:tab/></text:span><text:span text:style-name="T869"><text:tab/></text:span><text:span text:style-name="T870"><text:tab/></text:span><text:span text:style-name="T871"><text:tab/></text:span><text:span text:style-name="T872"><text:tab/>.addGroup(</text:span><text:span text:style-name="T873">layout</text:span><text:span text:style-name="T874">.createParallelGroup().addComponent(</text:span><text:span text:style-name="T875">l3</text:span><text:span text:style-name="T876">).</text:span><text:span text:style-name="T877">addComponent(</text:span><text:span text:style-name="T878">pb</text:span><text:span text:style-name="T879">))</text:span></text:p>
            <text:p text:style-name="P880"><text:span text:style-name="T881"><text:tab/></text:span><text:span text:style-name="T882"><text:tab/></text:span><text:span text:style-name="T883"><text:tab/></text:span><text:span text:style-name="T884"><text:tab/></text:span><text:span text:style-name="T885"><text:tab/></text:span><text:span text:style-name="T886"><text:tab/>.addGroup(</text:span><text:span text:style-name="T887">layout</text:span><text:span text:style-name="T888">.createParallelGroup().addComponent(</text:span><text:span text:style-name="T889">l4</text:span><text:span text:style-name="T890">).addComponent(</text:span><text:span text:style-name="T891">sign</text:span><text:span text:style-name="T892">))</text:span></text:p>
            <text:p text:style-name="P893"><text:span text:style-name="T894"><text:tab/></text:span><text:span text:style-name="T895"><text:tab/></text:span><text:span text:style-name="T896"><text:tab/></text:span><text:span text:style-name="T897"><text:tab/></text:span><text:span text:style-name="T898"><text:tab/></text:span><text:span text:style-name="T899"><text:tab/>.addGroup(</text:span><text:span text:style-name="T900">layout</text:span><text:span text:style-name="T901">.createParallelGroup().addComponent(</text:span><text:span text:style-name="T902">lsig</text:span><text:span text:style-name="T903">).addComponent(</text:span><text:span text:style-name="T904">openSignature</text:span><text:span text:style-name="T905">))</text:span></text:p>
            <text:p text:style-name="P906"><text:span text:style-name="T907"><text:tab/></text:span><text:span text:style-name="T908"><text:tab/></text:span><text:span text:style-name="T909"><text:tab/></text:span><text:span text:style-name="T910"><text:tab/></text:span><text:span text:style-name="T911"><text:tab/></text:span><text:span text:style-name="T912"><text:tab/>.addGroup(</text:span><text:span text:style-name="T913">layout</text:span><text:span text:style-name="T914">.createParallelGroup().addComponent(</text:span><text:span text:style-name="T915">lpkey</text:span><text:span text:style-name="T916">).addComponent(</text:span><text:span text:style-name="T917">selectpkey</text:span><text:span text:style-name="T918">))</text:span></text:p>
            <text:p text:style-name="P919"><text:span text:style-name="T920"><text:tab/></text:span><text:span text:style-name="T921"><text:tab/></text:span><text:span text:style-name="T922"><text:tab/></text:span><text:span text:style-name="T923"><text:tab/></text:span><text:span text:style-name="T924"><text:tab/></text:span><text:span text:style-name="T925"><text:tab/>.addGroup(</text:span><text:span text:style-name="T926">layout</text:span><text:span text:style-name="T927">.createParallelGroup().addComponent(</text:span><text:span text:style-name="T928">l5</text:span><text:span text:style-name="T929">).addComponent(</text:span><text:span text:style-name="T930">valify</text:span><text:span text:style-name="T931">))</text:span></text:p>
            <text:p text:style-name="P932"><text:span text:style-name="T933"><text:tab/></text:span><text:span text:style-name="T934"><text:tab/></text:span><text:span text:style-name="T935"><text:tab/></text:span><text:span text:style-name="T936"><text:tab/></text:span><text:span text:style-name="T937"><text:tab/></text:span><text:span text:style-name="T938"><text:tab/></text:span></text:p>
            <text:p text:style-name="P939"><text:span text:style-name="T940"><text:tab/></text:span><text:span text:style-name="T941"><text:tab/></text:span><text:span text:style-name="T942"><text:tab/></text:span><text:span text:style-name="T943"><text:tab/></text:span><text:span text:style-name="T944"><text:tab/>)</text:span></text:p>
            <text:p text:style-name="P945"><text:span text:style-name="T946"><text:tab/></text:span><text:span text:style-name="T947"><text:tab/></text:span><text:span text:style-name="T948"><text:tab/></text:span><text:span text:style-name="T949"><text:tab/>)</text:span></text:p>
            <text:p text:style-name="P950"><text:span text:style-name="T951"><text:tab/></text:span><text:span text:style-name="T952"><text:tab/></text:span><text:span text:style-name="T953"><text:tab/>);</text:span></text:p>
            <text:soft-page-break/>
            <text:p text:style-name="P954"><text:span text:style-name="T955"><text:tab/></text:span><text:span text:style-name="T956"><text:tab/></text:span><text:span text:style-name="T957"><text:tab/></text:span><text:span text:style-name="T958">layout</text:span><text:span text:style-name="T959">.linkSize(SwingConstants.</text:span><text:span text:style-name="T960">HORIZONTAL</text:span><text:span text:style-name="T961">,<text:s/></text:span><text:span text:style-name="T962">open</text:span><text:span text:style-name="T963">,<text:s/></text:span><text:span text:style-name="T964">selectkey</text:span><text:span text:style-name="T965">,<text:s/></text:span><text:span text:style-name="T966">users</text:span><text:span text:style-name="T967">,<text:s/></text:span><text:span text:style-name="T968">pb</text:span><text:span text:style-name="T969">,<text:s/></text:span><text:span text:style-name="T970">sign</text:span><text:span text:style-name="T971">);</text:span></text:p>
            <text:p text:style-name="P972"><text:span text:style-name="T973"><text:tab/></text:span><text:span text:style-name="T974"><text:tab/></text:span><text:span text:style-name="T975"><text:tab/></text:span><text:span text:style-name="T976">layout</text:span><text:span text:style-name="T977">.linkSize(SwingConstants.</text:span><text:span text:style-name="T978">VER</text:span><text:span text:style-name="T979">TICAL</text:span><text:span text:style-name="T980">,<text:s/></text:span><text:span text:style-name="T981">open</text:span><text:span text:style-name="T982">,<text:s/></text:span><text:span text:style-name="T983">users</text:span><text:span text:style-name="T984">,<text:s/></text:span><text:span text:style-name="T985">pb</text:span><text:span text:style-name="T986">,<text:s/></text:span><text:span text:style-name="T987">sign</text:span><text:span text:style-name="T988">);</text:span></text:p>
            <text:p text:style-name="P989"><text:span text:style-name="T990"><text:tab/></text:span><text:span text:style-name="T991"><text:tab/></text:span><text:span text:style-name="T992"><text:tab/></text:span><text:span text:style-name="T993">layout</text:span><text:span text:style-name="T994">.linkSize(SwingConstants.</text:span><text:span text:style-name="T995">HORIZONTAL</text:span><text:span text:style-name="T996">,<text:s/></text:span><text:span text:style-name="T997">l1</text:span><text:span text:style-name="T998">,<text:s/></text:span><text:span text:style-name="T999">lkey</text:span><text:span text:style-name="T1000">,<text:s/></text:span><text:span text:style-name="T1001">l2</text:span><text:span text:style-name="T1002">,<text:s/></text:span><text:span text:style-name="T1003">l3</text:span><text:span text:style-name="T1004">,<text:s/></text:span><text:span text:style-name="T1005">l4</text:span><text:span text:style-name="T1006">);</text:span></text:p>
            <text:p text:style-name="P1007"><text:span text:style-name="T1008"><text:tab/></text:span><text:span text:style-name="T1009"><text:tab/></text:span><text:span text:style-name="T1010"><text:tab/></text:span><text:span text:style-name="T1011">this</text:span><text:span text:style-name="T1012">.add(</text:span><text:span text:style-name="T1013">p</text:span><text:span text:style-name="T1014">);</text:span></text:p>
            <text:p text:style-name="P1015"><text:span text:style-name="T1016"><text:tab/></text:span><text:span text:style-name="T1017"><text:tab/></text:span><text:span text:style-name="T1018"><text:tab/></text:span><text:span text:style-name="T1019">//End Setting up layouts</text:span></text:p>
            <text:p text:style-name="P1020"/>
            <text:p text:style-name="P1021"><text:span text:style-name="T1022"><text:tab/></text:span><text:span text:style-name="T1023"><text:tab/>}</text:span><text:span text:style-name="T1024">catch</text:span><text:span text:style-name="T1025">(Exception<text:s/></text:span><text:span text:style-name="T1026">exc</text:span><text:span text:style-name="T1027">){</text:span></text:p>
            <text:p text:style-name="P1028"><text:span text:style-name="T1029"><text:tab/></text:span><text:span text:style-name="T1030"><text:tab/></text:span><text:span text:style-name="T1031"><text:tab/></text:span><text:span text:style-name="T1032">exc</text:span><text:span text:style-name="T1033">.printStackTrace();</text:span></text:p>
            <text:p text:style-name="P1034"><text:span text:style-name="T1035"><text:tab/></text:span><text:span text:style-name="T1036"><text:tab/>}</text:span></text:p>
            <text:p text:style-name="P1037"><text:span text:style-name="T1038"><text:tab/>}</text:span></text:p>
            <text:p text:style-name="P1039"/>
            <text:p text:style-name="P1040"><text:span text:style-name="T1041"><text:tab/></text:span></text:p>
            <text:p text:style-name="P1042"><text:span text:style-name="T1043"><text:tab/></text:span></text:p>
            <text:p text:style-name="P1044"><text:span text:style-name="T1045"><text:tab/><text:s/></text:span><text:span text:style-name="T1046">@SuppressWarnings</text:span><text:span text:style-name="T1047">({<text:s/></text:span><text:span text:style-name="T1048">"deprecation"</text:span><text:span text:style-name="T1049">,<text:s/></text:span><text:span text:style-name="T1050">"rawtypes"</text:span><text:span text:style-name="T1051"><text:s/></text:span><text:span text:style-name="T1052">})</text:span></text:p>
            <text:p text:style-name="P1053"><text:span text:style-name="T1054"><text:tab/></text:span><text:span text:style-name="T1055">public</text:span><text:span text:style-name="T1056"><text:s/></text:span><text:span text:style-name="T1057">void</text:span><text:span text:style-name="T1058"><text:s/>signDocument(File<text:s/></text:span><text:span text:style-name="T1059">document</text:span><text:span text:style-name="T1060">, File<text:s/></text:span><text:span text:style-name="T1061">keyring</text:span><text:span text:style-name="T1062">,<text:s/></text:span><text:span text:style-name="T1063">char</text:span><text:span text:style-name="T1064">[]<text:s/></text:span><text:span text:style-name="T1065">passPhrase</text:span><text:span text:style-name="T1066">)<text:s/></text:span><text:span text:style-name="T1067">throws</text:span><text:span text:style-name="T1068"><text:s/>IOException, PGPException {</text:span></text:p>
            <text:p text:style-name="P1069"><text:span text:style-name="T1070"><text:tab/></text:span><text:span text:style-name="T1071"><text:tab/><text:s/></text:span><text:span text:style-name="T1072">//Mapping user ID with Combo box</text:span></text:p>
            <text:p text:style-name="P1073"><text:span text:style-name="T1074"><text:tab/></text:span><text:span text:style-name="T1075"><text:tab/><text:s/>String<text:s/></text:span><text:span text:style-name="T1076">userID</text:span><text:span text:style-name="T1077"><text:s/>=<text:s/></text:span><text:span text:style-name="T1078">null</text:span><text:span text:style-name="T1079">;</text:span></text:p>
            <text:p text:style-name="P1080"><text:span text:style-name="T1081"><text:tab/></text:span><text:span text:style-name="T1082"><text:tab/><text:s/>FileOutputStream<text:s/></text:span><text:span text:style-name="T1083">out</text:span><text:span text:style-name="T1084"><text:s/>=<text:s/></text:span><text:span text:style-name="T1085">null</text:span><text:span text:style-name="T1086">;</text:span></text:p>
            <text:p text:style-name="P1087"><text:span text:style-name="T1088"><text:tab/></text:span><text:span text:style-name="T1089"><text:tab/><text:s/></text:span><text:span text:style-name="T1090">if</text:span><text:span text:style-name="T1091">(</text:span><text:span text:style-name="T1092">document</text:span><text:span text:style-name="T1093"><text:s/>!=<text:s/></text:span><text:span text:style-name="T1094">null</text:span><text:span text:style-name="T1095">){</text:span></text:p>
            <text:p text:style-name="P1096"><text:span text:style-name="T1097"><text:tab/></text:span><text:span text:style-name="T1098"><text:tab/></text:span><text:span text:style-name="T1099"><text:tab/><text:s/></text:span><text:span text:style-name="T1100">out</text:span><text:span text:style-name="T1101"><text:s/>=<text:s/></text:span><text:span text:style-name="T1102">new</text:span><text:span text:style-name="T1103"><text:s/>FileOutputSt</text:span><text:span text:style-name="T1104">ream(</text:span><text:span text:style-name="T1105">document</text:span><text:span text:style-name="T1106">.getName()+</text:span><text:span text:style-name="T1107">".bpg"</text:span><text:span text:style-name="T1108">);</text:span></text:p>
            <text:p text:style-name="P1109"><text:span text:style-name="T1110"><text:tab/></text:span><text:span text:style-name="T1111"><text:tab/><text:s/>}</text:span></text:p>
            <text:p text:style-name="P1112"><text:span text:style-name="T1113"><text:tab/></text:span><text:span text:style-name="T1114"><text:tab/><text:s/></text:span><text:span text:style-name="T1115">if</text:span><text:span text:style-name="T1116">(0 ==<text:s/></text:span><text:span text:style-name="T1117">users</text:span><text:span text:style-name="T1118">.getSelectedIndex()){</text:span></text:p>
            <text:p text:style-name="P1119"><text:span text:style-name="T1120"><text:tab/></text:span><text:span text:style-name="T1121"><text:tab/></text:span><text:span text:style-name="T1122"><text:tab/><text:s/></text:span><text:span text:style-name="T1123">userID</text:span><text:span text:style-name="T1124"><text:s/>=<text:s/></text:span><text:span text:style-name="T1125">"Wanchana"</text:span><text:span text:style-name="T1126">;</text:span></text:p>
            <text:p text:style-name="P1127"><text:span text:style-name="T1128"><text:tab/></text:span><text:span text:style-name="T1129"><text:tab/><text:s/>}</text:span><text:span text:style-name="T1130">else</text:span><text:span text:style-name="T1131"><text:s/></text:span><text:span text:style-name="T1132">if</text:span><text:span text:style-name="T1133">(1 ==<text:s/></text:span><text:span text:style-name="T1134">users</text:span><text:span text:style-name="T1135">.getSelectedIndex()){</text:span></text:p>
            <text:p text:style-name="P1136"><text:span text:style-name="T1137"><text:tab/></text:span><text:span text:style-name="T1138"><text:tab/></text:span><text:span text:style-name="T1139"><text:tab/><text:s/></text:span><text:span text:style-name="T1140">userID</text:span><text:span text:style-name="T1141"><text:s/>=<text:s/></text:span><text:span text:style-name="T1142">"Celynaria"</text:span><text:span text:style-name="T1143">;</text:span></text:p>
            <text:p text:style-name="P1144"><text:span text:style-name="T1145"><text:tab/></text:span><text:span text:style-name="T1146"><text:tab/><text:s/>}</text:span></text:p>
            <text:p text:style-name="P1147"><text:span text:style-name="T1148"><text:tab/></text:span><text:span text:style-name="T1149"><text:tab/></text:span></text:p>
            <text:p text:style-name="P1150"><text:span text:style-name="T1151"><text:tab/></text:span><text:span text:style-name="T1152"><text:tab/><text:s/></text:span><text:span text:style-name="T1153">//Retrieving<text:s/></text:span><text:span text:style-name="T1154">keyring</text:span><text:span text:style-name="T1155"><text:s/>and look for private key by user name</text:span></text:p>
            <text:p text:style-name="P1156"><text:span text:style-name="T1157"><text:tab/></text:span><text:span text:style-name="T1158"><text:tab/><text:s/>Security.</text:span><text:span text:style-name="T1159">addProvider</text:span><text:span text:style-name="T1160">(</text:span><text:span text:style-name="T1161">new</text:span><text:span text:style-name="T1162"><text:s/>BouncyCastleProvider());</text:span></text:p>
            <text:p text:style-name="P1163"><text:span text:style-name="T1164"><text:tab/></text:span><text:span text:style-name="T1165"><text:tab/><text:s/>FileInputStream<text:s/></text:span><text:span text:style-name="T1166">keyIn</text:span><text:span text:style-name="T1167"><text:s/>=<text:s/></text:span><text:span text:style-name="T1168">new</text:span><text:span text:style-name="T1169"><text:s/>FileInputStream(</text:span><text:span text:style-name="T1170">keyring</text:span><text:span text:style-name="T1171">);</text:span></text:p>
            <text:p text:style-name="P1172"><text:span text:style-name="T1173"><text:tab/></text:span><text:span text:style-name="T1174"><text:tab/><text:s/>InputStream<text:s/></text:span><text:span text:style-name="T1175">in</text:span><text:span text:style-name="T1176"><text:s/>= PGPUtil.</text:span><text:span text:style-name="T1177">getDecoderStream</text:span><text:span text:style-name="T1178">(</text:span><text:span text:style-name="T1179">keyIn</text:span><text:span text:style-name="T1180">);</text:span></text:p>
            <text:p text:style-name="P1181"><text:span text:style-name="T1182"><text:tab/></text:span><text:span text:style-name="T1183"><text:tab/><text:s/>PGPSecretKeyRingCollection<text:s/></text:span><text:span text:style-name="T1184">pgpSec</text:span><text:span text:style-name="T1185"><text:s/>=<text:s/></text:span><text:span text:style-name="T1186">new</text:span><text:span text:style-name="T1187"><text:s/></text:span><text:span text:style-name="T1188">PGPSecretKeyRingCollection</text:span><text:span text:style-name="T1189">(</text:span><text:span text:style-name="T1190">in</text:span><text:span text:style-name="T1191">);</text:span></text:p>
            <text:p text:style-name="P1192"><text:span text:style-name="T1193"><text:tab/></text:span><text:span text:style-name="T1194"><text:tab/><text:s/>PGPSecretKey<text:s/></text:span><text:span text:style-name="T1195">key</text:span><text:span text:style-name="T1196"><text:s/>=<text:s/></text:span><text:span text:style-name="T1197">null</text:span><text:span text:style-name="T1198">;</text:span></text:p>
            <text:p text:style-name="P1199"><text:span text:style-name="T1200"><text:tab/></text:span><text:span text:style-name="T1201"><text:tab/></text:span><text:span text:style-name="T1202">//boolean true was given so just only some part user id need to be matched</text:span></text:p>
            <text:p text:style-name="P1203"><text:span text:style-name="T1204"><text:tab/></text:span><text:span text:style-name="T1205"><text:tab/><text:s/>Iterator<text:s/></text:span><text:span text:style-name="T1206">rIt</text:span><text:span text:style-name="T1207"><text:s/>=<text:s/></text:span><text:span text:style-name="T1208">pgpSec</text:span><text:span text:style-name="T1209">.getKeyRings(</text:span><text:span text:style-name="T1210">userID</text:span><text:span text:style-name="T1211">,<text:s/></text:span><text:span text:style-name="T1212">true</text:span><text:span text:style-name="T1213">);</text:span></text:p>
            <text:p text:style-name="P1214"><text:span text:style-name="T1215"><text:tab/></text:span><text:span text:style-name="T1216"><text:tab/><text:s/></text:span><text:span text:style-name="T1217">while</text:span><text:span text:style-name="T1218">(</text:span><text:span text:style-name="T1219">key</text:span><text:span text:style-name="T1220"><text:s/>==<text:s/></text:span><text:span text:style-name="T1221">null</text:span><text:span text:style-name="T1222"><text:s/>&amp;&amp;<text:s/></text:span><text:span text:style-name="T1223">rIt</text:span><text:span text:style-name="T1224">.hasNext()){</text:span></text:p>
            <text:p text:style-name="P1225"><text:span text:style-name="T1226"><text:tab/></text:span><text:span text:style-name="T1227"><text:tab/></text:span><text:span text:style-name="T1228"><text:tab/><text:s/>PGPSecretKeyRing<text:s/></text:span><text:span text:style-name="T1229">kRing</text:span><text:span text:style-name="T1230"><text:s/>= (PGPSecretKeyRing)</text:span><text:span text:style-name="T1231">rIt</text:span><text:span text:style-name="T1232">.next();</text:span></text:p>
            <text:p text:style-name="P1233"><text:span text:style-name="T1234"><text:tab/></text:span><text:span text:style-name="T1235"><text:tab/></text:span><text:span text:style-name="T1236"><text:tab/><text:s/>Iterator<text:s/></text:span><text:span text:style-name="T1237">kIt</text:span><text:span text:style-name="T1238"><text:s/>=<text:s/></text:span><text:span text:style-name="T1239">kRing</text:span><text:span text:style-name="T1240">.getSecretKeys();</text:span></text:p>
            <text:p text:style-name="P1241"><text:span text:style-name="T1242"><text:tab/></text:span><text:span text:style-name="T1243"><text:tab/></text:span><text:span text:style-name="T1244"><text:tab/><text:s/></text:span><text:span text:style-name="T1245">while</text:span><text:span text:style-name="T1246"><text:s/>(<text:s/></text:span><text:span text:style-name="T1247">key</text:span><text:span text:style-name="T1248"><text:s/>==<text:s/></text:span><text:span text:style-name="T1249">null</text:span><text:span text:style-name="T1250"><text:s/>&amp;&amp;<text:s/></text:span><text:span text:style-name="T1251">kIt</text:span><text:span text:style-name="T1252">.hasNext() ) {</text:span></text:p>
            <text:p text:style-name="P1253"><text:span text:style-name="T1254"><text:tab/></text:span><text:span text:style-name="T1255"><text:tab/></text:span><text:span text:style-name="T1256"><text:tab/></text:span><text:span text:style-name="T1257"><text:tab/><text:s/>PGPSecretKey<text:s/></text:span><text:span text:style-name="T1258">k</text:span><text:span text:style-name="T1259"><text:s/>= (PGPSecretKey)</text:span><text:span text:style-name="T1260">kIt</text:span><text:span text:style-name="T1261">.next();</text:span></text:p>
            <text:p text:style-name="P1262"><text:span text:style-name="T1263"><text:tab/></text:span><text:span text:style-name="T1264"><text:tab/></text:span><text:span text:style-name="T1265"><text:tab/></text:span><text:span text:style-name="T1266"><text:tab/><text:s/></text:span><text:span text:style-name="T1267">if</text:span><text:span text:style-name="T1268"><text:s/>(<text:s/></text:span><text:span text:style-name="T1269">k</text:span><text:span text:style-name="T1270">.isSigningKey() ) {</text:span></text:p>
            <text:p text:style-name="P1271"><text:span text:style-name="T1272"><text:tab/></text:span><text:span text:style-name="T1273"><text:tab/></text:span><text:span text:style-name="T1274"><text:tab/></text:span><text:span text:style-name="T1275"><text:tab/></text:span><text:span text:style-name="T1276"><text:tab/><text:s/></text:span><text:span text:style-name="T1277">key</text:span><text:span text:style-name="T1278"><text:s/>=<text:s/></text:span><text:span text:style-name="T1279">k</text:span><text:span text:style-name="T1280">;</text:span></text:p>
            <text:p text:style-name="P1281"><text:span text:style-name="T1282"><text:tab/></text:span><text:span text:style-name="T1283"><text:tab/></text:span><text:span text:style-name="T1284"><text:tab/></text:span><text:span text:style-name="T1285"><text:tab/><text:s/>}</text:span></text:p>
            <text:p text:style-name="P1286"><text:span text:style-name="T1287"><text:tab/></text:span><text:span text:style-name="T1288"><text:tab/></text:span><text:span text:style-name="T1289"><text:tab/><text:s/>}</text:span></text:p>
            <text:p text:style-name="P1290"><text:span text:style-name="T1291"><text:tab/></text:span><text:span text:style-name="T1292"><text:tab/><text:s/>}</text:span></text:p>
            <text:p text:style-name="P1293"><text:span text:style-name="T1294"><text:tab/></text:span><text:span text:style-name="T1295"><text:tab/><text:s/></text:span><text:span text:style-name="T1296">if</text:span><text:span text:style-name="T1297">(</text:span><text:span text:style-name="T1298">key</text:span><text:span text:style-name="T1299"><text:s/>==<text:s/></text:span><text:span text:style-name="T1300">null</text:span><text:span text:style-name="T1301">){</text:span></text:p>
            <text:p text:style-name="P1302"><text:span text:style-name="T1303"><text:tab/></text:span><text:span text:style-name="T1304"><text:tab/></text:span><text:span text:style-name="T1305"><text:tab/><text:s/></text:span><text:span text:style-name="T1306">throw</text:span><text:span text:style-name="T1307"><text:s/></text:span><text:span text:style-name="T1308">new</text:span><text:span text:style-name="T1309"><text:s/>IllegalArgumentException(</text:span><text:span text:style-name="T1310">"Can't find key"</text:span><text:span text:style-name="T1311">);</text:span></text:p>
            <text:p text:style-name="P1312"><text:span text:style-name="T1313"><text:tab/></text:span><text:span text:style-name="T1314"><text:tab/><text:s/></text:span><text:span text:style-name="T1315">}</text:span></text:p>
            <text:p text:style-name="P1316"><text:span text:style-name="T1317"><text:tab/></text:span><text:span text:style-name="T1318"><text:tab/></text:span></text:p>
            <text:p text:style-name="P1319"><text:span text:style-name="T1320"><text:tab/></text:span><text:span text:style-name="T1321"><text:tab/><text:s/>PBESecretKeyDecryptor<text:s/></text:span><text:span text:style-name="T1322">decryptor</text:span><text:span text:style-name="T1323"><text:s/>=<text:s/></text:span><text:span text:style-name="T1324">new</text:span><text:span text:style-name="T1325"><text:s/>BcPBESecretKeyDecryptorBuilder(</text:span><text:span text:style-name="T1326">new</text:span><text:span text:style-name="T1327"><text:s/>BcPGPDigestCalculatorProvider()).build(</text:span><text:span text:style-name="T1328">passPhrase</text:span><text:span text:style-name="T1329">);</text:span></text:p>
            <text:p text:style-name="P1330"><text:span text:style-name="T1331"><text:tab/></text:span><text:span text:style-name="T1332"><text:tab/><text:s/>PGPPrivateKey<text:s/></text:span><text:span text:style-name="T1333">pgpPrivKey</text:span><text:span text:style-name="T1334"><text:s/>=<text:s/></text:span><text:span text:style-name="T1335">null</text:span><text:span text:style-name="T1336">;</text:span></text:p>
            <text:p text:style-name="P1337"><text:span text:style-name="T1338"><text:tab/></text:span><text:span text:style-name="T1339"><text:tab/><text:s/></text:span><text:span text:style-name="T1340">try</text:span><text:span text:style-name="T1341">{</text:span></text:p>
            <text:p text:style-name="P1342"><text:span text:style-name="T1343"><text:tab/></text:span><text:span text:style-name="T1344"><text:tab/></text:span><text:span text:style-name="T1345"><text:tab/><text:s/></text:span><text:span text:style-name="T1346">pgpPrivKey</text:span><text:span text:style-name="T1347"><text:s/>=<text:s/></text:span><text:span text:style-name="T1348">key</text:span><text:span text:style-name="T1349">.extractPrivateKey(</text:span><text:span text:style-name="T1350">decryptor</text:span><text:span text:style-name="T1351">);</text:span></text:p>
            <text:p text:style-name="P1352"><text:span text:style-name="T1353"><text:tab/></text:span><text:span text:style-name="T1354"><text:tab/><text:s/>}</text:span><text:span text:style-name="T1355">catch</text:span><text:span text:style-name="T1356">(PGPException<text:s/></text:span><text:span text:style-name="T1357">exc</text:span><text:span text:style-name="T1358">){</text:span></text:p>
            <text:p text:style-name="P1359"><text:span text:style-name="T1360"><text:tab/></text:span><text:span text:style-name="T1361"><text:tab/></text:span><text:span text:style-name="T1362"><text:tab/><text:s/></text:span><text:span text:style-name="T1363">throw</text:span><text:span text:style-name="T1364"><text:s/></text:span><text:span text:style-name="T1365">new</text:span><text:span text:style-name="T1366"><text:s/>PGPException(</text:span><text:span text:style-name="T1367">"Passphrase is not matched with User ID"</text:span><text:span text:style-name="T1368">);</text:span></text:p>
            <text:soft-page-break/>
            <text:p text:style-name="P1369"><text:span text:style-name="T1370"><text:tab/></text:span><text:span text:style-name="T1371"><text:tab/><text:s/>}</text:span></text:p>
            <text:p text:style-name="P1372"><text:span text:style-name="T1373"><text:tab/><text:s text:c="5"/>PGPContentSignerBuilder<text:s/></text:span><text:span text:style-name="T1374">signerBuilder</text:span><text:span text:style-name="T1375"><text:s/>=<text:s/></text:span><text:span text:style-name="T1376">new</text:span><text:span text:style-name="T1377"><text:s/>BcPGPContentSignerBuilder(</text:span><text:span text:style-name="T1378">key</text:span><text:span text:style-name="T1379">.getPublicKey().getAlgorithm(),PGPUtil.</text:span><text:span text:style-name="T1380">SHA1</text:span><text:span text:style-name="T1381">);</text:span></text:p>
            <text:p text:style-name="P1382"><text:span text:style-name="T1383"><text:tab/><text:s text:c="5"/>PGPSignatureGenerator<text:s/></text:span><text:span text:style-name="T1384">sGen</text:span><text:span text:style-name="T1385"><text:s/>=<text:s/></text:span><text:span text:style-name="T1386">new</text:span><text:span text:style-name="T1387"><text:s/></text:span><text:span text:style-name="T1388">PGPSignatureGenerator(</text:span><text:span text:style-name="T1389">signerBuilder</text:span><text:span text:style-name="T1390">);</text:span></text:p>
            <text:p text:style-name="P1391"><text:span text:style-name="T1392"><text:tab/><text:s text:c="5"/></text:span><text:span text:style-name="T1393">sGen</text:span><text:span text:style-name="T1394">.init(PGPSignature.</text:span><text:span text:style-name="T1395">BINARY_DOCUMENT</text:span><text:span text:style-name="T1396">,<text:s/></text:span><text:span text:style-name="T1397">pgpPrivKey</text:span><text:span text:style-name="T1398">);</text:span></text:p>
            <text:p text:style-name="P1399"><text:span text:style-name="T1400"><text:tab/><text:s text:c="5"/>PGPCompressedDataGenerator<text:s/></text:span><text:span text:style-name="T1401">cGen</text:span><text:span text:style-name="T1402"><text:s/>=<text:s/></text:span><text:span text:style-name="T1403">new</text:span><text:span text:style-name="T1404"><text:s/>PGPCompressedDataGenerator(PGPCompressedDataGenerator.</text:span><text:span text:style-name="T1405">ZLIB</text:span><text:span text:style-name="T1406">);</text:span></text:p>
            <text:p text:style-name="P1407"><text:span text:style-name="T1408"><text:tab/><text:s text:c="5"/>BCPGOutputStream<text:s/></text:span><text:span text:style-name="T1409">bOut</text:span><text:span text:style-name="T1410"><text:s/>=<text:s/></text:span><text:span text:style-name="T1411">new</text:span><text:span text:style-name="T1412"><text:s/>BCPGOutputStream(</text:span><text:span text:style-name="T1413">cGe</text:span><text:span text:style-name="T1414">n</text:span><text:span text:style-name="T1415">.open(</text:span><text:span text:style-name="T1416">out</text:span><text:span text:style-name="T1417">));</text:span></text:p>
            <text:p text:style-name="P1418"><text:span text:style-name="T1419"><text:tab/><text:s text:c="5"/>FileInputStream<text:s/></text:span><text:span text:style-name="T1420">fIn</text:span><text:span text:style-name="T1421"><text:s/>=<text:s/></text:span><text:span text:style-name="T1422">new</text:span><text:span text:style-name="T1423"><text:s/>FileInputStream(</text:span><text:span text:style-name="T1424">document</text:span><text:span text:style-name="T1425">);</text:span></text:p>
            <text:p text:style-name="P1426"><text:span text:style-name="T1427"><text:tab/><text:s text:c="5"/></text:span><text:span text:style-name="T1428">int</text:span><text:span text:style-name="T1429"><text:s/></text:span><text:span text:style-name="T1430">ch</text:span><text:span text:style-name="T1431"><text:s/>= 0;</text:span></text:p>
            <text:p text:style-name="P1432"><text:span text:style-name="T1433"><text:tab/><text:s text:c="5"/></text:span><text:span text:style-name="T1434">while</text:span><text:span text:style-name="T1435"><text:s/>( (</text:span><text:span text:style-name="T1436">ch</text:span><text:span text:style-name="T1437"><text:s/>=<text:s/></text:span><text:span text:style-name="T1438">fIn</text:span><text:span text:style-name="T1439">.read()) &gt;= 0 ){</text:span></text:p>
            <text:p text:style-name="P1440"><text:span text:style-name="T1441"><text:tab/><text:s text:c="4"/></text:span><text:span text:style-name="T1442"><text:tab/><text:s/></text:span><text:span text:style-name="T1443">sGen</text:span><text:span text:style-name="T1444">.update((</text:span><text:span text:style-name="T1445">byte</text:span><text:span text:style-name="T1446">)</text:span><text:span text:style-name="T1447">ch</text:span><text:span text:style-name="T1448">);</text:span></text:p>
            <text:p text:style-name="P1449"><text:span text:style-name="T1450"><text:tab/><text:s text:c="5"/>}</text:span></text:p>
            <text:p text:style-name="P1451"><text:span text:style-name="T1452"><text:tab/><text:s text:c="5"/></text:span><text:span text:style-name="T1453">sGen</text:span><text:span text:style-name="T1454">.generate().encode(</text:span><text:span text:style-name="T1455">bOut</text:span><text:span text:style-name="T1456">);</text:span></text:p>
            <text:p text:style-name="P1457"><text:span text:style-name="T1458"><text:tab/><text:s text:c="5"/></text:span><text:span text:style-name="T1459">cGen</text:span><text:span text:style-name="T1460">.close();</text:span></text:p>
            <text:p text:style-name="P1461"><text:span text:style-name="T1462"><text:tab/><text:s text:c="5"/></text:span><text:span text:style-name="T1463">out</text:span><text:span text:style-name="T1464">.close();</text:span></text:p>
            <text:p text:style-name="P1465"><text:span text:style-name="T1466"><text:tab/></text:span><text:span text:style-name="T1467"><text:tab/><text:s/></text:span><text:span text:style-name="T1468">keyIn</text:span><text:span text:style-name="T1469">.close();</text:span></text:p>
            <text:p text:style-name="P1470"><text:span text:style-name="T1471"><text:tab/></text:span><text:span text:style-name="T1472"><text:tab/><text:s/></text:span><text:span text:style-name="T1473">fIn</text:span><text:span text:style-name="T1474">.close();</text:span></text:p>
            <text:p text:style-name="P1475"><text:span text:style-name="T1476"><text:tab/><text:s/>}</text:span></text:p>
            <text:p text:style-name="P1477"><text:span text:style-name="T1478"><text:tab/></text:span></text:p>
            <text:p text:style-name="P1479"><text:span text:style-name="T1480"><text:tab/><text:s/></text:span><text:span text:style-name="T1481">/*</text:span></text:p>
            <text:p text:style-name="P1482"><text:span text:style-name="T1483"><text:tab/><text:s text:c="2"/>* verify message's signature</text:span></text:p>
            <text:p text:style-name="P1484"><text:span text:style-name="T1485"><text:tab/><text:s text:c="2"/>*/</text:span></text:p>
            <text:p text:style-name="P1486"><text:span text:style-name="T1487"><text:tab/><text:s/></text:span><text:span text:style-name="T1488">@SuppressWarnings</text:span><text:span text:style-name="T1489">(</text:span><text:span text:style-name="T1490">"deprecation"</text:span><text:span text:style-name="T1491">)</text:span></text:p>
            <text:p text:style-name="P1492"><text:span text:style-name="T1493"><text:tab/></text:span><text:span text:style-name="T1494">public</text:span><text:span text:style-name="T1495"><text:s/></text:span><text:span text:style-name="T1496">void</text:span><text:span text:style-name="T1497"><text:s/>verifyDocument(File<text:s/></text:span><text:span text:style-name="T1498">document</text:span><text:span text:style-name="T1499"><text:s/>, File<text:s/></text:span><text:span text:style-name="T1500">signature</text:span><text:span text:style-name="T1501">, File<text:s/></text:span><text:span text:style-name="T1502">keyring</text:span><text:span text:style-name="T1503">)<text:s/></text:span><text:span text:style-name="T1504">throws</text:span><text:span text:style-name="T1505"><text:s/>PGPException, IOException{</text:span></text:p>
            <text:p text:style-name="P1506"><text:span text:style-name="T1507"><text:tab/></text:span><text:span text:style-name="T1508"><text:tab/>Security.</text:span><text:span text:style-name="T1509">addProvider</text:span><text:span text:style-name="T1510">(</text:span><text:span text:style-name="T1511">new</text:span><text:span text:style-name="T1512"><text:s/></text:span><text:span text:style-name="T1513">BouncyCastleProvider());</text:span></text:p>
            <text:p text:style-name="P1514"><text:span text:style-name="T1515"><text:tab/><text:s text:c="4"/>FileInputStream<text:s/></text:span><text:span text:style-name="T1516">fin</text:span><text:span text:style-name="T1517"><text:s/>=<text:s/></text:span><text:span text:style-name="T1518">new</text:span><text:span text:style-name="T1519"><text:s/>FileInputStream(</text:span><text:span text:style-name="T1520">signature</text:span><text:span text:style-name="T1521">);</text:span></text:p>
            <text:p text:style-name="P1522"><text:span text:style-name="T1523"><text:tab/><text:s text:c="4"/>FileInputStream<text:s/></text:span><text:span text:style-name="T1524">keyIn</text:span><text:span text:style-name="T1525"><text:s/>=<text:s/></text:span><text:span text:style-name="T1526">new</text:span><text:span text:style-name="T1527"><text:s/>FileInputStream(</text:span><text:span text:style-name="T1528">keyring</text:span><text:span text:style-name="T1529">);</text:span></text:p>
            <text:p text:style-name="P1530"><text:span text:style-name="T1531"><text:tab/><text:s text:c="4"/>InputStream<text:s/></text:span><text:span text:style-name="T1532">in</text:span><text:span text:style-name="T1533"><text:s/>= PGPUtil.</text:span><text:span text:style-name="T1534">getDecoderStream</text:span><text:span text:style-name="T1535">(</text:span><text:span text:style-name="T1536">fin</text:span><text:span text:style-name="T1537">);</text:span></text:p>
            <text:p text:style-name="P1538"><text:span text:style-name="T1539"><text:tab/><text:s text:c="4"/>PGPObjectFactory<text:s/></text:span><text:span text:style-name="T1540">pgpFact</text:span><text:span text:style-name="T1541"><text:s/>=<text:s/></text:span><text:span text:style-name="T1542">new</text:span><text:span text:style-name="T1543"><text:s/></text:span><text:span text:style-name="T1544">PGPObjectFactory</text:span><text:span text:style-name="T1545">(</text:span><text:span text:style-name="T1546">in</text:span><text:span text:style-name="T1547">);</text:span></text:p>
            <text:p text:style-name="P1548"><text:span text:style-name="T1549"><text:tab/><text:s/></text:span><text:span text:style-name="T1550"><text:s text:c="3"/>PGPCompressedData<text:s/></text:span><text:span text:style-name="T1551">c1</text:span><text:span text:style-name="T1552"><text:s/>= (PGPCompressedData)</text:span><text:span text:style-name="T1553">pgpFact</text:span><text:span text:style-name="T1554">.nextObject();</text:span></text:p>
            <text:p text:style-name="P1555"><text:span text:style-name="T1556"><text:tab/><text:s text:c="4"/></text:span><text:span text:style-name="T1557">pgpFact</text:span><text:span text:style-name="T1558"><text:s/>=<text:s/></text:span><text:span text:style-name="T1559">new</text:span><text:span text:style-name="T1560"><text:s/></text:span><text:span text:style-name="T1561">PGPObjectFactory</text:span><text:span text:style-name="T1562">(</text:span><text:span text:style-name="T1563">c1</text:span><text:span text:style-name="T1564">.getDataStream());</text:span></text:p>
            <text:p text:style-name="P1565"><text:span text:style-name="T1566"><text:tab/><text:s text:c="4"/>PGPPublicKeyRingCollection<text:s/></text:span><text:span text:style-name="T1567">pgpPubRingCollection</text:span><text:span text:style-name="T1568"><text:s/>=</text:span><text:span text:style-name="T1569">new</text:span><text:span text:style-name="T1570"><text:s/></text:span><text:span text:style-name="T1571">PGPPublicKeyRingCollection</text:span><text:span text:style-name="T1572">(PGPUtil.</text:span><text:span text:style-name="T1573">getDecoderStream</text:span><text:span text:style-name="T1574">(</text:span><text:span text:style-name="T1575">keyIn</text:span><text:span text:style-name="T1576">));</text:span></text:p>
            <text:p text:style-name="P1577"><text:span text:style-name="T1578"><text:tab/><text:s text:c="4"/></text:span><text:span text:style-name="T1579">InputStream<text:s/></text:span><text:span text:style-name="T1580">dIn</text:span><text:span text:style-name="T1581"><text:s/>=<text:s/></text:span><text:span text:style-name="T1582">new</text:span><text:span text:style-name="T1583"><text:s/>FileInputStream(</text:span><text:span text:style-name="T1584">document</text:span><text:span text:style-name="T1585">);</text:span></text:p>
            <text:p text:style-name="P1586"><text:span text:style-name="T1587"><text:tab/><text:s text:c="4"/></text:span><text:span text:style-name="T1588">int</text:span><text:span text:style-name="T1589"><text:s/></text:span><text:span text:style-name="T1590">ch</text:span><text:span text:style-name="T1591">;</text:span></text:p>
            <text:p text:style-name="P1592"><text:span text:style-name="T1593"><text:tab/><text:s text:c="4"/>PGPSignatureList<text:s/></text:span><text:span text:style-name="T1594">p3</text:span><text:span text:style-name="T1595"><text:s/>= (PGPSignatureList)</text:span><text:span text:style-name="T1596">pgpFact</text:span><text:span text:style-name="T1597">.nextObject();</text:span></text:p>
            <text:p text:style-name="P1598"><text:span text:style-name="T1599"><text:tab/><text:s text:c="4"/>PGPSignature<text:s/></text:span><text:span text:style-name="T1600">sig</text:span><text:span text:style-name="T1601"><text:s/>=<text:s/></text:span><text:span text:style-name="T1602">p3</text:span><text:span text:style-name="T1603">.get(0);</text:span></text:p>
            <text:p text:style-name="P1604"><text:span text:style-name="T1605"><text:tab/><text:s text:c="4"/>PGPPublicKey<text:s/></text:span><text:span text:style-name="T1606">key</text:span><text:span text:style-name="T1607"><text:s/>=<text:s/></text:span><text:span text:style-name="T1608">pgpPubRingCollection</text:span><text:span text:style-name="T1609">.getPublicKey(</text:span><text:span text:style-name="T1610">sig</text:span><text:span text:style-name="T1611">.getKeyID());</text:span></text:p>
            <text:p text:style-name="P1612"><text:span text:style-name="T1613"><text:tab/><text:s text:c="4"/>BcPGPContent</text:span><text:span text:style-name="T1614">VerifierBuilderProvider<text:s/></text:span><text:span text:style-name="T1615">bc</text:span><text:span text:style-name="T1616"><text:s/>=<text:s/></text:span><text:span text:style-name="T1617">new</text:span><text:span text:style-name="T1618"><text:s/>BcPGPContentVerifierBuilderProvider();</text:span></text:p>
            <text:p text:style-name="P1619"><text:span text:style-name="T1620"><text:tab/><text:s text:c="4"/></text:span><text:span text:style-name="T1621">sig</text:span><text:span text:style-name="T1622">.init(</text:span><text:span text:style-name="T1623">bc</text:span><text:span text:style-name="T1624">,<text:s/></text:span><text:span text:style-name="T1625">key</text:span><text:span text:style-name="T1626">);</text:span></text:p>
            <text:p text:style-name="P1627"><text:span text:style-name="T1628"><text:tab/><text:s text:c="4"/></text:span><text:span text:style-name="T1629">while</text:span><text:span text:style-name="T1630"><text:s/>((</text:span><text:span text:style-name="T1631">ch</text:span><text:span text:style-name="T1632"><text:s/>=<text:s/></text:span><text:span text:style-name="T1633">dIn</text:span><text:span text:style-name="T1634">.read()) &gt;= 0) {<text:s/></text:span><text:span text:style-name="T1635">sig</text:span><text:span text:style-name="T1636">.update((</text:span><text:span text:style-name="T1637">byte</text:span><text:span text:style-name="T1638">)</text:span><text:span text:style-name="T1639">ch</text:span><text:span text:style-name="T1640">); }</text:span></text:p>
            <text:p text:style-name="P1641"><text:span text:style-name="T1642"><text:tab/><text:s text:c="4"/></text:span><text:span text:style-name="T1643">if</text:span><text:span text:style-name="T1644"><text:s/>(</text:span><text:span text:style-name="T1645">sig</text:span><text:span text:style-name="T1646">.verify()) {</text:span></text:p>
            <text:p text:style-name="P1647"><text:span text:style-name="T1648"><text:tab/><text:s text:c="4"/></text:span><text:span text:style-name="T1649"><text:tab/></text:span><text:span text:style-name="T1650">dIn</text:span><text:span text:style-name="T1651">.close();</text:span></text:p>
            <text:p text:style-name="P1652"><text:span text:style-name="T1653"><text:tab/><text:s text:c="4"/></text:span><text:span text:style-name="T1654"><text:tab/></text:span><text:span text:style-name="T1655">throw</text:span><text:span text:style-name="T1656"><text:s/></text:span><text:span text:style-name="T1657">new</text:span><text:span text:style-name="T1658"><text:s/>PGPException(</text:span><text:span text:style-name="T1659">"signature verified."</text:span><text:span text:style-name="T1660">);</text:span></text:p>
            <text:p text:style-name="P1661"><text:span text:style-name="T1662"><text:tab/></text:span><text:span text:style-name="T1663"><text:s text:c="4"/>}<text:s/></text:span><text:span text:style-name="T1664">else</text:span><text:span text:style-name="T1665"><text:s/>{</text:span></text:p>
            <text:p text:style-name="P1666"><text:span text:style-name="T1667"><text:tab/><text:s text:c="4"/></text:span><text:span text:style-name="T1668"><text:tab/></text:span><text:span text:style-name="T1669">dIn</text:span><text:span text:style-name="T1670">.close();</text:span></text:p>
            <text:p text:style-name="P1671"><text:span text:style-name="T1672"><text:tab/><text:s text:c="4"/></text:span><text:span text:style-name="T1673"><text:tab/></text:span><text:span text:style-name="T1674">throw</text:span><text:span text:style-name="T1675"><text:s/></text:span><text:span text:style-name="T1676">new</text:span><text:span text:style-name="T1677"><text:s/>PGPException(</text:span><text:span text:style-name="T1678">"signature verification failed."</text:span><text:span text:style-name="T1679">);</text:span></text:p>
            <text:p text:style-name="P1680"><text:span text:style-name="T1681"><text:tab/><text:s text:c="4"/>}</text:span></text:p>
            <text:p text:style-name="P1682"><text:span text:style-name="T1683"><text:tab/><text:s/>}</text:span></text:p>
            <text:p text:style-name="P1684"><text:span text:style-name="T1685"><text:tab/></text:span></text:p>
            <text:p text:style-name="P1686"><text:span text:style-name="T1687"><text:s/></text:span><text:span text:style-name="T1688"><text:tab/></text:span><text:span text:style-name="T1689">/*</text:span></text:p>
            <text:p text:style-name="P1690"><text:span text:style-name="T1691"><text:tab/><text:s/>* Open files explorer.</text:span></text:p>
            <text:p text:style-name="P1692"><text:span text:style-name="T1693"><text:tab/><text:s/>*/</text:span></text:p>
            <text:p text:style-name="P1694"><text:span text:style-name="T1695"><text:tab/></text:span><text:span text:style-name="T1696">public</text:span><text:span text:style-name="T1697"><text:s/>File openFileDialog(){</text:span></text:p>
            <text:p text:style-name="P1698"><text:span text:style-name="T1699"><text:tab/></text:span><text:span text:style-name="T1700"><text:tab/>File<text:s/></text:span><text:span text:style-name="T1701">file</text:span><text:span text:style-name="T1702"><text:s/>=<text:s/></text:span><text:span text:style-name="T1703">null</text:span><text:span text:style-name="T1704">;</text:span></text:p>
            <text:p text:style-name="P1705"><text:span text:style-name="T1706"><text:tab/><text:s text:c="4"/></text:span><text:span text:style-name="T1707">int</text:span><text:span text:style-name="T1708"><text:s/></text:span><text:span text:style-name="T1709">returnVal</text:span><text:span text:style-name="T1710"><text:s/>=<text:s/></text:span><text:span text:style-name="T1711">fd</text:span><text:span text:style-name="T1712">.showOpenDialog(</text:span><text:span text:style-name="T1713">this</text:span><text:span text:style-name="T1714">);</text:span></text:p>
            <text:p text:style-name="P1715"><text:span text:style-name="T1716"><text:tab/><text:s text:c="4"/></text:span><text:span text:style-name="T1717">if</text:span><text:span text:style-name="T1718"><text:s/>(</text:span><text:span text:style-name="T1719">returnVal</text:span><text:span text:style-name="T1720"><text:s/>== JFileChooser.</text:span><text:span text:style-name="T1721">APPROVE_OPTION</text:span><text:span text:style-name="T1722">) {</text:span></text:p>
            <text:p text:style-name="P1723"><text:span text:style-name="T1724"><text:tab/><text:s text:c="4"/></text:span><text:span text:style-name="T1725"><text:tab/></text:span><text:span text:style-name="T1726">file</text:span><text:span text:style-name="T1727"><text:s/>=<text:s/></text:span><text:span text:style-name="T1728">fd</text:span><text:span text:style-name="T1729">.getSelectedFile();</text:span></text:p>
            <text:p text:style-name="P1730"><text:span text:style-name="T1731"><text:tab/><text:s text:c="4"/>}</text:span></text:p>
            <text:soft-page-break/>
            <text:p text:style-name="P1732"><text:span text:style-name="T1733"><text:tab/></text:span><text:span text:style-name="T1734"><text:tab/></text:span><text:span text:style-name="T1735">return</text:span><text:span text:style-name="T1736"><text:s/></text:span><text:span text:style-name="T1737">file</text:span><text:span text:style-name="T1738">;</text:span></text:p>
            <text:p text:style-name="P1739"><text:span text:style-name="T1740"><text:tab/>}</text:span></text:p>
            <text:p text:style-name="P1741"><text:span text:style-name="T1742"><text:tab/></text:span></text:p>
            <text:p text:style-name="P1743"><text:span text:style-name="T1744"><text:tab/></text:span><text:span text:style-name="T1745">/*</text:span></text:p>
            <text:p text:style-name="P1746"><text:span text:style-name="T1747"><text:tab/><text:s/>* Event listener for Buttons.</text:span></text:p>
            <text:p text:style-name="P1748"><text:span text:style-name="T1749"><text:tab/><text:s/>*/</text:span></text:p>
            <text:p text:style-name="P1750"><text:span text:style-name="T1751"><text:tab/></text:span><text:span text:style-name="T1752">@Override</text:span></text:p>
            <text:p text:style-name="P1753"><text:span text:style-name="T1754"><text:tab/></text:span><text:span text:style-name="T1755">public</text:span><text:span text:style-name="T1756"><text:s/></text:span><text:span text:style-name="T1757">void</text:span><text:span text:style-name="T1758"><text:s/>actionPerformed(ActionEvent<text:s/></text:span><text:span text:style-name="T1759">e</text:span><text:span text:style-name="T1760">) {</text:span></text:p>
            <text:p text:style-name="P1761"><text:span text:style-name="T1762"><text:tab/></text:span><text:span text:style-name="T1763"><text:tab/></text:span><text:span text:style-name="T1764">//<text:s/></text:span><text:span text:style-name="T1765">TODO</text:span><text:span text:style-name="T1766"><text:s/>Auto-generated method stub</text:span></text:p>
            <text:p text:style-name="P1767"><text:span text:style-name="T1768"><text:tab/></text:span><text:span text:style-name="T1769"><text:tab/></text:span></text:p>
            <text:p text:style-name="P1770"><text:span text:style-name="T1771"><text:tab/></text:span><text:span text:style-name="T1772"><text:tab/></text:span><text:span text:style-name="T1773">try</text:span><text:span text:style-name="T1774">{</text:span></text:p>
            <text:p text:style-name="P1775"><text:span text:style-name="T1776"><text:tab/></text:span><text:span text:style-name="T1777"><text:tab/></text:span><text:span text:style-name="T1778"><text:tab/></text:span><text:span text:style-name="T1779">if</text:span><text:span text:style-name="T1780"><text:s/>(</text:span><text:span text:style-name="T1781">e</text:span><text:span text:style-name="T1782">.getSource() ==<text:s/></text:span><text:span text:style-name="T1783">open</text:span><text:span text:style-name="T1784">) {</text:span></text:p>
            <text:p text:style-name="P1785"><text:span text:style-name="T1786"><text:tab/></text:span><text:span text:style-name="T1787"><text:tab/></text:span><text:span text:style-name="T1788"><text:tab/></text:span><text:span text:style-name="T1789">//open a file button</text:span></text:p>
            <text:p text:style-name="P1790"><text:span text:style-name="T1791"><text:tab/></text:span><text:span text:style-name="T1792"><text:tab/></text:span><text:span text:style-name="T1793"><text:tab/></text:span><text:span text:style-name="T1794"><text:tab/></text:span><text:span text:style-name="T1795">document</text:span><text:span text:style-name="T1796"><text:s/>= openFileDialog();</text:span></text:p>
            <text:p text:style-name="P1797"><text:span text:style-name="T1798"><text:tab/></text:span><text:span text:style-name="T1799"><text:tab/></text:span><text:span text:style-name="T1800"><text:tab/></text:span><text:span text:style-name="T1801"><text:tab/></text:span><text:span text:style-name="T1802">if</text:span><text:span text:style-name="T1803">(</text:span><text:span text:style-name="T1804">document</text:span><text:span text:style-name="T1805"><text:s/>!=<text:s/></text:span><text:span text:style-name="T1806">null</text:span><text:span text:style-name="T1807">){</text:span></text:p>
            <text:p text:style-name="P1808"><text:span text:style-name="T1809"><text:tab/></text:span><text:span text:style-name="T1810"><text:tab/></text:span><text:span text:style-name="T1811"><text:tab/></text:span><text:span text:style-name="T1812"><text:tab/></text:span><text:span text:style-name="T1813"><text:tab/>FileInputStream<text:s/></text:span><text:span text:style-name="T1814">fis</text:span><text:span text:style-name="T1815"><text:s/>=<text:s/></text:span><text:span text:style-name="T1816">new</text:span><text:span text:style-name="T1817"><text:s/>FileInputStream(</text:span><text:span text:style-name="T1818">document</text:span><text:span text:style-name="T1819">);</text:span></text:p>
            <text:p text:style-name="P1820"><text:span text:style-name="T1821"><text:tab/></text:span><text:span text:style-name="T1822"><text:tab/></text:span><text:span text:style-name="T1823"><text:tab/></text:span><text:span text:style-name="T1824"><text:tab/></text:span><text:span text:style-name="T1825"><text:tab/>BufferedInputStream<text:s/></text:span><text:span text:style-name="T1826">bis</text:span><text:span text:style-name="T1827"><text:s/>=<text:s/></text:span><text:span text:style-name="T1828">new</text:span><text:span text:style-name="T1829"><text:s/>BufferedInputStream(</text:span><text:span text:style-name="T1830">fis</text:span><text:span text:style-name="T1831">);</text:span></text:p>
            <text:p text:style-name="P1832"><text:span text:style-name="T1833"><text:tab/></text:span><text:span text:style-name="T1834"><text:tab/></text:span><text:span text:style-name="T1835"><text:tab/><text:s text:c="4"/></text:span><text:span text:style-name="T1836"><text:tab/>DataInputStream<text:s/></text:span><text:span text:style-name="T1837">dis</text:span><text:span text:style-name="T1838"><text:s/>=<text:s/></text:span><text:span text:style-name="T1839">new</text:span><text:span text:style-name="T1840"><text:s/>DataInputStream(</text:span><text:span text:style-name="T1841">bis</text:span><text:span text:style-name="T1842">);</text:span></text:p>
            <text:p text:style-name="P1843"><text:span text:style-name="T1844"><text:tab/></text:span><text:span text:style-name="T1845"><text:tab/></text:span><text:span text:style-name="T1846"><text:tab/><text:s text:c="4"/></text:span><text:span text:style-name="T1847"><text:tab/></text:span><text:span text:style-name="T1848">int</text:span><text:span text:style-name="T1849"><text:s/></text:span><text:span text:style-name="T1850">len</text:span><text:span text:style-name="T1851"><text:s/>= (</text:span><text:span text:style-name="T1852">int</text:span><text:span text:style-name="T1853">)<text:s/></text:span><text:span text:style-name="T1854">document</text:span><text:span text:style-name="T1855">.length();</text:span></text:p>
            <text:p text:style-name="P1856"><text:span text:style-name="T1857"><text:tab/></text:span><text:span text:style-name="T1858"><text:tab/></text:span><text:span text:style-name="T1859"><text:tab/><text:s text:c="4"/></text:span><text:span text:style-name="T1860"><text:tab/></text:span><text:span text:style-name="T1861">byte</text:span><text:span text:style-name="T1862">[]<text:s/></text:span><text:span text:style-name="T1863">buf</text:span><text:span text:style-name="T1864"><text:s/>=<text:s/></text:span><text:span text:style-name="T1865">new</text:span><text:span text:style-name="T1866"><text:s/></text:span><text:span text:style-name="T1867">byte</text:span><text:span text:style-name="T1868">[</text:span><text:span text:style-name="T1869">len</text:span><text:span text:style-name="T1870">];</text:span></text:p>
            <text:p text:style-name="P1871"><text:span text:style-name="T1872"><text:tab/></text:span><text:span text:style-name="T1873"><text:tab/></text:span><text:span text:style-name="T1874"><text:tab/><text:s text:c="4"/></text:span><text:span text:style-name="T1875"><text:tab/></text:span><text:span text:style-name="T1876">len</text:span><text:span text:style-name="T1877"><text:s/>=<text:s/></text:span><text:span text:style-name="T1878">dis</text:span><text:span text:style-name="T1879">.read(</text:span><text:span text:style-name="T1880">buf</text:span><text:span text:style-name="T1881">, 0,<text:s/></text:span><text:span text:style-name="T1882">len</text:span><text:span text:style-name="T1883">);</text:span></text:p>
            <text:p text:style-name="P1884"><text:span text:style-name="T1885"><text:tab/></text:span><text:span text:style-name="T1886"><text:tab/></text:span><text:span text:style-name="T1887"><text:tab/><text:s text:c="4"/></text:span><text:span text:style-name="T1888"><text:tab/></text:span><text:span text:style-name="T1889">fis</text:span><text:span text:style-name="T1890">.close();</text:span></text:p>
            <text:p text:style-name="P1891"><text:span text:style-name="T1892"><text:tab/></text:span><text:span text:style-name="T1893"><text:tab/></text:span><text:span text:style-name="T1894"><text:tab/><text:s text:c="4"/></text:span><text:span text:style-name="T1895"><text:tab/></text:span><text:span text:style-name="T1896">textview</text:span><text:span text:style-name="T1897">.setText(</text:span><text:span text:style-name="T1898">new</text:span><text:span text:style-name="T1899"><text:s/>String(</text:span><text:span text:style-name="T1900">buf</text:span><text:span text:style-name="T1901">, 0,<text:s/></text:span><text:span text:style-name="T1902">len</text:span><text:span text:style-name="T1903">));</text:span></text:p>
            <text:p text:style-name="P1904"><text:span text:style-name="T1905"><text:tab/></text:span><text:span text:style-name="T1906"><text:tab/></text:span><text:span text:style-name="T1907"><text:tab/></text:span><text:span text:style-name="T1908"><text:tab/>}</text:span></text:p>
            <text:p text:style-name="P1909"><text:span text:style-name="T1910"><text:tab/></text:span><text:span text:style-name="T1911"><text:tab/></text:span><text:span text:style-name="T1912"><text:tab/>}</text:span><text:span text:style-name="T1913">else</text:span><text:span text:style-name="T1914"><text:s/></text:span><text:span text:style-name="T1915">if</text:span><text:span text:style-name="T1916">(</text:span><text:span text:style-name="T1917">e</text:span><text:span text:style-name="T1918">.getSource() ==<text:s/></text:span><text:span text:style-name="T1919">selectkey</text:span><text:span text:style-name="T1920">){</text:span></text:p>
            <text:p text:style-name="P1921"><text:span text:style-name="T1922"><text:tab/></text:span><text:span text:style-name="T1923"><text:tab/></text:span><text:span text:style-name="T1924"><text:tab/></text:span><text:span text:style-name="T1925">//open a<text:s/></text:span><text:span text:style-name="T1926">keystore</text:span><text:span text:style-name="T1927"><text:s/>button</text:span></text:p>
            <text:p text:style-name="P1928"><text:span text:style-name="T1929"><text:tab/></text:span><text:span text:style-name="T1930"><text:tab/></text:span><text:span text:style-name="T1931"><text:tab/></text:span><text:span text:style-name="T1932"><text:tab/></text:span><text:span text:style-name="T1933">keyInput</text:span><text:span text:style-name="T1934"><text:s/>= openFileDialog();</text:span></text:p>
            <text:p text:style-name="P1935"><text:span text:style-name="T1936"><text:tab/></text:span><text:span text:style-name="T1937"><text:tab/></text:span><text:span text:style-name="T1938"><text:tab/></text:span><text:span text:style-name="T1939"><text:tab/></text:span><text:span text:style-name="T1940">if</text:span><text:span text:style-name="T1941">(</text:span><text:span text:style-name="T1942">keyInput</text:span><text:span text:style-name="T1943"><text:s/>!=<text:s/></text:span><text:span text:style-name="T1944">null</text:span><text:span text:style-name="T1945">){</text:span></text:p>
            <text:p text:style-name="P1946"><text:span text:style-name="T1947"><text:tab/></text:span><text:span text:style-name="T1948"><text:tab/></text:span><text:span text:style-name="T1949"><text:tab/></text:span><text:span text:style-name="T1950"><text:tab/></text:span><text:span text:style-name="T1951"><text:tab/></text:span><text:span text:style-name="T1952">sign</text:span><text:span text:style-name="T1953">.setEnabled(</text:span><text:span text:style-name="T1954">true</text:span><text:span text:style-name="T1955">);</text:span></text:p>
            <text:p text:style-name="P1956"><text:span text:style-name="T1957"><text:tab/></text:span><text:span text:style-name="T1958"><text:tab/></text:span><text:span text:style-name="T1959"><text:tab/></text:span><text:span text:style-name="T1960"><text:tab/>}</text:span><text:span text:style-name="T1961">else</text:span><text:span text:style-name="T1962">{</text:span></text:p>
            <text:p text:style-name="P1963"><text:span text:style-name="T1964"><text:tab/></text:span><text:span text:style-name="T1965"><text:tab/></text:span><text:span text:style-name="T1966"><text:tab/></text:span><text:span text:style-name="T1967"><text:tab/></text:span><text:span text:style-name="T1968"><text:tab/></text:span><text:span text:style-name="T1969">throw</text:span><text:span text:style-name="T1970"><text:s/></text:span><text:span text:style-name="T1971">new</text:span><text:span text:style-name="T1972"><text:s/>Exception(</text:span><text:span text:style-name="T1973">"Please select Keystore file."</text:span><text:span text:style-name="T1974">);</text:span></text:p>
            <text:p text:style-name="P1975"><text:span text:style-name="T1976"><text:tab/></text:span><text:span text:style-name="T1977"><text:tab/></text:span><text:span text:style-name="T1978"><text:tab/></text:span><text:span text:style-name="T1979"><text:tab/>}</text:span></text:p>
            <text:p text:style-name="P1980"><text:span text:style-name="T1981"><text:tab/></text:span><text:span text:style-name="T1982"><text:tab/></text:span><text:span text:style-name="T1983"><text:tab/>}</text:span><text:span text:style-name="T1984">else</text:span><text:span text:style-name="T1985"><text:s/></text:span><text:span text:style-name="T1986">if</text:span><text:span text:style-name="T1987">(</text:span><text:span text:style-name="T1988">e</text:span><text:span text:style-name="T1989">.getSource() ==<text:s/></text:span><text:span text:style-name="T1990">sign</text:span><text:span text:style-name="T1991">){</text:span></text:p>
            <text:p text:style-name="P1992"><text:span text:style-name="T1993"><text:tab/></text:span><text:span text:style-name="T1994"><text:tab/></text:span><text:span text:style-name="T1995"><text:tab/></text:span><text:span text:style-name="T1996">// sign button</text:span></text:p>
            <text:p text:style-name="P1997"><text:span text:style-name="T1998"><text:tab/></text:span><text:span text:style-name="T1999"><text:tab/></text:span><text:span text:style-name="T2000"><text:tab/></text:span><text:span text:style-name="T2001"><text:tab/></text:span><text:span text:style-name="T2002">char</text:span><text:span text:style-name="T2003">[]<text:s/></text:span><text:span text:style-name="T2004">passPhrase</text:span><text:span text:style-name="T2005"><text:s/>=<text:s/></text:span><text:span text:style-name="T2006">pb</text:span><text:span text:style-name="T2007">.getPassword();</text:span></text:p>
            <text:p text:style-name="P2008"><text:span text:style-name="T2009"><text:tab/></text:span><text:span text:style-name="T2010"><text:tab/></text:span><text:span text:style-name="T2011"><text:tab/></text:span><text:span text:style-name="T2012"><text:tab/></text:span><text:span text:style-name="T2013">if</text:span><text:span text:style-name="T2014">(</text:span><text:span text:style-name="T2015">document</text:span><text:span text:style-name="T2016"><text:s/>!=<text:s/></text:span><text:span text:style-name="T2017">null</text:span><text:span text:style-name="T2018">){</text:span></text:p>
            <text:p text:style-name="P2019"><text:span text:style-name="T2020"><text:tab/></text:span><text:span text:style-name="T2021"><text:tab/></text:span><text:span text:style-name="T2022"><text:tab/></text:span><text:span text:style-name="T2023"><text:tab/></text:span><text:span text:style-name="T2024"><text:tab/></text:span><text:span text:style-name="T2025">if</text:span><text:span text:style-name="T2026">(</text:span><text:span text:style-name="T2027">keyInput</text:span><text:span text:style-name="T2028"><text:s/>!=<text:s/></text:span><text:span text:style-name="T2029">null</text:span><text:span text:style-name="T2030">){</text:span></text:p>
            <text:p text:style-name="P2031"><text:span text:style-name="T2032"><text:tab/></text:span><text:span text:style-name="T2033"><text:tab/></text:span><text:span text:style-name="T2034"><text:tab/></text:span><text:span text:style-name="T2035"><text:tab/></text:span><text:span text:style-name="T2036"><text:tab/></text:span><text:span text:style-name="T2037"><text:tab/>signDocument(</text:span><text:span text:style-name="T2038">document</text:span><text:span text:style-name="T2039">,<text:s/></text:span><text:span text:style-name="T2040">keyInput</text:span><text:span text:style-name="T2041">,<text:s/></text:span><text:span text:style-name="T2042">passPhrase</text:span><text:span text:style-name="T2043">);</text:span></text:p>
            <text:p text:style-name="P2044"><text:span text:style-name="T2045"><text:tab/></text:span><text:span text:style-name="T2046"><text:tab/></text:span><text:span text:style-name="T2047"><text:tab/></text:span><text:span text:style-name="T2048"><text:tab/></text:span><text:span text:style-name="T2049"><text:tab/></text:span><text:span text:style-name="T2050"><text:tab/></text:span><text:span text:style-name="T2051">openSignature</text:span><text:span text:style-name="T2052">.setEnabled(</text:span><text:span text:style-name="T2053">true</text:span><text:span text:style-name="T2054">);</text:span></text:p>
            <text:p text:style-name="P2055"><text:span text:style-name="T2056"><text:tab/></text:span><text:span text:style-name="T2057"><text:tab/></text:span><text:span text:style-name="T2058"><text:tab/></text:span><text:span text:style-name="T2059"><text:tab/></text:span><text:span text:style-name="T2060"><text:tab/></text:span><text:span text:style-name="T2061"><text:tab/></text:span><text:span text:style-name="T2062">selectpkey</text:span><text:span text:style-name="T2063">.setEnabled(</text:span><text:span text:style-name="T2064">true</text:span><text:span text:style-name="T2065">);</text:span></text:p>
            <text:p text:style-name="P2066"><text:span text:style-name="T2067"><text:tab/></text:span><text:span text:style-name="T2068"><text:tab/></text:span><text:span text:style-name="T2069"><text:tab/></text:span><text:span text:style-name="T2070"><text:tab/></text:span><text:span text:style-name="T2071"><text:tab/>}</text:span><text:span text:style-name="T2072">else</text:span><text:span text:style-name="T2073">{</text:span></text:p>
            <text:p text:style-name="P2074"><text:span text:style-name="T2075"><text:tab/></text:span><text:span text:style-name="T2076"><text:tab/></text:span><text:span text:style-name="T2077"><text:tab/></text:span><text:span text:style-name="T2078"><text:tab/></text:span><text:span text:style-name="T2079"><text:tab/></text:span><text:span text:style-name="T2080"><text:tab/></text:span><text:span text:style-name="T2081">throw</text:span><text:span text:style-name="T2082"><text:s/></text:span><text:span text:style-name="T2083">new</text:span><text:span text:style-name="T2084"><text:s/></text:span><text:span text:style-name="T2085">Exception(</text:span><text:span text:style-name="T2086">"Please select Keystore file."</text:span><text:span text:style-name="T2087">);</text:span></text:p>
            <text:p text:style-name="P2088"><text:span text:style-name="T2089"><text:tab/></text:span><text:span text:style-name="T2090"><text:tab/></text:span><text:span text:style-name="T2091"><text:tab/></text:span><text:span text:style-name="T2092"><text:tab/></text:span><text:span text:style-name="T2093"><text:tab/>}</text:span></text:p>
            <text:p text:style-name="P2094"><text:span text:style-name="T2095"><text:tab/></text:span><text:span text:style-name="T2096"><text:tab/></text:span><text:span text:style-name="T2097"><text:tab/></text:span><text:span text:style-name="T2098"><text:tab/>}</text:span><text:span text:style-name="T2099">else</text:span><text:span text:style-name="T2100">{</text:span></text:p>
            <text:p text:style-name="P2101"><text:span text:style-name="T2102"><text:tab/></text:span><text:span text:style-name="T2103"><text:tab/></text:span><text:span text:style-name="T2104"><text:tab/></text:span><text:span text:style-name="T2105"><text:tab/></text:span><text:span text:style-name="T2106"><text:tab/></text:span><text:span text:style-name="T2107">throw</text:span><text:span text:style-name="T2108"><text:s/></text:span><text:span text:style-name="T2109">new</text:span><text:span text:style-name="T2110"><text:s/>Exception(</text:span><text:span text:style-name="T2111">"Pless select the target document."</text:span><text:span text:style-name="T2112">);</text:span></text:p>
            <text:p text:style-name="P2113"><text:span text:style-name="T2114"><text:tab/></text:span><text:span text:style-name="T2115"><text:tab/></text:span><text:span text:style-name="T2116"><text:tab/></text:span><text:span text:style-name="T2117"><text:tab/>}</text:span></text:p>
            <text:p text:style-name="P2118"><text:span text:style-name="T2119"><text:tab/></text:span><text:span text:style-name="T2120"><text:tab/></text:span><text:span text:style-name="T2121"><text:tab/>}</text:span><text:span text:style-name="T2122">else</text:span><text:span text:style-name="T2123"><text:s/></text:span><text:span text:style-name="T2124">if</text:span><text:span text:style-name="T2125">(</text:span><text:span text:style-name="T2126">e</text:span><text:span text:style-name="T2127">.getSource() ==<text:s/></text:span><text:span text:style-name="T2128">openSignature</text:span><text:span text:style-name="T2129">){</text:span></text:p>
            <text:p text:style-name="P2130"><text:span text:style-name="T2131"><text:tab/></text:span><text:span text:style-name="T2132"><text:tab/></text:span><text:span text:style-name="T2133"><text:tab/></text:span><text:span text:style-name="T2134">//open a signature</text:span></text:p>
            <text:p text:style-name="P2135"><text:span text:style-name="T2136"><text:tab/></text:span><text:span text:style-name="T2137"><text:tab/></text:span><text:span text:style-name="T2138"><text:tab/></text:span><text:span text:style-name="T2139"><text:tab/></text:span><text:span text:style-name="T2140">signature</text:span><text:span text:style-name="T2141"><text:s/>= openFileDialog();</text:span></text:p>
            <text:p text:style-name="P2142"><text:span text:style-name="T2143"><text:tab/></text:span><text:span text:style-name="T2144"><text:tab/></text:span><text:span text:style-name="T2145"><text:tab/></text:span><text:span text:style-name="T2146"><text:tab/></text:span><text:span text:style-name="T2147">if</text:span><text:span text:style-name="T2148">(</text:span><text:span text:style-name="T2149">signature</text:span><text:span text:style-name="T2150"><text:s/>!=<text:s/></text:span><text:span text:style-name="T2151">null</text:span><text:span text:style-name="T2152">){</text:span></text:p>
            <text:p text:style-name="P2153"><text:span text:style-name="T2154"><text:tab/></text:span><text:span text:style-name="T2155"><text:tab/></text:span><text:span text:style-name="T2156"><text:tab/></text:span><text:span text:style-name="T2157"><text:tab/></text:span><text:span text:style-name="T2158"><text:tab/>FileInputStream<text:s/></text:span><text:span text:style-name="T2159">fis</text:span><text:span text:style-name="T2160"><text:s/>=<text:s/></text:span><text:span text:style-name="T2161">new</text:span><text:span text:style-name="T2162"><text:s/>FileInputStream(</text:span><text:span text:style-name="T2163">signature</text:span><text:span text:style-name="T2164">);</text:span></text:p>
            <text:p text:style-name="P2165"><text:span text:style-name="T2166"><text:tab/></text:span><text:span text:style-name="T2167"><text:tab/></text:span><text:span text:style-name="T2168"><text:tab/></text:span><text:span text:style-name="T2169"><text:tab/></text:span><text:span text:style-name="T2170"><text:tab/>BufferedInputStream<text:s/></text:span><text:span text:style-name="T2171">bis</text:span><text:span text:style-name="T2172"><text:s/>=<text:s/></text:span><text:span text:style-name="T2173">new</text:span><text:span text:style-name="T2174"><text:s/>BufferedInputStream(</text:span><text:span text:style-name="T2175">fis</text:span><text:span text:style-name="T2176">);</text:span></text:p>
            <text:p text:style-name="P2177"><text:span text:style-name="T2178"><text:tab/></text:span><text:span text:style-name="T2179"><text:tab/></text:span><text:span text:style-name="T2180"><text:tab/><text:s text:c="4"/></text:span><text:span text:style-name="T2181"><text:tab/>DataInputStream<text:s/></text:span><text:span text:style-name="T2182">dis</text:span><text:span text:style-name="T2183"><text:s/>=<text:s/></text:span><text:span text:style-name="T2184">new</text:span><text:span text:style-name="T2185"><text:s/>DataInputStream(</text:span><text:span text:style-name="T2186">bis</text:span><text:span text:style-name="T2187">);</text:span></text:p>
            <text:p text:style-name="P2188"><text:span text:style-name="T2189"><text:tab/></text:span><text:span text:style-name="T2190"><text:tab/></text:span><text:span text:style-name="T2191"><text:tab/><text:s text:c="4"/></text:span><text:span text:style-name="T2192"><text:tab/></text:span><text:span text:style-name="T2193">int</text:span><text:span text:style-name="T2194"><text:s/></text:span><text:span text:style-name="T2195">len</text:span><text:span text:style-name="T2196"><text:s/>= (</text:span><text:span text:style-name="T2197">int</text:span><text:span text:style-name="T2198">)<text:s/></text:span><text:span text:style-name="T2199">signature</text:span><text:span text:style-name="T2200">.length();</text:span></text:p>
            <text:p text:style-name="P2201"><text:span text:style-name="T2202"><text:tab/></text:span><text:span text:style-name="T2203"><text:tab/></text:span><text:span text:style-name="T2204"><text:tab/><text:s text:c="4"/></text:span><text:span text:style-name="T2205"><text:tab/></text:span><text:span text:style-name="T2206">byte</text:span><text:span text:style-name="T2207">[]<text:s/></text:span><text:span text:style-name="T2208">buf</text:span><text:span text:style-name="T2209"><text:s/>=<text:s/></text:span><text:span text:style-name="T2210">new</text:span><text:span text:style-name="T2211"><text:s/></text:span><text:span text:style-name="T2212">byte</text:span><text:span text:style-name="T2213">[</text:span><text:span text:style-name="T2214">len</text:span><text:span text:style-name="T2215">];</text:span></text:p>
            <text:soft-page-break/>
            <text:p text:style-name="P2216"><text:span text:style-name="T2217"><text:tab/></text:span><text:span text:style-name="T2218"><text:tab/></text:span><text:span text:style-name="T2219"><text:tab/><text:s text:c="4"/></text:span><text:span text:style-name="T2220"><text:tab/></text:span><text:span text:style-name="T2221">len</text:span><text:span text:style-name="T2222"><text:s/>=<text:s/></text:span><text:span text:style-name="T2223">dis</text:span><text:span text:style-name="T2224">.read(</text:span><text:span text:style-name="T2225">buf</text:span><text:span text:style-name="T2226">, 0,<text:s/></text:span><text:span text:style-name="T2227">len</text:span><text:span text:style-name="T2228">);</text:span></text:p>
            <text:p text:style-name="P2229"><text:span text:style-name="T2230"><text:tab/></text:span><text:span text:style-name="T2231"><text:tab/></text:span><text:span text:style-name="T2232"><text:tab/><text:s text:c="4"/></text:span><text:span text:style-name="T2233"><text:tab/></text:span><text:span text:style-name="T2234">fis</text:span><text:span text:style-name="T2235">.close();</text:span></text:p>
            <text:p text:style-name="P2236"><text:span text:style-name="T2237"><text:tab/></text:span><text:span text:style-name="T2238"><text:tab/></text:span><text:span text:style-name="T2239"><text:tab/><text:s text:c="4"/></text:span><text:span text:style-name="T2240"><text:tab/></text:span><text:span text:style-name="T2241">textview</text:span><text:span text:style-name="T2242">.setText(</text:span><text:span text:style-name="T2243">new</text:span><text:span text:style-name="T2244"><text:s/>String(</text:span><text:span text:style-name="T2245">buf</text:span><text:span text:style-name="T2246">, 0,<text:s/></text:span><text:span text:style-name="T2247">len</text:span><text:span text:style-name="T2248">));</text:span></text:p>
            <text:p text:style-name="P2249"><text:span text:style-name="T2250"><text:tab/></text:span><text:span text:style-name="T2251"><text:tab/></text:span><text:span text:style-name="T2252"><text:tab/></text:span><text:span text:style-name="T2253"><text:tab/>}</text:span></text:p>
            <text:p text:style-name="P2254"><text:span text:style-name="T2255"><text:tab/></text:span><text:span text:style-name="T2256"><text:tab/></text:span><text:span text:style-name="T2257"><text:tab/>}</text:span><text:span text:style-name="T2258">else</text:span><text:span text:style-name="T2259"><text:s/></text:span><text:span text:style-name="T2260">if</text:span><text:span text:style-name="T2261">(</text:span><text:span text:style-name="T2262">e</text:span><text:span text:style-name="T2263">.getSource() ==<text:s/></text:span><text:span text:style-name="T2264">selectpkey</text:span><text:span text:style-name="T2265">){</text:span></text:p>
            <text:p text:style-name="P2266"><text:span text:style-name="T2267"><text:tab/></text:span><text:span text:style-name="T2268"><text:tab/></text:span><text:span text:style-name="T2269"><text:tab/></text:span><text:span text:style-name="T2270">//open a public<text:s/></text:span><text:span text:style-name="T2271">keystore</text:span></text:p>
            <text:p text:style-name="P2272"><text:span text:style-name="T2273"><text:tab/></text:span><text:span text:style-name="T2274"><text:tab/></text:span><text:span text:style-name="T2275"><text:tab/></text:span><text:span text:style-name="T2276"><text:tab/></text:span><text:span text:style-name="T2277">pkeyInput</text:span><text:span text:style-name="T2278"><text:s/>= openFileDialog();</text:span></text:p>
            <text:p text:style-name="P2279"><text:span text:style-name="T2280"><text:tab/></text:span><text:span text:style-name="T2281"><text:tab/></text:span><text:span text:style-name="T2282"><text:tab/></text:span><text:span text:style-name="T2283"><text:tab/></text:span><text:span text:style-name="T2284">if</text:span><text:span text:style-name="T2285">(</text:span><text:span text:style-name="T2286">pkeyInput</text:span><text:span text:style-name="T2287"><text:s/>!=<text:s/></text:span><text:span text:style-name="T2288">null</text:span><text:span text:style-name="T2289">){</text:span></text:p>
            <text:p text:style-name="P2290"><text:span text:style-name="T2291"><text:tab/></text:span><text:span text:style-name="T2292"><text:tab/></text:span><text:span text:style-name="T2293"><text:tab/></text:span><text:span text:style-name="T2294"><text:tab/></text:span><text:span text:style-name="T2295"><text:tab/></text:span><text:span text:style-name="T2296">valify</text:span><text:span text:style-name="T2297">.setEnabled(</text:span><text:span text:style-name="T2298">true</text:span><text:span text:style-name="T2299">);</text:span></text:p>
            <text:p text:style-name="P2300"><text:span text:style-name="T2301"><text:tab/></text:span><text:span text:style-name="T2302"><text:tab/></text:span><text:span text:style-name="T2303"><text:tab/></text:span><text:span text:style-name="T2304"><text:tab/>}</text:span><text:span text:style-name="T2305">else</text:span><text:span text:style-name="T2306">{</text:span></text:p>
            <text:p text:style-name="P2307"><text:span text:style-name="T2308"><text:tab/></text:span><text:span text:style-name="T2309"><text:tab/></text:span><text:span text:style-name="T2310"><text:tab/></text:span><text:span text:style-name="T2311"><text:tab/></text:span><text:span text:style-name="T2312"><text:tab/></text:span><text:span text:style-name="T2313">throw</text:span><text:span text:style-name="T2314"><text:s/></text:span><text:span text:style-name="T2315">new</text:span><text:span text:style-name="T2316"><text:s/>Exception(</text:span><text:span text:style-name="T2317">"Please select public Keystore file."</text:span><text:span text:style-name="T2318">);</text:span></text:p>
            <text:p text:style-name="P2319"><text:span text:style-name="T2320"><text:tab/></text:span><text:span text:style-name="T2321"><text:tab/></text:span><text:span text:style-name="T2322"><text:tab/></text:span><text:span text:style-name="T2323"><text:tab/>}</text:span></text:p>
            <text:p text:style-name="P2324"><text:span text:style-name="T2325"><text:tab/></text:span><text:span text:style-name="T2326"><text:tab/></text:span><text:span text:style-name="T2327"><text:tab/>}</text:span><text:span text:style-name="T2328">else</text:span><text:span text:style-name="T2329"><text:s/></text:span><text:span text:style-name="T2330">if</text:span><text:span text:style-name="T2331">(</text:span><text:span text:style-name="T2332">e</text:span><text:span text:style-name="T2333">.getSource() ==<text:s/></text:span><text:span text:style-name="T2334">valify</text:span><text:span text:style-name="T2335">){</text:span></text:p>
            <text:p text:style-name="P2336"><text:span text:style-name="T2337"><text:tab/></text:span><text:span text:style-name="T2338"><text:tab/></text:span><text:span text:style-name="T2339"><text:tab/></text:span><text:span text:style-name="T2340"><text:tab/></text:span><text:span text:style-name="T2341">if</text:span><text:span text:style-name="T2342">(</text:span><text:span text:style-name="T2343">signature</text:span><text:span text:style-name="T2344"><text:s/>!=<text:s/></text:span><text:span text:style-name="T2345">null</text:span><text:span text:style-name="T2346">){</text:span></text:p>
            <text:p text:style-name="P2347"><text:span text:style-name="T2348"><text:tab/></text:span><text:span text:style-name="T2349"><text:tab/></text:span><text:span text:style-name="T2350"><text:tab/></text:span><text:span text:style-name="T2351"><text:tab/></text:span><text:span text:style-name="T2352"><text:tab/></text:span><text:span text:style-name="T2353">if</text:span><text:span text:style-name="T2354">(</text:span><text:span text:style-name="T2355">keyInput</text:span><text:span text:style-name="T2356"><text:s/>!=<text:s/></text:span><text:span text:style-name="T2357">null</text:span><text:span text:style-name="T2358">){</text:span></text:p>
            <text:p text:style-name="P2359"><text:span text:style-name="T2360"><text:tab/></text:span><text:span text:style-name="T2361"><text:tab/></text:span><text:span text:style-name="T2362"><text:tab/></text:span><text:span text:style-name="T2363"><text:tab/></text:span><text:span text:style-name="T2364"><text:tab/></text:span><text:span text:style-name="T2365"><text:tab/>verifyDocument(</text:span><text:span text:style-name="T2366">document</text:span><text:span text:style-name="T2367">,<text:s/></text:span><text:span text:style-name="T2368">signature</text:span><text:span text:style-name="T2369">,<text:s/></text:span><text:span text:style-name="T2370">pkeyInput</text:span><text:span text:style-name="T2371">);</text:span></text:p>
            <text:p text:style-name="P2372"><text:span text:style-name="T2373"><text:tab/></text:span><text:span text:style-name="T2374"><text:tab/></text:span><text:span text:style-name="T2375"><text:tab/></text:span><text:span text:style-name="T2376"><text:tab/></text:span><text:span text:style-name="T2377"><text:tab/>}</text:span><text:span text:style-name="T2378">else</text:span><text:span text:style-name="T2379">{</text:span></text:p>
            <text:p text:style-name="P2380"><text:span text:style-name="T2381"><text:tab/></text:span><text:span text:style-name="T2382"><text:tab/></text:span><text:span text:style-name="T2383"><text:tab/></text:span><text:span text:style-name="T2384"><text:tab/></text:span><text:span text:style-name="T2385"><text:tab/></text:span><text:span text:style-name="T2386"><text:tab/></text:span><text:span text:style-name="T2387">throw</text:span><text:span text:style-name="T2388"><text:s/></text:span><text:span text:style-name="T2389">new</text:span><text:span text:style-name="T2390"><text:s/>Exception(</text:span><text:span text:style-name="T2391">"Please select Keystore file."</text:span><text:span text:style-name="T2392">);</text:span></text:p>
            <text:p text:style-name="P2393"><text:span text:style-name="T2394"><text:tab/></text:span><text:span text:style-name="T2395"><text:tab/></text:span><text:span text:style-name="T2396"><text:tab/></text:span><text:span text:style-name="T2397"><text:tab/></text:span><text:span text:style-name="T2398"><text:tab/>}</text:span></text:p>
            <text:p text:style-name="P2399"><text:span text:style-name="T2400"><text:tab/></text:span><text:span text:style-name="T2401"><text:tab/></text:span><text:span text:style-name="T2402"><text:tab/></text:span><text:span text:style-name="T2403"><text:tab/>}</text:span><text:span text:style-name="T2404">else</text:span><text:span text:style-name="T2405">{</text:span></text:p>
            <text:p text:style-name="P2406"><text:span text:style-name="T2407"><text:tab/></text:span><text:span text:style-name="T2408"><text:tab/></text:span><text:span text:style-name="T2409"><text:tab/></text:span><text:span text:style-name="T2410"><text:tab/></text:span><text:span text:style-name="T2411"><text:tab/></text:span><text:span text:style-name="T2412">throw</text:span><text:span text:style-name="T2413"><text:s/></text:span><text:span text:style-name="T2414">new</text:span><text:span text:style-name="T2415"><text:s/>Exception(</text:span><text:span text:style-name="T2416">"Pless select the target signature."</text:span><text:span text:style-name="T2417">);</text:span></text:p>
            <text:p text:style-name="P2418"><text:span text:style-name="T2419"><text:tab/></text:span><text:span text:style-name="T2420"><text:tab/></text:span><text:span text:style-name="T2421"><text:tab/></text:span><text:span text:style-name="T2422"><text:tab/>}</text:span></text:p>
            <text:p text:style-name="P2423"><text:span text:style-name="T2424"><text:tab/></text:span><text:span text:style-name="T2425"><text:tab/></text:span><text:span text:style-name="T2426"><text:tab/>}</text:span></text:p>
            <text:p text:style-name="P2427"><text:span text:style-name="T2428"><text:tab/></text:span><text:span text:style-name="T2429"><text:tab/>}</text:span><text:span text:style-name="T2430">catch</text:span><text:span text:style-name="T2431">(Exception<text:s/></text:span><text:span text:style-name="T2432">exc</text:span><text:span text:style-name="T2433">){</text:span></text:p>
            <text:p text:style-name="P2434"><text:span text:style-name="T2435"><text:tab/></text:span><text:span text:style-name="T2436"><text:tab/></text:span><text:span text:style-name="T2437"><text:tab/>JOptionPane.</text:span><text:span text:style-name="T2438">showMessageDialog</text:span><text:span text:style-name="T2439">(</text:span><text:span text:style-name="T2440">null</text:span><text:span text:style-name="T2441">,<text:s/></text:span><text:span text:style-name="T2442">exc</text:span><text:span text:style-name="T2443">.getMessage(),<text:s/></text:span><text:span text:style-name="T2444">"Error"</text:span><text:span text:style-name="T2445">,JOptionPane.</text:span><text:span text:style-name="T2446">ERROR_MESSAGE</text:span><text:span text:style-name="T2447">);</text:span></text:p>
            <text:p text:style-name="P2448"><text:span text:style-name="T2449"><text:tab/></text:span><text:span text:style-name="T2450"><text:tab/>}</text:span></text:p>
            <text:p text:style-name="P2451"><text:span text:style-name="T2452"><text:tab/>}</text:span></text:p>
            <text:p text:style-name="P2453"><text:span text:style-name="T2454"><text:tab/></text:span><text:span text:style-name="T2455">/*</text:span></text:p>
            <text:p text:style-name="P2456"><text:span text:style-name="T2457"><text:tab/><text:s/>* Event listener for Combo box.</text:span></text:p>
            <text:p text:style-name="P2458"><text:span text:style-name="T2459"><text:tab/><text:s/>*/</text:span></text:p>
            <text:p text:style-name="P2460"><text:span text:style-name="T2461"><text:tab/></text:span><text:span text:style-name="T2462">@Override</text:span></text:p>
            <text:p text:style-name="P2463"><text:span text:style-name="T2464"><text:tab/></text:span><text:span text:style-name="T2465">public</text:span><text:span text:style-name="T2466"><text:s/></text:span><text:span text:style-name="T2467">void</text:span><text:span text:style-name="T2468"><text:s/>itemStateChanged(ItemEvent<text:s/></text:span><text:span text:style-name="T2469">e</text:span><text:span text:style-name="T2470">) {</text:span></text:p>
            <text:p text:style-name="P2471"><text:span text:style-name="T2472"><text:tab/></text:span><text:span text:style-name="T2473"><text:tab/></text:span><text:span text:style-name="T2474">//<text:s/></text:span><text:span text:style-name="T2475">TODO</text:span><text:span text:style-name="T2476"><text:s/>Auto-generated method stub</text:span></text:p>
            <text:p text:style-name="P2477"><text:span text:style-name="T2478"><text:tab/></text:span><text:span text:style-name="T2479"><text:tab/></text:span></text:p>
            <text:p text:style-name="P2480"><text:span text:style-name="T2481"><text:tab/>}</text:span></text:p>
            <text:p text:style-name="Standard"><text:span text:style-name="T2482">}</text:span></text:p>
          </table:table-cell>
        </table:table-row>
      </table:table>
      <text:p text:style-name="P2483"/>
      <text:p text:style-name="Subtitle"><text:span text:style-name="T2484">PGP Certificates</text:span></text:p>
      <text:h text:style-name="Heading3" text:outline-level="3"><text:span text:style-name="T2485">Charles Gunn-Russell’s PGP Certificate</text:span></text:h>
      <table:table table:style-name="Table2486">
        <table:table-columns>
          <table:table-column table:style-name="TableColumn2487"/>
        </table:table-columns>
        <table:table-row table:style-name="TableRow2488">
          <table:table-cell table:style-name="TableCell2489">
            <text:p text:style-name="P2490">PGP certificate<text:s/>for Charles</text:p>
          </table:table-cell>
        </table:table-row>
        <table:table-row table:style-name="TableRow2491">
          <table:table-cell table:style-name="TableCell2492">
            <text:p text:style-name="HTMLPreformatted">-----BEGIN PGP PUBLIC KEY BLOCK-----</text:p>
            <text:p text:style-name="HTMLPreformatted">Version: SKS 1.1.4</text:p>
            <text:p text:style-name="HTMLPreformatted">Comment: Hostname: pgp.mit.edu</text:p>
            <text:p text:style-name="HTMLPreformatted"/>
            <text:p text:style-name="HTMLPreformatted">mQENBFRXvPoBCADTVE7eN9DTGZf4Jn8ivlbhg+MH0tjro+tZHYzGRC9C/94hpQJQbDALT2PA</text:p>
            <text:p text:style-name="HTMLPreformatted">HIHKkShFeIQVx52DaqPLOvl+376cXd+Kmz7FuhQ8aQMsonKSD2mmMrtqCfR+D0X4VKfOiGIk</text:p>
            <text:p text:style-name="HTMLPreformatted">QgPxbsvbkwc3HpGU7ZfIEzxSylrcU+T+kgvSraBiB9M4pUiA5pQ8AhZmTSPx/mptYPFzlRKQ</text:p>
            <text:p text:style-name="HTMLPreformatted">69nQAiGg742JyBDkPTfIStajvtYbXoTp8DKiNxVoL7B31acjy0e3v+wFoiGz8tVWVtOUT4Ec</text:p>
            <text:p text:style-name="HTMLPreformatted">EAntCCPyhaF6hzD47yE5GK0Ha2ooy/6kfPdSSLlAc7Ae1EYc4lU3pM62uTmP7UrNh+gxABEB</text:p>
            <text:p text:style-name="HTMLPreformatted">AAG0LkNoYXJsZXMgR3Vubi1SdXNzZWxsIChTdHVkZW50KSA8Y21nNEBody5hYy51az6JARwE</text:p>
            <text:p text:style-name="HTMLPreformatted">EAECAAYFAlRvQpYACgkQDkgXro/yZnBZ8Af/c1Gb/UyOT3KbgkZUC4cC6hzO5mYldX96N4pZ</text:p>
            <text:p text:style-name="HTMLPreformatted">W5w4jyZhrsxWxvRKO08xC3YlyhLUjxdUJypD3rNmzd5bbrazQiQ4d4WewqAxtoPYxYV4cz6O</text:p>
            <text:p text:style-name="HTMLPreformatted">6xJxtXNRnhNpFtrKRJ7/0qGxAvq3axpxEQddCZ9Xm61hRuaFB5EFp5HiRwlx8KqaR2QQ0Ojs</text:p>
            <text:p text:style-name="HTMLPreformatted">EgBL3SZ/WduO99rOEfignk3t6lEq/AINB/cT1QrS0yc0p1UgZ9qg2d8J9n91OPkJl7gwywwr</text:p>
            <text:p text:style-name="HTMLPreformatted">RD2lXWZHKH4EPw7JodEHS627RXvlSXtWXGufdSvCpyVLwNdudY6K5lMsPz4EDQ5eDaZDYxd+</text:p>
            <text:soft-page-break/>
            <text:p text:style-name="HTMLPreformatted">E/6YqFA7EWJONytx44kBHAQQAQIABgUCVG9DNwAKCRDtXFD+srQ3kWEXCACwVoyIhKZQCYma</text:p>
            <text:p text:style-name="HTMLPreformatted">INIswvFTl/PgteEBt6MA5OdF33Bjc+oWVJCohFXhDztDMdxht/tYovyPrXCAwmas57QJI7rz</text:p>
            <text:p text:style-name="HTMLPreformatted">E1rT45PmLv5Mhn3QiHs15OdiJQlzIKy4hXawNd9eTVt80wsAqwe5C6fi9zStfNgwdchLjynK</text:p>
            <text:p text:style-name="HTMLPreformatted">XqkGi3FrbpSCLoBANe4ZTXZtZDhpZKQRed9PqspH65Mb4s1dsj8yYjD36/d+SkAhOya5cLES</text:p>
            <text:p text:style-name="HTMLPreformatted">ZJDgCcgBH8Z2E98u9cml8tngD6CJB9oSesNt7Z7j8ZA099FXfJE3QzJPGWxM3HJVTNpq6tq0</text:p>
            <text:p text:style-name="HTMLPreformatted">ZNSj0CoyTc3lHCI/kPqWq3Gpp6e6wwJeNTW2Aw3uiQEcBBABAgAGBQJUb0Q5AAoJEIUFMg4U</text:p>
            <text:p text:style-name="HTMLPreformatted">wPu/vaYH/jCG8spBnEdHN/haoLR3s1xEC7VHkHWCrguhSF/8EGAbuGQe3bkl6co5PmBo2FXl</text:p>
            <text:p text:style-name="HTMLPreformatted">AJgJB5fzNsCmiTV2UngCfY0XxAUdP8IZXssEVm1GOeGqwS/C88O5T4MqPnb/MFRM2LXqR+Pb</text:p>
            <text:p text:style-name="HTMLPreformatted">WIZdQdX6tTwrRY3DxlBnfEbF7zENhk0UmnRCv8tJ6sPc5d7JqTe21/NLpwNOKcrL2j7dGLkh</text:p>
            <text:p text:style-name="HTMLPreformatted">VKM0IzMLjlocZfi/JutyV0GRvdnyIPe/RSoPjnsF23qg9Dw/SKWebHaud3o1/DOom8BYJ0qw</text:p>
            <text:p text:style-name="HTMLPreformatted">Ms42aKKnGe+B1tz7NlDUzdFLS3EAZBFJ/P5C2KBygADl31zc+U2sDpqLgZyYE0+JATgEEwEC</text:p>
            <text:p text:style-name="HTMLPreformatted">ACIFAlRXvPoCGwMGCwkIBwMCBhUIAgkKCwQWAgMBAh4BAheAAAoJEGygZtNiwSLgD+IH/0/C</text:p>
            <text:p text:style-name="HTMLPreformatted">8TBF9eRt9YLilJWTmkCgKSBlKkCumO4bKh0GBYvnDcpJ/57cXLH5pefRgK8OuSDgGE3Au01l</text:p>
            <text:p text:style-name="HTMLPreformatted">VZ7vZFNVQnxS0sjX9lOCBTRvPFXmbmivjyKV0rEKdSCUGpqYQvmLQ8ISDwguNrv4Q5P0IzOE</text:p>
            <text:p text:style-name="HTMLPreformatted">gq/kLgjlYmZEF/7gZwBsgufOvOcYYmf/AUTCwtI5ac7AcEIObFTCFclgQjUk+3yje7kniE3X</text:p>
            <text:p text:style-name="HTMLPreformatted">HICD8odPQHoyXSXpsB4eR3TBBCv26W69p6rzEz9xWIo6/vONgytgiZTcjCin7qPj2VQmevI7</text:p>
            <text:p text:style-name="HTMLPreformatted">hrv0LzYvvaVHnqyNdMRJhCXm1ln/H3zvEAIPPVqw0ybr9dw0r0nR/wAAnk//AACeSgEQAAEB</text:p>
            <text:p text:style-name="HTMLPreformatted">AAAAAAAAAAAAAAAA/9j/4AAQSkZJRgABAgAAAQABAAD/7QA2UGhvdG9zaG9wIDMuMAA4QklN</text:p>
            <text:p text:style-name="HTMLPreformatted">BAQAAAAAABkcAmcAFFJUTmFLb3RLdHBKY1AyUnl6eGVpAP/iC/hJQ0NfUFJPRklMRQABAQAA</text:p>
            <text:p text:style-name="HTMLPreformatted">C+gAAAAAAgAAAG1udHJSR0IgWFlaIAfZAAMAGwAVACQAH2Fjc3AAAAAAAAAAAAAAAAAAAAAA</text:p>
            <text:p text:style-name="HTMLPreformatted">AAAAAQAAAAAAAAAAAAD21gABAAAAANMtAAAAACn4Pd6v8lWueEL65MqDOQ0AAAAAAAAAAAAA</text:p>
            <text:p text:style-name="HTMLPreformatted">AAAAAAAAAAAAAAAAAAAAAAAAAAAAEGRlc2MAAAFEAAAAeWJYWVoAAAHAAAAAFGJUUkMAAAHU</text:p>
            <text:p text:style-name="HTMLPreformatted">AAAIDGRtZGQAAAngAAAAiGdYWVoAAApoAAAAFGdUUkMAAAHUAAAIDGx1bWkAAAp8AAAAFG1l</text:p>
            <text:p text:style-name="HTMLPreformatted">YXMAAAqQAAAAJGJrcHQAAAq0AAAAFHJYWVoAAArIAAAAFHJUUkMAAAHUAAAIDHRlY2gAAArc</text:p>
            <text:p text:style-name="HTMLPreformatted">AAAADHZ1ZWQAAAroAAAAh3d0cHQAAAtwAAAAFGNwcnQAAAuEAAAAN2NoYWQAAAu8AAAALGRl</text:p>
            <text:p text:style-name="HTMLPreformatted">c2MAAAAAAAAAH3NSR0IgSUVDNjE5NjYtMi0xIGJsYWNrIHNjYWxlZAAAAAAAAAAAAAAAAAAA</text:p>
            <text:p text:style-name="HTMLPreformatted">AAAAAAAAAAAAAAAAAAAAAAAAAAAAAAAAAAAAAAAAAAAAAAAAAAAAAAAAAAAAAAAAAAAAAAAA</text:p>
            <text:p text:style-name="HTMLPreformatted">AAAAAAAAAAAAAAAAAABYWVogAAAAAAAAJKAAAA+EAAC2z2N1cnYAAAAAAAAEAAAAAAUACgAP</text:p>
            <text:p text:style-name="HTMLPreformatted">ABQAGQAeACMAKAAtADIANwA7AEAARQBKAE8AVABZAF4AYwBoAG0AcgB3AHwAgQCGAIsAkACV</text:p>
            <text:p text:style-name="HTMLPreformatted">AJoAnwCkAKkArgCyALcAvADBAMYAywDQANUA2wDgAOUA6wDwAPYA+wEBAQcBDQETARkBHwEl</text:p>
            <text:p text:style-name="HTMLPreformatted">ASsBMgE4AT4BRQFMAVIBWQFgAWcBbgF1AXwBgwGLAZIBmgGhAakBsQG5AcEByQHRAdkB4QHp</text:p>
            <text:p text:style-name="HTMLPreformatted">AfIB+gIDAgwCFAIdAiYCLwI4AkECSwJUAl0CZwJxAnoChAKOApgCogKsArYCwQLLAtUC4ALr</text:p>
            <text:p text:style-name="HTMLPreformatted">AvUDAAMLAxYDIQMtAzgDQwNPA1oDZgNyA34DigOWA6IDrgO6A8cD0wPgA+wD+QQGBBMEIAQt</text:p>
            <text:p text:style-name="HTMLPreformatted">BDsESARVBGMEcQR+BIwEmgSoBLYExATTBOEE8AT+BQ0FHAUrBToFSQVYBWcFdwWGBZYFpgW1</text:p>
            <text:p text:style-name="HTMLPreformatted">BcUF1QXlBfYGBgYWBicGNwZIBlkGagZ7BowGnQavBsAG0QbjBvUHBwcZBysHPQdPB2EHdAeG</text:p>
            <text:p text:style-name="HTMLPreformatted">B5kHrAe/B9IH5Qf4CAsIHwgyCEYIWghuCIIIlgiqCL4I0gjnCPsJEAklCToJTwlkCXkJjwmk</text:p>
            <text:p text:style-name="HTMLPreformatted">CboJzwnlCfsKEQonCj0KVApqCoEKmAquCsUK3ArzCwsLIgs5C1ELaQuAC5gLsAvIC+EL+QwS</text:p>
            <text:p text:style-name="HTMLPreformatted">DCoMQwxcDHUMjgynDMAM2QzzDQ0NJg1ADVoNdA2ODakNww3eDfgOEw4uDkkOZA5/DpsOtg7S</text:p>
            <text:p text:style-name="HTMLPreformatted">Du4PCQ8lD0EPXg96D5YPsw/PD+wQCRAmEEMQYRB+EJsQuRDXEPURExExEU8RbRGMEaoRyRHo</text:p>
            <text:p text:style-name="HTMLPreformatted">EgcSJhJFEmQShBKjEsMS4xMDEyMTQxNjE4MTpBPFE+UUBhQnFEkUahSLFK0UzhTwFRIVNBVW</text:p>
            <text:p text:style-name="HTMLPreformatted">FXgVmxW9FeAWAxYmFkkWbBaPFrIW1hb6Fx0XQRdlF4kXrhfSF/cYGxhAGGUYihivGNUY+hkg</text:p>
            <text:p text:style-name="HTMLPreformatted">GUUZaxmRGbcZ3RoEGioaURp3Gp4axRrsGxQbOxtjG4obshvaHAIcKhxSHHscoxzMHPUdHh1H</text:p>
            <text:p text:style-name="HTMLPreformatted">HXAdmR3DHeweFh5AHmoelB6+HukfEx8+H2kflB+/H+ogFSBBIGwgmCDEIPAhHCFIIXUhoSHO</text:p>
            <text:p text:style-name="HTMLPreformatted">IfsiJyJVIoIiryLdIwojOCNmI5QjwiPwJB8kTSR8JKsk2iUJJTglaCWXJccl9yYnJlcmhya3</text:p>
            <text:p text:style-name="HTMLPreformatted">JugnGCdJJ3onqyfcKA0oPyhxKKIo1CkGKTgpaymdKdAqAio1KmgqmyrPKwIrNitpK50r0SwF</text:p>
            <text:p text:style-name="HTMLPreformatted">LDksbiyiLNctDC1BLXYtqy3hLhYuTC6CLrcu7i8kL1ovkS/HL/4wNTBsMKQw2zESMUoxgjG6</text:p>
            <text:p text:style-name="HTMLPreformatted">MfIyKjJjMpsy1DMNM0YzfzO4M/E0KzRlNJ402DUTNU01hzXCNf02NzZyNq426TckN2A3nDfX</text:p>
            <text:p text:style-name="HTMLPreformatted">OBQ4UDiMOMg5BTlCOX85vDn5OjY6dDqyOu87LTtrO6o76DwnPGU8pDzjPSI9YT2hPeA+ID5g</text:p>
            <text:p text:style-name="HTMLPreformatted">PqA+4D8hP2E/oj/iQCNAZECmQOdBKUFqQaxB7kIwQnJCtUL3QzpDfUPARANER0SKRM5FEkVV</text:p>
            <text:p text:style-name="HTMLPreformatted">RZpF3kYiRmdGq0bwRzVHe0fASAVIS0iRSNdJHUljSalJ8Eo3Sn1KxEsMS1NLmkviTCpMcky6</text:p>
            <text:p text:style-name="HTMLPreformatted">TQJNSk2TTdxOJU5uTrdPAE9JT5NP3VAnUHFQu1EGUVBRm1HmUjFSfFLHUxNTX1OqU/ZUQlSP</text:p>
            <text:p text:style-name="HTMLPreformatted">VNtVKFV1VcJWD1ZcVqlW91dEV5JX4FgvWH1Yy1kaWWlZuFoHWlZaplr1W0VblVvlXDVchlzW</text:p>
            <text:p text:style-name="HTMLPreformatted">XSddeF3JXhpebF69Xw9fYV+zYAVgV2CqYPxhT2GiYfViSWKcYvBjQ2OXY+tkQGSUZOllPWWS</text:p>
            <text:p text:style-name="HTMLPreformatted">ZedmPWaSZuhnPWeTZ+loP2iWaOxpQ2maafFqSGqfavdrT2una/9sV2yvbQhtYG25bhJua27E</text:p>
            <text:p text:style-name="HTMLPreformatted">bx5veG/RcCtwhnDgcTpxlXHwcktypnMBc11zuHQUdHB0zHUodYV14XY+dpt2+HdWd7N4EXhu</text:p>
            <text:p text:style-name="HTMLPreformatted">eMx5KnmJeed6RnqlewR7Y3vCfCF8gXzhfUF9oX4BfmJ+wn8jf4R/5YBHgKiBCoFrgc2CMIKS</text:p>
            <text:p text:style-name="HTMLPreformatted">gvSDV4O6hB2EgITjhUeFq4YOhnKG14c7h5+IBIhpiM6JM4mZif6KZIrKizCLlov8jGOMyo0x</text:p>
            <text:p text:style-name="HTMLPreformatted">jZiN/45mjs6PNo+ekAaQbpDWkT+RqJIRknqS45NNk7aUIJSKlPSVX5XJljSWn5cKl3WX4JhM</text:p>
            <text:p text:style-name="HTMLPreformatted">mLiZJJmQmfyaaJrVm0Kbr5wcnImc951kndKeQJ6unx2fi5/6oGmg2KFHobaiJqKWowajdqPm</text:p>
            <text:p text:style-name="HTMLPreformatted">pFakx6U4pammGqaLpv2nbqfgqFKoxKk3qamqHKqPqwKrdavprFys0K1ErbiuLa6hrxavi7AA</text:p>
            <text:p text:style-name="HTMLPreformatted">sHWw6rFgsdayS7LCszizrrQltJy1E7WKtgG2ebbwt2i34LhZuNG5SrnCuju6tbsuu6e8Ibyb</text:p>
            <text:p text:style-name="HTMLPreformatted">vRW9j74KvoS+/796v/XAcMDswWfB48JfwtvDWMPUxFHEzsVLxcjGRsbDx0HHv8g9yLzJOsm5</text:p>
            <text:p text:style-name="HTMLPreformatted">yjjKt8s2y7bMNcy1zTXNtc42zrbPN8+40DnQutE80b7SP9LB00TTxtRJ1MvVTtXR1lXW2Ndc</text:p>
            <text:soft-page-break/>
            <text:p text:style-name="HTMLPreformatted">1+DYZNjo2WzZ8dp22vvbgNwF3IrdEN2W3hzeot8p36/gNuC94UThzOJT4tvjY+Pr5HPk/OWE</text:p>
            <text:p text:style-name="HTMLPreformatted">5g3mlucf56noMui86Ubp0Opb6uXrcOv77IbtEe2c7ijutO9A78zwWPDl8XLx//KM8xnzp/Q0</text:p>
            <text:p text:style-name="HTMLPreformatted">9ML1UPXe9m32+/eK+Bn4qPk4+cf6V/rn+3f8B/yY/Sn9uv5L/tz/bf//ZGVzYwAAAAAAAAAu</text:p>
            <text:p text:style-name="HTMLPreformatted">SUVDIDYxOTY2LTItMSBEZWZhdWx0IFJHQiBDb2xvdXIgU3BhY2UgLSBzUkdCAAAAAAAAAAAA</text:p>
            <text:p text:style-name="HTMLPreformatted">AAAAAAAAAAAAAAAAAAAAAAAAAAAAAAAAAAAAAAAAAAAAAAAAAAAAAAAAAAAAAAAAAAAAAAAA</text:p>
            <text:p text:style-name="HTMLPreformatted">AAAAAAAAAAAAAAAAAAAAAFhZWiAAAAAAAABimQAAt4UAABjaWFlaIAAAAAAAAAAAAFAAAAAA</text:p>
            <text:p text:style-name="HTMLPreformatted">AABtZWFzAAAAAAAAAAEAAAAAAAAAAAAAAAAAAAAAAAAAAAAAAAJYWVogAAAAAAAAAxYAAAMz</text:p>
            <text:p text:style-name="HTMLPreformatted">AAACpFhZWiAAAAAAAABvogAAOPUAAAOQc2lnIAAAAABDUlQgZGVzYwAAAAAAAAAtUmVmZXJl</text:p>
            <text:p text:style-name="HTMLPreformatted">bmNlIFZpZXdpbmcgQ29uZGl0aW9uIGluIElFQyA2MTk2Ni0yLTEAAAAAAAAAAAAAAAAAAAAA</text:p>
            <text:p text:style-name="HTMLPreformatted">AAAAAAAAAAAAAAAAAAAAAAAAAAAAAAAAAAAAAAAAAAAAAAAAAAAAAAAAAAAAAAAAAAAAAAAA</text:p>
            <text:p text:style-name="HTMLPreformatted">AAAAAAAAAAAAAFhZWiAAAAAAAAD21gABAAAAANMtdGV4dAAAAABDb3B5cmlnaHQgSW50ZXJu</text:p>
            <text:p text:style-name="HTMLPreformatted">YXRpb25hbCBDb2xvciBDb25zb3J0aXVtLCAyMDA5AABzZjMyAAAAAAABDEQAAAXf///zJgAA</text:p>
            <text:p text:style-name="HTMLPreformatted">B5QAAP2P///7of///aIAAAPbAADAdf/bAEMACQYGCAYFCQgHCAoJCQoNFg4NDAwNGhMUEBYf</text:p>
            <text:p text:style-name="HTMLPreformatted">HCEgHxweHiMnMiojJS8lHh4rOywvMzU4ODghKj1BPDZBMjc4Nf/bAEMBCQoKDQsNGQ4OGTUk</text:p>
            <text:p text:style-name="HTMLPreformatted">HiQ1NTU1NTU1NTU1NTU1NTU1NTU1NTU1NTU1NTU1NTU1NTU1NTU1NTU1NTU1NTU1NTU1Nf/C</text:p>
            <text:p text:style-name="HTMLPreformatted">ABEIA8ACeAMAIgABEQECEQH/xAAaAAADAQEBAQAAAAAAAAAAAAAAAQIDBAUG/8QAGAEBAQEB</text:p>
            <text:p text:style-name="HTMLPreformatted">AQAAAAAAAAAAAAAAAAECAwT/xAAYAQEBAQEBAAAAAAAAAAAAAAAAAQIDBP/aAAwDAAABEQIR</text:p>
            <text:p text:style-name="HTMLPreformatted">AAABaa4E04GmMFYlUkqpE04bGSAoKkQFrTQwEGOgCwacCYJjVACpOBjG1VjaLGhSiGJgMENC</text:p>
            <text:p text:style-name="HTMLPreformatted">ViYAwYIMFYAMBgxDLACAGqGrARXGwxpK1EsAB2JOQTRDQW4qBAqaYwKaYIKRNMaaoGDAEwEM</text:p>
            <text:p text:style-name="HTMLPreformatted">E2xUqQYhuSmggERSTtaYiGlGA2qBoQGAxqmADAadgMEwUbEkoOBUs6TCCbViAENQkOswIKmh</text:p>
            <text:p text:style-name="HTMLPreformatted">KpUAhtOgZYAQwKBoYMGnQMENgNohggAEUCcAEDVW0mhDQAQ2nYwBgU2nAx0mAA1GmgwUapBM</text:p>
            <text:p text:style-name="HTMLPreformatted">PPTWdAJGAIpQk1SAMxoGmOalQCG07GDENwgKqaVDGDVAMkGFNIppMTRKJgmwEwVJxSZSaLAa</text:p>
            <text:p text:style-name="HTMLPreformatted">UacjaYADaYwKYMGmoMRMVU0xgHnJrFE0DAAATRLAzTQNOnNKEDUY0AdDATTSk2qYwpNAECCp</text:p>
            <text:p text:style-name="HTMLPreformatted">pItJwCAadMTGDEMlBiJhQAABQnABTaIpp02mKppQaQGDaqgA80ZmqaUACgFCaQBRMaZDaatN</text:p>
            <text:p text:style-name="HTMLPreformatted">CaoHRZLbpFBJbgB0mmjFBUxgdS5WdUc7OmsGaGOS9j5tjQhJpWekMCm0wEDFQlSBjBUgYwoA</text:p>
            <text:p text:style-name="HTMLPreformatted">aYwBjVAwKQNy684axUBAhqgdgqkSYTnrmDGA2qYQ0xE06bVA0U5eSUuLGu7Dlyrr48Mjt187</text:p>
            <text:p text:style-name="HTMLPreformatted">c3vkzO6/OR6/Ly5no7eRZ7S8xnt15xm+jfB0J13ncA1QwBpgxgMqWwKmgAGDG0xDABiYJ54G</text:p>
            <text:p text:style-name="HTMLPreformatted">dKaUAAhlCZSTCZ0iEDABRjAGiYwpOhKKz5DzrK5dMNS7w61nLoyIZhWlYOOqudmuTzKcMNM0</text:p>
            <text:p text:style-name="HTMLPreformatted">dD50dvo+J15fQbeZ6EahMtNgmgbmhsdiTBUMAYADadAOBgAB56ayE0qY4SZSGCGBltkRU0DG</text:p>
            <text:p text:style-name="HTMLPreformatted">JsoBwADx059Obn5+Wz0OLPbSIqa02xktXCRnrEsBqE761z5+ricF9PPEw0Cc1e3Pcdvs/N+t</text:p>
            <text:p text:style-name="HTMLPreformatted">m+xpx9MagAmQNOnUuQAptMbCgYKpYxMoTBoPPTWSGs0ABVINMQFONIXJlIqAYME5AXJo+DDL</text:p>
            <text:p text:style-name="HTMLPreformatted">RIVlOVRtgGmbAcItOx9vIRevEj054NK24riI1rpMOftzXkO2a5erJSev6vz3pS+pXL0RQOBg</text:p>
            <text:p text:style-name="HTMLPreformatted">DHCYxMdNpo0ykwBgFJwAHnDUE0pU0wVIQMlgVnpFZ0iG0wAtJOKzbz8OPTqzyzs0iUraBgxD</text:p>
            <text:p text:style-name="HTMLPreformatted">YFiy7EiqDOdAl06ha6Rlr3I5Y3gnDogyq8zQzcej6fhd8exXm9sahQmmDGg06GAwYAxDAqag</text:p>
            <text:p text:style-name="HTMLPreformatted">APOTJUmAACaAGIYCYYjQ2mKLwM/Jrg2NImgVEvTSXJ9VHM+ypeWupnNXQRzrsiuRdgch2Fct</text:p>
            <text:p text:style-name="HTMLPreformatted">9Ohz9e2pzXvtHAei087i93OvAfuYnzq9rlOHfOk197xvVjtcXCoBtOwBg0xgA0wYAyiSg81N</text:p>
            <text:p text:style-name="HTMLPreformatted">ZqVKBp0DQA0kaViZgNKNIXmdng6mUOdrh9Obn0b6y43q4zu6lirqoNGZPUMy6M3qGb0sz1vo</text:p>
            <text:p text:style-name="HTMLPreformatted">Jz0snasrF0SyK32MFv6Vnnef9N4dfLcv13FHz+pCe11+P3HYBDaEoTVgDaaDGJjCkwBnmKlm</text:p>
            <text:p text:style-name="HTMLPreformatted">yrkABgCBiVIQxcU1BN4HneVth0kUdbR11eKWMTbUpMpjCiiVTpNuE26nYuKaQ+jG7KIses3W</text:p>
            <text:p text:style-name="HTMLPreformatted">jnqs6ejK7Mue+ow8/wBLjjwfI+q84+b9TztU93fyfUjQTG0xjApUgwBjBlCVOvKAzUmoAATB</text:p>
            <text:p text:style-name="HTMLPreformatted">NUpNSMGYTcQvK7/nqiDo0rtNJopVAxq2MG6GDKB2jGgBKaK0dSwasaZV1GiVUXWvTyb2d2eW</text:p>
            <text:p text:style-name="HTMLPreformatted">9msRA82pVFqPnvO+n8NMO/xPQs9aubpydJ02A2qpscgDGKgGL5I1CAlTAExEDVzUgDMst+Cv</text:p>
            <text:p text:style-name="HTMLPreformatted">N4HNtd87jc1muk1dTQ6miqlrQnVNMbThUag2Ik2Fy6pzRbWlS2IbZanVrzb2VDkkCATWOD0k</text:p>
            <text:p text:style-name="HTMLPreformatted">nx9+78/Z0+n859DJvU0U06GmU1QMYMcgMPIAlSalQyACkwGmhNFZ/Per8/UdPL6S6Mc0McNj</text:p>
            <text:p text:style-name="HTMLPreformatted">Cpqnc0NpylTY2mNlhtNggobElsHqtBUVYqdEVVi1m7GhAChtNRsTPyfayr5L0efjT6WufpRM</text:p>
            <text:p text:style-name="HTMLPreformatted">ajbRMYwYMcAw8hVMqAhAhgxDAGERpyaeJ5+mdb9/L1502OVsdMGDCqcVLTmoq89Bi0HqtAVI</text:p>
            <text:p text:style-name="HTMLPreformatted">VKwTEKKptOqvPQup0sei1ROnWU6xEqkIHK3IUkzz/mvsvm0fsfM++nVQ6GmFAg1QMYDDx5pZ</text:p>
            <text:p text:style-name="HTMLPreformatted">qAhTZSGCYQwCfJ9Tw9PJmdNO3aNOeqc2tNOmANDFScruWUOh9GOq7uKspDgGUMEKllOHV3lR</text:p>
            <text:p text:style-name="HTMLPreformatted">vrz72bXlSakUVIiZalQACRRJFed6EHx3qcu1z71RpSYwGDaaDGIZHjjFkayEwlhTAgaFw+b9</text:p>
            <text:p text:style-name="HTMLPreformatted">35jUx6efr1enSLxaqaldIViChVTYxtMppl3nS61lVb1jcXUUjEUyUU8w0rJnRry0nXXJpXU+</text:p>
            <text:p text:style-name="HTMLPreformatted">ek3eNGhLhy0JCgcNdEmni+d9B89Z7/Z4vr2aAwAG0waaNMPHGpUmQkwQENpqS8zy/nfY8bcr</text:p>
            <text:p text:style-name="HTMLPreformatted">s5e23aprGqqaBDWkxKaC3LqnLLctacsus6XR52W8w1eTTQhGikKedFvNmtc1p1acep2VybWd</text:p>
            <text:p text:style-name="HTMLPreformatted">FYWaJApqYTHKwCPC93x7Mfc+b+huelzQMYmAwEAI8lNKgIE0IZKAxc/Rz2fOef28W23Zydsu</text:p>
            <text:p text:style-name="HTMLPreformatted">jTxp1Lpig1MCuh8yTrfG6664aO18dHa+dy9Fc+tut5WtCIbiqolowQ1MlmWEVr5bufSfjaHu</text:p>
            <text:p text:style-name="HTMLPreformatted">34GyfQb+B017VePqeq/P2l6iLhpkseV63m2eJ7/znsWe5U0jABpgNA0HkqlCVKEAICVgyeXr</text:p>
            <text:p text:style-name="HTMLPreformatted">4dT5rn2xrp7OfpmmOc2lPLW2OE6zvOKNpydlOCtHkzeuZx26+fbXpdPldR6V8nUupLlGCgCN</text:p>
            <text:p text:style-name="HTMLPreformatted">JUsnik8T5kZKSombKeYb78TPU6vD6D19PL3l9vt+f6Y944uqW+Dv4j5r0fP9Cz6K87SgABjQ</text:p>
            <text:p text:style-name="HTMLPreformatted">AAeUqUIZEqkSMVgC8/0PNs+ZHNvdtGkolxwsBdICUlIdS6KQyBUEPQFRS1vjqdfZw9MvZWdN</text:p>
            <text:p text:style-name="HTMLPreformatted">aEsAQoqDLl6ea55cuiEyjdnKumDA2VmRdGb2mKvJrt2cG8ej6PkduXuYZ7L8v6HB3WfRVnoj</text:p>
            <text:p text:style-name="HTMLPreformatted">AGKgaYhh5aahAQgLZGoYAcHfyV8nG+NekjCXHHSbId61i+i65b7NDjrscvC+1HIdgcZ1hxrs</text:p>
            <text:p text:style-name="HTMLPreformatted">dctboOnHdd7y0ltzUNMIm5OfLpmzjvqE5zoRibSZPQM3qGU9Acy6w5Tqo5K6Yjt9Hx/Sj57u</text:p>
            <text:p text:style-name="HTMLPreformatted">4vQT3tJuxDQNMYAgDzppCTUJgqm4htUTz9OFfK8/XyV3Z7Zy8y1dGroqhq2MbVKhqxKpEEpb</text:p>
            <text:p text:style-name="HTMLPreformatted">zpaJoemdG2mOi63lctoJSamyJ0hJRNOVCUQy3Nw2UDTVscKbEg0sntKT5/0/M9VPduasSaBg</text:p>
            <text:soft-page-break/>
            <text:p text:style-name="HTMLPreformatted">MGIA85OQmpgAUmpgaYY7518tx9vHXbGsy5azqowpuXFuczdc6rdZOykFCJhuBdNMLNay0l11</text:p>
            <text:p text:style-name="HTMLPreformatted">595ddMdFsCUkSEVnrM5vOiFKU86KuKSrlrprgo63zaRqTSupuTu0x66+V97xfcufSaaCENoK</text:p>
            <text:p text:style-name="HTMLPreformatted">aAGHnRrmJVMJjVxpnEtMeekV81wet5J3q01FAOXBayitCMrOjPCU1jCa6lkrOjXi75SoS61F</text:p>
            <text:p text:style-name="HTMLPreformatted">zV3ncXthrNdGmestNszjfEnO41nPLfBMpmdSs9+Oylyas76cIer0ePtnXrPg683XbmZ2VjtL</text:p>
            <text:p text:style-name="HTMLPreformatted">1d3D3J817nmd9z6jmrEBKwLBoGMOHPTOkmskNKTUwNOmmHg+N7HknemmkmhZXiRE52Jmtb6T</text:p>
            <text:p text:style-name="HTMLPreformatted">pZwY9WBpjd0vW4N5XzbksbKpaqale2WkvR0YdC1calcvpcJyqosjh7sLOS9Jud+HfKzh00mz</text:p>
            <text:p text:style-name="HTMLPreformatted">n100jaLzlwurzdejj1O/r4O3N7O7i7bPJW3HZ9HUXYhqBzVDQjQHJnrlUqlkhqVJoTGOaVeL</text:p>
            <text:p text:style-name="HTMLPreformatted">5PueQuqaVTcy5xqVzLqLOZ9AYXq65zoRFUyGTLoS4bLVFKV3Gi9HRy9Rr2Zd1b+X7PCnhx1Y</text:p>
            <text:p text:style-name="HTMLPreformatted">S5RrlZMXOs5qpFTozjpZz6avKNXpBfR1nm9HazPpy1OTyfZ8W5+l1ztAClSBgIgDnx3wpKpy</text:p>
            <text:p text:style-name="HTMLPreformatted">E0omoABgq4/D9Xx5dUyaQxZLKksTM0WkrQMzUMnq1yejMlpUQ6lUgh6Ra69vF2Hd2cXdXTlr</text:p>
            <text:p text:style-name="HTMLPreformatted">Nz5nne55edcsaici6MqzWpZibBmauMntRjv0dsYdN0gwJtUc3menwWe6Z6MgADKAUMQmGO2W</text:p>
            <text:p text:style-name="HTMLPreformatted">kKlkgFQEIYEvjt8XKHLuErVzStjENkOqIplIoqSmsFqJHIoqJRjkKWi6dWPVXT3cPbZ3Rbue</text:p>
            <text:p text:style-name="HTMLPreformatted">Xj9DGa8RdfLLEausZ3SYmiJooLNk00NAuaiiSLqXZz+J7fgtex6nz/vJQK86BDQAMOfO51Im</text:p>
            <text:p text:style-name="HTMLPreformatted">lmoaEmQgBeX6nm2/PaRTXUmQ6hrdTS01QmwRQIoVFFJUiIuCFUSOo0HrNrvvz7109fF0no9H</text:p>
            <text:p text:style-name="HTMLPreformatted">H0XKx1iOTzPY4ZrhblWmUmWK62Zz6J1KubRRpMQrcZa52c3kehwXXX7fn+hcNouGhDFUAFc0</text:p>
            <text:p text:style-name="HTMLPreformatted">0rIVKWVShJqBNKef6HGvzJrgvaJgxq7mlq5paBgNiGxK1UTpJGV88CujPZVZVTS67YbV0dPL</text:p>
            <text:p text:style-name="HTMLPreformatted">udm/Jqm6hxWdUvl83t+cclFrLdVW8Wl3NJVTUiKFl08s1tmnj83Rjb7XTlrcU4dzRDKSCiQ5</text:p>
            <text:p text:style-name="HTMLPreformatted">nGtmSHEqlKppCTUpjsj5jj9Lga21w3VsB0qWqTlup0tTZQmCVKxTeKct57SuiiCkFJ2aa461</text:p>
            <text:p text:style-name="HTMLPreformatted">0a4ar06YaSa3hRteFR1Zza+Rl3eau15VW98+idOnNabvJxq82aVFRcUk8R69R0sLgadjEwED</text:p>
            <text:p text:style-name="HTMLPreformatted">EHJvz9NmDHEqlLKaEmpU1VeH5fu+DNPp5+haaY7mlqlS1c1axgmyxKpsjLXE5tERrWTXRSFJ</text:p>
            <text:p text:style-name="HTMLPreformatted">KzXXn2rp259jR5uNK51HVfGL3V51x2eV2cS1pDq9MbTZ5M3rG41M2dGnNrJs4pMNlVgBcAAx</text:p>
            <text:p text:style-name="HTMLPreformatted">MAAAOHr4u6zEuYlULCsjNWohgvH899R861z9OGy1UUVU1bWk2ttVQx0MVihwkxcmOeucJEWo</text:p>
            <text:p text:style-name="HTMLPreformatted">mDpvj1Tp25tDr15dV3MFF5TAs6hd+nk3i3GgxFO86LqKLvK4us3G14WnTry7pqVCAFwAAChg</text:p>
            <text:p text:style-name="HTMLPreformatted">qYiODv8AO9HUzm5hASgBKqSWhV4XveWvj2KaqporTO10ua1bqKKadOXNkS5RSZikEjO5SZub</text:p>
            <text:p text:style-name="HTMLPreformatted">YYjTbm2OnXntds5UXOYlVNmu86S5uWrAFWZW9ZXF1FLTl5lvNm2/JqnoxFMtouWgATGCASTz</text:p>
            <text:p text:style-name="HTMLPreformatted">/R8z0qUaZgBKAQlUkAK8NrPn+X6ThXyWqadxS61NVVxZQnRFRZMVCYolGkgGWTncrJSFrJW1</text:p>
            <text:p text:style-name="HTMLPreformatted">56CkkpokvTLoXe5uMCCXWZKcuV105tl2qKixPIBI+jm6E7mFyNCNADTABEAeX6fl+mVltiNM</text:p>
            <text:p text:style-name="HTMLPreformatted">lAYpqSFUwtM7trl6+Y+dHLVaZ2ulTS3UVViVKCLlzCsnPTGShpW2zE3pefTalxjrVc+lhzvb</text:p>
            <text:p text:style-name="HTMLPreformatted">WOeuppy69GiZ3SOTPWBNQNoBxK92vL05tiUUCH1cnoXPQCZaAYmDTQAEAeT6Xnd9dGO+MICU</text:p>
            <text:p text:style-name="HTMLPreformatted">BiTRE3Eq0jSx47Z2/MztktVLa0qKNKihpxU56TZmtISBsltq6hNbLMXWsaXesKTUmjS8WbXz</text:p>
            <text:p text:style-name="HTMLPreformatted">WemcNJ1xi05MtZTJbBzzrkhNsOzi7M60pOBNJXo8HoXNoEBMHLGAAAAHldvF12duW2IgM1NU</text:p>
            <text:p text:style-name="HTMLPreformatted">JUiI0zDTPRQZXzvJ6PmLpedrVxRd56qkISqbJyrGqMcl6VyM6lNqBQqWqw9EFTpUK4hl5lvI</text:p>
            <text:p text:style-name="HTMLPreformatted">jV+finrLxHXtR5250SqmdNsdyOrm65bCZBzVnT2Pe5wTUAANEMCmIG0J5PVy9B6WWmdSMlTC</text:p>
            <text:p text:style-name="HTMLPreformatted">BNCy1yDTO1oHXl+H9L84Os7W6i7Xtz7S0hk47cxE6TXNz9uK8HQQnp1zlzr08HTHRtj0U6oo</text:p>
            <text:p text:style-name="HTMLPreformatted">uKIz15o153yy9MYRGPn9MLz92nVdT0PczWubK0my+jPSHFRI9se6z1tcdtY4IuIAJQCGgGIs</text:p>
            <text:p text:style-name="HTMLPreformatted">Yg8row2PTi5qU1KCIaZSy1ziNM7XQCo+Z+q8I8rSGulZtdNefYu4pZ5+nEhUlzjWVwz2S4rZ</text:p>
            <text:p text:style-name="HTMLPreformatted">GdCs7N/O2T0Hy3c9C5Eu/KiaznfqmuKvpOZfFvpkh3pIasuIz2zSdc9zRihTSSvR4u+56ujh</text:p>
            <text:p text:style-name="HTMLPreformatted">01mYalBEMRDEDadiGjy9c6PUc3WaahMJWmVMXMZMDYmyvN9LK35Oe/gVtC1thqbvO1vPSTKd</text:p>
            <text:p text:style-name="HTMLPreformatted">cyZolwnZW5FJpuqtlbUYVtZg+izl07NDD0eQPS5Mok5stwjZ1MyqLIjSUW0WVIpE1qnfYXNA</text:p>
            <text:p text:style-name="HTMLPreformatted">CBDQihA2mDQjEHl1NHp6Y71kmoVS5aAJm5MWMemehQFcPgfV+QvjJiu4a7aY6G0CVJhnNyIZ</text:p>
            <text:p text:style-name="HTMLPreformatted">UTqNZ0y6q87NKz0K1zDVZKXVQF1FzLpCUhoJiQrcQ2CThHtx9fTn3a8NR2mekJMlQEMRTcso</text:p>
            <text:p text:style-name="HTMLPreformatted">QjER5lS69Dq4+yzFMlQEraYppGLEPTPQqpoMtLr5vz/p/CXkc0t3lourmhAlSoqZubJEiyCr</text:p>
            <text:p text:style-name="HTMLPreformatted">vPQ0cC6mLNHnBusKja8LNWtYbZmoaQYRKaI5enmueXu8Ts649Xbj6kvu4lHoHPvigErE6AIb</text:p>
            <text:p text:style-name="HTMLPreformatted">TsADy6TOzu8/0KyTnIAUadIFERpmG2G5VTVK4ZPz3ofIV1a+d1r0PO5dtMdVAFAdSrmyVYuT</text:p>
            <text:p text:style-name="HTMLPreformatted">0dmC1lIuFWogC6ljSriNLsLTzppxFNXIimZ5ac6VHbxWfLd/l79Mev3+N2We5hGtmXTyKPYP</text:p>
            <text:p text:style-name="HTMLPreformatted">P7sapp5rEDE7GAea0zf0vL9MmLgAJRpiTQsdshb47FVN1Od/M2cfl6Zakb8yX1tuDszrfXDS</text:p>
            <text:p text:style-name="HTMLPreformatted">a1c0MYJUrU0xjLZbqzneyTBdFGWlUpauVNkAKKc3Dp6yTPRx2c2mHdFed6Pmp8og68+nv8jt</text:p>
            <text:p text:style-name="HTMLPreformatted">r1u7yPRs3y0VmPreT6uLs0Y1QiCkwGHmtFa+l5fplZ6QITlGmCciy1yHpnRpclcfxvr+LqRl</text:p>
            <text:p text:style-name="HTMLPreformatted">pnqZqqjTs4+vOtt+XWa6qy0NUUqVJZqXbQmOpqm1SJjWXVmd24haBBo4noveTK7hMPM3xTbf</text:p>
            <text:p text:style-name="HTMLPreformatted">O4PN9Dzq+Wqb684uUnp9XldVe3t53bZPo8PTm9onz0xOG5YxB54gv0vM9Gts9MwE4GhWhCz0</text:p>
            <text:p text:style-name="HTMLPreformatted">zBxRtL4q+b87p5emVFZi2ihdfFvnXWNZ1v0cXSbXla25tcypptBY6qrmqGODaNDWoopy5GnY</text:p>
            <text:p text:style-name="HTMLPreformatted">VBF89+enP0ZdENoVeX6fkJ4RU9ecxcWPu4Ok9D0/H7zv6OXVPQrLTlptEraBgq88Afoed3HZ</text:p>
            <text:p text:style-name="HTMLPreformatted">jviJohgKJoWdyQ0G/L081nx3N28W5KbsEJQUy+nWHRnSomXpvm1rpvDRblyLTO601w2qmMKQ</text:p>
            <text:p text:style-name="HTMLPreformatted">VeLN3jUa3jUlaYBusc4vhz6C9YqGiA8X1vDs4YuenPOdMwpyvX18PXZ6XX53YnV28HZm6tPn</text:p>
            <text:p text:style-name="HTMLPreformatted">pgAIOBBY+vk6D08dchASsBRNEpohMNIIs+R4evk3JTnUoQIajfr83szvqJqWNArTTm0Oi8NF</text:p>
            <text:p text:style-name="HTMLPreformatted">0kdV056DcpbMw0eYavJpoRnGlc6jo5MrS+mLlblRUCI8T1fI1ORUt4iLhLnTMro5OivV187r</text:p>
            <text:p text:style-name="HTMLPreformatted">ufQ6uLeOy/Jyj3V4ovrLzg6wXPVbYaHrZ3JDTlYmE1IgCE0EVhXyOGuPTMTU02mOaROubl9D</text:p>
            <text:p text:style-name="HTMLPreformatted">Xk6c60BrCrNNNeW17NOPaumsaNnnSsEBKNDINc4UXzzolb5by3cuCaiCWrOPze3ztTEa3iJo</text:p>
            <text:p text:style-name="HTMLPreformatted">hxaJ0zdnp7ed02ep0+b3Jfn+n5pmDpvJHtoPP1d52nrONNMmjNYgpEgo82vRw+c5U+k8PyzT</text:p>
            <text:p text:style-name="HTMLPreformatted">WWamc3A2nQCHLIvr4N5ru159pq5oTONkZtyvTfM66649DpnFmizZUw4plk6Ko00m5W0xS5Ej</text:p>
            <text:p text:style-name="HTMLPreformatted">Kzh8/t4dZiXOsq8tpFOkENOrvN2dnV5/UexjWyfP6GVdhi695C83V1LT1dubq1MURLoubjX0</text:p>
            <text:p text:style-name="HTMLPreformatted">vN8bhs7+HLOxxKqtMqNSXUzpFRU1DBUApCkNdfT53ZnXVWdq5tCVBLAdxZYOkDgYAwimrXS5</text:p>
            <text:p text:style-name="HTMLPreformatted">uAaImpQ5OvzrObj359ZUVGpPbh6UnJz9eNc6vM0bEe2W9dvoeJ22Pzvd804XMn1KU+fpby5K</text:p>
            <text:soft-page-break/>
            <text:p text:style-name="HTMLPreformatted">9/p+Tx1Pf8vyszo54qnMwOHIJMtzdW1RM1FQ0opzSAOpGFb89TXf0cXVNaiqUTCVaFQx1NSg</text:p>
            <text:p text:style-name="HTMLPreformatted">ywaY6moekaF3FyuWjNJovL9HydTlnWN4yisk6unHpQy3qvLy6MDTTn3LpaWT06Wdebs8xXJ6</text:p>
            <text:p text:style-name="HTMLPreformatted">PBxxy3vlkrNDNFTKW1LBCEhBUaA0zVzVE1Nmca5yupZSCwYhtNdO3z+ma7ry1zWwENqiiE2A</text:p>
            <text:p text:style-name="HTMLPreformatted">AFJhaZWkWXSqVTpBlRdnD5fd5+s6Ydue+flz0ZS9XVkXO2k715nH6vmqr6bjLV6WZVydJ3b8</text:p>
            <text:p text:style-name="HTMLPreformatted">HYchbTx4Sx0oki0kMQNpilyAkO4sQI2qKqkyyctYWHNSNy6YA0C1ri49Dq8/tm9mqBjlQ0AM</text:p>
            <text:p text:style-name="HTMLPreformatted">AApNKases6yum4idQyOiTwObo5t51kz3y5fS8not7X5vp3Naw7OXzvV8ua26PP7zTDTVOHeN</text:p>
            <text:p text:style-name="HTMLPreformatted">ZTqbs2z1mPm01joARSENAOpdiQhJqV6RYpcmt53VidjipjBtWtpowAQFg107PP6pfRvHaabH</text:p>
            <text:p text:style-name="HTMLPreformatted">CYpQCgGhSCqizbXLozbbozu9Az6sD5bPXn3m+fXj6c+XXHplXqeX0bz3xlWsaeZ6XKvD1c2+</text:p>
            <text:p text:style-name="HTMLPreformatted">b2XxbIaTMunXw6x3CZ//xAArEAACAgAGAgIDAQEBAQADAAAAAQIRAxASICEwBDETQCIyQTNQ</text:p>
            <text:p text:style-name="HTMLPreformatted">YCMFcID/2gAIAQAAAQUC/wD4WX/6Bf8A6iv/AB9/9Z+//HP/AMe/rPKyyxizsv6y+y96KK7H</text:p>
            <text:p text:style-name="HTMLPreformatted">IslOhTs1Gs1CZqLNRGRqybF/y39GRZZKY5HyonPmMjWKdmqj5RYo58OYsQWKLEFLlM1GoT/5</text:p>
            <text:p text:style-name="HTMLPreformatted">D+jOVEsWj5R4tjmTZZF86jWkWy8nJsssUz5CM+dfCxCMuYy5yf8A1GSlRKZPkcudR7KGhDys</text:p>
            <text:p text:style-name="HTMLPreformatted">SNK3JmoUxTMORFi/6ljkYhKRqGIiqzZ/clNmosvevcJcwkR5yX/FfZJk8an8452pM/jImqld</text:p>
            <text:p text:style-name="HTMLPreformatted">5PZppaWz42MoQ3tw+COJ+WHLixf8V++ubMSXLNQh+/Z6PYkiUrY8oooR8bkng0ShQ91kXzCf</text:p>
            <text:p text:style-name="HTMLPreformatted">EJC/4r654qRiYljZRWSjzSHW3TZGFuOGokuXhRiiWPqUeDEHlGGoeC0mtkZmHLiHq/8AiS6s</text:p>
            <text:p text:style-name="HTMLPreformatted">SZJ8vKzUWajVusWIop4tqzURlT+RltjIxsU4pubkexYLZKNGk9GDZHE4jPhev+E+mcqMSRwa</text:p>
            <text:p text:style-name="HTMLPreformatted">i/oLYrIw5aFwPF4sps0F0Rk9UMTmDF/wn0YuLRPEY5M9K99FGko0lFZ0UUURhZHCpNUNM0Gk</text:p>
            <text:p text:style-name="HTMLPreformatted">00ei88N0LFojjEZWL/gPfOVLExOZSFwn7z0lGk0mkUDSaTSaSjSaTSKJpFhkMOihYXGi3KFE</text:p>
            <text:p text:style-name="HTMLPreformatted">fH4lHn4m3LApac6ow+ZYXr/gPdOWlYuLqyrlvL2KIomkUTSUaTSactJRpNJpNBpNJCJQoijq</text:p>
            <text:p text:style-name="HTMLPreformatted">H+JDC5xXxDx1Wknh60/G4n49F6WvyI8OE6E7/wCK2Y+JQ3leUYigaTSJFFFFFFFZUUUUaTSR</text:p>
            <text:p text:style-name="HTMLPreformatted">hZWlf1Rsf4qKt3xpOZP4klGAvGPJwtJLxrehxk8Qw27w53/xZz0xnK3l7IQFEUSisqKKyorK</text:p>
            <text:p text:style-name="HTMLPreformatted">sqzSEiqGKIvxT5a4S5KsitKSeLKGGo5eR+c1g2sbxrXwaRLU1PQsKer/AIbPJxCWVEICiVnX</text:p>
            <text:p text:style-name="HTMLPreformatted">akJC4zRISPbSoXArk4LSjElpUMOxx4xI2Y2HZOQ228KelRd/feeLLTGcreUMMS+vYskWLkgI</text:p>
            <text:p text:style-name="HTMLPreformatted">bpV8khskYkLMXxbi1olGzCmyPr7rz8rEHlCAo/SXWiImfuxsvKiSteRgJiQ/xWFO0vuyyxZ6</text:p>
            <text:p text:style-name="HTMLPreformatted">YzlqZCAl9dZrJZJkWez0XuxY2YkNA5vEnHhQfH2P5mz0eTiapshGxL6SXdEXQ0Y2FqUsJwxG</text:p>
            <text:p text:style-name="HTMLPreformatted">yGIRdr7cjHnog5crlwVL6K6ltQmLo0mNhWY6cHhv8sL9ftzdLyJ65GFH6aF0LoXS4nl4GqMV</text:p>
            <text:p text:style-name="HTMLPreformatted">pMGdv7fkYmmMpC5cPX2kt1FFdc1a8nD0PDlTwpcfZl68idyMNWL6S+gkUV1+Rh6otaJYGILn</text:p>
            <text:p text:style-name="HTMLPreformatted">7OM6jN2zD4F03vSEuhbFmihZvqfK8yGmWG6eDK19jypWS9r3D6CQhdyF9DysPVD0/GlyvryP</text:p>
            <text:p text:style-name="HTMLPreformatted">LlS/sPcfoIXdYsrLLysvqmrWPDTPx3zH683R5M7ZAX0r67LLEyyyyyy+tnlQ4w3plhTtfWxn</text:p>
            <text:p text:style-name="HTMLPreformatted">SxHckQF/wEyzUJll9uNG4yVPx5UJ39bypUn7RD69llll7rzssT7ZeseNSwf2j9WTo8p8CI+v</text:p>
            <text:p text:style-name="HTMLPreformatted">+FdEWOQpCmajUaulnkGHKpYTuP1Jnku5kRdGosssssssv6Nlk58xnS+Q+UWJSWIKYpGo1F3u</text:p>
            <text:p text:style-name="HTMLPreformatted">Z5C4X7YD4+pL15H7/wBiR3WWWaj5DWfIfIfIaxTNRqE+2xslOjXy8Q12LEo+Uji6VHGFjixR</text:p>
            <text:p text:style-name="HTMLPreformatted">YjFiixRS2464fvxhfUxnxjfsiAtmoczUazWaiyzUajUahToWIfIRkRZfUyycqJyLysbLLNdE</text:p>
            <text:p text:style-name="HTMLPreformatted">cUWMRxTWRkQxCM72Y3rE9+I2L6mL+uL+yIbGSkN9iyUiMyMhdLGyTtt31KZGQpmshNkMUUry</text:p>
            <text:p text:style-name="HTMLPreformatted">xvWL+3iC+pj+p8yiQzsnO/oIiQExdEiTH12Jmo1sjMjIwsQTtYv64v7+Ihevp464xP2j7h6G</text:p>
            <text:p text:style-name="HTMLPreformatted">6MSe+s6KKKK2IXBh9MhrLSUaTSaWaDQaGfGzQaDSaWUIiRmjDdk/1xv9PEI/Ux/1xP2j7j6b</text:p>
            <text:p text:style-name="HTMLPreformatted">JSzoo0mkUTQfGfGfGaDQaDQaDSULKIuhjNJoNBoNBpNJoRpNJoNBpNBoNOS4eDIv8cf/AE8Q</text:p>
            <text:p text:style-name="HTMLPreformatted">j6+njr8cZU4e16nzmkJFFGk0lFFFFFZUUUUUIQuho0ldtGkrKiHAv1x/9PCiJd724z/HyF+U</text:p>
            <text:p text:style-name="HTMLPreformatted">D+PhZJFCRX0F332oqyHrH/08IX1Jo8nmcPYyhIortssvZfZZfckKHGmlj/6eHFi6X14n6+Sq</text:p>
            <text:p text:style-name="HTMLPreformatted">cPf8yros1GosssvKyxbFktzzvLUWWWWzUWXuRAl6xl/9fF/Tpl1y9eV7w/eX93ajU/oLex5X</text:p>
            <text:p text:style-name="HTMLPreformatted">1WKRezDGvxx/9vG/Xpe97JevLRh+97lRd5Wax4p8h8p8h8gpGresluY87NQ8Sj5T5T5hYwsU</text:p>
            <text:p text:style-name="HTMLPreformatted">U8qExPJGGfzylWN43+fS917ZevLXEP23OWWqhzLsp5qLeSIQ4caLE9qELOh5sk6G7yUDFVMh</text:p>
            <text:p text:style-name="HTMLPreformatted">DUVklZbRHFoU7yTEIiR9eXH8/Ef4dL7POZh+9rGORYkQgOPElk5/gRXK4jJ5R2oQs64lnIn7</text:p>
            <text:p text:style-name="HTMLPreformatted">ExPjFWWr8RIhHieSmRxDURZEiR9ecuPDfC6X2ebyYfvYxjyoXAmXxNGk0igRjRyaTQVtRHJF</text:p>
            <text:p text:style-name="HTMLPreformatted">Gn8Zrl5McDQaCiSs+M+I+MUMqs0Cwj4mRiyJEiRPM/XxPa6X2eYuMPdRpNJpNJpKKNJoKK6U</text:p>
            <text:p text:style-name="HTMLPreformatted">RyijDhy4VHEiS31lQ0aRQFFGkSFCz4j4iMBETy1+Hjf6R6X2eXG1FVuooooorKiuxCZEijDH</text:p>
            <text:p text:style-name="HTMLPreformatted">6nExI89NFFFCQiAkaTSURPJ/z8b/AFXS+zH/AFXVW2iiiiiityIESOUjFiNZNZ0UUVujBsjh</text:p>
            <text:p text:style-name="HTMLPreformatted">sUdiPI/Tw4XOul9nl4ijCHXRRRRXYiLIkM5oxI85NFbKKKNJpIRI8F7vJ/y8SVEZ39SXC8iW</text:p>
            <text:p text:style-name="HTMLPreformatted">qUPp10RIoiYebMSPDWTNJpK3JcpdHkf5xlpPHl1Pq8memEnZD6NdNEUIiYYnk0SRiQ20UVlR</text:p>
            <text:p text:style-name="HTMLPreformatted">RGJRpK3eR/nRgP8AKProfV5fqRh/aQhESJHKWU0SVb0iiiKK3o8l/gYEPy6EPq8r1Ih9hZoR</text:p>
            <text:p text:style-name="HTMLPreformatted">EiyDLG8pE4D43ISKyW5iPKYjx1ssvKmaREuryfTI+/ovJvYs0IREiy72NGJDcsl0NCPI/ePv</text:p>
            <text:p text:style-name="HTMLPreformatted">BX46WaSkcFl5x9S6vIVxlGj+rNZrrokz2UUVsQhCEJl7JQsxMPYhdbMf98L3h8R6IepdWKvx</text:p>
            <text:p text:style-name="HTMLPreformatted">xVyR+iyT5rehCEJ5WXkspRMWNPJFi6mYy58eFvpgPql68hflRD6Mj+rehCFlZZZYmWWYy4zs</text:p>
            <text:p text:style-name="HTMLPreformatted">TLLLLLL2P1iK3gxqPThj6/JWUff0JZLehCzsss1Go1Gol6l7WaysvZexx5XVhn86vJXAva72</text:p>
            <text:p text:style-name="HTMLPreformatted">Medl7EIi8ryss1Gs+Q1Dn+PvpvNd2F2eQuJLle9y63nqLNZqLyQiyyxscxzZqZFll2LfexMs</text:p>
            <text:p text:style-name="HTMLPreformatted">TF2YW6t2Irjir8kt663m87EJliZZY2PkoooQu5FkezCF1vleRGnuW97H0WJiYiy8rLziity6</text:p>
            <text:p text:style-name="HTMLPreformatted">bIs/nVh/sh9fkRH2vO9j3oWdjzRhj3J9UPd9eH7Q+vEhaxMIrYuh5Me57ULeiPCGLan0wF1w</text:p>
            <text:p text:style-name="HTMLPreformatted">9xH2Sw0zFwtMet5vsW5Ecv48r2p9GH764+4epday8j9P70vZLfRQomk0iP4JGkooQkMlktqY</text:p>
            <text:p text:style-name="HTMLPreformatted">hbsLsXuHp9ayx/0fvpZY3lLYijSaTSUUaTSUaRQNJpFhCwjSaSfvfBi2owl2Iw/T9dSyxf1n</text:p>
            <text:p text:style-name="HTMLPreformatted">xLpe+uqis0ucqGia5o0mkrNkGLaiPrswvT61lP1iqp9L6LLLLLLLLLLNRqNQpnynyHyHyD5e</text:p>
            <text:p text:style-name="HTMLPreformatted">bHmva2w9rtwj+dSz8n9+t7NRqLLzvYmWWaizUajWaz5D5D5DWfIaiyOX9jtwl3YJ/O3yo873</text:p>
            <text:p text:style-name="HTMLPreformatted">sk6ychzNZYisqFE0mk0mk+M0DiKBJEVwxy5+QeKfI2JsSKKI5R9rbhYf4/H24R/Oh5LPy1xu</text:p>
            <text:p text:style-name="HTMLPreformatted">Q82yQxkkLhr3H0xPkQkUOJCKtjXGUiyXqchyEnIhAjAUSsllFbcONyguP4/fXhe0PoeSz8hX</text:p>
            <text:soft-page-break/>
            <text:p text:style-name="HTMLPreformatted">B8Pas3saGhxPRGXEpEfakQEIlIjIsbJSo1Ep8qZKRJNiwiOEKIoiQ9iW3BRH1/H768P2h9Es</text:p>
            <text:p text:style-name="HTMLPreformatted">lniL8MWNS2rJEtzRpzsTIyoWIasrHI+Shz5cm8kaT4zSaco7ULYiHCgyx9kPa9PoeSz9ryYb</text:p>
            <text:p text:style-name="HTMLPreformatted">bFkiXTRRWUeBSHiHyGrKjSYXjyxHhf8A46KMbAUW1lQkJbVtw4ahCNXbH3H0+h5LP+eRC1JU</text:p>
            <text:p text:style-name="HTMLPreformatted">9iyWVFbHso0mk0mk0mg0mkWERwknCegeK2Yjsl7EhLctuEuO9e4+n0PNZImrMfD52oWx9lZU</text:p>
            <text:p text:style-name="HTMLPreformatted">KOdmosZXZhq3E/vcjD9PrWzGhanHS9iF00VtWSEzUWWavoLghIfvuRh+n0/3a1Z5GFZXOa+3</text:p>
            <text:p text:style-name="HTMLPreformatted">fUxStpl8KdEZX34R/Oh+904WvIwtqF9Wyyy+vFlUYSI4likabL0kXa7EYR/Oh5rbjwtYuHsX</text:p>
            <text:p text:style-name="HTMLPreformatted">ci8rz1F5oSK6GM8qNYEZcQkRlZFklwpOJGep9aMI/nQ81txPXl4qQpZoXXWdl7UUUJbG90jD</text:p>
            <text:p text:style-name="HTMLPreformatted">Vy87/CMqcXYmQkInLlT0mHi6n14WT6Hmtvm4/wAcJztqRGViyXTRpyo0jFmlxQkJFC2NWLYx</text:p>
            <text:p text:style-name="HTMLPreformatted">8uC0rzv8f7CVCZCRGXA0a9Jg4l9eH7Xp9LyWyctK8vG+TEZZGQnku5xNJRQkV10Mm+YLLzP8</text:p>
            <text:p text:style-name="HTMLPreformatted">nlhyIyIyIsbsa4j7h+vTD2vT6Xksv4zzfIuQ8rMOQmIXdRRRXSihRGTlQlqksvL/AMclw4Mh</text:p>
            <text:p text:style-name="HTMLPreformatted">MhLNe8P10x9x9Prjn5M9GHJ6pPZh5RYn9lIURLKTJPVKKrPy/wDN+8oyIMjOiM7y0/lh+umP</text:p>
            <text:p text:style-name="HTMLPreformatted">uHp9az8/Ecp7KELKL+jRRpKNLKNJRCJWTMaRBCyZ5f8Am/ecJCMMsRhdS9w9PrWUmlHysTXi</text:p>
            <text:p text:style-name="HTMLPreformatted">ZPL+EMrIsvrW2OVZactJ6znLj9pLZ5b/ABa5zREjKndqBH30ow/T6Xkssf8AXG4lmlnhvNC6</text:p>
            <text:p text:style-name="HTMLPreformatted">q3LZeyxsxpkNvlMfvZCRFmGyyDFLpRhen0vJZY/EMV3LJLZB8rNMsTFssXRZZZeVll5TnS/Z</text:p>
            <text:p text:style-name="HTMLPreformatted">rYzyOZP3sRFkZswp5JtCdrowu1GNG448KnuXuL4zTyTLy9lZrpRZZZZKdKT1SitrZiu5bUIg</text:p>
            <text:p text:style-name="HTMLPreformatted">R4Issh66MLL+9SJ/r5DvE3wYtiyT2pddl5OZOVkY7pcRkf3OskyMiGIfIQlqUD5Ea0a4nyRP</text:p>
            <text:p text:style-name="HTMLPreformatted">mjswvY+tGL+mL+7HuXuD3IsssQt17LG7LNQ3zFC3YzqMuiIiJDjLENdGoTZq2YfuPp++vF/z</text:p>
            <text:p text:style-name="HTMLPreformatted">xf2HvgxbbExMsXpMsvbZZZZY2N8oW/GZP1n/AHNe4cmqnFiZNcSLNTPk2Q/aI+l548v/AJyf</text:p>
            <text:p text:style-name="HTMLPreformatted">5dHohIsW1SNRrE91l52ajVYlkt+J+2J76IyojMhLmxcrF4khlbI/tAl0WSkkPESJ+TGKxfKe</text:p>
            <text:p text:style-name="HTMLPreformatted">J1xdEWXsazsUizUajUai8nKjUaskskt79TJ+8mLciE9Ip6iHrG/TUyMqL2L3h+nv1GP5Swx+</text:p>
            <text:p text:style-name="HTMLPreformatted">VJufkSkOTYs30xYhbaKysvK9jNIlsW/EfEh+9no/oskIw+HGVkl+E1ynwnxsw/T2ykorF8pI</text:p>
            <text:p text:style-name="HTMLPreformatted">l5UiUrbeazfvpixdFFZVnW5C34rJvjJlc6KioFD2WRZDE0kJ6liwGqL24XrJuj5US8uOryPL</text:p>
            <text:p text:style-name="HTMLPreformatted">eJLUWN9D6U+Yi6V1Le/U3zN5PLCX5qmOOocaHkvWWHwOXOBLnE/KMoWNc7MKXEsRRjPy4xH5</text:p>
            <text:p text:style-name="HTMLPreformatted">jt40i7ye5e+2LIsX2ZepD5eTMImL1JDGXxHL+aGYfDg7Jqj8XlZqJeQkLy2iXkzmOQ3ne1bn</text:p>
            <text:p text:style-name="HTMLPreformatted">1IixfSWx54n6zYkP2xmHxFMX5GJGyfGccoe7E0iMyf6uJLFSJY9jxGaiyy8rL7H1xlzFi+q8</text:p>
            <text:p text:style-name="HTMLPreformatted">8Zk/2JLln9j+TpKMfcnSxOUI5QotmmjWJ2QMT/IczUX9N9aIMT+qxZYr5fMkiSoa40Nu9KrU</text:p>
            <text:p text:style-name="HTMLPreformatted">YSpy5MWtFGlJKPHoUvxk+U/xiy7io0Xtv6DyfUmRf0ELbQ/WK/yj71F8ftKHDdak0f2Jiofu</text:p>
            <text:p text:style-name="HTMLPreformatted">Mj+KmNctcxGmjDJL6iyeTXSsoOhO+5CyorKjSOPGL+x6yupfIzUzBjaa/NPmcWx+4/tGRfPt</text:p>
            <text:p text:style-name="HTMLPreformatted">UYft8qMaLtdy2IWx9aZBi7UIQs0iia/HF/dHsn6EuDAxFpkxe5yuMlWUIuqVairadGrjDl/8</text:p>
            <text:p text:style-name="HTMLPreformatted">0uO5bF3LODE+1CFnQlli/pi+zkxGf3KHpHoTJrLVZfJL0ssOVCk6/8QAIREAAgEDBQADAAAA</text:p>
            <text:p text:style-name="HTMLPreformatted">AAAAAAAAABEBIEBQAhASMGBwgJD/2gAIAQIRAT8B+26/LddqF5ecPpNeHg14icnGIj4FQhCF</text:p>
            <text:p text:style-name="HTMLPreformatted">1TcIVKELAMYxjGMY79dKIi/RxOIhHEXmJu2MYxjHjpxE0xmYs5tYspJpjBzUxj9w/DT1O+ne</text:p>
            <text:p text:style-name="HTMLPreformatted">doJod9q3no//xAAhEQABAwMFAQEAAAAAAAAAAAABABFQIDBAAhASYHAhgP/aAAgBAREBPwGH</text:p>
            <text:p text:style-name="HTMLPreformatted">++sNsyZMm2ZNEsm6EOniJMKNnhh48EYcIw4RiDDChk0MPUHsv18/sh/BwE3ThQyIgxTqvDFF</text:p>
            <text:p text:style-name="HTMLPreformatted">Jo+2RQcIIYpwhUboxRXxXFcDACVZMmg2h2gmgxabO07ix//EACkQAAAFAgUDBAMAAAAAAAAA</text:p>
            <text:p text:style-name="HTMLPreformatted">AAABESFQEGAgMUBhcAISMCJBgJBxkaD/2gAIAQAABj8C/gnYON7SfmF8L4ns5adxmE6Qvvga</text:p>
            <text:p text:style-name="HTMLPreformatted">y2D0Wm1Fsx6thWNa6VOqnVbLUx2kFPA8WivrVOimED0WhmHop2RtX8UML1GGyhkiNrHfAp5Y</text:p>
            <text:p text:style-name="HTMLPreformatted">Eo8IkJtjWhQSxihIFPaNQZBru2kGoms3klK0Xs5dWn0p7wbWesq/OJ2ednnpn4JLTPw8tvoW</text:p>
            <text:p text:style-name="HTMLPreformatted">pWiF8YEmDs8+bUtPPho/qSP5tryevBjEF6/0PTlZrc/MHgmtBbPTps5pFg+taJOF7SOKOEMw</text:p>
            <text:p text:style-name="HTMLPreformatted">sMkQnsVnONr0SJMwso+rOLOEOZzDmM9GYOzjByrao+Bmq2hU7OeV9XiPyZhsphdEpnQxnMto</text:p>
            <text:p text:style-name="HTMLPreformatted">3MPNOF8y8Gb1Sj+NLA2CEWE6OEKwjx9wWp+BbDSqEDop0YPYDeI/F//EACUQAAICAgMBAQEB</text:p>
            <text:p text:style-name="HTMLPreformatted">AQEAAwAAAAABEBEhMSAwQVFhQHGBoZGx4f/aAAgBAAABPyHioscuF0+QjzuU+C6F3+C4+dDK</text:p>
            <text:p text:style-name="HTMLPreformatted">zx8HFDhd9caiv47L4VFdVcqK6aHDhCH0VwXXua466q/qaxycOU+K/m053F8vZXWlxrnvi5Y+</text:p>
            <text:p text:style-name="HTMLPreformatted">Hkp9C3y85UV/Gn2Ka4+SoqXxLh7HoufvTULv97V2V2vc0Ps84qKKhVRZvlXBCmv5FCh8fYrh</text:p>
            <text:p text:style-name="HTMLPreformatted">5K/ioSK4L5XzQuhHsrkuS4vm+QuK31JFc2X0qK6l0KVxW+Gx8PJc7fwb5WXxT7a5rkoXQujz</text:p>
            <text:p text:style-name="HTMLPreformatted">kuV9VC0VyWUhRjZGhvMKMRY2XwXKv4i4+8lw14+QkcIoqKKKnwuHMtCw/wBlYVjGo/NmAWGR</text:p>
            <text:p text:style-name="HTMLPreformatted">P0+JlFwulFfzOFx141ZQi4XBT4KDFP8Ap7+jq3ktomfuaUyxR4swLNuFb6IXpgspWNCfQtIz</text:p>
            <text:p text:style-name="HTMLPreformatted">Yreyo940ULhXNdFD4oudmpXc2JikFofSZtelumZbQ7f6NSh0xsJAXZgnTPQGzcGadiqqs3jz</text:p>
            <text:p text:style-name="HTMLPreformatted">KNC8IadiNua5LufNy0UV0bKPZ0LVCHhuBiwZZ+ifhH2zILTKeFxuyeodeDLyXgspG9bKPR3g</text:p>
            <text:p text:style-name="HTMLPreformatted">nbZehhwo9lcl0rhXP0uWPtYRWx/bKmO4uSxW/R42WMOFuhBYLt5ZgoXwvEPQtRGUellmXJC5</text:p>
            <text:p text:style-name="HTMLPreformatted">r+fB8KK5uRhh2dWJ3lzFj9GxgU2jd8jTSusGSKjZuN/8LOEejEpwRJQ2MRY2/o5JY2lisheS</text:p>
            <text:p text:style-name="HTMLPreformatted">/ho9l8dyuEprldGLY90gmFSyGyKsJoNsKKzqdCXrUKyZC9nykjUYX0Q31/hSzgRDQlkedR4J</text:p>
            <text:p text:style-name="HTMLPreformatted">0YZUjsvQ9uhcl/H5zfKuhuhhTFi4V1bK+Dd4LbPUS0xCZQ8idhNLWDaEvlj227PhrwX4JjsH</text:p>
            <text:p text:style-name="HTMLPreformatted">v23JjVmWPRSMyLYxaN5jLK+whfyPUo2iipUMbKk6GsI/WaMdjV6g3oTaUXSLLMelHrBUNj6k</text:p>
            <text:p text:style-name="HTMLPreformatted">qG1FtG4GwXMhvD/MWzAFS/PTYY+B+UhNZYEp+lvaRYayvRpGAPj2L+PyVwri2jSLbSeS1Wdj</text:p>
            <text:p text:style-name="HTMLPreformatted">RPIy2J0WWWN4Fsv5G4oqkOEs1DV5MFLQ120K2UehzpZGWxhx2Y8CwMajWt2Mq/uUoXPNvBoB</text:p>
            <text:p text:style-name="HTMLPreformatted">rYw92ZybLPZcqKMoI/stWi8GioYH6i3D0RnKH6MbE41Q9xZbCf08gL1PoyiusuK7qnUoUtjY</text:p>
            <text:p text:style-name="HTMLPreformatted">llidMjbK3PY9jyErgriYt6Y+SVhBi5dRUncIzY7OA21YKX6W+Mc3pY8P9ZjWt5C8ibehUW9j</text:p>
            <text:p text:style-name="HTMLPreformatted">Oz+tfPSPeCgc1LQ3YkyfhkNiTGEpjQLAXDaNB8ZLMSmHI6nuy1+CrAuDf4IHaboZRWPhXSsj</text:p>
            <text:p text:style-name="HTMLPreformatted">X8DTAizZMChCbEpaF/P4ecHL1x+QqzWD29iHgkbY0+AqlT6iKw4C0amx8jkKiLGiobF38KYI</text:p>
            <text:p text:style-name="HTMLPreformatted">odKIVWCVAsGSN7urfh6EI8ZGVFCoLpIqdIcuYEKJ96UvqcvQ9y3guGZpjEyrCfh+PAKhpBGR</text:p>
            <text:p text:style-name="HTMLPreformatted">iVBKFFGAa2JFMnUaBaILYeoSdOWgjwjw0/A2yqE+IpbAQ2zAISrKn0v+tz4PfBU6SV2V7wVC</text:p>
            <text:p text:style-name="HTMLPreformatted">hQhQoooSGUUUVFrgShYtiUN4UIoKQ2zMF4LpULpvLN1rH/2LWAu1iktrEanrHhsYtSNtl811</text:p>
            <text:soft-page-break/>
            <text:p text:style-name="HTMLPreformatted">VD68Gewl79Lh+jYlboVs+xWelLglKQlgRZsRqZPI34YowQtgi3FNzF4hNCwoltlGiLW9l4ky</text:p>
            <text:p text:style-name="HTMLPreformatted">jBYg6s9C5Ur+dcxeRA+zZntiEJC5IRXBLiUMSPDbE/BIsS+wailDboGlGxt3BYXlDJQ37Cms</text:p>
            <text:p text:style-name="HTMLPreformatted">pzXfUvXDeEvbGPhdkqULooUKbEJClCZlc2XCxMd/8CwGw8xZcUy4082IPgZ1I+4WRdVFfwFG</text:p>
            <text:p text:style-name="HTMLPreformatted">w6ppCyVpJChcFC4qXkyCRUpQjbhIULY2DETGPjYXKLeylLD1ldCpxihSv4vOH5Eub2PbP6K4</text:p>
            <text:p text:style-name="HTMLPreformatted">OWEIvihRZcLgmRISmhClIqcYmwNx6Vjg0aEpoYl+jmKVsWShLgoXetcF3DW3/gbs9Giq4KFC</text:p>
            <text:p text:style-name="HTMLPreformatted">hahckExwo9hCSkUUIRlF80My6ZEvT37AkuFFRX8L3DwhVF5f+FrEwCehdChQpUJCU0JDNCVz</text:p>
            <text:p text:style-name="HTMLPreformatted">UUJCUEFQrkuKPd6DsrLFLhdb6UPYxquaIdtlyS41C4ooTyJCGlKNQlYkKEIQlxhqKlcGWCSH</text:p>
            <text:p text:style-name="HTMLPreformatted">tuI9LKEpr+BQxl/ZmYTbiXQQhMu4cgkVZRRpdAhQQ0FCFc7hQwhYhaa8dC6a5MY7Hr0fReC2</text:p>
            <text:p text:style-name="HTMLPreformatted">EwKFz2+CmU04JRXC4TE5UIsuGPpsCsbLFNP5nDAIbCyIXQpWhQYTLm+hMWRsJiCguDD5WXM2</text:p>
            <text:p text:style-name="HTMLPreformatted">DKjpwXQ+up+mJsWRcmooXQuCEWIJiZc3NlyKAo0VPvg4uFGhdZFY/DHfzMt45DE0EIXNckWJ</text:p>
            <text:p text:style-name="HTMLPreformatted">iYmJiZZcWWXKZRFcDJiLlw4U3uDHlKmVP5W8GJM7C5P0IQhDZs8FvqTFFlipBDKFlllicLLi</text:p>
            <text:p text:style-name="HTMLPreformatted">jYJiYpcOVGcgtet9VQpb6x7ioUeQxQlUWXN9C4WWWXFlllj9i00ISixiCvBMfPSNGJQL+Cp8</text:p>
            <text:p text:style-name="HTMLPreformatted">GHMT8jc1FCLiy+YKhQsssThTcXxuW2ptTfZ8J5EbD/5SpZZehFIJOTQ2BklehbTIv4/BaZj5</text:p>
            <text:p text:style-name="HTMLPreformatted">o2F85nUz9MSo0RWFPph+mtlwlhkExMXS3U1YVzhLNhlwbs9QWu3sRRfkYZQIENcHoucei+v4</text:p>
            <text:p text:style-name="HTMLPreformatted">SljU62Gz+mxsLgUXLdxhhuM3LFhBOMGYUlQQubYw4JjQg2OkFop8ChbjtWRL4NvLNFiQnahx</text:p>
            <text:p text:style-name="HTMLPreformatted">b0XKHx/ApejFvTNpsLgUtStst0ZSyyxvlYmMWVlhZ6MqFzYxWhzGXihsbGXKEz9ClbhVdMUz</text:p>
            <text:p text:style-name="HTMLPreformatted">ZjCIJF2SNRfxMamfg9jUNRQ0SbHvXhdmiy5XNbk1MbPRGNz80yoZVlD4XkwKEL5FYPoduy/D</text:p>
            <text:p text:style-name="HTMLPreformatted">FAuRuX8tPQ5t8NigWpC3ChlzUKK4lh4JVCmZCfJjlNYhdn/sfg/IbtWWUSZG42oSkJ2K0xsq</text:p>
            <text:p text:style-name="HTMLPreformatted">xDC3GS2NyNjTiuD5Pg9Hkti056GsWhzeDZkTemehD8DXsRt8PhqNfh/gdxB/AnsdRaNmuBix</text:p>
            <text:p text:style-name="HTMLPreformatted">cGMUQV8mXhhBIVKtnwRUr8KDQ/Kmw8EmWtMuxo3iMZdJ8nClt62yzRkGqE0VB9xFfkSLwSC4</text:p>
            <text:p text:style-name="HTMLPreformatted">RSFcGzvDGCFxZZLXTRRRlBIUNbEb2PbwEPJQV/AUo/0MVmZOcf0SiSfBIgkLjXPBUExCYi4c</text:p>
            <text:p text:style-name="HTMLPreformatted">UOLhjF8FKiiiv0TIv8BrgsUadL3D4OFKHnwZkHiEtseRkigtChcmPiEWJ5ELELixjGxwXC0I</text:p>
            <text:p text:style-name="HTMLPreformatted">XCuFIQ3QpjzGTlBfDTp2h8lPgi4jcNsXCuFEfkuXLl4XBQXCdQT5mGxsYbhmWFgL7CYX2JGL</text:p>
            <text:p text:style-name="HTMLPreformatted">jsPaFqMxBdO0vozCZ+mIPISFcbGo2GX7OOSZZYtCYnBS52GGxncKEKhIopidFqyKSioYNGul</text:p>
            <text:p text:style-name="HTMLPreformatted">c8UVjkMjcCWBoqhRZYgWhVDWC5b4XvYhcjIThQmJ5goKHO0WPBgUgOpfRbR+gv6IfpaZoUvJ</text:p>
            <text:p text:style-name="HTMLPreformatted">ZJnccwKqC6d+KGHwQUu0SWB8LKDeWUHxLBg04cjVCZLQ4qhYoQhbMnJRQ8TGGIIDRTZaYhDQ</text:p>
            <text:p text:style-name="HTMLPreformatted">9/i+jo2tiQ7QQMBMWg8j0MbmJkN0tQX8F8GrMX4IfODH8hjHYseRG2ecrNiF6BZLERUlNsck</text:p>
            <text:p text:style-name="HTMLPreformatted">IRibwQkK4SmOGwehdGYXqXMNF/ILMK1cRIeGMRfsSvRgGM4tiNp/JYuX4KfODD0N8NiuLDav</text:p>
            <text:p text:style-name="HTMLPreformatted">AyQTjGXMjbFvYLESlTKCsyygkzCXAzgWWoTK+mKhkyXjA2Fn4WKxWCDo+eHXYaqmv8llTicG</text:p>
            <text:p text:style-name="HTMLPreformatted">NDDv4YeGJkWQmH9iRsoVopCybhIqKNjQWSxlgT+saZKGOHFChRbFG4VPEWrR8R/kTooFqOSO</text:p>
            <text:p text:style-name="HTMLPreformatted">8UacVw063zHVwGRSFDCRQ4yJQkJDhCcL4NDWMBRYY0OGNZKELgUEWUFQkrPgLbjjXiuGnUhi</text:p>
            <text:p text:style-name="HTMLPreformatted">W7Z74UUUUUVxVC8zGYoOVFcQXJ4JaPUoZUDRXB4RkyWJN6NehRFAocd5asVV0WadbHhdse1F</text:p>
            <text:p text:style-name="HTMLPreformatted">cKKKK5rooooorio1Dw8Gi1FEKPWFFFSI0Mhd5EWnIjwFVnj6fB76mC8ZiuFYEipoSKKKKKK4</text:p>
            <text:p text:style-name="HTMLPreformatted">mOVwGkEsDQheKWUJa4CoUIuFQhC4KNmJMy7POjw26tIewePRQoRRUUUVzMfBChLBjENXDgPQ</text:p>
            <text:p text:style-name="HTMLPreformatted">eJaHJoQV0P2IIIaixM9GyHVjEnS+dRwPky4Ji4rhRRUsY5WRISdo5yaMZY5UfiIqhgEKKQ+O</text:p>
            <text:p text:style-name="HTMLPreformatted">oVbLEFhc77Fcv8EyYvihC6KljGMsUEIYeVSLEsGJaMwlqZ7wSEhWRrgaEihMm5c0NjDbm5Ff</text:p>
            <text:p text:style-name="HTMLPreformatted">yL/RrJ9C2d7MFFoYpQpooqanaZtsoUlBhhoEFlxaehVbiiihTwQoWOFCkZ/4Mw3Q/SCgw8P8</text:p>
            <text:p text:style-name="HTMLPreformatted">Fi39L4R9KXGJh8cxca4UMVItsKQhCHhmPwiyxZKGivKFKCCEIXGirUN4lnBLL/iFgcnRWRuC</text:p>
            <text:p text:style-name="HTMLPreformatted">EIQihIrk5cFgJFFSuCeBMQQsYTLkMNOGEWExRcJiEIXBY42gtdLYNOpbqVs5EKEIQhC4UVD0</text:p>
            <text:p text:style-name="HTMLPreformatted">aDGouoU5EFAQpRYwnTExOQgolAgoTMxaHnFdLYNOrwzzKUKEJC5uDWTUXJh4rRfAoKW9nB4W</text:p>
            <text:p text:style-name="HTMLPreformatted">WMWKBMsTEE7jwQwtLq1H1s4e4tJQhCELixyIJ4EYRsuGGgTxCxx4jX6ZCzgbChMTEyxCcExP</text:p>
            <text:p text:style-name="HTMLPreformatted">IwmIrPW2KPB76UWmooFqVC4VwYxjhZY2LlhRJj4HEaTaNFouY+xFvJZYmJiYhZYnAoDlde4t</text:p>
            <text:p text:style-name="HTMLPreformatted">D3NSofCaHMguKRhzZYxwY9SapioPAoakWgYVeEuClcWyIsedVGxoPfFw5VNUinwUELkbhvIw</text:p>
            <text:p text:style-name="HTMLPreformatted">2UOWihUkGENCzEZsSMmBjXCxixMUosTEM5Ybz12htzfC+xKcqEKFzsYbnYo0OGKay4sKSex9</text:p>
            <text:p text:style-name="HTMLPreformatted">L4ZBOE+NljBNrqcOnQfDNIZdpFvZRtChcTNBsljGez0oorJgPDcewjI0xZTsbMm5zCdi5Jm4</text:p>
            <text:p text:style-name="HTMLPreformatted">mOpmk056Hw8hUge5ULixoZiyxvBctjirEp1SHChGJQtQzYnKzZ7EhClzedejpDHxbZIQoQpY</text:p>
            <text:p text:style-name="HTMLPreformatted">sbL4kMq2WE9n0g0EGKGtlxVNhByNMCVJy2Zx7RpF8F7Gxi16HOkJmYtCEIQosbgwyWWKEggg</text:p>
            <text:p text:style-name="HTMLPreformatted">gli7zK5UYGQ95oohZPOhDQ38LYixmmYDWNzsYOzaBQ+TGPgS3MlcEIUtmhdy8lCQikVwQooR</text:p>
            <text:p text:style-name="HTMLPreformatted">RSNlyCSQ6ZUuRRC4GPRTtBcFyLXZ8g0HzY40hbNtYoQhC4qKsfTijRqLhCNZ8C/Yi0oeRw2E</text:p>
            <text:p text:style-name="HTMLPreformatted">ULQ14MU4LtfCGHxcOdIatC0fRO4QhCHribLLg5Fln4Mll1wO0cBQY+i/RT6U+lfo0+juXGsp</text:p>
            <text:p text:style-name="HTMLPreformatted">UJBMTcZO1SPfFwx4hamoNiEIThQQ5llEC/ViuxLhVixGei+o5CYbWktmB8ipZKRuTEHXQ6Nr</text:p>
            <text:p text:style-name="HTMLPreformatted">0fYtQawP9E4vsXI9GQXAxs2LZhv6PAap9j5g99JGk22HsWBTY2ILQ2ZDJmgg6hmD3CctK0JY</text:p>
            <text:p text:style-name="HTMLPreformatted">gV2Uoes0IhKuJL2GXpRoZIIVmYaCKQiz8DAahZmEMYijEpUNZddcmht0bxpwxcAnChmoxaNR</text:p>
            <text:p text:style-name="HTMLPreformatted">vI0VDafJCtj2FuEYWhaDpQUIr6WCWocbgH0YFDW8ikhfyKgQoqhK5vD0RUw1j33Vob9GHHew</text:p>
            <text:p text:style-name="HTMLPreformatted">4UIQmM1jQ0GsmBoY0LY87KqLDRfouYj+irAwc7QCQhZ+CCVCVC2JDyPcLmDHJRyiwZv3Nv2z</text:p>
            <text:p text:style-name="HTMLPreformatted">Q0NuFFyuOg1NDWJoc5JjDIfLRZlmU3FWZSQQW2GWlfEFVLoGMYlkXAhyxm/hqNQnQ3ns18iu</text:p>
            <text:p text:style-name="HTMLPreformatted">XYWhihVkXK3DyLHA1DWBCiozh+SxaRfk30MfhcGhaUlCSGmRWYaOD2JCcEisrb79UWnBQ+Zo</text:p>
            <text:p text:style-name="HTMLPreformatted">UivBCUoTGxN8DKGihbEIQkUIIRWtl0WjY/0M7CzEqmooQsFzuxqFv37Gk04Lgz3gQ0XlIfwk</text:p>
            <text:p text:style-name="HTMLPreformatted">aSe4oeBxQ5UIUkKh8GTsRQlyoXC80LUuSKI33nGvNw4IQj0qFBtDZMnCEMWIcvjXBCE4uLlC</text:p>
            <text:p text:style-name="HTMLPreformatted">6FcMMiMDLEKgJ3CFxD7EaD4FwcChaFuUE1ZTI1W4ReBzYcvlcqbLLiyhsIWFliXCoZobH4yt</text:p>
            <text:p text:style-name="HTMLPreformatted">o/4BjKG9Uik7j9TadBbnYsvELLqEbC3xoYxmTRYmP+lC4WWOJMTNxjEUuL1Js0XL9MQoF7i9</text:p>
            <text:p text:style-name="HTMLPreformatted">XYh96YNB9fXgnA3uz6ZZbPJQ4oahD1jdCKNljdlZgpJTUhZU0Makb8xY9ktbyVvYrAyaK6D2</text:p>
            <text:p text:style-name="HTMLPreformatted">H0sT6lg2Fo24KHJ4FH3h4C2Me28mbJQGjXnRRkVKodngbCYEdmoVBhMkEXC4JSKKKHyM6IzJ</text:p>
            <text:soft-page-break/>
            <text:p text:style-name="HTMLPreformatted">h4Fo/cYqPsMMfdvQgMZphO+lD9AuGbCNI8hd7F/Io4MrLxDZE5orlQkUWCoh2cHCFYEiiuVC</text:p>
            <text:p text:style-name="HTMLPreformatted">xyYKFerFqNtGXJSOY5byO8YLR9nQ94dnb8nDNhGsIMOfjLYxrG8ioxbVQsMKEPnQkUOHUUEL</text:p>
            <text:p text:style-name="HTMLPreformatted">kgrn1MFEywirA3SiPcPkPUoqixF2NYMi189duGMUloS8wPZ4gxxdOxM+kChaPYfZQuNFrnGV</text:p>
            <text:p text:style-name="HTMLPreformatted">oxQQgtDNtwViKXRjLIpDa/D0TH5rnQNcL5se+FDaBjHo2LCOhqBMQnLhcUUUUIq5iX+QXPsQ</text:p>
            <text:p text:style-name="HTMLPreformatted">TVlCjVlOEPWfonEVUh7PRVU2O26Q9FkizGp05X8NmM8h4MDakXlINyWyqGhrUYGPJoITLlQu</text:p>
            <text:p text:style-name="HTMLPreformatted">LUJZEKKFIoUniCwLGyph7BZb4EuGpj0ONb0ldOww06HJswtvehHa/fBl4kbGWMQ1kah7EIUP</text:p>
            <text:p text:style-name="HTMLPreformatted">ghBcFJMuCYhmBgLFT0ShKGxnkLQY4R4FzsY3+GmByeRTwhdJhp0OW0MmnhfsOLHDHoqL4mti</text:p>
            <text:p text:style-name="HTMLPreformatted">wxBkJjksIXBChR2Fo/AqqLYnAz0FqXQw9kjGUNTMGBbCGNi7eImo6dR6HvmxwtmhdwZ7KzLh</text:p>
            <text:p text:style-name="HTMLPreformatted">KhF9iqiTjVi4YidCfUYdBZG5lAMqWitcGYDEB7Gho242MUU9LtZ9yjWdDf8AMXFl8HyLQ+g5</text:p>
            <text:p text:style-name="HTMLPreformatted">0GSa440PUvgNiGUz/YnIorJmFiLLLmyxMdVmKYhaLdIqdiLhsbHsY1t1BjGYoaKxmBGEOn+i</text:p>
            <text:p text:style-name="HTMLPreformatted">cOxqpNiU6uFQLE1PCcew5Wjbk4fEsbPpkz45OLRPhY+T5MtQ2KiZZZZcLbEy5DAYeKULU2WN</text:p>
            <text:p text:style-name="HTMLPreformatted">qE9OWez6ZF0zN5zCvp9Cb0N36KO2y/Yk4crY9A1u/R4l5LhtjWjwUPBgNKRYDDAKCy+BQvEt</text:p>
            <text:p text:style-name="HTMLPreformatted">ZQhgT6bi3DHHpdiRjErDwpelEVRCWb2aDfRsJ0Zs6Mf/ANmx8DQ35OdosWnyXMGOFwaExYIZ</text:p>
            <text:p text:style-name="HTMLPreformatted">QxotosFZ0LxAmJzY4LLNDQbtRhNiUhalxeBrYbQscLAy/JdhYq87ENBYbGFSzwUeB58HwNDT</text:p>
            <text:p text:style-name="HTMLPreformatted">k4obBm0Y0O0JGno2xvEri4F4vEUii3RVF0LyXQWAg4GbEobbKvCFoUmKRcLGoNluFwwiocPY</text:p>
            <text:p text:style-name="HTMLPreformatted">tQwzYvJO7HaW9ips2sjsdoVeGKsYa8mxojLLL+FrK/B9sZ5ZlFCUxi6JxsRQ4Y3FaLicT9Ll</text:p>
            <text:p text:style-name="HTMLPreformatted">xYhYSihIWzXi4oLjWwxjeRfBoNoPgZDInUoU2G3ql9MyxW2OCHGkWbNMvTYsaT0MvDHsbW4W</text:p>
            <text:p text:style-name="HTMLPreformatted">8iGH9EJYeI8h8E6jYXGooVEipSKUKlcDyPIcZKiNSyQb2eiqbb/DZmAtysBjSoo16IOtpWyj</text:p>
            <text:p text:style-name="HTMLPreformatted">OzQtD2HoYsZNiTXoVd8NDZbbyOI9zfDN3CFxuI2hrwLoYuLlcEyIUMZ6YC5uEZsPwbIxjP8A</text:p>
            <text:p text:style-name="HTMLPreformatted">RZ+xWxbjVGdstNA8mxyGalLE8CltBgpu9j1hYeWR2OxNJfoxY2XCgSlj2XwqVDZxUVwvoQkI</text:p>
            <text:p text:style-name="HTMLPreformatted">UMbhqdj+jto1UOJnI2qCvB4KlnYuYakmUWTbs/BZ4W/wGJkVm9DVmBsaIdcjB0PhE1g+F21i</text:p>
            <text:p text:style-name="HTMLPreformatted">PI8HkNjGem0LAncPcHw9mowMQ9oXGiulCgp0G8iVj1Qo0erm7CJdT/kWi72yokvNiNslQ/g1</text:p>
            <text:p text:style-name="HTMLPreformatted">R9il5Qr/AFnikLefogWWHfgeVWyz3qCpsdmNwyGWWOEensswQ4QofBQLhuFFRRXNCELiSgzC</text:p>
            <text:p text:style-name="HTMLPreformatted">V4RQyWWPf/BaCPFoewGtKeEeHsxGeiWxJv4ZmixwxAYbwbyNaHYYsstj4vQ5WoTzyNU4XKzA</text:p>
            <text:p text:style-name="HTMLPreformatted">ocS40UVNCUUIQtiQijWDWIFjoVIQlKESKlgwE2eHp9fehLl1FtGwlX0TdvRdFWhLaxmgvVC1</text:p>
            <text:p text:style-name="HTMLPreformatted">tiR3ihiUzQtllmEMXxcWeytwuIuCzwRTEtC7FCCCUtCCjIKbDZaQ8n0bwIMqhnQ6toY8oWDo</text:p>
            <text:p text:style-name="HTMLPreformatted">2xli6xEsN4hYr4NTQHxSEg+i3cWX0Pgo2MWVcLhVmaPOhdHuKguxQQSFBRkI1MLQJDwNprX7</text:p>
            <text:p text:style-name="HTMLPreformatted">BuysMV1t2UYf+DNAePODGIRWRUNIH9FloVGtWD5wvj4XL4XswQ0bLo1hbPY8n0R7FmGsXSuN</text:p>
            <text:p text:style-name="HTMLPreformatted">vwXCOYzNiixQ1kNT0N5GtMlJQb9hgr1CyjFh2ZGpMRkixkbQp0hXcuFxfQtw+GkM9MzUKGNQ</text:p>
            <text:p text:style-name="HTMLPreformatted">uLj6LYxFyFrtbiZEihR0jFxLLu6GCa+bY2qP0LQ0imgje2K2zoReje+no3SvBW2H5Qho1kap</text:p>
            <text:p text:style-name="HTMLPreformatted">YGLUZ//aAAwDAAABEQIRAAAQMuOEj1Xxqb8WFwRrhqomyYFD53DUBcH2CFa3vamK82W8NJ5t</text:p>
            <text:p text:style-name="HTMLPreformatted">KyUCReQwA0swdGoBzeLE1YPzCiyBhEkAA2FMiJL/AMEvlf0YOnAGA1q6aX/Ahn2fxU6YeKxu</text:p>
            <text:p text:style-name="HTMLPreformatted">3IHQ4/X4/wBxT2jJlSAh+dAm7aJD5K2SiPPf1MbvQQzvidOuU6/8hfyr8Joc9md8uk5DacMV</text:p>
            <text:p text:style-name="HTMLPreformatted">19wcwmyVNAaJp4ylYfrajXnHMi9uPwnWKZXNGU1n3R6KV9eWT6javjmJvUEDYM6u0/rcO/PN</text:p>
            <text:p text:style-name="HTMLPreformatted">fvG4mNV21O3AhxYrDqOp57Bh399zBlEGRzUqr21ZKW/eMsbI57FzII6zq4Jcz5Hdf+mX1kMQ</text:p>
            <text:p text:style-name="HTMLPreformatted">OADZFfeih7tXtorwJi/UYXCxxCwWP8c9XrmVFejC2H12GX9b1eXCCMTzwDKqINCKSbidG1Bi</text:p>
            <text:p text:style-name="HTMLPreformatted">5Wf+DwCOrBnWD2iRxfU0ppcY7gqM2FArCgppl3zz6uEGebye5HQ4/b5SZRoOVpaHaKIFk16q</text:p>
            <text:p text:style-name="HTMLPreformatted">TjBTIgcuYvzTJW/h8bklE08Oe73gZeT6pxodhK8qoaoZRypvPAHN26aMZ0+sn6DbKF9xQijc</text:p>
            <text:p text:style-name="HTMLPreformatted">C+pRRKMbftkl+Vro4h/euDnJXkdgGLutKCMWl1ny5+3+QZANNuL2wB9gBqEDF/as85ASII9t</text:p>
            <text:p text:style-name="HTMLPreformatted">A4jVoL7OzPZu810hCNYETIaKTwIRhZamGYxX6ow3cIkNvm3cLfSCHRH1z7qSi3PXehAjBRJF</text:p>
            <text:p text:style-name="HTMLPreformatted">jggkVVoNPghkOzdlKbiCKAwV3AxQ/lW8EWXFwlNt8/NTH/Q+8nMndNOL40cqsThA3DKAYrUe</text:p>
            <text:p text:style-name="HTMLPreformatted">7+r3qZYhT1U7QCvjiwS9R2z58s0s6wAyz12JDhcLr/ByHBVVX0BX5mwOdHmgMJ3QjXhIJk7j</text:p>
            <text:p text:style-name="HTMLPreformatted">QEc45XJrn1n+vDg8G7UeUhZimB2LFI9QTKlLgye4CSzPO15qU+ze4X4HFl8jl0+78gWEe3w5</text:p>
            <text:p text:style-name="HTMLPreformatted">9ztXUgf1l6DPPPLKu5wKw8NBo/FJ0/4317mVS611cgBP0B9VmjAqsyhVDQIlohkLbgJpICpd</text:p>
            <text:p text:style-name="HTMLPreformatted">u+KPccfVVUjAwMHXnz94vwbrgXIA8ZHrVYULok034XbgcFPsxZ9r1eGnFEwQ0A7eQ3OoDddC</text:p>
            <text:p text:style-name="HTMLPreformatted">/lf6+rs3pudzs6MS80xsyVsWUXFKXQJ/yMBzcIV1ZXuPh0QaNF0vWSkkIZ1xLNl4G3MxfDcG</text:p>
            <text:p text:style-name="HTMLPreformatted">lUx08vLXbjhA0rMOu6RQ++98aKGPd4TKi12xOM392hXOjUaydsZ8YJqtC7rLGCbxL4+1yWKi</text:p>
            <text:p text:style-name="HTMLPreformatted">SnHbMR0O2vKb4PVH2vuuj1a/ikIv6fVen7sWDRMrAYsrMz/ugoyQd2O7XGN1Tfr9kWCrBues</text:p>
            <text:p text:style-name="HTMLPreformatted">+gpeHAucZ7Ap6Vsu2CMfKnfPZAAgMPZFI4ts7DqMpvP+oimRTozYDF8IKOcG3Q/89O5Z73by</text:p>
            <text:p text:style-name="HTMLPreformatted">QXMi2ICiS9TauksBhQB5nJ059cz1HcpR52egn7N0yuG8grT8XcFwU4ZggjAakI87gcAEcOzL</text:p>
            <text:p text:style-name="HTMLPreformatted">eubUwYHj3e/C/qCF+Jy9eT3hjjRYcgvM7I+9XBGkV93WBxENIo4yPugRCjxE27GhaQpHNKvW</text:p>
            <text:p text:style-name="HTMLPreformatted">yQb2PC5Ij2Qn+wB1RhrddTJw/wALUE+FYME9d9MrBcRNYe1LdB29eVemA+AnU3r92QleVuYB</text:p>
            <text:p text:style-name="HTMLPreformatted">Y41vr3TLNzkGCrS+Ap8HO3zCEQurPPj3zuXfGZFUYrD/ANa3k7frbMTBTxaGubZF6Bz6hXKa</text:p>
            <text:p text:style-name="HTMLPreformatted">SL0XpgxSWbNuIOZCu47TJFoI0jw0HJxS5hhShAQlFF3nr6cXNJsBIbzMIX/1kG28LkZlX5rb</text:p>
            <text:p text:style-name="HTMLPreformatted">1vLJURVqWdbGhyg/QFmjTddAD+XZPK70CSe4LLetNl/6fTPftdx3kCEUCDjqdZaCZnC9W2Iq</text:p>
            <text:p text:style-name="HTMLPreformatted">CafdWmxjE+st3F2a8JbU44/pFBIJQd2Pbggww5SkVjzddfenCWMvtP7nme+MGaseOjLDS7p2</text:p>
            <text:p text:style-name="HTMLPreformatted">Xolxdwya6inTEGfyd2lbGOBUoc4kwbnYwmMocYkJwvLcf9bRtm6bGJWFQ/OYqsfrm2gqyksI</text:p>
            <text:p text:style-name="HTMLPreformatted">3sjmRQqnQgj240YcfaVkS0z+MDWwKFNVFhLt/wCoK7MU+cMRzh7oY4yTLzcfZ/H0zrL/AOC6</text:p>
            <text:p text:style-name="HTMLPreformatted">RbPwJ/8AXs3S0gFyz1vHn7riGHPLrbgqzIMd3Sd/rK8WCcqInlTTqIxZ9UKMp4lHCBdu/hOd</text:p>
            <text:p text:style-name="HTMLPreformatted">vOA8bfx/Wl5VrCh11V1qJids/leR8xkOKnVkRJyiuWaubSvkp8SqdL2yMvx5FdvWNLVV6335</text:p>
            <text:p text:style-name="HTMLPreformatted">V+rRPlvTSN8hdar6mgvaJd95obuiUg/7IGm+DnR3C7OFkBmzdDWcnc2+7zVwyVKM3Zf+Qas5</text:p>
            <text:p text:style-name="HTMLPreformatted">lFJ2WxAx5THkMhP9GpFWji0V4R2PiXXdzDkpj5vIjl/LK/Z3niK5jvyfXPezEqZkfa6TiM1C</text:p>
            <text:p text:style-name="HTMLPreformatted">OW3NZeLlIGS5firrz08GctmhkII5+FtjirifJEef4gxNEojULHOtCgvBS4wOXC6VynsMytGF</text:p>
            <text:soft-page-break/>
            <text:p text:style-name="HTMLPreformatted">o+eNed57zIcesMUoE+MhnjbaqSqAU+FRT0HjqZgG52SnMFijMnOQXaZOs//EACARAAMAAwEB</text:p>
            <text:p text:style-name="HTMLPreformatted">AQADAQAAAAAAAAABERAgMEAhMUFQgXH/2gAIAQIRAT8Q9a6Xy3ZiHi4uzL2fViHxo/6Ra3+o</text:p>
            <text:p text:style-name="HTMLPreformatted">/wA6wnKE893fp/zxXzX+hhPPCaTxrZcIQhCYhCEINdo6wgkQhCEIQhCEIQfOPmhIhCEIQhCE</text:p>
            <text:p text:style-name="HTMLPreformatted">881gkJEJmcXpCdJwXZjJmDXG8UJeGateBCF533QvQ1veCF4HwaH1YvDCEJs11YvI9n2WaUpS</text:p>
            <text:p text:style-name="HTMLPreformatted">iZSl2o2UpSlyx63ZiEUbGylKUomJlFo2Nj2Qnh9EIukITKELLHpCaLD6LSCRCEIQghYgxohC</text:p>
            <text:p text:style-name="HTMLPreformatted">EIQhMvosQhCbwRCDRN4QmHr93XVYg0PNKUpcsfRa0bKUTELCWWPDGxsTExPLH0S0ZCEwSEsJ</text:p>
            <text:p text:style-name="HTMLPreformatted">CzRjGhoYQhMsfRCWYQhCEIIQsMWGhohCEJlj6LSEwkQhNWLLRCE1ZKJNJshaQhCYmzELEJux</text:p>
            <text:p text:style-name="HTMLPreformatted">KxEtVqsLWEJqsPCFiDXC1eq1W05wmLxR9vkhZQtH3hNG/g3z/GEIWWUpeM3Yx+M80pSl0pSl</text:p>
            <text:p text:style-name="HTMLPreformatted">KXRj1i3TKLV4pSlKUo2UomUpdWPdbJiYtGNl2uaJlKUujG91tRC0ekEtQYmaUTLh8S3RS5eI</text:p>
            <text:p text:style-name="HTMLPreformatted">JCCEIQmDwNDWFo+61ZCCeSSSCCMGE6NDRMtjfdZWUiDEJrD6WyI2PRj3fBbIWIZ9DFicQSCn</text:p>
            <text:p text:style-name="HTMLPreformatted">8YY8sY9/nFCe6YhYmtG9Wxvg+KYnhaUTEyjYmVFQ2hvVjfS7zK4XCKXN6MGMeEy8FwomJ6wa</text:p>
            <text:p text:style-name="HTMLPreformatted">JpCbfgYyiYn2pRMTEy6whCEJl5/A8PwHhCyuFKUbHl/g/mGQQujHhDZTLvSlLo/w/WXhPq9C</text:p>
            <text:p text:style-name="HTMLPreformatted">xSlxS7XCy/WXhs3KFs80TLilKXm3oYyzPOVs3qmLS5pS7MbHlj0+5WtG9UJ8LsxsY9GuFKUp</text:p>
            <text:p text:style-name="HTMLPreformatted">d0xPebPDebi6Ri4pczdCYmXmxjf3DZcPVvshCfY39KMohvNP+PCmJ9PzqYbFL4iExc/yImNE</text:p>
            <text:p text:style-name="HTMLPreformatted">x4WIf//EAB8RAAMBAQEBAQEBAQEAAAAAAAABERAgMCExQFFBYf/aAAgBAREBPxDFwxasYuWI</text:p>
            <text:p text:style-name="HTMLPreformatted">fK8VwuS4XSZWXEP/ADIJD1cLiCyb86SJwsf7q4nS4XjCPFk4gybBLymr2fSIPEQhCbBfy1D2</text:p>
            <text:p text:style-name="HTMLPreformatted">ZMv3UTiZB7POdIg2MQshOU+U5CYf/Q0PxmTKXhdTUiCRCcJE2BoNesGURfBIQkJcTEPaMaye</text:p>
            <text:p text:style-name="HTMLPreformatted">fwfU4ggltKXxaGh+cX+DJwuIJCU4pS9XEy4/P75QX5lGylKUpSlKUpdY/KFJ0xfRISiHKNlK</text:p>
            <text:p text:style-name="HTMLPreformatted">XKUpS+EJ4wa6bwhhuiG/FahYy8LwvUFx8pE8VjH5weLiEEN8MRS7CeaGhdfR9LGXUh+k6Xi+</text:p>
            <text:p text:style-name="HTMLPreformatted">kMbxa/BavC+D8J4u5k8HzfCbd/eHt2EIQfdL0u/gycrhkyEEThrtcQhPF8pUXwbiEIQhCZMh</text:p>
            <text:p text:style-name="HTMLPreformatted">CEIQgkQaGvCD4gmPEEIQhCEyashBEITWhi5uPlDGIJKYun6vHi80PELKUpReaZSlLjGLmD5W</text:p>
            <text:p text:style-name="HTMLPreformatted">rKUT5u0ovC8Lp8ri8LpspRMWwhB8rprlcpEEhDWNDY2PUJiEiCQ0NDWUQuYx+KEUpRsow3zB</text:p>
            <text:p text:style-name="HTMLPreformatted">MQgmUbGy6hdMaJi4oi7R8PUPE9o2Plc/RjHwy8JlLwx8MeXtiFzcPl8p5S6+F5sWJ8Uf8cIL</text:p>
            <text:p text:style-name="HTMLPreformatted">GMXT4XLH/FCE7mvFi4ox4/BbCDWrITxer1mwSIJEGhr6Qglw1kydr+GYuEiE5aJxCD8PuPp4</text:p>
            <text:p text:style-name="HTMLPreformatted">hC7hCEIQhMWsfk+5qxdoiPnDFr1dVY3yuVi4pSiZSlLyxjxdofDFxNWXleLG8Xi+V2ns7ZRc</text:p>
            <text:p text:style-name="HTMLPreformatted">vEQa8340uKUXDeUvFKIQ+YIfDF6plKMjJq14hMfS5fmvNZchPJ+0IQmvl6hUGGuqsfjOELUQ</text:p>
            <text:p text:style-name="HTMLPreformatted">hCEIMZS4vrF8JRoa5+eaQ1q4pRY8o2Ph/uwdEOPv++KEqJfB83FlLjGMfH6Fi7XwQmMaLwvG</text:p>
            <text:p text:style-name="HTMLPreformatted">cJ9P0gtvZheBeRef6PwMTxjU5Q+kLhCahC4nf6FqxfmzFw8XJoayE83wXLVzJ/7DEPpCEQg0</text:p>
            <text:p text:style-name="HTMLPreformatted">TyfCEhI/AxdVDFykQSFtGPxpcYxCEIYuUR/7iyYWCRBctEycUvDxIQvGkEwkQnK4Q0NeqEhL</text:p>
            <text:p text:style-name="HTMLPreformatted">Jq4+eRY8Wv0Qhfg0QgxNhPdDGieD1H3iEiDQl7l20MZfH9j4Nf8AREGs+n//xAAnEAADAAIC</text:p>
            <text:p text:style-name="HTMLPreformatted">AgIDAQEAAwEAAAAAAREhMRBBUWFxgSCRobHB0eHw8f/aAAgBAAABPxDqsa0LL/6yRZOiY8iW</text:p>
            <text:p text:style-name="HTMLPreformatted">BdDef0ax7G/Ji8s9MTCIYnY95Fvi/d4aHsI9iYHQuiQ21x6MJZaFlCzkb/8A07mx8NULAtje</text:p>
            <text:p text:style-name="HTMLPreformatted">GctmS9ixsX/yO6bp0f1DwaD9CPRV/wCxaFjezsX8F+hJGhcfIv2EwLB3sfgfS2dPQ8LIvXHR</text:p>
            <text:p text:style-name="HTMLPreformatted">hZKuyRS3NEpSbFXkleehCP8AppvQ1WIxofkJnhsyIWxqaHl5ItpF+SG1jFJNkqHsRloQlhGD</text:p>
            <text:p text:style-name="HTMLPreformatted">n9NHwbJkeAl0dBn+8JdQ+hQQsiMDa6dL52XhfR8jG2jNoeXoX8IJGBMcFVsvgTyL0JY/6LAj</text:p>
            <text:p text:style-name="HTMLPreformatted">o/0wZ0PXEJ9nwHeWssl9lHL/AIa+CNv0TJCONaQ9JkTPsaExT50NDaoef+i46HlezHZseRJ9</text:p>
            <text:p text:style-name="HTMLPreformatted">T7MzQ4P+i0JU0GxMXso9IyL/AOZm4EsZ2d74Z6FjIqj69EFj5Kb3geA8CFeE/JnItYPkiFrc</text:p>
            <text:p text:style-name="HTMLPreformatted">I2hb9CyTMIb2aEl0T/5nRv4IPENiO8jWRKdHrySkiGskz4HjwYWPJZkoLT8cJmW5YLTTNpsy</text:p>
            <text:p text:style-name="HTMLPreformatted">J/B7cE+qMWHoWsDeZ/R+hS+xsYE85XCeNODWMCw8w6NMWR69m/8ApL9EPgVlhj/0IayQmRLF</text:p>
            <text:p text:style-name="HTMLPreformatted">WhLwYZlSR35N/QvsbzGP9jwLn4K8CVGovNJ6g1N8aRiefkWxsPya+RcISJgR4wI3wJHyQbgu</text:p>
            <text:p text:style-name="HTMLPreformatted">3Ql2NKZREZ7Gs4RejGjyt8ZWXroScuBMeOIe8Dhpk7MV6/ZXjv2LK00NJYDc9if2yFF/8yzY</text:p>
            <text:p text:style-name="HTMLPreformatted">nXDKg0rD/gsbz88DFvjRr2LAduCcJZ9EEnZHxDQ/1wtbKkN4Hqs1M2iEsoWHfB6Gh7E/4JoW</text:p>
            <text:p text:style-name="HTMLPreformatted">HxgnNPAti36FsS56EjJxl/4ILHDSZKjWH2XPknkRKxEXyQljj0azY8KeCXY8LHQnfkqbEs0u</text:p>
            <text:p text:style-name="HTMLPreformatted">Ipkbi9jouTP24XAumYt/SH6YtQmBOB6osuE/RrPkSiFnZCa98J6NMH0TJClfo9jdKbNnRdCV</text:p>
            <text:p text:style-name="HTMLPreformatted">eBZg9lBoSJj2TyTAtCPgS/p2JRCwuEILwbIL2TxCeRZ2R9CwhJCZ9lvHQn2bzx/GTySlh0Lp</text:p>
            <text:p text:style-name="HTMLPreformatted">xtJcNBqvHROFoX849CXR8EwTKGuwlGLzx1whh7FRkxeUbUwTN6NlRb+DJHNcTJpRGkLJpxe7</text:p>
            <text:p text:style-name="HTMLPreformatted">k+eHWDvjFEz0IQs4RrD4ojAtEJ/7FrQlkbPsvCHiTI7sbulxAkRRrA5e+Ow9tjfg0Fs6yWu6</text:p>
            <text:p text:style-name="HTMLPreformatted">4TV+DT4Sz4O/k0LJ8GpsZ3GLamiUSvTOgx7XwTLzU+j4KI7YnUTyhLHFPDwXJvj/AAeVxX0a</text:p>
            <text:p text:style-name="HTMLPreformatted">seB7PsfgfCNjWCp98bCJx9cbEOi5LNirEyJTYtZwPJ/BvImmhKs0VrbLkfUPljidCR7BomFN</text:p>
            <text:p text:style-name="HTMLPreformatted">CJ7v0dYEsZHnzBXoyCbuqdE8C1k+xLJiejHehLbMB6CR0h/BMiQ9itsUI+Tobxx8i4YmBm2O</text:p>
            <text:p text:style-name="HTMLPreformatted">EsYY0/kSdyTzxLns7XCfvjC+yi2fYiUyIhYNNGZkRM0Qljon847GqImUexKaJhiEHYaCWBb9</text:p>
            <text:p text:style-name="HTMLPreformatted">kVdn/wBkQt87dFsWGThbPoevgf2ha9iXYSSNC1joS0JEJf8ABr8DdHv0MsYlv4HlPwN+BPri</text:p>
            <text:p text:style-name="HTMLPreformatted">xiY3RZ9Gt8J5wSmCF5hcu4IRzlo9D2Q7ET74T2YDRMliJUSEzx+gtcNN5NvR8j25hC0ZCGp9</text:p>
            <text:p text:style-name="HTMLPreformatted">lH8nT8GmWf8A5PrhVdC9jZxOFlz+n2jZM57JWqPGGRwl+RM3jSIkwfHpCXDR0fUSnka+RNbh</text:p>
            <text:p text:style-name="HTMLPreformatted">H0YpqIbkbK0mQkmdDN8FPhgRF2LI9CeTbJDSqN7FuU79eR4UQti8jy8EyeiGCaNPlbp8i1ga</text:p>
            <text:p text:style-name="HTMLPreformatted">OxJmQs7EzPZMmuC1gehJtYNiVPybcnOdeOzrAqlnYn5LWPyI7gyf6JNdiRMujyohSZZbIaez</text:p>
            <text:p text:style-name="HTMLPreformatted">ReBQMq7E1sRMMUlh5XQrbr8Fy49la9dsVFA3LBmraLRNCex0zTaH7fAxc5QnJJRbbQVcqOsh</text:p>
            <text:p text:style-name="HTMLPreformatted">aMBZ0YEdJh8dpkJVCYqEZejT3wvWxZES5OoLRoSyhLGCQnCUXL2hoZsSybY4Ssnfkfb4ex7A</text:p>
            <text:p text:style-name="HTMLPreformatted">lj44WHqiWrhjVkSlENHEk2xs11RuGwm/JfgWjYn0LfkZyMCQsufJFOMVjkJahuFlPRsFXgmO</text:p>
            <text:p text:style-name="HTMLPreformatted">fQZcbYlHmrejRWm/BaU17Gze/nRetHmiE7u1idi8HAtxmYzPHdMhFDU9hwbYrEqRXZeBjj7G</text:p>
            <text:p text:style-name="HTMLPreformatted">8oc1A1wvfJBPJME8Dw+HYtcITybXZoTAyFMziVVspXsyLj3y94PYVPKwPQyNvglS9s0VISoQ</text:p>
            <text:p text:style-name="HTMLPreformatted">uJ2d0app1kwISmRbXogxdhQqS6PEPljfwRDZTwOqe0UTaIa78hJZPySUsDzLXaGxTbKdyx6E</text:p>
            <text:p text:style-name="HTMLPreformatted">20h4ssKEo9idPP7MBjKjes6K5I3oTwzjenSlprcDlnnoVKTsyxiC3WhOnGiDx+DomCeTRDT1</text:p>
            <text:soft-page-break/>
            <text:p text:style-name="HTMLPreformatted">x6Ej5F6OiJEJ5JSM6F8mxnpcfA/ehK60J5NsEI90sqxhDQlNGejWy+MGLxBU8iQSuyCbGFZU</text:p>
            <text:p text:style-name="HTMLPreformatted">L/xvQ7Vp6T2MSZNIUS6Du0NWqZNpaMmsPyPdYSXZTWseRKqMPsalka9OGFrFDV2wdZFKKN0s</text:p>
            <text:p text:style-name="HTMLPreformatted">5JlMM7U0yVtM0JNN8vo1Bf8ARNr0M+mUITBMcIdejQ7PjjYkxMc6FvIhLnYnG/BHex+uHsaz</text:p>
            <text:p text:style-name="HTMLPreformatted">kmILaJsiG8o/p2Jo2E86MT3xRbF64n6EuxeKIbwJlTEsofsi5peEMW7k1/O2Q9hWaSTb0dvW</text:p>
            <text:p text:style-name="HTMLPreformatted">8GHHDN8YMKmB8svY/sSE2QWCHuBeB6nfktvOhZ50y+SXYk4ML9j0u6NuNJ9GE02l4ZI8tI0a</text:p>
            <text:p text:style-name="HTMLPreformatted">Mj9CXEginpy74QkPIhMC2LwKLhC1xc5QlktGPXC8Qe8GmLXEMMUSKy9maI3wTekJQS464Th3</text:p>
            <text:p text:style-name="HTMLPreformatted">8g/Ex5THv0MaE8kMxPJLG/gJc/IyTCrGqSRP2VzYWjSbyHSHpjrI1J2S4qNFrVhZC+RNVWJk</text:p>
            <text:p text:style-name="HTMLPreformatted">+hO8pMrntdMc/CXgeS9lpXYwvAlbX/gqHN/ZcbtYMapWQUYlnnshgL0UvnnoSk43ggl+hDFs</text:p>
            <text:p text:style-name="HTMLPreformatted">XsRkZeB5nH+hLJpDdZiCSwIj4ERIuhK3fDeSRCXTPTiGzR04NEVYhu0inkk0w8vyM8u1IdW2</text:p>
            <text:p text:style-name="HTMLPreformatted">xY1Y6QpdHiCdHhGozDayItjTsQpytLpMqtDwP9DZrNDnEr6G+0nzsfyz0kOKr7GFZNpznYRn</text:p>
            <text:p text:style-name="HTMLPreformatted">tvAo4tFD6CFBJiwEAhOZZGq0K8b7GxdDRZPge8CFrlkmRbO/QkmKLRCc9ZP4IV4yMaGgl5NF</text:p>
            <text:p text:style-name="HTMLPreformatted">H7Qtv0LejTIiCtyJl+xeHsSZ7EL9+xZ1SJ3A1Ojo+RaFYZ8IWNJyaFX5JjMPoSsokPVU4sDb</text:p>
            <text:p text:style-name="HTMLPreformatted">K+QlLEi2xDpa6NJzsYkhthtfAzSGHdbFSrs0K3Qaw6FRhYpYm8goYlwhlUrZ+BaVuzfo/RIb</text:p>
            <text:p text:style-name="HTMLPreformatted">rU0yXky2MjJR34GM6xIqxLwEleGK40Xse0bU+kYXssCSCdXEJOE88dnRMcNhcThIlRKhIWCj</text:p>
            <text:p text:style-name="HTMLPreformatted">2TyPLg6mf4T7Orw9GSCEm1WZiSfXC7C7COhsfI8saHSOrzGIPWW2x11jFhkT+iiCI/ljh1kB</text:p>
            <text:p text:style-name="HTMLPreformatted">JYI+gTu2NHaIbxkpvbYqVaDQSxJCoqbIzUvPkYimDJxexT3oLHgvA5eRirPQrM0nbdiFBa0D</text:p>
            <text:p text:style-name="HTMLPreformatted">q2jVDJ4/Q9KptVkGomLL/QP5CoZrYTNVrqitirRVjw2b4mOEJkyJCRNC2bCy+J44QvweuHjI</text:p>
            <text:p text:style-name="HTMLPreformatted">88JfI9Qg/wBkokfG9Fqdy7smcCM2d5PYnMDf8Ow8i7qdxiWTVv4H3TwHTTsV0UTVztEGcjV5</text:p>
            <text:p text:style-name="HTMLPreformatted">NsGBZLseJdDR5GnkV+BmY/or8IWgx8EyNyxgeCJpjcG2LlIwrZBVSUT16HZ2XbQu4jvwOtyb</text:p>
            <text:p text:style-name="HTMLPreformatted">PXoU02T+BviIoDx0hrWvqCynTyhDLZVMC9EYsC2ISJkXgaQhEIQ0IRMcd8PWSCF7IdcpnIkb</text:p>
            <text:p text:style-name="HTMLPreformatted">IzIJi3tTsWHjHDG0hKGfertMxzWmJsz0y0vfAbPghtlFybE8oS8foT+BU+BM8GD34E/TYkdn</text:p>
            <text:p text:style-name="HTMLPreformatted">wZMoxcaJrB4itj6Fnya0X9CkEKFfZcmQgwavkd2p2UO0/IzRj4LRppVrssqbyVfgVOFopjl8</text:p>
            <text:p text:style-name="HTMLPreformatted">+CAnUXXkRU3Z0qWkl8CZzyiCRBf5wlBPx2hpnRFx2M7FkSSyN/sp0Sm2qLWRGWh6Gxti1kgO</text:p>
            <text:p text:style-name="HTMLPreformatted">vpiyaLQy1PoMbY+BE5VpD6LFGons3wk11Ed7Q1pCtEfsT6J8mStY6MHkq2I/gTvHXZHHgzM7</text:p>
            <text:p text:style-name="HTMLPreformatted">mV4NNEdp2DHtZFnlJj2TaQ8km0sKDjnHvSoiBMkq2oLclKaOCyOCXhryDiIl2+xsm3mCZJNG</text:p>
            <text:p text:style-name="HTMLPreformatted">J7Mcpt6LwYyb6XoSK/InjiQS4WuEsEEvJPwxMiXC1xBo8m+Fu+BPBCCwPDEQSvNlxEIKnQ1g</text:p>
            <text:p text:style-name="HTMLPreformatted">aW8QsVruKzW7scTIkpfMqZMSY0itN5Ll3RpjH2JxiYqHFfItqSiR4ZqLCvKFbyNHkjwQW+Mi</text:p>
            <text:p text:style-name="HTMLPreformatted">rarNfuizraiKZRiyxj2dJWPWTL6FpxXkYlsPoSvSGyopcohoidIoTzlJ+S9ouMa6IZ4vYmZr</text:p>
            <text:p text:style-name="HTMLPreformatted">uDDMPpDUs6crEyEbEhlJbYupJEti32GlJfQnci4kRpcLIhE4SxeFsS4eNjGPyuEg+GyGT3yu</text:p>
            <text:p text:style-name="HTMLPreformatted">y2PYlkct0UZY09iOEbQ8oeCQpKfY7JdjUqeexaXT6FNlb7FJtPPwQ7M8iFuOkJUsGa0NuxP1</text:p>
            <text:p text:style-name="HTMLPreformatted">IKFWqU8C9MCzjTFshiRusyYWPZvUQAsIqxpqfsctNONw1brCKiX6Pc2hbsjfkQvlDT3r2Kat</text:p>
            <text:p text:style-name="HTMLPreformatted">miWhD7T78D/NdKIAjNtpseEZV42YpWiwSTSbFOYgiLKJRYFnha4QuJxgSwJcCRCr6He3SeRo</text:p>
            <text:p text:style-name="HTMLPreformatted">S8i0dDX0J9GvYuhrwdDFEtuZULb2JaGvft7HTeDCJ0dlSbai1iskFGoxJpi+Buv9NPM7EgUe</text:p>
            <text:p text:style-name="HTMLPreformatted">xL8FYGA09CGXQsCSVouFtJDlitnsLsR69CMGxsrVwRl6WDYU0w3SNidg2Pog7PyxpDNSvE2L</text:p>
            <text:p text:style-name="HTMLPreformatted">TMjREHUcKYXZ5MvFvDYkCKCN/lRJMd8IyIXvhC4SEuEJHRMjd1+z6NU2+Frh548GvwLQ9Hdd</text:p>
            <text:p text:style-name="HTMLPreformatted">cdyPQlx0KQ9YwZZeEx7HLSzfAuFdZEMp0YELWDMX22KSPAlkUCxwYc8FpKLAWPDE9jKLY3Ca</text:p>
            <text:p text:style-name="HTMLPreformatted">E4EqPDOxdntk6dMPRs3CXyYCWj2DFLQRNFHFjH5EsDQsLiI+1tYkEiQ4o0uxoT262SaRLpBk</text:p>
            <text:p text:style-name="HTMLPreformatted">bivCFt21keiZrMJYtZ5WvJK+EILhaEhImOGquDUE8EFv44eTs+B6ER9kx6P3RLyGvZZmSiKQ</text:p>
            <text:p text:style-name="HTMLPreformatted">6zrZfBOTsWlNtdCUwuoglGJUW0jsWWJRcYrINddkdyLDPIQS+i6pPBOlLaGkrE6yYu8Cuwwx</text:p>
            <text:p text:style-name="HTMLPreformatted">oRI8k2bVMg+PBRBA4uiSHvX0HkieoLyJcnm9G5FQj5IoPlzCCuonpFoaMVQzp68spjhcEhIS</text:p>
            <text:p text:style-name="HTMLPreformatted">EsiQkJVCXL0PWfweSUSJgaa0yVZN4OyLyPsEXD72V9jOC7FpFfsSKYL/AEbEI6I0hLGhMmgq</text:p>
            <text:p text:style-name="HTMLPreformatted">0LEO9Gz28RCtFhoX/wCY/EsCx8IkhJ18b5QzaRJBWV9FkqV/sUVMQ9pa0ayCLkecLBrK962N</text:p>
            <text:p text:style-name="HTMLPreformatted">h+uhTicZjNYlpDuqmaYlRIWiC0IJC2JcLInnlrAxk4kY8h8YWLhbE3f0KIiInMDydsbac3S2</text:p>
            <text:p text:style-name="HTMLPreformatted">spaIVSFrImBCeSC2LL0JISnRkJpmJT2II0GrFreRexYG4MYDY8uIiS0Yjf0diWNimIQcKXwh</text:p>
            <text:p text:style-name="HTMLPreformatted">O6VwHUVCTY7ajYxsPKyU0ksE/RZILFo8QUWfZiN0YKhIiViWCCQsC2LYkJCZiVO0wscvhrPL</text:p>
            <text:p text:style-name="HTMLPreformatted">zxoflws0rHPLJm3ope+AVLBhpezWhJCSIS8GH2ITzoXnglkQXKV2bcUyDY9GAWA8M39FmWL2</text:p>
            <text:p text:style-name="HTMLPreformatted">JMiwPocai2NWypgyI9hmC+x8Bj2Ng0G8l47JsCDQSIryDXSktMVmenIIQ7tcFnRpxBBIXCRB</text:p>
            <text:p text:style-name="HTMLPreformatted">InDzy+uJgc6wTPC8iZYhIwE0PBPsVirZiMlkfGLLzwG09CCFriPkWFRZCrhrC4E8i4Hg4GiV</text:p>
            <text:p text:style-name="HTMLPreformatted">eyBZkydYs4EsRElkSxBCUj6MGOxlL5cDdP4KyFxKOGB2SSsaFPsmOe3nsyeTglCf45EnRI04</text:p>
            <text:p text:style-name="HTMLPreformatted">QQlWJGNF5exuFYngtFuE8GziZyJJDi+tDObDQSzWDM/iC+hm1gSmGJCXYuCWFxQm3GxoSzeE</text:p>
            <text:p text:style-name="HTMLPreformatted">uxK8CUGoMSwLBi4b42RWdiVJgp0KRZCZGa0P5RDaQ+Dd4SEsjWCi2qYAQ7RuzfyF0aSIJNZo</text:p>
            <text:p text:style-name="HTMLPreformatted">lnhKiCCQgkQQica1zOIPlbFnyGNVj6qRmenkc1NY/wBGrRbY9QkmkYIjptkqEuNZol/DX5Fw</text:p>
            <text:p text:style-name="HTMLPreformatted">wZMWBaFrEq8DzHSwt4dglWCQQEfkSpoLExmAUKlz5QoJj8E+CwdELZSuM78ianK52JU20jIX</text:p>
            <text:p text:style-name="HTMLPreformatted">DYkJcI7EiEIJHj8G/J8G3xLrglGjL7OJbZMTZTeWzYZFfDk1fQsoyYlWJZNiRsLgmdCyLYlU</text:p>
            <text:p text:style-name="HTMLPreformatted">4ahmp/UiB5EJdkSEjNh/oTsiCbTGHNOKDXkWeD4EhrAg1njQTE6USrIn3xSeI0y7TbKwLUnY</text:p>
            <text:p text:style-name="HTMLPreformatted">uAkJCyIJCWMkEiD3keTsmeLk6JgmBMiWUzYQe02ErClEzgTrSTFqkWWoaC6M0VgkEdcaFD0J</text:p>
            <text:p text:style-name="HTMLPreformatted">t5ZfZoYCEiMFsXtj3XSIoVsjziE1whfoNusSomBbFoonkvihgyjARCFWOR6Ho7FgpcCDdFMU</text:p>
            <text:p text:style-name="HTMLPreformatted">MlkzyTW3haRrRtJGyCQkI7Fo0EL8Hog0UJQmCYEuE7GUED+cFPoCJHgnPoXAlYzJiEsi2dC0</text:p>
            <text:p text:style-name="HTMLPreformatted">TOyZGKCyLR5DdwSyxETIRXsbR6MA1kWBJoWGLgmZOBho6SzwHAuCD9IYlk6NFEysl7F4layZ</text:p>
            <text:p text:style-name="HTMLPreformatted">XQNUu1ii1WImBLiCQjvhcTI1niUaFFoS8jFlnQjvoqYcPYD2PbXsoieqYK9QS1/TQ0guP+FK</text:p>
            <text:p text:style-name="HTMLPreformatted">rygh+iAi8HoSLrGiRNNCVyeguNcJlhfJDfEeoLSII7xUJUsmejANUTyUehseuGQir5KthN9C</text:p>
            <text:p text:style-name="HTMLPreformatted">lXLpU5qZCZIaHYkJEvEZOHZBoexb/F6LEF9KXg8hvP6Qs4E1qcFuGClKKsSuBGI2LAw4mQ6I</text:p>
            <text:p text:style-name="HTMLPreformatted">y5YmC+Yn4NcLguDBcXgIZMnjFrYrXAxCrZC7FZR6MDDeBijZEy26LKqZYrPLYtDNNrwJUSEh</text:p>
            <text:soft-page-break/>
            <text:p text:style-name="HTMLPreformatted">LAxKLhHRmcPV5ehrItfhBsCm7tF1qFV7FhHY+Kt4NieSqCeabFsSxoTNEISEIfyLL8TZHRHk</text:p>
            <text:p text:style-name="HTMLPreformatted">iYLwec4NiZkIJeGYu8s2FZUbleLGhRhMolXJtFCMJ9EjJnEFoZcThEEQQi8M6yb4Y+Fs0dC0</text:p>
            <text:p text:style-name="HTMLPreformatted">3kSyq2hqNsY8WKk0xTMF7MOCEoxN6U0Gv/kIVF/pIIWsCZcixwMJwVFdDEdeRORy2N9GKFkl</text:p>
            <text:p text:style-name="HTMLPreformatted">sa/JtspmXI/YVClCrCHJZZZgks8DeRZR3xaI7IJckt8FKKJjOc6Yq/QWBaxx2LfKKx8Ojrh8</text:p>
            <text:p text:style-name="HTMLPreformatted">dC2XA3gS19pCUHH3GM7FbyLSXZmr4KJ3QTiEqya9nRsMqTNsCwgmktsTEE5kT7LBQT6QmJjY</text:p>
            <text:p text:style-name="HTMLPreformatted">9jeSlwJUpw0NCi+ws+CnJvPsQ12hdRtsQYYiCb4kYeBUohLWRh/gmNm4XDiyxqFz2PJdrvgs</text:p>
            <text:p text:style-name="HTMLPreformatted">oh2aFsfLGPhrieeCXEFU+2ujGgtV4GvLFx8eRZCIi4SIWBvhKWqZuEPsWMphnYll4ZT2a49U</text:p>
            <text:p text:style-name="HTMLPreformatted">LWsSIyiY2ClHDyJ4ELC1cKDkYXkUUdngVdhqqaViXGQF1wn7Gt91rIlTRRKXUqJeKmObY8lG</text:p>
            <text:p text:style-name="HTMLPreformatted">kTAt8NG0gyb1kqSk+xXeAqmNCw+N8LR0bElxBkxw+ezseGL9uYMIy3lsWh6KL0FaSqQumIvD</text:p>
            <text:p text:style-name="HTMLPreformatted">cLNngDRrciclceTQCd3BolOhAnuEjh2VeEh7CdMkisbMC7MA2BUnQ8sTxwqxPHEBDR2LXgSN</text:p>
            <text:p text:style-name="HTMLPreformatted">axsVXp9iry56FlxLsflcmxpE2/AnLTeSU3D9CCTRG6x4EjOCzr9m82XXkTOjoXI+oZKMzmFm</text:p>
            <text:p text:style-name="HTMLPreformatted">t8C4QuHwvB1wuINYZpcPY0ZEJgrozsTg3DqbZ2iW/I1S3o22J5yQtjRPKFptp66Kqm/sdInr</text:p>
            <text:p text:style-name="HTMLPreformatted">wNeW3RPTU9jH7+Sb3sgrclMtocmINx7EmMoQwlqWv5Miye0W5RrlCQesEFrhF4Fb8GTBG03l</text:p>
            <text:p text:style-name="HTMLPreformatted">6HFt7E6RRpdCLm2Ma3kSFaxPK3o75BiG4TEKJYS2ZBsQbcpPwQ3CdGSmxCknYJwPjJMWOpah</text:p>
            <text:p text:style-name="HTMLPreformatted">Ulqo7Rhejyiy3cFw+Fw9FHwx74awMwfLxieqoN9mGK918E1n2KOddD2JfEkVuvhovKev6a/I</text:p>
            <text:p text:style-name="HTMLPreformatted">4HkZBPI2bQsP2XJ4EFjQywUvA1E0p7MR6EMp9DWPI/E4wPeBsZTJnYh2qlgaV/8AodNaFBdk</text:p>
            <text:p text:style-name="HTMLPreformatted">W7kbJTUE2IZecE+9D1BUbplkv9ErMnyY0yolIv8AZAaY8LBlN+BI9W+x01OuxMeF5W/wa5aG</text:p>
            <text:p text:style-name="HTMLPreformatted">jzSFyLjJFncRaOpjfZk0xSg8aHExBj0T+jZsOE7bMhp0bvFTiHRTN7F6Hw9i2aQgFaFqDVCE</text:p>
            <text:p text:style-name="HTMLPreformatted">LhjzgaR9jWp2M0POySVaF8DBtdYE9caEKAmZaYtTdhluglkq7sbTPx6KMrXtmA1+Mm8f0oyd</text:p>
            <text:p text:style-name="HTMLPreformatted">HuMirHanSI9IXCeOFzB5XH/OWjsSzy7WIhOyyTNtMXBeTezPCltGu2Ra+S0aDo0JO4QnuU0K</text:p>
            <text:p text:style-name="HTMLPreformatted">kJ3cNFMqlMpdUXWDpiEVUSYiia7FbiQ8DU29GATYnxUMY0NUSTfkr5GGslTSUJSsgcqyyNn/</text:p>
            <text:p text:style-name="HTMLPreformatted">AAQjHQ7pmCq6n+hhp/LLWGs+Ro7GESTwZR+h0m8IWmmmhFG+iSxPsRKeD6sIkxgqEhMOOhcl</text:p>
            <text:p text:style-name="HTMLPreformatted">xcGGtc3HKZEI6EuYufuXwIZWIzFQkc9i11kgziG9mLoh7TBbRDNnZbeDvCO2X0UwHGQvYkS1</text:p>
            <text:p text:style-name="HTMLPreformatted">Re4xzuCLH7RFOq/PGmpr5E4pYNZkeCMf7GAVIZCyuGhRcDpTC6WYMqUgl3WT4HYX2epY/pmG</text:p>
            <text:p text:style-name="HTMLPreformatted">vU6OhCJdIp7GPQy8pODZPQuoJrpIaLSTF6ZtJEzTOhr9G0Ob0ZOfWjV7MRiIM6E+OhvIh2Qe</text:p>
            <text:p text:style-name="HTMLPreformatted">x8JFy+B1qdjCstj9CVHQk0fEGSTHySUlp8TJlYEa7YMuCLQUJtBhUUtJCReB1MMUb0egadjS</text:p>
            <text:p text:style-name="HTMLPreformatted">xKDrwS3knSEsaLDoQWMDjCVi9EGNCSmURciVeBKtbF0OXobuhsWRYwImWINaJF0fqJWhLcY0</text:p>
            <text:p text:style-name="HTMLPreformatted">kSS+hzQQr7IhaauSIe8ENiTGhYDwd89cMZ2NcoTBMHpw9lVSssIctreh8OvY9EbrFbdDW8Ff</text:p>
            <text:p text:style-name="HTMLPreformatted">SPcEjeaIXyKvliZF6EuGimxqf+RlNC8mydkjTA84sN8DHxHk0HlDCOjeBwPQ1ZAV/wDsTF4N</text:p>
            <text:p text:style-name="HTMLPreformatted">KCCJDbJDT2N+mN74EUKE8wRU+lBZTpsZKvjBkghnYuFxDAQ0JzoPYueHoSvQlHTGcMVyKZPs</text:p>
            <text:p text:style-name="HTMLPreformatted">1aroUqYt4CwUehiVQs+XBI2FsqMXB8lXQyankZT4GyIqxV3xasgTApuCpjYHz88XGBl8nodh</text:p>
            <text:p text:style-name="HTMLPreformatted">/wB8LZkddjpi0NMiX2iGxRs9CWRaCWSCRiFjyJ5oykzxpj5HkusDFELXHfK5XhlyhjXgY+R6</text:p>
            <text:p text:style-name="HTMLPreformatted">wWmRW+hSS+TNEXEI2/SGsBramBKISSz2xP2bT+m/kQn9D2GhqG7Q/ING9HZceC3vRkJtIZ3k</text:p>
            <text:p text:style-name="HTMLPreformatted">b+iy2Ju8Z+2aDQTHEN9j9j2TsMJFmI7TB6onb4OywesqJPY+xxpGcEsmMDyISpipKz9lB9js</text:p>
            <text:p text:style-name="HTMLPreformatted">G9ui4SiffkcyN8oXOhi2PJtzKhrIlOJBavtIi6qYRgrzxa2bM2JXmiWIa4TyiEstC7iyxzjC</text:p>
            <text:p text:style-name="HTMLPreformatted">Ju/oWcCSmWi9GhyZHJ0PZ0ywg7xWGsnYZ0WSdGyOXGB5RS2N4KPsQpNnm6M5NkX2N5E1rBPo</text:p>
            <text:p text:style-name="HTMLPreformatted">+ARcQYyWsQ4YuAS3FxDdUSfIwzfjI+j2Zr4ekaDsHwuEL8Y95IJ4Qyw0UWR6Hjp6gyzLf8Rk</text:p>
            <text:p text:style-name="HTMLPreformatted">l6KUtFaL5jT5MQ3FLzEWM1j9YSSWVkjz0J3YzSG6VwcZh8C2gzbf0RPBGCKLPGwmWWNGIhni</text:p>
            <text:p text:style-name="HTMLPreformatted">szS8mwmMDTNeG68DZCHcXt2NUHkbp+5lHkb8Dsk0Se080UmpbfkuyjXkV6CRUOxGyCF/8iyj</text:p>
            <text:p text:style-name="HTMLPreformatted">T2LI1obvzRgGK1kUxZXfB5XK5vC/YayQa4eMojMSyJHRR3K+kPSJcCREhCVCZwTBn9DcWzZi</text:p>
            <text:p text:style-name="HTMLPreformatted">dit4fQ0o9+B9hza8iCqEHnZ2NaWElWxLypwc56GacNDTCIs4FpolGfyaYNQ7R44qhQKtj6Yl</text:p>
            <text:p text:style-name="HTMLPreformatted">Y7HoTIjwK8y+DBLp4Exns7ukIiaGfoc8tIRYwZZuDiI4hvG2OXI+xOSJSoc5eC7/AOi0LQhq</text:p>
            <text:p text:style-name="HTMLPreformatted">SssbRFPrZpToezr8EYhuh6GPU40xvAwhaFo3PAh6+EKI/AtRqmh6MGVqdGydsGLB/oa1bdHK</text:p>
            <text:p text:style-name="HTMLPreformatted">yj8Ez0CHSYKX5HlGQrPMVw39i/KMlptY0iCaKapb3gRijTg+BTTwJrhnrK1EMXgTI9mWhG6Z</text:p>
            <text:p text:style-name="HTMLPreformatted">SwLYLaN4XsTifYqb7QqDSj1G2U0yRSyWjDZmV8DNk2ZFeD1PqkFMjGVqJGRMaiqLiDnLfyZo</text:p>
            <text:p text:style-name="HTMLPreformatted">dDQi8oovgaHl8Tli2ISwI4zCLC0H/XoSiDGPBXqEiadHvYdfYxihUWvgaFl8DHT7LrGEN4jL</text:p>
            <text:p text:style-name="HTMLPreformatted">po0rKPpRw3conpEIfQljHQtexLDYXCEiErg5EFAarhNv8GIMlhbCZXyN2uZ4Jf6HJNwc0+hv</text:p>
            <text:p text:style-name="HTMLPreformatted">Z9DUuTAbayPVgvRnMsehA2pNFCNxdMXkTgrXouhcJKi6UFiHtEy+zGnijRPgWh+i4FgWuKVC</text:p>
            <text:p text:style-name="HTMLPreformatted">YGT2PfDXD2JZEIdi3Fto3r2WnTHs9RjpfEyegJTK0aPZH8CfoJTGUILwWdTBALQlLCQlYKMy</text:p>
            <text:p text:style-name="HTMLPreformatted">V7MLoZbFiLCHJENuDASrFpDGOzBKOGAldVb6GOqwQsWTJ8DKTa2StDWD9xpMkTcCXnBaRFnE</text:p>
            <text:p text:style-name="HTMLPreformatted">tivYdpCStz9i9BTwIRJCJ0bNQhypaQufI1yIbu0RdDGcpnX4Nj8FEHvl8NEEqJYEGub7X6LX</text:p>
            <text:p text:style-name="HTMLPreformatted">+jWhLseWNZhsKyZ8EDTbocJMeBJBq1gwQaprrZRvA79mTyhvskLCZ4NMCt4ZKdAtaXQhZEq1</text:p>
            <text:p text:style-name="HTMLPreformatted">xC2z2zFEIPha2WoTIzYca4KmxVxSPJkEKMhMm9jqExELox7M0XQn4JCZ3sSJ8CfPXJkyKHtw</text:p>
            <text:p text:style-name="HTMLPreformatted">fL4nOmeC9AQ9bOZY4t9lvGR7ouYFO1kdiG3wQvkjvkbSipCJfuLzSESJCZiLGpjknGamEJo9</text:p>
            <text:p text:style-name="HTMLPreformatted">iaRRJibNlLcFU0KFGEPonhKGuRqxq+j+BUEmoL2KE1hqjZJbX7Fm2kqy2JgSMTcT9Y5+lFpk</text:p>
            <text:p text:style-name="HTMLPreformatted">1XRI+Fwi8sng9seB75g1whCYGAY8oZYYm8EEiUUIVIWeRhLOjIpsvsWRD0XFILhdsUwf0HjY</text:p>
            <text:p text:style-name="HTMLPreformatted">3kSFsYRxPqmIaGPq7N4lxLy81pkMxaodPBVP0Keka5EU8SVlSIkwY9EkNJFoxMC1ko1THRfk</text:p>
            <text:p text:style-name="HTMLPreformatted">SCrRTTp2NZF+e2EjD2PmD4nFx2RDrlVh1R7L4EqL7CrN0TwNDjRXYjhnhMIXRvhDUGn4Ek4e</text:p>
            <text:p text:style-name="HTMLPreformatted">PGUPWTIl7EyIZvHQ5JUXBGUTOnocrSya6Esx7pZSUEMRsUZIy2x+ZitEEEsoTJA8EKHY7GEy</text:p>
            <text:p text:style-name="HTMLPreformatted">iVGSZTUvA9IldbENLTb2xNNIXA3kovwQwDXEOjvhj0Jwe3ZsbWCvRia9iU9jqKC0ae+EHgLL</text:p>
            <text:p text:style-name="HTMLPreformatted">JMY5NuISo8hqMeBs0YeSMnmCXJY0LwSaZkfwEMSjkxLjsydWtiUymxLWiA7HC1RO9Iy9n1g8</text:p>
            <text:p text:style-name="HTMLPreformatted">40VwYDybJwQxizgR9mGOwPIgLsySkJSGuYL9hIxj2QY+Vvg7rwuhmhm+Nwo9i1vJgN+FIQkE</text:p>
            <text:p text:style-name="HTMLPreformatted">i98TBCu+ChEGq/YhubD2Jxng0P7RJ7JSwZP0ZYPFF2Lh4FGsCXjU2xgu47ILHDEhWIuMhNkF</text:p>
            <text:soft-page-break/>
            <text:p text:style-name="HTMLPreformatted">iWmBVEg/uFINMrTGoqL7Fgf0Z4yfgWCX5WEmhiyYGoQfLRYbEsGqlrobRgSpF2JizsbBmzYW</text:p>
            <text:p text:style-name="HTMLPreformatted">ieBrAkSMS8E5dYMPk0FyYbGGrFxgSI3FJkEvZg0xthFsQsmI13xqIrgsjW7ERxxMCTvB0IVM</text:p>
            <text:p text:style-name="HTMLPreformatted">i2ngSjBm8lg3TIZM8YCkn9F0vYzapGiRiiQmoQPyI934EbTMTtpL5Z7ojMLk65PhrHEyaFNb</text:p>
            <text:p text:style-name="HTMLPreformatted">TwsFtw+Vp9cpMZE8i0YmeRbEp7E15YkJV8YNFYIaiyKWhJk2NxIhbHyJmmc1k55Jvum8+hSh</text:p>
            <text:p text:style-name="HTMLPreformatted">mUXTaTM7VZfQmaYfI8sWCEFWiWGJaIkl7FkIuCtJwS8SyvwZW+xjoQQJ7sJCWZT6FvNs8CP5</text:p>
            <text:p text:style-name="HTMLPreformatted">H4ojxFB7DUKdCUfEGdDwzYyHUFbRJZs0PRtiV6Ea3wlUdOH+iUEJVlX0dToY1foY7DSFDJn9</text:p>
            <text:p text:style-name="HTMLPreformatted">eBFIuGG+GCD/AN4skGiIoSvigugmqDmapOjHaz4InjwQs8kBMmOxjYnnZrhIQZEjYrcLEhqn</text:p>
            <text:p text:style-name="HTMLPreformatted">4LQ9DfyLqy+eVvlqglSKPQx8r2NeeK/okSQW1F0vJP0JEM9GAsRgZMy4MNEwTvnsimOgtCo8</text:p>
            <text:p text:style-name="HTMLPreformatted">mngylnIuGDydB/BH5MWRvII5jDBD32USUTZcTQhHgMp5GOoJpCspQ2NBDOa6GJPghvRO4ESR</text:p>
            <text:p text:style-name="HTMLPreformatted">LolEsi46Oy8aoo74kGhoa4Ylkp+h2h7GyVM/lG2TThceRHRMZwJkUSCU4eeVqcG2bYv2okW5</text:p>
            <text:p text:style-name="HTMLPreformatted">NCcQQmZSjxxdmKMHTSJJsXtx+wjkzjZFFqSjWIpmnsFHZoG3DHCsQnvijQ/gpgEoRTzWJU4T</text:p>
            <text:p text:style-name="HTMLPreformatted">fRtyi4OuGUpXYtEhMDQ0QahMjQhqun4MyecjisyjB+kaCyTikEIQQglxKSsaGMZ/YyuBoXjs</text:p>
            <text:p text:style-name="HTMLPreformatted">bwLezAJwLTEKOxeDNRQtlmewS+RLdiHPuGj8jOiCGgWZ5hLpGTIjlwT4SY3TVNZEzn4X8nx/</text:p>
            <text:p text:style-name="HTMLPreformatted">vBMnQxoaHw9HYsoX4qLHRjT7Yo6FyIjI04JE8CEhODYwLcEnggG4I8it4GG8nmLfCEt74Sjh</text:p>
            <text:p text:style-name="HTMLPreformatted">EzzReaCW0QkaJ0Wk3kUmz0N5PJgi8GLgTXAzMGReIkuImYYYJY/Bi0LiziyfwMo+D4aINDQ1</text:p>
            <text:p text:style-name="HTMLPreformatted">nHFGdbLuIYEMVgln2JT3wWuCeeEsGHCXDmQ+TFC1Dh+i0714JB2tFosLCV7Y76NIUhkF9g1k</text:p>
            <text:p text:style-name="HTMLPreformatted">7Ld4NNq0NVn4o3GexJKN2LGnlCRJj0YCyMB0EENosRD9ghdjaOayUtPM0PfPYt8NlKOEoVBo</text:p>
            <text:p text:style-name="HTMLPreformatted">aT4xRqcEhCRi2N9ZHpf0kjY2BPImLGhcWCC0IRBKDeGOmODLJq+PY7GMNU+0GMV22ak2SYxm</text:p>
            <text:p text:style-name="HTMLPreformatted">FGyEJnsD7sV8H7gr0I0tYYlnBoXHCY1E79Cz9CzImUTosMwmZirJPkPf4dFwJ/gfT2MFzHxc</text:p>
            <text:p text:style-name="HTMLPreformatted">CbGPo1FCI8gDOTDZGmZsiy6ITNTQXJtwti3wzS4Ld8DwFhsxcxDyyW+R2xtvwOGXZbBPswj7</text:p>
            <text:p text:style-name="HTMLPreformatted">hs2NE2i+slN5ZmKqkEJRGGNIQ94E3ZT6MD+g+SxieRmhCLGp7NSkzROheKXha5ayNkl+LdHQ</text:p>
            <text:p text:style-name="HTMLPreformatted">8jNOOhrBc0eM4GwYkJSGQv8ADPBIn4GFkQmNjXQxpok/ZR8N4GD6jUZMtaJmCR+TcqX9D0U4</text:p>
            <text:p text:style-name="HTMLPreformatted">HKND7C+xI9is2nYngd28ioo8jZCSjE4ULhQWhuCfsUvjgIYiaJ+DfC1xRmNF9mQUfN4fB5fN</text:p>
            <text:p text:style-name="HTMLPreformatted">dFYo0Xok2kagvDFgrgXCmnFfSGMNgaMy/sLyGr4NUQWpRDWzsmPY6FgQyT4JK+RMbHCiVDeY</text:p>
            <text:p text:style-name="HTMLPreformatted">P9iWvGjW5otzY6IuuujasbweAeUWPwJW3ARITE6kPwLD5HxuyNdl/Bi4vGw0BqvsUf4QfA1k</text:p>
            <text:p text:style-name="HTMLPreformatted">0XIknkig5BiRNteDCErWd5E/A+RZPcSrEIo2eF7Lg2QdHQomf0SujVQ7v9D3Q1BM0RNVrJpx</text:p>
            <text:p text:style-name="HTMLPreformatted">vHYkXoeSP4HWzFDy/fk/YEor/RKkHh/Qzo2PW3oplJLkKoUSyNhfgQboT0ZKkLCXmi0M6Fxe</text:p>
            <text:p text:style-name="HTMLPreformatted">GlOzJPMNCkwQhIQSsTnQYlZ3IJZUbLa4a0Xs04IsMOBsQJbyI02xMdfwSEvyajZ0G5pdHtCG</text:p>
            <text:p text:style-name="HTMLPreformatted">U/RDykLN3g6R5sqBMVP/AGzBYh+EMK5CcYKBiNbHLkXkwEIIn+n2M0OClui+CeXsQ8Hzwnj8</text:p>
            <text:p text:style-name="HTMLPreformatted">4Q6Y1WdC/sSC/F7fFs3wIpBZMFtrs7U7MFxySP8AA4makRsDIQTYnXkdSbMi/ppgg+aHSnkd</text:p>
            <text:p text:style-name="HTMLPreformatted">mIrtil2MGXwI6WCjI3axkY2sjkjQkbKJY2BPgQ9yNnhVITB1gOpLQkFpCw0Gw+J2LA2dDsYN</text:p>
            <text:p text:style-name="HTMLPreformatted">0nbR0PCKaELfWOGyi/Po0P2PgiyejYXFEPgpgJCYybPhgrTeRLsSFo02Nn/o2BPHGIfbwN/s</text:p>
            <text:p text:style-name="HTMLPreformatted">NRix8iMKURwZSaEhElMFyXIypHQkNGZhSViohDiTAtByUTJKRCdCMONlxCWkZhSsxIjb2whE</text:p>
            <text:p text:style-name="HTMLPreformatted">2JGpoo5nDGETXEHsxCd7R1zrhca/BKN5HqvsyOxBrAuGMQTIkJxa+bg5PtkycNL3wbAwwhuD</text:p>
            <text:p text:style-name="HTMLPreformatted">y8GShCJqiKvo7IITSGiFXYn8nzKPbYlT8Gf0JkyIEqMe8D8WiD2JfDVF3O/BFZow5dGH8lx7</text:p>
            <text:p text:style-name="HTMLPreformatted">GY1snSEXfDuO+i0x6gkaQ3mDFluRILwdD46ExPi8WcPThivXAuTseii5JgeycD2Ian4IvTom</text:p>
            <text:p text:style-name="HTMLPreformatted">kkLBDDQYTHEtHWSDR40YDbJI2TPZWK0N28FzIrfZg5kVNltQTpsjvJrsbwzXoTtY2Vse+wx2</text:p>
            <text:p text:style-name="HTMLPreformatted">PyDBkKmiGlWDHYHv8MYm2hw8kib34Fu8TEpIP+GxK0Zza0LY3z1whMuSieTA0Y8rNjFuNkyL</text:p>
            <text:p text:style-name="HTMLPreformatted">ZkQTAtCNXGkKoWW6yjQb9nTgRqYo0EG8kyzaN7Xoq8+zC9jnpg1A5BKlk6EdrBZhwMcpMcsq</text:p>
            <text:p text:style-name="HTMLPreformatted">MuStb8GUNbo+4gp3Y3yDJpRxeEyKohkxdokDceRJNocbQYJhheRJgghho8AlSAwRiFkaZsTQ</text:p>
            <text:p text:style-name="HTMLPreformatted">48oQtPRjR/lc8wzSzr2J6L8JIXHYzf8AALZnWt0TGHmG/YnBGGxTL4XNZEK2YPCOrnYo0cFa</text:p>
            <text:p text:style-name="HTMLPreformatted">txscrJOyICorYieRRjCRJnJpcrwJo19Dgg5plTiyywSvRdUTnkbUb/SKJK7JSWUhjb/RVJW4</text:p>
            <text:p text:style-name="HTMLPreformatted">LO3j2Y08US8iHNC7zoSqwKawLGOMCFUyOh6PWJRi/SdHIekKxeCU0H+CFzZyePPJl7mDc98d</text:p>
            <text:p text:style-name="HTMLPreformatted">cPR0CGoR0V5ldlfweyzVLkasvBg+RQubMQWx443xZlJoFwFkes36Ils8FWPLETLEuoZDBUVY</text:p>
            <text:p text:style-name="HTMLPreformatted">tFH2JLoVb6IEJu4KrNfo9wdxyMHSstpMQihFIq7EqS0aJvQ2oqXsvVIJQ1gT7H+CjUMkJrYs</text:p>
            <text:p text:style-name="HTMLPreformatted">U8G78VyhqkE6x589mZWGHfPXDQlUTvLYj42Rhiw/4NHPA9GhYfxsYvIg+hGzBpNkBcGUSbH5</text:p>
            <text:p text:style-name="HTMLPreformatted">HgT6IajvYkaZVG8izSjJf4No22qYzcsjMTGjLPRQlXsb26xsz2eQaOxvJEqTFAsTAltEEjIn</text:p>
            <text:p text:style-name="HTMLPreformatted">XR3xljEHxELDM2l2KQl4JQUzdDV/yfCOiiWR4sHwF4Nlgsvhj0LgQ4kMS1PwPQJYdHlsfPoT</text:p>
            <text:p text:style-name="HTMLPreformatted">yKGJG+xsLvImKNUIIqjWRoYmzHlnY7+zyje50JkxqSjNt8ZVxwHoQf8A3DcyzYehQTLl5Ykv</text:p>
            <text:p text:style-name="HTMLPreformatted">z0ZhYP0INqQnb9mUKPQjqJsTAvGxhIhhln2LZrJixUuhwQbLUX8Oyi3wyiQ8toaKeXDXKDQz</text:p>
            <text:p text:style-name="HTMLPreformatted">xIUg94ENVrsitJCQTLkcPJ/pcz/QqaNyQ5tIDWSzDW8GO0YMSr+ODdVCRabPEkxIxGhO2kxT</text:p>
            <text:p text:style-name="HTMLPreformatted">lLJ0LIUQ/sT6VBJwWUWT2Zc4iZrjNIy+aISQw0ND0JR6zEPCL5HllGkKfiVZJSF1sR0PQhif</text:p>
            <text:p text:style-name="HTMLPreformatted">4LXNEx/2D1btC9uHxoJCYGLg7Fhj1D4VvXoc5sidZB50NJPjevoii7ZGw2UcbL/Z/wAPsbEx</text:p>
            <text:p text:style-name="HTMLPreformatted">/wDgeoTBkzLog6ZdbFpCdFUptiK5whIeIW6jZrAooxaxvM6yGsEdGIPIWKjQMNsbipBeCRbF</text:p>
            <text:p text:style-name="HTMLPreformatted">ryWlPt8UbExlKJ8JieeVkwT5GrjMMYzQQxrJmuEwPBcUO0WwiNdmVrDeBulFsbE4sdiZixsd</text:p>
            <text:p text:style-name="HTMLPreformatted">YEqLRsJaHb9FXOmTcUTaxBsGw2IaCWCGWI2E3B8hz2PD/wADW8Ctm2jKyQWzoawNTgj8FwPK</text:p>
            <text:p text:style-name="HTMLPreformatted">KOkTbJGd7FqaGrTTosOGIbO+UxMo+F/ht8GD4YnQo98L8D0JGFlDx8HyMJcmTVJk6kGLBkjY</text:p>
            <text:p text:style-name="HTMLPreformatted">kxeA9RuLeR6cFyyYEuicaE6OxHsaGYtQ2Q2UfOxGDHutCITmzaJjjaEqzMh3njsOI1sjIS67</text:p>
            <text:p text:style-name="HTMLPreformatted">ZgGj8oZb35EpvUxG3DfF4ohFKL2NnA+Po2nY+XRcD4I64WM1MYPjUsknAPMLegmpabUTLAa9</text:p>
            <text:p text:style-name="HTMLPreformatted">nm64djYmSIY3kehOLIkbwNqieRKxCaTyerJJei+Rr5Mgk7HiY7F28GISnG2bYIbYGHT4HR4X</text:p>
            <text:p text:style-name="HTMLPreformatted">A9hvTy6IaJzsPsYTILdCaYiu0W1rg2dDKIXC2LfLxrgxJJjyw1Gx8dCOhjyLkIRpNA+JCEGJ</text:p>
            <text:p text:style-name="HTMLPreformatted">YyybaJNnUYNYGH/gfgxjVRAuPZULqieSVlQ0wJ25MkHBEyPFsfnsq4NSFlE3qst54ajPCMYZ</text:p>
            <text:p text:style-name="HTMLPreformatted">0S0QPn8SQbSIQy3hDMQkdFyTyitX9CjJWfoljIecsxmYh0Jop3whcpiHKUp/RmVFsb8t59CZ</text:p>
            <text:soft-page-break/>
            <text:p text:style-name="HTMLPreformatted">0PhMliE8iDseuIJCJ04iYj8AnfbE7liZ2DZFN8NdCCVDSPMwVkrMdg1ColwN7KLJLMV6G6MV</text:p>
            <text:p text:style-name="HTMLPreformatted">V4ErLMUsyCwQjJDwfT4SGUmxPsGUSpaFlW30NR0uhSJopjk2diqh3tiU1H6ERp+2Ui0aOJlN</text:p>
            <text:p text:style-name="HTMLPreformatted">FE8l5om+JB8h497MykD4fBaMCmnFmzRcNoZYqx83ZWmMDNnbRV0ITnJ5hPwMwtCeOO+JgYQe</text:p>
            <text:p text:style-name="HTMLPreformatted">hcClFofRCjPQuEsM70a+xaNV2LH2NhsS9BJ2hBaJTS9FwOwaGIQqF3NCXoSFfYvDt5NTnAug</text:p>
            <text:p text:style-name="HTMLPreformatted">bFuJjnnt0OETKoImxCjgejiN9k3CWck1WjR1x3jhMvCXZGX9DYdi5OuVxvwnF6mPBBjS7CVY</text:p>
            <text:p text:style-name="HTMLPreformatted">/wC+LY5VFPkgSbyLl2+0PRzSGKHeBckwMgkTghY7GrTQz1EWexgJ9JECUwdApWLKMfsyFHFw</text:p>
            <text:p text:style-name="HTMLPreformatted">Vi0JCtYNwamjKVMrWTsGj3lQ2Me0TzW9EaSFiSf2RKhLQlyiToQxrEKRCEPRYNoQuFvyLleR</text:p>
            <text:p text:style-name="HTMLPreformatted">qqHw98D8fghLxqZBZDIXowEU3UoNBrFHZPz8lWzQLs7EDSCOmb8nhNBGnBDUyJi4qyKmQNxr</text:p>
            <text:p text:style-name="HTMLPreformatted">ZK0iEjh9RFUIIdkX4NaQ5tDFAi+AXWV8DFtUk6IKkwuAdO9k4WseyOgpqH80mRfmk/KHhriW</text:p>
            <text:p text:style-name="HTMLPreformatted">hafwJjbiuyKkolhcJlOxC1xWuGiD4H+x8I74eh7NBMmC9jdDwPqOE0O8x1DvRq+qYeyeCEzG</text:p>
            <text:p text:style-name="HTMLPreformatted">SrsmthT1keITwOVkQTAsb7F1TQp0pRCfCS+CK4NIucdiZI2guO8CFWhxTWSb0YIW4blM9iwt</text:p>
            <text:p text:style-name="HTMLPreformatted">4HDYGUWw1+i7XaNA2kRkf0LykT7ZIadT6EP+ZFqwG78tYK1WEb4TouLwQj+jgNJwQjs7HoYu</text:p>
            <text:p text:style-name="HTMLPreformatted">DMLQ8cNodJOjI1OiXQ6SiY1y/wBcWzbFZCZSXkzXyhOiCRX7PcQKWjIo/wBmaL0IVF4EvGuj</text:p>
            <text:p text:style-name="HTMLPreformatted">NfJB+R7YQtjQ+oLxYE5aYn2sfQ26cElbsSkQtDQGJsb6GtLP8cC0NFgZVc4yhGrMBiXPRIjW</text:p>
            <text:p text:style-name="HTMLPreformatted">IObDwJLKhcJuswWqKh3b8D3sy9IT8D0YCwd89lGwXsaJ2ZIfCO+HoeihYxODNiCValW2aBI4</text:p>
            <text:p text:style-name="HTMLPreformatted">vfs7qNjCBEqExN/sa8FLgxewgfGXSKwZM+h2vhXBvIqZ6FxkQsNUSo3IyJiQyCcoJC6HoES3</text:p>
            <text:p text:style-name="HTMLPreformatted">0LBCtGMQ43iZGv1WEY8icRXDENw84JM8MauTBxkqwQ5fkfHd7FhrOdD09HoeS3zkz+xqP0IX</text:p>
            <text:p text:style-name="HTMLPreformatted">sucCZTMEzLDBZRf1G+FwnXw+GGxMkXrAzYorPLGHyvgN5HDNmXvRkuzAI269GEfQvgn8h8Qi</text:p>
            <text:p text:style-name="HTMLPreformatted">Uf0P2NVs9+xaFSoo+FlzwJXEMFSUEoJCWEL5HkQmYNiz46B6qPnJKcOwzOIlF6JZF5K9FTAn</text:p>
            <text:p text:style-name="HTMLPreformatted">C5PsDS9cHhYGS2KSrrTEUvQrNtlI4WNCS2ePIx2exiid4XsbXC7GjLKJcxrLKIeuWMJkY/Zi</text:p>
            <text:p text:style-name="HTMLPreformatted">kqM7EOIbsDejfI3gZkGktDeRsirmJ4MJuDdY6koMz4RjUxqiY+xlHxgbirFTw8dFE32J5waI</text:p>
            <text:p text:style-name="HTMLPreformatted">ThbF7GyIXYkaxwVpogVYMBcmW2JlHrZBN4Ld4yiReCawbZhG50eRK8PAkWRXCSvO4aDYppTG</text:p>
            <text:p text:style-name="HTMLPreformatted">hJwr2J1PQaKvD2JYXfC465sEPh4MjsXL1wsoZsJR8TcGIiUzhMWx/Rs/QTScQ3XCmpRrGTIC</text:p>
            <text:p text:style-name="HTMLPreformatted">ob2KmhKPFkYsaEtJrI+4wOZ0aTZm/AqVdF0Myb/Q1S9iUFkmeLnLptiL7F9vBFsnT0NHSdKC</text:p>
            <text:p text:style-name="HTMLPreformatted">mmWUGC6WhYE0x4yx/wBjG10jxI2LW9HQhK0x9hYiMtGAJScViJovZnWiFKBTRrTCE6IUjhTs</text:p>
            <text:p text:style-name="HTMLPreformatted">RrDHBjs6FonD2PY2BjTuBpsMNsJdjsKZinFj2E8U7METI8O7glNJvJJa1kXB03gpLImtnQjL</text:p>
            <text:p text:style-name="HTMLPreformatted">zTUeVgtUOa+O6LoK0UImEm36Ej3Mj+gqwbPTwyGbjswrJtjGMyntEx9wz9cLCHZh9j/PLBb+</text:p>
            <text:p text:style-name="HTMLPreformatted">1TFGzdMBLlmeBw17EJ40MwcEnH+CNJZpkdSqdCCsuy8GeeFopC1aTYndKx6QkLyV6Q5Jl/HC</text:p>
            <text:p text:style-name="HTMLPreformatted">f8GCTJvvB/kRXCEdcmaD3PI0NkdL4hHVyGpNGgTF70dDryPQ1ehBnoUtiImiO+IVfRCqJm4F</text:p>
            <text:p text:style-name="HTMLPreformatted">gX2EiRlTG/USx4UyyNlxtaLNmSumbIQ1sPB4mPSlH8Hsdkab6OwJjlyPbyexV7GPu2sDNJHg</text:p>
            <text:p text:style-name="HTMLPreformatted">g+20U230h5T5NrPSHtp6FS1JGx6Fk0jsl6lKK2thWm2eX4JKbCGpqILceRdSU8vjsWxpiM3k</text:p>
            <text:p text:style-name="HTMLPreformatted">YNCiF+PQexcVr6plyt6HoyM+u+Ew2JYE/Q1GhKF2yY0LQwXY/wBmBUtPBQpn2fYYiG3llNNE</text:p>
            <text:p text:style-name="HTMLPreformatted">PkPbye2eL8jI3mlo9o5cUMmlvQzHZrKd+5nkO3HS4bpjDY80U52DJNRNxj/oRz4HKEr/AKJN</text:p>
            <text:p text:style-name="HTMLPreformatted">vQv7TCGfBtiIZeSZVG0QibFt0VrQsRJ59jv12JDKvBCRIsClHwB6UrcLQmL8HXBVBZFtRYzR</text:p>
            <text:p text:style-name="HTMLPreformatted">STt4Gbbpkzufs/garvXDRopcRKwTKxoHUhVckc5b9izc+hiJscnT2Qgqv+Cn3BCcoiqjRbM+</text:p>
            <text:p text:style-name="HTMLPreformatted">NDwPmNZuD81RKaZaJ5r4FQxLTx2T2SvYS2NjZH6HAvO6VlqjTCfQ1WGNyjpH5Zkkn8kPAlcN</text:p>
            <text:p text:style-name="HTMLPreformatted">OpixUzkrZNBjWiIiEBWj56r2x7yWBPhEnWINwXHqGN9YYfgThvg9jRh7GGAVtoSNSZedmHtm</text:p>
            <text:p text:style-name="HTMLPreformatted">N0a+hyeb8l/Y8Ks8i0WMMb/hV2K3owkQJN76FuBPA2bVN/RudOjxIUCrTOEnwXtMlTEuZl6I</text:p>
            <text:p text:style-name="HTMLPreformatted">6NslZDNlD3o+QjIBG2vYxY/Z4eS7OkvBqPI3B5HlCxc4K/yFOx00WfZRTsmmSdWeyKXtmrwj</text:p>
            <text:p text:style-name="HTMLPreformatted">LwPnSGp4ucDjL7GJUxQtVSiGDV2wkmLMYxVU36FulbHjhexl4BlVXoz4LIyiZPY/abSGDYsq</text:p>
            <text:p text:style-name="HTMLPreformatted">QeHE6LU06S0qXT/2M2yVrBkp5EYP6ZfA0JX4ImPBciLH8DVHRGGftHRV9CYGkYMGFC6HhbGp</text:p>
            <text:p text:style-name="HTMLPreformatted">TIp3gfn9BM6MVWN3K7MkNfssvQo9jwi4F4CQtHQ2N4HaNYkST9n2jFEvwjXH9EQu2Qkuwjt9</text:p>
            <text:p text:style-name="HTMLPreformatted">jj4U6FzgaPI28ZwNH6HjLEjteR7gnbHlKkqjFqFkpcHxDE5uh5KXtdD1rxdmCL14cYE0HMjI</text:p>
            <text:p text:style-name="HTMLPreformatted">jLwUxNMv2M80ri5GtmdssvTL+hk4SaXgycbG8j7PXg//ACOxe31xp7J0MSGNi5JpZx4F4Sad</text:p>
            <text:p text:style-name="HTMLPreformatted">G0If8ISIy7EvBZehaELcRA8xLojAkEs4Hnj1gXOexNI/rhoNZPDheDroS2TwRy2PODbBSy22</text:p>
            <text:p text:style-name="HTMLPreformatted">JCLBHh8w9iRuSmRfodzF8YPexr+Aikbd6MoV7EB5UM0PYe+qTSEunS0eU8lgaibRS8ZuWhUR</text:p>
            <text:p text:style-name="HTMLPreformatted">It5EShLHZbBO0ZsNtvsTcZL29lUX6E/AsMY9ib7Ns08iUHdZpns0rFmiy/geXRYQkuSaeC7b</text:p>
            <text:p text:style-name="HTMLPreformatted">VPlC7nj4JkcTEqIWCSyLCnVMhOQt4SsmRLMMAwhlvjOwwtP9DJj7KKl00h1yujV4NaKjXkOI</text:p>
            <text:p text:style-name="HTMLPreformatted">6zBYHLp4FYLWzNteDDLRtNvQlnVLaJfIyYpO+R72o72bhmT0aZmSr20yXUDfsY1NRvJAOB5S</text:p>
            <text:p text:style-name="HTMLPreformatted">SXbY2sreSVJ03p0beszSY7M+d9maJhaWcjRjsjZvJtxUSIW10IWWfWR4Gr0bc/QsM5YnilqP</text:p>
            <text:p text:style-name="HTMLPreformatted">9KM+BMwamBaWXfgeGIqbJka/ZQ7f/AqLahpBWZ4QlnPC2Iz0fu4aZ4dJcVjFPNQwOqn0UB1L</text:p>
            <text:p text:style-name="HTMLPreformatted">+jnS+0Pef6Z0KV7PQhO5XHyIvlrRrmXYmjddk7JMs3WUVSKeRXsncE/Uy+exY1vsJSXHZ42r</text:p>
            <text:p text:style-name="HTMLPreformatted">JMYV7RkHuX9ilppJe9lg67GaOqYHrW/0Gbr+xrGUE8uMcjKpKP6ZMDdDXH9GEo7fvZEDmV0a</text:p>
            <text:p text:style-name="HTMLPreformatted">8UV5GTwLGJ5F/wDIUSUHwxBT9FGcQ+wRIJp98QaeyEXsRglGJYR1wtiEquC8FyJQbOzsY8FR</text:p>
            <text:p text:style-name="HTMLPreformatted">zehT0zejOUJdDJKeC8XdDyZWR26X0PBDbz8CGqj0BY3bwxE6kuQ8xhdjRuvsk1spFVFNj+ET</text:p>
            <text:p text:style-name="HTMLPreformatted">17JYELxtP0CP72LUCjigjsj8FKKui6KnvZ4lsO05gfSD8hAWGeiuwzuWQbN9DZK3kxWvsTjN</text:p>
            <text:p text:style-name="HTMLPreformatted">iezF1RZ1gzx0R8gsV7Zp5NDDLFtGwt+xfJrRgn6JJ4JE6WxDRLCUz9Cy+BLKgh/QtQZcZ4Wh</text:p>
            <text:p text:style-name="HTMLPreformatted">cNxROGjViQ1Z0mJTSXRipFiysd7AMY/hBqrq5pPal2L9qYnohnJGEWK3UXCVrCGv2GzRcrIU</text:p>
            <text:p text:style-name="HTMLPreformatted">pMCWvYmzLKGsmxcrlLU+anR4oOybHIlTUt0c9nqNn2Ui5ha/QkNnZwZY0nimEITnRvEwqJ+I</text:p>
            <text:p text:style-name="HTMLPreformatted">Y2vjg1fZ7lCaiGvoWSYwXGUWYExYGL3T2F2YlfA9WBeifXE8GImPlB6EbENiWRcC5HcI9sEa</text:p>
            <text:p text:style-name="HTMLPreformatted">xxxw2JXkg3VRZ0v6Igq5/hJTlLLGVFfL9Fmxp7LxtntGM0oy0hNkbaZhmlTaCJrC/RKSk7Ps</text:p>
            <text:p text:style-name="HTMLPreformatted">iUlR82Os+B7RHpDZZImlTEHxkoptf0URUbyKtTWRbHWikWvLw2PKlkVv/I+nkWWRU3k6OzLY</text:p>
            <text:p text:style-name="HTMLPreformatted">sGRtTFyPrY+Y9DcR2gq18Fg61WNj4HnjPIiIk/gTI1OmJq5KuzIaexssyx23fAqMl5pUdRDT</text:p>
            <text:soft-page-break/>
            <text:p text:style-name="HTMLPreformatted">ZBIawJOc7Fx0JCUS2ZRMzsuqxpdDLvIm4M+n1AiXF6FLdn0Ua43WaQcbNX2LyD0DCdNbfg1K</text:p>
            <text:p text:style-name="HTMLPreformatted">IsYWWJJva0eaN6EGLDbs/wCDJL5mJZeIQqNWv2afhMXswA0qZNuGOwf2UMa9CWksaWvY500w</text:p>
            <text:p text:style-name="HTMLPreformatted">ixmTyMPL2M0NlEvPDN4GNedDwm0Z5INjb4HA2Rw15fQkd7KbTLQvAmkXksJHvh5ESeR0x/RS</text:p>
            <text:p text:style-name="HTMLPreformatted">Wm2LQ1jI4mIR1xBLGzvhZ+hbQxkWn+mcd0eiZqJ3LoV5ENg09EcpN1lNuxtLcJX5DzlpMWqQ</text:p>
            <text:p text:style-name="HTMLPreformatted">iZZZh0cwx3BGjxDGiOJbHBCKOzLfaFqVxPJfW3QnqhSlfz0TtZ7JWTzR72qxdBtzQ2R57Jk2</text:p>
            <text:p text:style-name="HTMLPreformatted">9ZE8DZbsY7aHjQtUR/QxpZWxmSnkT+EPr7GvoUhEL7Eoq2aJWMcJ2NmlsmToLgSt+yQdUbwJ</text:p>
            <text:p text:style-name="HTMLPreformatted">6FNDSGheD6xgTFEjEqLj9Ens7EvZsTJRNoqjYRkokRBrvoxGiRHxkLY+3ITbJsTJqsXpI4Qj</text:p>
            <text:p text:style-name="HTMLPreformatted">vtmgC2KiqjnUljItSYdEUd3szhzLarW2alkVDKTpBblfYrwR2xq5CngoMShKrwWU5jCKeMmC</text:p>
            <text:p text:style-name="HTMLPreformatted">lGnov6F6E1l+Oj2Vluxu2h+smi8jHljyzqZpcHoPEQ3S8HWT5Dw1cs8dEk2xPOBPJs8eCRD2</text:p>
            <text:p text:style-name="HTMLPreformatted">JovTeB7MbRdjFJ6fYpE64pwxqnj+iwxC+MeBaHs7M1jQtS6FxEYydMoyDWIKgqddSgxvTYi9</text:p>
            <text:p text:style-name="HTMLPreformatted">hnwQDscLYtV33BG0y0uhTut9G608mdxdJCOOGwhoqyqhLaFnK+BYdRRMRLi9InJtHvJgulik</text:p>
            <text:p text:style-name="HTMLPreformatted">28IelKOfOGMOybHXUU9H/9mJARwEEAECAAYFAlRvQpoACgkQDkgXro/yZnCAPAf/Zhmx8EW/</text:p>
            <text:p text:style-name="HTMLPreformatted">CIXjo+/kOZRS8AWp1hap/wadNJLq9jdrirHirlEWAt/nZos/zb8apoin3Zksx0pZSqfbEYnq</text:p>
            <text:p text:style-name="HTMLPreformatted">u4xpIQ39lgbHFC1DL+nxpItB0OjE4DxJhOBIMrYCtNRyxuNPmVoy9r95hCwDM0jal/0Mdr3M</text:p>
            <text:p text:style-name="HTMLPreformatted">6QyiGKfT+DfVlWSUoI/7Vv75hV38hOSRyIvHwpZHCugHsF4AiGkFSD9o3Bn1+0Dl1IegqqMK</text:p>
            <text:p text:style-name="HTMLPreformatted">MX35jcy1QkFdmTqa611nJys9UcNK3mv4g1p1ORjIETuWF0rO+mRwNWCkSjKgNvQYpquT1SKd</text:p>
            <text:p text:style-name="HTMLPreformatted">UZEa7cFiUxRyf+p0wkqqy3hzsZCz3vY8Ug1ZjYJCrd3kb4kBHAQQAQIABgUCVG9DQgAKCRDt</text:p>
            <text:p text:style-name="HTMLPreformatted">XFD+srQ3kY/CB/4vsv7FtaMdFGz+3u+ZGny4iU/x5NpmNi8PCGX4k9M+Z2dQWFnrnW5aaaSh</text:p>
            <text:p text:style-name="HTMLPreformatted">wphHd/zDHjzMHr53yItiJ3UjIGULAizBSLqeyxH8R+BnSRyYCsz4gVKxV8nwMK/JpFcjHWsf</text:p>
            <text:p text:style-name="HTMLPreformatted">toGCZmigH1/i7Qlj8DJ9TqI7V7FyDNqFPEhoDJJYLcEQS1kBr25SK5QUR32t8daqsK1H1VE3</text:p>
            <text:p text:style-name="HTMLPreformatted">bDLVoU0ZfIctbw9r1Ka2sKj406k4hSxlUrX1qnyP0M2X+2i0pRWbQpncxnTFAsvlIO9Rf87v</text:p>
            <text:p text:style-name="HTMLPreformatted">1KCM16O1lNHAbrF20nwxoPcjOKzN5qhzpLIA70HDO5Wa7pTbDG/DK7/1DiRxesmurW5yiQEc</text:p>
            <text:p text:style-name="HTMLPreformatted">BBABAgAGBQJUb0ROAAoJEIUFMg4UwPu/KX4H/j1JBNd620OZaKRuL3u/I0zgJOJPaSn5h0LI</text:p>
            <text:p text:style-name="HTMLPreformatted">vibWK3SD4aSHXEpJDZMQkYb01FX42eYt369eGUFzUhyes1YHU5wMPCbs8NLFhxeoOwEXob51</text:p>
            <text:p text:style-name="HTMLPreformatted">7c19Pgdlx08e32w3RKHNDV22cDkmEYETaeRKSArKrnnz37VbgPhg9rdJSnN2nzY1HNSihDzQ</text:p>
            <text:p text:style-name="HTMLPreformatted">h+twNctBkcosBPzmZH9aMOoS3KZ9s+K24f+jYNMaJd/66NqXkje9gl2A9XCkOfb/q3dmk8+B</text:p>
            <text:p text:style-name="HTMLPreformatted">ilP/ZvZOr0bAYF2yf8dwhB3SEELYe7iPWEMFfDqKEHUQZ5BqJFBUDBL4erDRt+F9rFpNc4Hq</text:p>
            <text:p text:style-name="HTMLPreformatted">VW8tcjCnphYlz7rqwBOJATgEEwECACIFAlRvQG4CGwMGCwkIBwMCBhUIAgkKCwQWAgMBAh4B</text:p>
            <text:p text:style-name="HTMLPreformatted">AheAAAoJEGygZtNiwSLgLSgH/i6g0rplsfq4oo2WWp5mgJtczMVgxV5FCcKMAM6qnA0xxrS/</text:p>
            <text:p text:style-name="HTMLPreformatted">co3Y2p9+SD07zEzxGsycN0AwsLw/5YRhhoBfYW0thR7lQeNAzHTs+XdSgXs/rw7xlPyTYYsX</text:p>
            <text:p text:style-name="HTMLPreformatted">FC6XvsSlMKDWd8VFpl7yM8gXDlTdtu5Bd/v2L3QgLOef5SLN0kGvvh/B7TRR909IrPoYGxB4</text:p>
            <text:p text:style-name="HTMLPreformatted">0be8nOYnSejM5n1kzwpdMTblZQV+mbFX6l+vIVKuEzEsJroWpyt//9/0lBrWWI/+LNBHSpf5</text:p>
            <text:p text:style-name="HTMLPreformatted">BN8n4hyM9iOw1tGHw0B4diWqnTjp3qhz341dB/pS7drM9LyEWbTrivX0RBcDzxdZHyLU4Utw</text:p>
            <text:p text:style-name="HTMLPreformatted">pgXRZ8e5AQ0EVFe8+gEIAKHE0Od3yrCIdj/NQTaT7HMs5O+Q0c8KrnZbbvT1cIetPxMKIgzH</text:p>
            <text:p text:style-name="HTMLPreformatted">MEvQzPyroM/uKXcAqLVv+EO8ClhKHFkuUriZSqrD0NIaC/O0k8raGfollZjbh04lVV74VVD0</text:p>
            <text:p text:style-name="HTMLPreformatted">O6+0tAY5xdidnfmKX/LbXt7J9wPXozwMr0UjUdiC11TNUTf8kpEG2cDNy7ZgcSu4aok2S0rB</text:p>
            <text:p text:style-name="HTMLPreformatted">IXtn7EJG6LBTsP/ENBrGCiRWFW/e3kERzXSOcrziHRhyOpi93eVdRfE/Yb1zTHGkZmmrbpxT</text:p>
            <text:p text:style-name="HTMLPreformatted">bpiE2jR4K7qHYBnVdM6PW7X0Aql/gIZvBHkVL/I8sz7g1ZD8V7SQw9gVf3tOdk3qrzGB+ExE</text:p>
            <text:p text:style-name="HTMLPreformatted">vBsAEQEAAYkBHwQYAQIACQUCVFe8+gIbDAAKCRBsoGbTYsEi4MJ0B/oDZs6ED7JSAgtUqXKb</text:p>
            <text:p text:style-name="HTMLPreformatted">tQzqPqm5eYMrzbUy6U3t/hnEdZhRDB8k5CGxJcA173oIxi3qTj+yg7HbbrVbMKSe4dseiOKo</text:p>
            <text:p text:style-name="HTMLPreformatted">UrgCIpWBZ+rRFBeBT4YChCUyV+WSEBpgBUWVs87P39AdzJ1w+Otp+VencvA78Oik3J8li8b1</text:p>
            <text:p text:style-name="HTMLPreformatted">mKtwvxlSKiKYnn7qqJNM8jbiRmUszkwC6bG+lQYlwgtGAbqCkO5TyWJxU5kN3Hw2ejnPWksn</text:p>
            <text:p text:style-name="HTMLPreformatted">Vum8LBfPRDMwnFohYRMptHBrPm16hk1rlEg5vPZlHYrYTc0HtWn/7Ff2nfIkRCUjgLr9f2Mc</text:p>
            <text:p text:style-name="HTMLPreformatted">n04xXGQZAj79SY8Gf0HkxCce2gGyFChov7gY</text:p>
            <text:p text:style-name="HTMLPreformatted">=+W23</text:p>
            <text:p text:style-name="HTMLPreformatted">-----END PGP PUBLIC KEY BLOCK-----</text:p>
            <text:p text:style-name="P2493"/>
          </table:table-cell>
        </table:table-row>
      </table:table>
      <text:p text:style-name="P2494"/>
      <text:h text:style-name="Heading3" text:outline-level="3"><text:span text:style-name="T2495">Wanchana Ekakkharanon’s PGP Certificate</text:span></text:h>
      <text:p text:style-name="Normal"/>
      <table:table table:style-name="Table2496">
        <table:table-columns>
          <table:table-column table:style-name="TableColumn2497"/>
        </table:table-columns>
        <table:table-row table:style-name="TableRow2498">
          <table:table-cell table:style-name="TableCell2499">
            <text:p text:style-name="P2500">Wanchana Ekakkharanon’s PGP certificate</text:p>
          </table:table-cell>
        </table:table-row>
        <table:table-row table:style-name="TableRow2501">
          <table:table-cell table:style-name="TableCell2502">
            <text:p text:style-name="P2503">-----BEGIN PGP PUBLIC KEY BLOCK-----</text:p>
            <text:p text:style-name="P2504">Version: SKS 1.1.4</text:p>
            <text:p text:style-name="P2505">Comment: Hostname: pgp.mit.edu</text:p>
            <text:p text:style-name="P2506"/>
            <text:p text:style-name="P2507">mQENBFRvKscBCADNe0iShdOgTgE4YEERflR8tRsmLXO4O/Afzh3pbb0sQvQxEif7X/8Rb9Cd</text:p>
            <text:p text:style-name="P2508">FQ1jneaqTGimZ2Tjsn0gpHwHVlxM2bOh/E5+hI69mlSqiJYnBdI9pCXwqVHYqTD3hiX3B8sa</text:p>
            <text:p text:style-name="P2509">G8FQGZvBxcOQiQwL86re7cnr12nY6Kru8jHOQ0QMHInu/Vv83fYeUlmwaPnpROgKrjmPdv8t</text:p>
            <text:p text:style-name="P2510">RnKqpktloRpUjR7k2wBRcdcPI9U6vCrpSd/13yLeEoGB/yhke7aZt0RQ3nqFceU2k2FiyQ7B</text:p>
            <text:p text:style-name="P2511">f/OPlJCEVHiOiWFoBrnLuWX+7iTjnc/5h+OSU7nGjINazJNXLxszNADVPJXsfS8knB9VABEB</text:p>
            <text:soft-page-break/>
            <text:p text:style-name="P2512">AAG0UldhbmNoYW5hIEVrYWtraGFyYW5vbiAoUEdQIGZvciBDb21wdXRlciBTZWN1cml0eSBD</text:p>
            <text:p text:style-name="P2513">b3Vyc2V3b3JrMikgPHdvbmNoYW5hQHlhaG9vLmNvbT6JARwEEAECAAYFAlRvOFEACgkQDkgX</text:p>
            <text:p text:style-name="P2514">ro/yZnDgdwf+OvCG5u1oxSjZFqxGWUW+AfKyzXCcTTKcn1GpbobI7pbhy+d1hJyLUwiwitmV</text:p>
            <text:p text:style-name="P2515">ClaM4qIa5JapyjjpDFX8SkBn9V52y84JIiNsq0fZVOqHG7vlNp0Lrm/NU9CHfmLH9EKNd25A</text:p>
            <text:p text:style-name="P2516">1hZrkiJbE8crGUO9HS8xwJDBY9Sjj5VVmQ0p0e5YYl+zgopDuRT0jamVD114uivaFmvmfs/p</text:p>
            <text:p text:style-name="P2517">bTMGm8zauTg5oasUeO6MlmfPXmWmLug9YQwMiBXt7xXyjLjF/5KapsUq32xzkWw5Khgobfdk</text:p>
            <text:p text:style-name="P2518">rqgd8B2XE09nwFJ7qIyo//TUhuJ6LEKpK0j7TlHCtOthdmGX6Q0KnCTxJK9IsrXzjokBHAQQ</text:p>
            <text:p text:style-name="P2519">AQIABgUCVG85/gAKCRDtXFD+srQ3kag3CACX4V5HKuCDPW7wYk7lDimiVnMwc8xpAQkCdblc</text:p>
            <text:p text:style-name="P2520">vNNuT2Utl7mkmidvX+7gnuJLWS/bjYLBJJHwoky5NvJEAjH5svLPZf9+D0XWN2rBX7kh8kuy</text:p>
            <text:p text:style-name="P2521">2Pr5lZfAfqX9OwH5qIeu+rfg55bg4L9X1vZ9tDUh57kK3lbxG3VZv6D5EpG5yhoUfPqVLxJV</text:p>
            <text:p text:style-name="P2522">3ve1mEB4/CIZdLY9HBPg5+CNjvP9Ns5uZNuZQjxWA5PBkd5bXR0ad2cdcFkn71f1DU3r7EqQ</text:p>
            <text:p text:style-name="P2523">T6wpo2LFZk9Om3IWzsSI2dyiLtn4TtxeoVXq0eTmf6wj8jS82KWY5YymbUvTiAAYvryWOGkG</text:p>
            <text:p text:style-name="P2524">B7ZQVYbAqfvnIZR3iQEcBBABAgAGBQJUbzsMAAoJEGygZtNiwSLgGIoIAMzxMHYGxUqJRkQs</text:p>
            <text:p text:style-name="P2525">m/EmWgwdH+SUwNjHI2YuODwPkV/kiqztpXO72gBiwVvT2FB3MauoWM5NtzwFBnsh3qZHJnKI</text:p>
            <text:p text:style-name="P2526">SZCKWdZcwNRLiDCQFjmvXB0kwH73vBExur31dYYIcTgXbS4Ws43riEEZhEfVZrGmyiK9ouZa</text:p>
            <text:p text:style-name="P2527">sANIYLUfA0cGyxTAuycUUhqKHVsLluk/nban8xVwf4uuJ6nXHRSD8S3JgoQbiyxXL20dIBsY</text:p>
            <text:p text:style-name="P2528">/71gUY0OkGqaT9a6TEpca19xI5fkX86by9HkIiMokaXAr1dENO8nafb414k4e3LVpIhqNjG2</text:p>
            <text:p text:style-name="P2529">n3x/VLzL/tHdfsTDVkx2UlOS4zo5ZnE0P0DoMkOJATgEEwECACIFAlRvKscCGwMGCwkIBwMC</text:p>
            <text:p text:style-name="P2530">BhUIAgkKCwQWAgMBAh4BAheAAAoJEIUFMg4UwPu/0owH/3eu88jjSC94MKOwiP6QtvB8LwDx</text:p>
            <text:p text:style-name="P2531">s61uPEK/4bao210LY44JUJZZ43njCrF9mAGXyfGW102QXRsyvL8TPMCCV8jMkp4R+zrMTHqo</text:p>
            <text:p text:style-name="P2532">BkWJ050ryWMrUYwqeOh73fhuNbSA6BIPFW+7hI6RtkjLa5ozYCKALG5LTgdlZyRTqIrPYtly</text:p>
            <text:p text:style-name="P2533">VOFvCCaCaeqyLxzFDUIeQqY7ccmONvkr2JXqvaOYt9Dn2fqwme+0Bah9khyLEPXOAWkpbxLv</text:p>
            <text:p text:style-name="P2534">xpo+qtpNuFkPWqMmLeyaWf+hfGo7ZWvzP11w53oOPKHl4d/8n6tiVZ8dIfQM7lU209erVhXL</text:p>
            <text:p text:style-name="P2535">uiyvSgIqM+ce15tmLOYM/qUb7b/R/wAAFQjURgEQAAEBAAAAAAAAAAAAAAAA/9j/4AAQSkZJ</text:p>
            <text:p text:style-name="P2536">RgABAQEAPgA+AAD/2wBDAAUDBAQEAwUEBAQFBQUGBwwIBwcHBw8LCwkMEQ8SEhEPERETFhwX</text:p>
            <text:p text:style-name="P2537">ExQaFRERGCEYGh0dHx8fExciJCIeJBweHx7/2wBDAQUFBQcGBw4ICA4eFBEUHh4eHh4eHh4e</text:p>
            <text:p text:style-name="P2538">Hh4eHh4eHh4eHh4eHh4eHh4eHh4eHh4eHh4eHh4eHh4eHh4eHh4eHh7/wAARCAC9AGoDASIA</text:p>
            <text:p text:style-name="P2539">AhEBAxEB/8QAHAAAAgMBAQEBAAAAAAAAAAAABQYDBAcCCAEA/8QAQRAAAQMDAgMFBgQCCAYD</text:p>
            <text:p text:style-name="P2540">AAAAAQIDBAAFERIhBjFBEyJRYXEHFDKBkbFCUqHBFSMWJCVTYnLR4RczNJLw8VSisv/EABoB</text:p>
            <text:p text:style-name="P2541">AAIDAQEAAAAAAAAAAAAAAAIDAQQFAAb/xAApEQACAQQCAgEDBAMAAAAAAAAAAQIDBBEhEjEF</text:p>
            <text:p text:style-name="P2542">E0EUItEyUWGRFcHw/9oADAMBAAIRAxEAPwA4wQnpV1lzGN6GNrV4VZbWfKlpkMMx3cHnRSE/</text:p>
            <text:p text:style-name="P2543">gjel5lZ8RRCM4ofio0wGbV7O5wlWZTBOVMLx8juP3pmrFOHr1NtbilQ3tBcGlWUg/emWPxRd</text:p>
            <text:p text:style-name="P2544">HB35ZPohI+wogk9GjV+pAF8nL5y3fkcVGq6S1fFKePqs12Ccmh1ypxtPxLSPU1nS5ziubij6</text:p>
            <text:p text:style-name="P2545">moVSjnnU4IyaOqXFT8UllPqsVEu529HxTGfkrNZwuUfGq65Jyd6jB3I0hd9tSOcxPyST+1Q/</text:p>
            <text:p text:style-name="P2546">0ls//wAk/wDYf9KzZySd96h959ag7JliVdKnbXiqSSfOpUK5UhMLATZXyq8w5QhlZ2q405jF</text:p>
            <text:p text:style-name="P2547">GmRgOR3e7zotGk90YNLTLp8avRn8DGeVGmdgZG5XnUnvPnQNuR5iu/eT41OTsBj3nbnXKpHn</text:p>
            <text:p text:style-name="P2548">Qj3nzr77ztzrsnYCRf8AOoVv1QVI/wAVRLfHj+tQ2dguuPZ61F2vrVJcgAfFUfbjxocnYEhG</text:p>
            <text:p text:style-name="P2549">rxFSpJqBK9q7Suq+RmCyhRHWrLSz41QSvzqVDoFGmQ0E2XDn4jV6M1JeUnsmnXM7ApSTSdN4</text:p>
            <text:p text:style-name="P2550">kahSCywrW8NlEAEJ/wB6vRuPeII7aWrVPfYKgAsNbZ6bj502KyCaBCsN2lJKGmCh5IKlIePZ</text:p>
            <text:p text:style-name="P2551">nwHPnvn6VDLst3YmCM7Kt7a9RVoL6SoJCeWASck+IG1K8Xi69zu1RJedelOo0rWoblP+1Q3+</text:p>
            <text:p text:style-name="P2552">Q5CmfymnUBaApSyo5J65yd96LS0dhhi6i7WlLSp8FaW1g4cSO6Tn7fUmuWJaXkhaDlFLrfF1</text:p>
            <text:p text:style-name="P2553">0jtKaZmgIXupDgBBG/McqljXy3yoqUrUhmXncpGlKvTp9qlxOTGBUttO5UlPqa+mQgYyqlqK</text:p>
            <text:p text:style-name="P2554">9263lE5AAAz0oyseNLJJnJzIzlxI9dq599Z/vU/Whjw/r6Nug+5q1p8qS5YeAlEQrfd1SXFo</text:p>
            <text:p text:style-name="P2555">LKkFOPxZFEGpZK9Ok/WgVmATJkbAb42+dFIqcSSOfWlyeworITS4ccjQXiq+G3xwyztIcGxz</text:p>
            <text:p text:style-name="P2556">8I8aOApS2VqICQMkmsqvEx6+cRuBsEgr7NsDoBtTKP3PZ01gO8LW2VeJfZxklWT33TyFbTwr</text:p>
            <text:p text:style-name="P2557">w5CtkdKEoDjp+JZG5pZ4KhotluZZQkBWO+fE092x4ggmqte4lN4XRdo26isvsM26ywFOh4xU</text:p>
            <text:p text:style-name="P2558">FxPXFWrjbIb7el9lte2NxXDMghI0qxXx2TlJJNApPAbgjPONuCGV5l2pXZrHNGdjWV3Myocg</text:p>
            <text:p text:style-name="P2559">svhbS0noSK3a5SnNZBO3hSLxxaEXGMp9CQHkDOQOdWKN008S6E1rZNZiKnDF4eYnCO+hRbeU</text:p>
            <text:p text:style-name="P2560">EuKJzg8gfKtKUM46joaxCQ8/GfTrJDrR2PpyrZrRLTNtEOYkZDzIUfXG4+tXJLeSj/BBKH9d</text:p>
            <text:p text:style-name="P2561">b9B9zVvT5n61Wln+uNeg+5q3g+I+lU5v7hyWjLLP2zl4EdKUoTJcAClK+En5Ux3eEbPJZU9I</text:p>
            <text:p text:style-name="P2562">S72yuzASkjGOvpSvZpGL7EWrkFg8vAKNMfE81UuRAbXuQ4VavzbU6UF2KjJ5IuK5C43DUt5o</text:p>
            <text:p text:style-name="P2563">gL0AA+pA/elb2UW/3qa/PdRkI2ST40b47eKOFJJHLuj9RVThG5NWOxwkpYLrryQ6ochvuM0p</text:p>
            <text:p text:style-name="P2564">tqm1H5HwS55fwajao5KkgJ2pugQ0qSMmsqb9oWgBIt2kjwOKNW3j0vpGEJbPhmqfpkts0I1E</text:p>
            <text:p text:style-name="P2565">9I0Nlt1p5YcUgt/gA5j1q24wjstWQc0lt8Qpejl7tenLNBX+OJsVKt0kfhB60Si2TJYG+6s9</text:p>
            <text:p text:style-name="P2566">/AG9BJaAEKCh0oG37TEuLDb0QFXjiu18UQpoKVYZWTsFcjQypSjsFVIvRnXtAjpYlqUgAajm</text:p>
            <text:p text:style-name="P2567">nn2bvF3g6ElStWguDGc47xOKU/aS2Pc0yge6FAGm32RxCng6OsgqS44tQB8M4/atGlLlTRn1</text:p>
            <text:p text:style-name="P2568">o8ZsJzNpLR8/3q5nyNRXVlSJTW2MA/erGjzFV5/qZMVoxW0OSHb3GLzTDCBlP8pajk6VePrT</text:p>
            <text:p text:style-name="P2569">DcVf2rCBOcqVtny8KC2Yf2q1tq7x28e4f9aPTAF3aCcDISrOPHAqzPoQuyxxEgKtSUBpLpWv</text:p>
            <text:p text:style-name="P2570">4VDI2SpXL5UDYk3KLFbkStaW0qOEJOBjAxsOVHOLJYt9rjycasSW9h1Gdx9M0zw7La3La4yu</text:p>
            <text:p text:style-name="P2571">U1JbcJKFJ6jpsdx86rSnxiWqcXKQjI4uUy0l9uMQcnSvYjPoQQauR+J13VsonWu3yVLGO191</text:p>
            <text:p text:style-name="P2572">S06CeRK29JUeXxZ5Y5ZBIf0VYS92bbRdRqzpKMj1xR6XbmGLazCiwAzLeUEtr0YUc7fSodWK</text:p>
            <text:p text:style-name="P2573">Wh8aUm8svweDrU7YFXEcRTGoYCjoMLU6MHYfFpPTfI9Kz2TdW7etxsW2M4o90qkJLihv5nGf</text:p>
            <text:p text:style-name="P2574">lW6HhZLHA6mBIl9oUYCu1OnOPy8qz2BZ4k2DINxipdkoUQVlPwqHU/8AnWgjVw9oZKDa7yAr</text:p>
            <text:soft-page-break/>
            <text:p text:style-name="P2575">dxnGTGDcq32YuDbT/CoqVf8A4+5qhNu0abJ1sxI69St0BkIA9AnGPlXc3hpK7gXEspQvllJP</text:p>
            <text:p text:style-name="P2576">13pv4U4QtrUcLxrlHJCQMnNFUqR7QuMJfIicaMtTrC82l9MUMYUW9JOtWQAgEnbOfOtX9m8W</text:p>
            <text:p text:style-name="P2577">KvhtiPDK1NRsMqKk4/mBKSrG5zz5+VZZ7SmDHjSGikApWkYxuFBWSfluK3D2LNRpXAEBUdoo</text:p>
            <text:p text:style-name="P2578">Xg9uFnJU5zJPrtjyxT6DzHRWrpJvPYM4it5bfY7vQ/euvcT+Wmnia3KCo5I5oX901+FuOOav</text:p>
            <text:p text:style-name="P2579">0pVT9bBi/tR5rtFsnxJyZD7TKkDPdSok7jHUUX91ffubMhSAltAOd9yTTeqG3jZtP0qF1hKB</text:p>
            <text:p text:style-name="P2580">8I+lD7ZMngkI3tJUE2mIk9ZaP3ovwrbXbiNbkwsNg7Y51T49jQpEdhM6Sphpp0OHSBlRAIA3</text:p>
            <text:p text:style-name="P2581">8yN9/wBas8OzkstABWM0FdNQRZtGnJjmmxRmGir+IzOXMOAftVrhW1MQJhnypGvtNmu0VlWP</text:p>
            <text:p text:style-name="P2582">HyoH705Ib0oUSDtzrOuKeILvGufuyZTwSyvAA5EdKrRzLRoPikenpl5Yct6IxcSEI5efhSPx</text:p>
            <text:p text:style-name="P2583">JAxPanMPOxUuEJLrC8HPTNYu/wAY3xUdSESl6kp54zTPwTxNc7ylu3SF9phOpxWkjlRyz2zo</text:p>
            <text:p text:style-name="P2584">8OkaOLJMdb1N8QSQpQyStAUfvQK7229Qkr/tdb7Z+Ibp/er9vu620dmpZyNqp3q5F5KkpVS3</text:p>
            <text:p text:style-name="P2585">M5xSEDi2Qkpbbd7yQSFZGc7GvR/sQtMiHwBbjKbKVOI1J/yKOtB+iq8tcYuKdnJjpWlOs8yc</text:p>
            <text:p text:style-name="P2586">CvRvsR4pl22NB4T4jmIkBTaRBllQwdv+ST1x+HHTGfAaltF+sxrp/eaDxBCDrkfu5whz7pr6</text:p>
            <text:p text:style-name="P2587">3bzoT3E8h1P+lHn46XCFKGSkED5/+q+AEAAJGBXSp5eRSlhGBe6Z6Urcf3uNw1bkPLQl2Q6s</text:p>
            <text:p text:style-name="P2588">BtonmOpPl09SKcOP5w4VbDCQzImLbKwhJJDY/MrHTy64rzJxTd5t2ubs6a+t5RVsvoB6dB6U</text:p>
            <text:p text:style-name="P2589">ujS5T30h9SLhTU389fkauMJ0W+8PLuNsdcZltnLratkqR+UDy558jQ/hu7B+Eyc97SAfUbGl</text:p>
            <text:p text:style-name="P2590">+1XJlDTjS3U6dJ2FAIVyVappTrPYLOc/lPjVi5p84a+BdrU9c9m1Wq9Nx9SnlgBI611OvfCj</text:p>
            <text:p text:style-name="P2591">MlqVJabmPLIJQMZA8zWexHm7w6lp94ttnnpPOiVvi8PW+Ytt+I1ISdj22dh5GsuMUuzXT5M0</text:p>
            <text:p text:style-name="P2592">CHP9nbCluMNuL97AUrWkYZz0o7aEcPW0iXayx2bg+NJ51mYicHBwrA7QHdLfvKwE+Q35VFHs</text:p>
            <text:p text:style-name="P2593">FvkqX7ldJEdJOQhDpKQfnXSx+4bjjoe7zKS1NV2ShpXuMUNkz0pbOVb4pTVMl2t4tS5BkhOy</text:p>
            <text:p text:style-name="P2594">VdCKH3XiFIaWvUAcbeVLVNt6IlLEdlbi2chy6oT2iQrIwDWiWviaIYLTb7zrchtAKXGzyIOQ</text:p>
            <text:p text:style-name="P2595">TjG46HO2/QkHDYLz11u65JJ0JO3pTgw84Y6kuPEIG+M8q3aMeEEjBrS5zbPTHs69vlvdUzau</text:p>
            <text:p text:style-name="P2596">KmXGCBoFwb76SR+dIGR6jPn41qCOPOEVoC0XcKSoZBDDu4/7a8LWaYyLk2FNFxokJVzGQdtj</text:p>
            <text:p text:style-name="P2597">0/2pkUpKVFIj7A45g/riqlxOdOWujc8Z4ujf0s8sSXf+mGrjxBKeujjk111RlOFZdeIV2mBg</text:p>
            <text:p text:style-name="P2598">BR9MeXTFBr65b5CFNyoLQcIx2rXcOfDrn9RQu23Zt9BttwaShSd0KUd1DyPiB+1QXwdjHQUL</text:p>
            <text:p text:style-name="P2599">7oXjKvA1oRSSwjz05ynLlLsXLra47Z7SG4F9T0I8vD6UsXcgjQs4UKapD3ZghDZWkDmQcg+F</text:p>
            <text:p text:style-name="P2600">DpcBqSA8hQIUN9J2BoWEgLYby5b3kocUS2Dt5Vp1qFrvcdBEgNuY55rJbnCXHWc4xX61XF+G</text:p>
            <text:p text:style-name="P2601">oBDignyPKqde357j2XLe54al0bWxwtB7TLlxSE/4aszY1otsU9nKVqG+551l0a/PkAofwfOu</text:p>
            <text:p text:style-name="P2602">JlxefBU/JUqqP0887NB3MMaC98vCpLitKwlpP4jSnOmOTXhGYypJO58agmSVPuBpoKUTyq9Y</text:p>
            <text:p text:style-name="P2603">0iK4Q8zlRwSrHIVoUaKjtmdWruWkH7LDciRkobbQpatzlVEm3lIWWpUZSNQ6HIPzqOFJiENO</text:p>
            <text:p text:style-name="P2604">F7GolIJGBnw8KI57w7uvPhz+nWrRUO2EtBAITk4wOlX03WahIQ3cJCEJGEpG+B0FX+HrE27J</text:p>
            <text:p text:style-name="P2605">Q9cFANdGvzev+lPqbhHbSG0MshKRpSAOQHzokA5tdGWXWA1MXrSAlWwO+CMciPMUNmOJ7V2B</text:p>
            <text:p text:style-name="P2606">IdLiG1aA8ofEoYznwIOR54o/NUtMZS2GkvOp5JO2aHotElUVTjhbU86StxCk6knJyRQ5OQMm</text:p>
            <text:p text:style-name="P2607">aSdQSNQH6UJcBjocejLTkj+YyR+oozLtEuMkux0aQncta9ST6Z3H2oe2UPnUlIDhOCg7FJH2</text:p>
            <text:p text:style-name="P2608">qOQfFlGdFYnQw4lvcDu5HLxFKMuKph1Qxtmnl1oxyVKQQleywOvmPOhdxhNuu4BBSpOQR41z</text:p>
            <text:p text:style-name="P2609">ZKFRBUDsTVhC1Y7w1H0q+qChlZCxjfnU7EVCsYBUT4UOmFlnXDMZsSi88nvK7jYPjzNMsWE0</text:p>
            <text:p text:style-name="P2610">twL7qGiNWcbmhxhqPuoZT3m0kgA4KlHcfvTDYLU7JucdE9OptROdQKUpwknAHXpRZSOUJSWU</text:p>
            <text:p text:style-name="P2611">iODB97kq90jIWzjStS/g9c9f15Uy2K2RobiEpGs9Srp5J8KPRoURLIKUFSUckIxgfSiEW1OX</text:p>
            <text:p text:style-name="P2612">MgQYbpdQQSENk7eeOQ578udSJcgWlgxpfxFSSMoO21SdhIVvpVvvRu5Dh6zY/pFPacktq/6C</text:p>
            <text:p text:style-name="P2613">GsOycgZwcHS3nYAqJ32xscB/+JNxT3WuHbS22NkJICikdBkpyfWlTuKdN4ky7beLurqPKnDQ</text:p>
            <text:p text:style-name="P2614">v9iUqzvjPSp9Zbb1nHgBQRF9XCe93ujBHg8gbH5Vc98YmZXGdC2xywdx8qTXuVGGYlzx3i3W</text:p>
            <text:p text:style-name="P2615">ueFXSXf4Pr7jinQsuEHp5UMnWttZLzatDp5rH4vXxq+pKicf+CugCEgGsn2SznJ7uVnQcOPF</text:p>
            <text:p text:style-name="P2616">Y66FmSHWklEkBSP7wfh9R0qO22W43mWmJaIL8p5tJUG2UFSinbcAbmmSUw2Uk/rj9K74CmL4</text:p>
            <text:p text:style-name="P2617">e4yjOo16HiGh/KS5lJIwAFjHPHht161eoXUpJxl2eR8r4mNBe2l18r9hOkxHEOll9lSXEEpU</text:p>
            <text:p text:style-name="P2618">lYwUkdCKZ+E7Db48Vdzv8GYqMttQiNNII7ZfLUTthAOBnx5cjWzcTPcBXq/xrxdbWZVzbQEm</text:p>
            <text:p text:style-name="P2619">LG1JakODkp0nfGADjcgEgk4AC5x1/ErtdkWpMVL1wdUCpDIw2htOQ2EjOEoCfQDHrT3Vfr5G</text:p>
            <text:p text:style-name="P2620">Ta2/urqn/f8AC+TPYLSIiSGk4Ueaydz6Uf4btd1uM9tUCMXQ2odotRCG0g7d5RwBz6miCYfD</text:p>
            <text:p text:style-name="P2621">1hRruS1XuckA+6xl6GEkpJAW7130ghPLfnjFCb/xJc72yIL/AGEO3pKVIgRE6WUkJxk9VE5U</text:p>
            <text:p text:style-name="P2622">cnx8hjPziXKb2e7SU6X09tT+1rGXpfl/9sKTOJeGrStaLa25xBPKc5ZJahoVqxu4RqVsNXdG</text:p>
            <text:p text:style-name="P2623">N0jPMUvXXiHiy+lTNwuYiwVFWLfbwWGQFY2ON17ADvE8vM1H2DXZB1akIA2JOwFDbhe7Tbsu</text:p>
            <text:p text:style-name="P2624">quLDy0/gaVqJ+la8JqrTy/k8Lc28rG5cFtxCMS3hKNkhCOuB186tYt6dizKURsSAMH9az9Xt</text:p>
            <text:p text:style-name="P2625">AlOXRsqYQiCDhSQMrx458RzxTa3dLe4hLibnDwoBQy6kHfyrKq0XTlhdHufG+TpXVFcsRku1</text:p>
            <text:p text:style-name="P2626">+CxxFC96WphCNmwVLVz36ClkwJcNQcZKkqA5pOK0lURtEReNyrOSeZqhJitFO46UTfFYRmej</text:p>
            <text:p text:style-name="P2627">2S5vTFGDfJDa0tTG+0GcagMEUdjutvArbXkeA5ipWbLElzmW1jSFEkkD/CTQfiyGbLMZVEfX</text:p>
            <text:p text:style-name="P2628">nBP2qPQpw5IleSqW1b1T2goXEBZb2weYNV5DQeRoyUKBCm1dUn1qO3SDNhpdUgIUdjjx8a6j</text:p>
            <text:p text:style-name="P2629">uqcWppX4c71V3Fmy5QrQ3tM163cLP3uynjrh6YiRJcSBcbecJKXhjWB0xq3APPbnypD4u4nk</text:p>
            <text:p text:style-name="P2630">i6SYFrc1hxa/4hLSSVSHCCA2k8+zSMjoVEnPIVPYps+0cF324wJjjRldlCW2CcAKJ7/hnAI5</text:p>
            <text:p text:style-name="P2631">daVY4TFhuy0pyW0K0p5YAAq3Ko+Ciu2ees7CNGtUnJ/bF/38krqWGGC/dJAbT+UKwB6nx8hQ</text:p>
            <text:p text:style-name="P2632">17iqyRwURohkKJ56Tj/7H9qSrvPk3CR2shwnfupHJI8AKmtEdDktlKtwVD71Ct4xWWPn5erU</text:p>
            <text:p text:style-name="P2633">k1T0i/xffJVyiptyYiGWSsLGnOdv/dAo1ikvI16SB51sHG1phRpVubbYQAW1knT/AJaHIjtN</text:p>
            <text:p text:style-name="P2634">pACdqZWm6MuERVlZ/wCQj76zy2ZbMsz7A3bJ9KGFlYOMVr0uIyWiSkHG1KL1vY7Ze34jXQuH</text:p>
            <text:p text:style-name="P2635">8kXfiFTa4M//2YkBHAQQAQIABgUCVG84VgAKCRAOSBeuj/JmcALOB/sFmptTFHXpSJ526FnK</text:p>
            <text:p text:style-name="P2636">/vhPgyoj32qKNEvm1F/bMblht7x52rG7kU2WFhiUgACDdTWuNIfsTWNmw8jd0/p7RGMYaKf7</text:p>
            <text:p text:style-name="P2637">uawUEDtVaXP5yG/SFtxIWjNqqekjGkQPGkgw+CEiMZetu6MXtZe7X8TzrWyrwjqdl6jv6qgp</text:p>
            <text:soft-page-break/>
            <text:p text:style-name="P2638">+3AP1f7BAg8Iisjfj3GtEfZdbdPFWanlY5vQNmWJWKr3+kv1V0GCp17OM35wKXMVG1qT8P8w</text:p>
            <text:p text:style-name="P2639">SqFgCt0dXEY5wrOvmZXs/1SfwOcd7/JmqBJz1Cb7Vl/ZW8wLAiCvmzNk+2ysFFR92qPhhEVH</text:p>
            <text:p text:style-name="P2640">Q4tniouLBCF+nd4PXrNcnvKzF46IXVAICO66iQEcBBABAgAGBQJUbzoHAAoJEO1cUP6ytDeR</text:p>
            <text:p text:style-name="P2641">DLoIAJVVBWQuDak62vd6VTLVGihiJ8GWL0jFdgFk7CQNVcUdA9myHxA+QljFLyMqgMAN9ASA</text:p>
            <text:p text:style-name="P2642">lra66PjWPPSQCWjgKmmeBGAzNR7oHB/VWeqQOHFOhFKwpfoHdIVhhDjSvwo+k90yeY48Eko0</text:p>
            <text:p text:style-name="P2643">eHnXdZ7NVXK0fL2oVQO1ql+h6YmpeIweeZOei2CZcz1laYXO//a2CQNr0QNxqzWP26WHwkrd</text:p>
            <text:p text:style-name="P2644">omR2Gn0SBbYVaGc4vykDpCM+A/Mh1ZtfyxXoKcfuMvTAJMFmMCfQ9XDWGqDeVhTbEt7ldP8s</text:p>
            <text:p text:style-name="P2645">2sAG4YLp3HBevgJL50kX9cN12hTrZuYtHb40K0se7Zs0kOV9ww+BeHMMVQ+JARwEEAECAAYF</text:p>
            <text:p text:style-name="P2646">AlRvOxAACgkQbKBm02LBIuBrZQgAmEYPP+Yq1YZChAynOcUus4PfaC3VPYYBiMPula4hArwR</text:p>
            <text:p text:style-name="P2647">jzrcS5gXx1LV0BC3UOoD/4o4HXCFvaYKtDY5bwFQSJmMawiqsJtGj4ufAxhlGANrSV0U2g25</text:p>
            <text:p text:style-name="P2648">B0tXDLBlK+Lhqo8cjrzUnT0INYDiZaBOmgfzmE4hwLMMrOtSh8VLscvdC2AgapeS8UFZ+p2P</text:p>
            <text:p text:style-name="P2649">DncxO/W8T+i1jupYFK3cU8aIKn56xFO/kEHswnqAwoVovzhiC8UNljjk++3Y+h0HHy4MOdaJ</text:p>
            <text:p text:style-name="P2650">Nmf5ez0xW2q1/zzK5dX3l5Hocv1lItkxmaBgKwOFkmjKYnFw5Rkaeno/gTcpNP7P2NO85aXA</text:p>
            <text:p text:style-name="P2651">98xK0yvWb4kBOAQTAQIAIgUCVG834wIbAwYLCQgHAwIGFQgCCQoLBBYCAwECHgECF4AACgkQ</text:p>
            <text:p text:style-name="P2652">hQUyDhTA+7+5oAf5Aaosr399lZWzR/MiAmwZLNkGelVqEcmltVis+p/ReKL3r3PYN7llWYh+</text:p>
            <text:p text:style-name="P2653">i5ddX9X5+6Kro5TkoSpo7gIeuM4UISaiaRiwPQzDMp0mS7dkgXLzdtTIIizYhymGdjcISkFI</text:p>
            <text:p text:style-name="P2654">iBIm6eDeciBOGT/Gng941oCRVmHXTK7RjZ2pK8Zj4XpgRh2LOJoZZgUUeshkTJNI+0Z+gpM9</text:p>
            <text:p text:style-name="P2655">LaOprQp4JetGIcg8tkgftRvnrIzFTditNE47L1LDzhiDOVGKmKfpf32UA6BSYigq+eL73CAa</text:p>
            <text:p text:style-name="P2656">RtNZwbFLktt7qHRLmZv+/KUroMDspUVYc+WqYO3W1OfoRpoZgbUg/Em+EWQ/6EPb2SVDULkB</text:p>
            <text:p text:style-name="P2657">DQRUbyrHAQgA11uJt3rGd3xp5QqVIAzRCi5K3TJa6ppmeH56WoTnBvlXmAee/A3Gxhfa9dFI</text:p>
            <text:p text:style-name="P2658">vpIDBNd0eTfS/ZiNW0SELfrBchMVD2JXS85X9T/SOqZKnEqIMjgWl4nQkfeNzEzbViLUSq1D</text:p>
            <text:p text:style-name="P2659">+rzUaCGfA3oNRJLbhI7Xkl8N7/jAvjlbovmNMXJ8vHbi9cPB8ECynxE1cRq0q5uS7fHxud6B</text:p>
            <text:p text:style-name="P2660">jxZfGz6PGgC2MBSj2xyDsFR8hDijDQc4kLol7S7QgdDRV/3RM2ipVWeqiFx4RHuF71yK47ID</text:p>
            <text:p text:style-name="P2661">oYmBgLf+GGSDadIC/E9LvP1hhbr+VdjHyzFWlBEhTMFscYhu/mI+DcB5zsiTPCTacwARAQAB</text:p>
            <text:p text:style-name="P2662">iQEfBBgBAgAJBQJUbyrHAhsMAAoJEIUFMg4UwPu/fGcH/Ag6Cj2llK2kVLDkJNEiCiKPSXE4</text:p>
            <text:p text:style-name="P2663">xr/U5euZEw+f/FT3YoXzE6t1c+GkbcTiWRLSYYflQgq3hOavVLtNcULBcqJ+KmUdYKlfzTTs</text:p>
            <text:p text:style-name="P2664">kGHZkO8EiRZb2yhLpvEWk86WrhDDVpwi/hW39cCzd2631oDDEWP8JARc39XmLKc1PCLqlNAF</text:p>
            <text:p text:style-name="P2665">H3g6bAFupoLBdJ4gPQibJd/BY2AxOg1ajMjIaTKG4FSHd5E/6M8OiiUstBvtciF3kwK1XkvJ</text:p>
            <text:p text:style-name="P2666">vO39oITCTxzfx1vUY+z5YEti06CzPfYB2rsnWkr/PmDsxtEREghgmYGZoruLo5ADfMD64tB4</text:p>
            <text:p text:style-name="P2667">tli+sOEJpjUhP6kn8sCwC0Jjkwg=</text:p>
            <text:p text:style-name="P2668">=A/tM</text:p>
            <text:p text:style-name="P2669">-----END PGP PUBLIC KEY BLOCK-----</text:p>
            <text:p text:style-name="P2670"/>
          </table:table-cell>
        </table:table-row>
      </table:table>
      <text:p text:style-name="P2671"/>
      <text:p text:style-name="NoSpacing"><text:span text:style-name="T2672">X509 Certificate (Local CA certificate)</text:span></text:p>
      <text:p text:style-name="P2673"/>
      <table:table table:style-name="Table2674">
        <table:table-columns>
          <table:table-column table:style-name="TableColumn2675"/>
        </table:table-columns>
        <table:table-row table:style-name="TableRow2676">
          <table:table-cell table:style-name="TableCell2677">
            <text:p text:style-name="P2678">X509 certificate for pair</text:p>
          </table:table-cell>
        </table:table-row>
        <table:table-row table:style-name="TableRow2679">
          <table:table-cell table:style-name="TableCell2680">
            <text:p text:style-name="P2681">-----BEGIN CERTIFICATE-----</text:p>
            <text:p text:style-name="P2682">MIIDFjCCAn+gAwIBAgIJAL4dh09K9lv4MA0GCSqGSIb3DQEBBQUAMIGjMQswCQYD</text:p>
            <text:p text:style-name="P2683">VQQGEwJVSzETMBEGA1UECAwKTWlkbG90aGlhbjESMBAGA1UEBwwJRWRpbmJ1cmdo</text:p>
            <text:p text:style-name="P2684">MR8wHQYDVQQKDBZIZXJpb3QtV2F0dCBVbml2ZXJzaXR5MRkwFwYDVQQLDBBOZXR3</text:p>
            <text:p text:style-name="P2685">b3JrIFNlY3VyaXR5MREwDwYDVQQDDAhMb2NhbCBDQTEcMBoGCSqGSIb3DQEJARYN</text:p>
            <text:p text:style-name="P2686">aHdjYUBody5hYy51azAeFw0xNDEyMDQxMjM2NDhaFw0xNTEyMDQxMjM2NDhaMIGj</text:p>
            <text:p text:style-name="P2687">MQswCQYDVQQGEwJVSzETMBEGA1UECAwKTWlkbG90aGlhbjESMBAGA1UEBwwJRWRp</text:p>
            <text:p text:style-name="P2688">bmJ1cmdoMR8wHQYDVQQKDBZIZXJpb3QtV2F0dCBVbml2ZXJzaXR5MRkwFwYDVQQL</text:p>
            <text:p text:style-name="P2689">DBBOZXR3b3JrIFNlY3VyaXR5MREwDwYDVQQDDAhMb2NhbCBDQTEcMBoGCSqGSIb3</text:p>
            <text:p text:style-name="P2690">DQEJARYNaHdjYUBody5hYy51azCBnzANBgkqhkiG9w0BAQEFAAOBjQAwgYkCgYEA</text:p>
            <text:p text:style-name="P2691">3kLGMS9I5dEfyWYFwipPP0GJNkKFR4LENufr78nJFi/FRh7fI7dX7rFggqKQQZ+h</text:p>
            <text:p text:style-name="P2692">qF4ZtLY/yzPlwSRpjqSyWUaElEZg3NJyyUu87noXzxQrA73PajfrnnZBbhQoUZfM</text:p>
            <text:p text:style-name="P2693">C4qSqd+YPACx0M7WOKTzntCBGLJtih0IR0v0NRzCX2UCAwEAAaNQME4wHQYDVR0O</text:p>
            <text:p text:style-name="P2694">BBYEFC/wbPb+KXwJHH8/jOZLftbp3oefMB8GA1UdIwQYMBaAFC/wbPb+KXwJHH8/</text:p>
            <text:p text:style-name="P2695">jOZLftbp3oefMAwGA1UdEwQFMAMBAf8wDQYJKoZIhvcNAQEFBQADgYEAtJIB6tBg</text:p>
            <text:p text:style-name="P2696">pVhyuOIH5ZRJ0hlk9fdO40OJskTNi2mtakVGGaxoqE+yMKAxlWX3FlDIM2ITgiBl</text:p>
            <text:p text:style-name="P2697">d3QN9nNUvL/BHQ44sDlriCbTs6ZPb916+hthCHlmoIMTn/wLfz21H1NlVTNDZft/</text:p>
            <text:p text:style-name="P2698">8d3gfkVNvxQX/yekOSlPCS+TomKW+MQYYJA=</text:p>
            <text:p text:style-name="TableContents"><text:span text:style-name="T2699">-----END CERTIFICATE-----</text:span></text:p>
          </table:table-cell>
        </table:table-row>
      </table:table>
      <text:p text:style-name="P2700"/>
      <text:h text:style-name="Heading2" text:outline-level="2"><text:span text:style-name="T2701">X509 Certificate (reply from Local CA)</text:span></text:h>
      <text:p text:style-name="Normal"/>
      <table:table table:style-name="Table2702">
        <table:table-columns>
          <table:table-column table:style-name="TableColumn2703"/>
        </table:table-columns>
        <table:table-row table:style-name="TableRow2704">
          <table:table-cell table:style-name="TableCell2705">
            <text:soft-page-break/>
            <text:p text:style-name="P2706">X509 Certificate signed by Local CA (paul.cer)<text:s/></text:p>
          </table:table-cell>
        </table:table-row>
        <table:table-row table:style-name="TableRow2707">
          <table:table-cell table:style-name="TableCell2708">
            <text:p text:style-name="P2709">-----BEGIN CERTIFICATE-----</text:p>
            <text:p text:style-name="P2710">MIIDxzCCAzACCQCFsQiH1SAwXjANBgkqhkiG9w0BAQUFADCBozELMAkGA1UEBhMC</text:p>
            <text:p text:style-name="P2711">VUsxEzARBgNVBAgMCk1pZGxvdGhpYW4xEjAQBgNVBAcMCUVkaW5idXJnaDEfMB0G</text:p>
            <text:p text:style-name="P2712">A1UECgwWSGVyaW90LVdhdHQgVW5pdmVyc2l0eTEZMBcGA1UECwwQTmV0d29yayBT</text:p>
            <text:p text:style-name="P2713">ZWN1cml0eTERMA8GA1UEAwwITG9jYWwgQ0ExHDAaBgkqhkiG9w0BCQEWDWh3Y2FA</text:p>
            <text:p text:style-name="P2714">aHcuYWMudWswHhcNMTQxMjA0MTI1NDIyWhcNMTUxMjA0MTI1NDIyWjCBkjELMAkG</text:p>
            <text:p text:style-name="P2715">A1UEBhMCVUsxEzARBgNVBAgTCk1pZGxvdGhpYW4xEjAQBgNVBAcTCUVkaW5idXJn</text:p>
            <text:p text:style-name="P2716">aDEfMB0GA1UEChMWSGVyaW90LVdhdHQgVW5pdmVyc2l0eTEZMBcGA1UECxMQTmV0</text:p>
            <text:p text:style-name="P2717">d29yayBTZWN1cml0eTEeMBwGA1UEAxMVV2FuY2hhbmEgRWtha2toYXJhbm9uMIIB</text:p>
            <text:p text:style-name="P2718">tzCCASwGByqGSM44BAEwggEfAoGBAP1/U4EddRIpUt9KnC7s5Of2EbdSPO9EAMMe</text:p>
            <text:p text:style-name="P2719">P4C2USZpRV1AIlH7WT2NWPq/xfW6MPbLm1Vs14E7gB00b/JmYLdrmVClpJ+f6AR7</text:p>
            <text:p text:style-name="P2720">ECLCT7up1/63xhv4O1fnxqimFQ8E+4P208UewwI1VBNaFpEy9nXzrith1yrv8iID</text:p>
            <text:p text:style-name="P2721">GZ3RSAHHAhUAl2BQjxUjC8yykrmCouuEC/BYHPUCgYEA9+GghdabPd7LvKtcNrhX</text:p>
            <text:p text:style-name="P2722">uXmUr7v6OuqC+VdMCz0HgmdRWVeOutRZT+ZxBxCBgLRJFnEj6EwoFhO3zwkyjMim</text:p>
            <text:p text:style-name="P2723">4TwWeotUfI0o4KOuHiuzpnWRbqN/C/ohNWLx+2J6ASQ7zKTxvqhRkImog9/hWuWf</text:p>
            <text:p text:style-name="P2724">BpKLZl6Ae1UlZAFMO/7PSSoDgYQAAoGAbgObptVqFxLYjxKnP41TVFioMZChWxnW</text:p>
            <text:p text:style-name="P2725">sn4V77+H5hsYVNGEHbDKErQZiRIv/Q01KZdnvP3+nHjAZ4pReWysIiV8wmB/uAA4</text:p>
            <text:p text:style-name="P2726">YdkQ9x5pIGRztKCcuNExFsqkgIc/xozZ3alMh3GoDJ/DQyolWFN48bOhMUaDUqm3</text:p>
            <text:p text:style-name="P2727">SQzDj1OinV4wDQYJKoZIhvcNAQEFBQADgYEABuhhRYMQb8gshlOe9wc7IYBVWWQC</text:p>
            <text:p text:style-name="P2728">tlKzv9iCWh7clLZTutc7NNIJA7uZ9QnqlyF6C/Ar2VcXGeHlp88sPcX0VccTnfPs</text:p>
            <text:p text:style-name="P2729">k8uwACzxmEJFATyUsBTw3SUe+Fyg05+FTs/pa4TkN+T0dmXGRjLTHSs8sJ+LiGBJ</text:p>
            <text:p text:style-name="P2730">j7V/C4z/NMIMg2w=</text:p>
            <text:p text:style-name="Standard"><text:span text:style-name="T2731">-----END CERTIFICATE-----</text:span></text:p>
          </table:table-cell>
        </table:table-row>
      </table:table>
      <text:p text:style-name="P27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E74B5"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fo:color="#1F4D78" style:font-size-complex="10.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2E74B5"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fo:color="#2E74B5" style:font-size-complex="10.5pt"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Calibri Light" style:font-name-asian="Times New Roman" fo:color="#2E74B5" fo:font-size="13pt" style:font-size-asian="13pt" style:font-size-complex="11.5pt"/>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Heading3Char" style:display-name="Heading 3 Char" style:family="text" style:parent-style-name="DefaultParagraphFont">
      <style:text-properties style:font-name="Calibri Light" style:font-name-asian="Times New Roman" fo:color="#1F4D78" style:font-size-complex="10.5pt"/>
    </style:style>
    <style:style style:name="Strong" style:display-name="Strong" style:family="text" style:parent-style-name="DefaultParagraphFont">
      <style:text-properties fo:font-weight="bold" style:font-weight-asian="bold" style:font-weight-complex="bold"/>
    </style:style>
    <style:style style:name="Title" style:display-name="Title" style:family="paragraph" style:parent-style-name="Normal" style:next-style-name="Normal">
      <style:text-properties style:font-name="Calibri Light" style:font-name-asian="Times New Roman"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fo:letter-spacing="-0.0069in" style:letter-kerning="true" fo:font-size="28pt" style:font-size-asian="28pt" style:font-size-complex="25pt"/>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th" style:country-complex="TH"/>
    </style:style>
    <style:style style:name="nodelabelbox" style:display-name="nodelabelbox" style:family="text" style:parent-style-name="DefaultParagraphFont"/>
    <style:style style:name="nodetag" style:display-name="nodetag" style:family="text" style:parent-style-name="DefaultParagraphFont"/>
    <style:style style:name="nodebracket" style:display-name="nodebracket" style:family="text" style:parent-style-name="DefaultParagraphFont"/>
    <style:style style:name="nodeattr" style:display-name="nodeattr" style:family="text" style:parent-style-name="DefaultParagraphFont"/>
    <style:style style:name="nodename" style:display-name="nodename" style:family="text" style:parent-style-name="DefaultParagraphFont"/>
    <style:style style:name="nodevalue" style:display-name="nodevalue" style:family="text" style:parent-style-name="DefaultParagraphFont"/>
    <style:style style:name="nodetext" style:display-name="nodetext" style:family="text" style:parent-style-name="DefaultParagraphFont"/>
    <style:style style:name="nodecloselabelbox" style:display-name="nodecloselabelbox" style:family="text" style:parent-style-name="DefaultParagraphFont"/>
    <style:style style:name="Heading4Char" style:display-name="Heading 4 Char" style:family="text" style:parent-style-name="DefaultParagraphFont">
      <style:text-properties style:font-name="Calibri Light" style:font-name-asian="Times New Roman" fo:font-style="italic" style:font-style-asian="italic" style:font-style-complex="italic" fo:color="#2E74B5" style:font-size-complex="10.5pt"/>
    </style:style>
    <style:style style:name="Heading5Char" style:display-name="Heading 5 Char" style:family="text" style:parent-style-name="DefaultParagraphFont">
      <style:text-properties style:font-name="Calibri Light" style:font-name-asian="Times New Roman" fo:color="#2E74B5" style:font-size-complex="10.5pt"/>
    </style:style>
    <style:style style:name="Heading6Char" style:display-name="Heading 6 Char" style:family="text" style:parent-style-name="DefaultParagraphFont">
      <style:text-properties style:font-name="Calibri Light" style:font-name-asian="Times New Roman" fo:color="#1F4D78" style:font-size-complex="10.5pt"/>
    </style:style>
    <style:style style:name="NoSpacing" style:display-name="No Spacing" style:family="paragraph">
      <style:text-properties style:font-size-complex="10.5pt" fo:hyphenate="false"/>
    </style:style>
    <style:style style:name="Emphasis" style:display-name="Emphasis" style:family="text" style:parent-style-name="DefaultParagraphFont">
      <style:text-properties fo:font-style="italic" style:font-style-asian="italic" style:font-style-complex="italic"/>
    </style:style>
    <style:style style:name="Subtitle" style:display-name="Subtitle" style:family="paragraph" style:parent-style-name="Normal" style:next-style-name="Normal">
      <style:paragraph-properties fo:margin-bottom="0.1111in"/>
      <style:text-properties style:font-name="Calibri" style:font-name-asian="Times New Roman" fo:color="#5A5A5A" fo:letter-spacing="0.0104in" fo:font-size="11pt" style:font-size-asian="11pt" style:font-size-complex="10pt" fo:hyphenate="false"/>
    </style:style>
    <style:style style:name="SubtitleChar" style:display-name="Subtitle Char" style:family="text" style:parent-style-name="DefaultParagraphFont">
      <style:text-properties style:font-name="Calibri" style:font-name-asian="Times New Roman" fo:color="#5A5A5A" fo:letter-spacing="0.0104in" fo:font-size="11pt" style:font-size-asian="11pt" style:font-size-complex="10pt"/>
    </style:style>
    <style:style style:name="SubtleEmphasis" style:display-name="Subtle Emphasis" style:family="text" style:parent-style-name="DefaultParagraphFon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nchana Ekakkharanon</meta:initial-creator>
    <dc:creator>Wanchana Ekakkharanon</dc:creator>
    <meta:creation-date>2014-11-27T15:10:00Z</meta:creation-date>
    <dc:date>2014-12-05T14:12:00Z</dc:date>
    <meta:template xlink:href="Normal" xlink:type="simple"/>
    <meta:editing-cycles>32</meta:editing-cycles>
    <meta:editing-duration>PT36180S</meta:editing-duration>
    <meta:document-statistic meta:page-count="26" meta:paragraph-count="183" meta:word-count="13731" meta:character-count="91819" meta:row-count="652" meta:non-whitespace-character-count="78271"/>
  </office:meta>
</office:document-meta>
</file>